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Mono" svg:font-family="FreeMono" style:font-family-generic="modern" style:font-pitch="fixed"/>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2"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3" style:parent-style-name="Standard" style:family="paragraph">
      <style:paragraph-properties fo:text-indent="0.25in"/>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paragraph-properties fo:text-indent="0.25in"/>
      <style:text-properties style:font-name="Times New Roman" style:font-name-complex="Times New Roman"/>
    </style:style>
    <style:style style:name="P6" style:parent-style-name="Standard" style:list-style-name="LFO4"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Standard" style:family="paragraph">
      <style:paragraph-properties fo:text-indent="0.25in"/>
      <style:text-properties style:font-name="Times New Roman" style:font-name-complex="Times New Roman"/>
    </style:style>
    <style:style style:name="P9" style:parent-style-name="Standard" style:list-style-name="LFO4"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paragraph-properties fo:text-indent="0.25in"/>
      <style:text-properties style:font-name="Times New Roman" style:font-name-complex="Times New Roman"/>
    </style:style>
    <style:style style:name="P12" style:parent-style-name="Standard" style:list-style-name="LFO4"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indent="0.25in"/>
      <style:text-properties style:font-name="Times New Roman" style:font-name-complex="Times New Roman"/>
    </style:style>
    <style:style style:name="P15"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16"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17"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18"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19"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20" style:parent-style-name="Párrafodelista" style:list-style-name="LFO4" style:family="paragraph">
      <style:paragraph-properties fo:widows="2" fo:orphans="2" style:text-autospace="none" style:vertical-align="auto"/>
      <style:text-properties fo:hyphenate="true"/>
    </style:style>
    <style:style style:name="T21" style:parent-style-name="Fuentedepárrafopredeter." style:family="text">
      <style:text-properties style:font-name="Times New Roman" style:font-name-complex="Times New Roman" style:letter-kerning="false"/>
    </style:style>
    <style:style style:name="T22" style:parent-style-name="Fuentedepárrafopredeter." style:family="text">
      <style:text-properties style:font-name="Times New Roman" style:font-name-complex="Times New Roman" fo:font-style="italic" style:font-style-asian="italic" style:font-style-complex="italic" style:letter-kerning="false"/>
    </style:style>
    <style:style style:name="T23" style:parent-style-name="Fuentedepárrafopredeter." style:family="text">
      <style:text-properties style:font-name="Times New Roman" style:font-name-complex="Times New Roman" style:letter-kerning="false"/>
    </style:style>
    <style:style style:name="T24" style:parent-style-name="Fuentedepárrafopredeter." style:family="text">
      <style:text-properties style:font-name="Times New Roman" style:font-name-complex="Times New Roman" fo:font-style="italic" style:font-style-asian="italic" style:font-style-complex="italic" style:letter-kerning="false"/>
    </style:style>
    <style:style style:name="T25" style:parent-style-name="Fuentedepárrafopredeter." style:family="text">
      <style:text-properties style:font-name="Times New Roman" style:font-name-complex="Times New Roman" style:letter-kerning="false"/>
    </style:style>
    <style:style style:name="T26" style:parent-style-name="Fuentedepárrafopredeter." style:family="text">
      <style:text-properties style:font-name="Times New Roman" style:font-name-complex="Times New Roman" style:letter-kerning="false"/>
    </style:style>
    <style:style style:name="T27" style:parent-style-name="Fuentedepárrafopredeter." style:family="text">
      <style:text-properties style:font-name="Times New Roman" style:font-name-complex="Times New Roman" style:letter-kerning="false"/>
    </style:style>
    <style:style style:name="P28" style:parent-style-name="Párrafodelista" style:list-style-name="LFO4" style:family="paragraph">
      <style:paragraph-properties fo:widows="2" fo:orphans="2" style:text-autospace="none" style:vertical-align="auto"/>
      <style:text-properties fo:hyphenate="true"/>
    </style:style>
    <style:style style:name="T29" style:parent-style-name="Fuentedepárrafopredeter." style:family="text">
      <style:text-properties style:font-name="Times New Roman" style:font-name-complex="Times New Roman" style:letter-kerning="false"/>
    </style:style>
    <style:style style:name="T30" style:parent-style-name="Fuentedepárrafopredeter." style:family="text">
      <style:text-properties style:font-name="Times New Roman" style:font-name-complex="Times New Roman" fo:font-style="italic" style:font-style-asian="italic" style:font-style-complex="italic" style:letter-kerning="false"/>
    </style:style>
    <style:style style:name="T31" style:parent-style-name="Fuentedepárrafopredeter." style:family="text">
      <style:text-properties style:font-name="Times New Roman" style:font-name-complex="Times New Roman" style:letter-kerning="false"/>
    </style:style>
    <style:style style:name="T32" style:parent-style-name="Fuentedepárrafopredeter." style:family="text">
      <style:text-properties style:font-name="Times New Roman" style:font-name-complex="Times New Roman" fo:font-style="italic" style:font-style-asian="italic" style:font-style-complex="italic" style:letter-kerning="false"/>
    </style:style>
    <style:style style:name="T33" style:parent-style-name="Fuentedepárrafopredeter." style:family="text">
      <style:text-properties style:font-name="Times New Roman" style:font-name-complex="Times New Roman" style:letter-kerning="false"/>
    </style:style>
    <style:style style:name="P34" style:parent-style-name="Párrafodelista" style:list-style-name="LFO4" style:family="paragraph">
      <style:paragraph-properties fo:widows="2" fo:orphans="2" style:text-autospace="none" style:vertical-align="auto"/>
      <style:text-properties style:font-name="Times New Roman" style:font-name-complex="Times New Roman" style:letter-kerning="false" fo:hyphenate="true"/>
    </style:style>
    <style:style style:name="P35" style:parent-style-name="Párrafodelista" style:list-style-name="LFO4" style:family="paragraph">
      <style:paragraph-properties fo:widows="2" fo:orphans="2" style:text-autospace="none" style:vertical-align="auto"/>
      <style:text-properties fo:hyphenate="true"/>
    </style:style>
    <style:style style:name="T36" style:parent-style-name="Fuentedepárrafopredeter." style:family="text">
      <style:text-properties style:font-name="Times New Roman" style:font-name-complex="Times New Roman" style:letter-kerning="false"/>
    </style:style>
    <style:style style:name="T37" style:parent-style-name="Fuentedepárrafopredeter." style:family="text">
      <style:text-properties style:font-name="Times New Roman" style:font-name-complex="Times New Roman" fo:font-style="italic" style:font-style-asian="italic" style:font-style-complex="italic" style:letter-kerning="false"/>
    </style:style>
    <style:style style:name="T38" style:parent-style-name="Fuentedepárrafopredeter." style:family="text">
      <style:text-properties style:font-name="Times New Roman" style:font-name-complex="Times New Roman" style:letter-kerning="false"/>
    </style:style>
    <style:style style:name="T39" style:parent-style-name="Fuentedepárrafopredeter." style:family="text">
      <style:text-properties style:font-name="Times New Roman" style:font-name-complex="Times New Roman" fo:font-style="italic" style:font-style-asian="italic" style:font-style-complex="italic" style:letter-kerning="false"/>
    </style:style>
    <style:style style:name="T40" style:parent-style-name="Fuentedepárrafopredeter." style:family="text">
      <style:text-properties style:font-name="Times New Roman" style:font-name-complex="Times New Roman" style:letter-kerning="false"/>
    </style:style>
    <style:style style:name="T41" style:parent-style-name="Fuentedepárrafopredeter." style:family="text">
      <style:text-properties style:font-name="Times New Roman" style:font-name-complex="Times New Roman" fo:font-style="italic" style:font-style-asian="italic" style:font-style-complex="italic" style:letter-kerning="false"/>
    </style:style>
    <style:style style:name="T42" style:parent-style-name="Fuentedepárrafopredeter." style:family="text">
      <style:text-properties style:font-name="Times New Roman" style:font-name-complex="Times New Roman" style:letter-kerning="false"/>
    </style:style>
    <style:style style:name="T43" style:parent-style-name="Fuentedepárrafopredeter." style:family="text">
      <style:text-properties style:font-name="Times New Roman" style:font-name-complex="Times New Roman" fo:font-style="italic" style:font-style-asian="italic" style:font-style-complex="italic" style:letter-kerning="false"/>
    </style:style>
    <style:style style:name="T44" style:parent-style-name="Fuentedepárrafopredeter." style:family="text">
      <style:text-properties style:font-name="Times New Roman" style:font-name-complex="Times New Roman" style:letter-kerning="false"/>
    </style:style>
    <style:style style:name="T45" style:parent-style-name="Fuentedepárrafopredeter." style:family="text">
      <style:text-properties style:font-name="Times New Roman" style:font-name-complex="Times New Roman" style:letter-kerning="false"/>
    </style:style>
    <style:style style:name="T46" style:parent-style-name="Fuentedepárrafopredeter." style:family="text">
      <style:text-properties style:font-name="Times New Roman" style:font-name-complex="Times New Roman" style:letter-kerning="false"/>
    </style:style>
    <style:style style:name="T47" style:parent-style-name="Fuentedepárrafopredeter." style:family="text">
      <style:text-properties style:font-name="Times New Roman" style:font-name-complex="Times New Roman" fo:font-style="italic" style:font-style-asian="italic" style:font-style-complex="italic" style:letter-kerning="false"/>
    </style:style>
    <style:style style:name="T48" style:parent-style-name="Fuentedepárrafopredeter." style:family="text">
      <style:text-properties style:font-name="Times New Roman" style:font-name-complex="Times New Roman" style:letter-kerning="false"/>
    </style:style>
    <style:style style:name="P49" style:parent-style-name="Párrafodelista" style:list-style-name="LFO4" style:family="paragraph">
      <style:paragraph-properties fo:widows="2" fo:orphans="2" style:text-autospace="none" style:vertical-align="auto"/>
      <style:text-properties fo:hyphenate="true"/>
    </style:style>
    <style:style style:name="T50" style:parent-style-name="Fuentedepárrafopredeter." style:family="text">
      <style:text-properties style:font-name="Times New Roman" style:font-name-complex="Times New Roman" style:letter-kerning="false"/>
    </style:style>
    <style:style style:name="T51" style:parent-style-name="Fuentedepárrafopredeter." style:family="text">
      <style:text-properties style:font-name="Times New Roman" style:font-name-complex="Times New Roman" fo:font-style="italic" style:font-style-asian="italic" style:font-style-complex="italic" style:letter-kerning="false"/>
    </style:style>
    <style:style style:name="T52" style:parent-style-name="Fuentedepárrafopredeter." style:family="text">
      <style:text-properties style:font-name="Times New Roman" style:font-name-complex="Times New Roman" style:letter-kerning="false"/>
    </style:style>
    <style:style style:name="T53" style:parent-style-name="Fuentedepárrafopredeter." style:family="text">
      <style:text-properties style:font-name="Times New Roman" style:font-name-complex="Times New Roman" fo:font-style="italic" style:font-style-asian="italic" style:font-style-complex="italic" style:letter-kerning="false"/>
    </style:style>
    <style:style style:name="T54" style:parent-style-name="Fuentedepárrafopredeter." style:family="text">
      <style:text-properties style:font-name="Times New Roman" style:font-name-complex="Times New Roman" style:letter-kerning="false"/>
    </style:style>
    <style:style style:name="P55" style:parent-style-name="Párrafodelista" style:list-style-name="LFO4" style:family="paragraph">
      <style:paragraph-properties fo:widows="2" fo:orphans="2" style:text-autospace="none" style:vertical-align="auto"/>
      <style:text-properties fo:hyphenate="true"/>
    </style:style>
    <style:style style:name="T56" style:parent-style-name="Fuentedepárrafopredeter." style:family="text">
      <style:text-properties style:font-name="Times New Roman" style:font-name-complex="Times New Roman" style:letter-kerning="false"/>
    </style:style>
    <style:style style:name="T57" style:parent-style-name="Fuentedepárrafopredeter." style:family="text">
      <style:text-properties style:font-name="Times New Roman" style:font-name-complex="Times New Roman" style:letter-kerning="false"/>
    </style:style>
    <style:style style:name="T58" style:parent-style-name="Fuentedepárrafopredeter." style:family="text">
      <style:text-properties style:font-name="Times New Roman" style:font-name-complex="Times New Roman" style:letter-kerning="false"/>
    </style:style>
    <style:style style:name="P59" style:parent-style-name="Párrafodelista" style:list-style-name="LFO4" style:family="paragraph">
      <style:paragraph-properties fo:widows="2" fo:orphans="2" style:text-autospace="none" style:vertical-align="auto"/>
      <style:text-properties fo:hyphenate="true"/>
    </style:style>
    <style:style style:name="T60" style:parent-style-name="Fuentedepárrafopredeter." style:family="text">
      <style:text-properties style:font-name="Times New Roman" style:font-name-complex="Times New Roman" style:letter-kerning="false"/>
    </style:style>
    <style:style style:name="T61" style:parent-style-name="Fuentedepárrafopredeter." style:family="text">
      <style:text-properties style:font-name="Times New Roman" style:font-name-complex="Times New Roman" style:letter-kerning="false"/>
    </style:style>
    <style:style style:name="T62" style:parent-style-name="Fuentedepárrafopredeter." style:family="text">
      <style:text-properties style:font-name="Times New Roman" style:font-name-complex="Times New Roman" style:letter-kerning="false"/>
    </style:style>
    <style:style style:name="P63" style:parent-style-name="Standard" style:family="paragraph">
      <style:text-properties style:font-name="Times New Roman" style:font-name-complex="Times New Roman"/>
    </style:style>
    <style:style style:name="P64" style:parent-style-name="Standard" style:family="paragraph">
      <style:paragraph-properties fo:text-indent="0.25in"/>
      <style:text-properties style:font-name="Times New Roman" style:font-name-complex="Times New Roman"/>
    </style:style>
    <style:style style:name="P65" style:parent-style-name="Standard" style:list-style-name="LFO5" style:family="paragraph">
      <style:text-properties style:font-name="Times New Roman" style:font-name-complex="Times New Roman"/>
    </style:style>
    <style:style style:name="P66" style:parent-style-name="Standard" style:family="paragraph">
      <style:paragraph-properties fo:margin-left="0.5in">
        <style:tab-stops/>
      </style:paragraph-properties>
      <style:text-properties style:font-name="Times New Roman" style:font-name-complex="Times New Roman"/>
    </style:style>
    <style:style style:name="P67" style:parent-style-name="Standard" style:family="paragraph">
      <style:paragraph-properties fo:text-indent="0.25in"/>
      <style:text-properties style:font-name="Times New Roman" style:font-name-complex="Times New Roman"/>
    </style:style>
    <style:style style:name="P68" style:parent-style-name="Standard" style:list-style-name="LFO6" style:family="paragraph">
      <style:text-properties style:font-name="Times New Roman" style:font-name-complex="Times New Roman"/>
    </style:style>
    <style:style style:name="P69" style:parent-style-name="Standard" style:list-style-name="LFO6" style:family="paragraph"/>
    <style:style style:name="T70" style:parent-style-name="Fuentedepárrafopredeter." style:family="text">
      <style:text-properties style:font-name="Times New Roman" style:font-name-complex="Times New Roman"/>
    </style:style>
    <style:style style:name="T71" style:parent-style-name="Fuentedepárrafopredeter." style:family="text">
      <style:text-properties style:font-name="Times New Roman" style:font-name-complex="Times New Roman" fo:font-weight="bold" style:font-weight-asian="bold" style:font-weight-complex="bold"/>
    </style:style>
    <style:style style:name="T72" style:parent-style-name="Fuentedepárrafopredeter." style:family="text">
      <style:text-properties style:font-name="Times New Roman" style:font-name-complex="Times New Roman"/>
    </style:style>
    <style:style style:name="T73" style:parent-style-name="Fuentedepárrafopredeter." style:family="text">
      <style:text-properties style:font-name="Times New Roman" style:font-name-complex="Times New Roman" fo:font-weight="bold" style:font-weight-asian="bold" style:font-weight-complex="bold"/>
    </style:style>
    <style:style style:name="T74" style:parent-style-name="Fuentedepárrafopredeter." style:family="text">
      <style:text-properties style:font-name="Times New Roman" style:font-name-complex="Times New Roman"/>
    </style:style>
    <style:style style:name="P75" style:parent-style-name="Standard" style:list-style-name="LFO6" style:family="paragraph"/>
    <style:style style:name="T76" style:parent-style-name="Fuentedepárrafopredeter." style:family="text">
      <style:text-properties style:font-name="Times New Roman" style:font-name-complex="Times New Roman"/>
    </style:style>
    <style:style style:name="T77" style:parent-style-name="Fuentedepárrafopredeter." style:family="text">
      <style:text-properties style:font-name="Times New Roman" style:font-name-complex="Times New Roman" fo:font-weight="bold" style:font-weight-asian="bold" style:font-weight-complex="bold"/>
    </style:style>
    <style:style style:name="T78" style:parent-style-name="Fuentedepárrafopredeter." style:family="text">
      <style:text-properties style:font-name="Times New Roman" style:font-name-complex="Times New Roman"/>
    </style:style>
    <style:style style:name="P79" style:parent-style-name="Standard" style:list-style-name="LFO6" style:family="paragraph"/>
    <style:style style:name="T80" style:parent-style-name="Fuentedepárrafopredeter." style:family="text">
      <style:text-properties style:font-name="Times New Roman" style:font-name-complex="Times New Roman"/>
    </style:style>
    <style:style style:name="T81" style:parent-style-name="Fuentedepárrafopredeter." style:family="text">
      <style:text-properties style:font-name="Times New Roman" style:font-name-complex="Times New Roman" fo:font-weight="bold" style:font-weight-asian="bold" style:font-weight-complex="bold"/>
    </style:style>
    <style:style style:name="T82" style:parent-style-name="Fuentedepárrafopredeter." style:family="text">
      <style:text-properties style:font-name="Times New Roman" style:font-name-complex="Times New Roman"/>
    </style:style>
    <style:style style:name="T83" style:parent-style-name="Fuentedepárrafopredeter." style:family="text">
      <style:text-properties style:font-name="Times New Roman" style:font-name-complex="Times New Roman" fo:font-weight="bold" style:font-weight-asian="bold" style:font-weight-complex="bold"/>
    </style:style>
    <style:style style:name="T84" style:parent-style-name="Fuentedepárrafopredeter." style:family="text">
      <style:text-properties style:font-name="Times New Roman" style:font-name-complex="Times New Roman"/>
    </style:style>
    <style:style style:name="P85" style:parent-style-name="Standard" style:list-style-name="LFO6" style:family="paragraph"/>
    <style:style style:name="T86" style:parent-style-name="Fuentedepárrafopredeter." style:family="text">
      <style:text-properties style:font-name="Times New Roman" style:font-name-complex="Times New Roman"/>
    </style:style>
    <style:style style:name="T87" style:parent-style-name="Fuentedepárrafopredeter." style:family="text">
      <style:text-properties style:font-name="Times New Roman" style:font-name-complex="Times New Roman" fo:font-weight="bold" style:font-weight-asian="bold" style:font-weight-complex="bold"/>
    </style:style>
    <style:style style:name="T88" style:parent-style-name="Fuentedepárrafopredeter." style:family="text">
      <style:text-properties style:font-name="Times New Roman" style:font-name-complex="Times New Roman"/>
    </style:style>
    <style:style style:name="P89" style:parent-style-name="Standard" style:list-style-name="LFO6" style:family="paragraph"/>
    <style:style style:name="T90" style:parent-style-name="Fuentedepárrafopredeter." style:family="text">
      <style:text-properties style:font-name="Times New Roman" style:font-name-complex="Times New Roman"/>
    </style:style>
    <style:style style:name="T91" style:parent-style-name="Fuentedepárrafopredeter." style:family="text">
      <style:text-properties style:font-name="Times New Roman" style:font-name-complex="Times New Roman" fo:font-weight="bold" style:font-weight-asian="bold" style:font-weight-complex="bold"/>
    </style:style>
    <style:style style:name="T92" style:parent-style-name="Fuentedepárrafopredeter." style:family="text">
      <style:text-properties style:font-name="Times New Roman" style:font-name-complex="Times New Roman"/>
    </style:style>
    <style:style style:name="P93" style:parent-style-name="Standard" style:list-style-name="LFO6" style:family="paragraph"/>
    <style:style style:name="T94" style:parent-style-name="Fuentedepárrafopredeter." style:family="text">
      <style:text-properties style:font-name="Times New Roman" style:font-name-complex="Times New Roman"/>
    </style:style>
    <style:style style:name="T95" style:parent-style-name="Fuentedepárrafopredeter." style:family="text">
      <style:text-properties style:font-name="Times New Roman" style:font-name-complex="Times New Roman" fo:font-weight="bold" style:font-weight-asian="bold" style:font-weight-complex="bold"/>
    </style:style>
    <style:style style:name="T96" style:parent-style-name="Fuentedepárrafopredeter." style:family="text">
      <style:text-properties style:font-name="Times New Roman" style:font-name-complex="Times New Roman"/>
    </style:style>
    <style:style style:name="T97" style:parent-style-name="Fuentedepárrafopredeter." style:family="text">
      <style:text-properties style:font-name="Times New Roman" style:font-name-complex="Times New Roman" fo:font-weight="bold" style:font-weight-asian="bold" style:font-weight-complex="bold"/>
    </style:style>
    <style:style style:name="T98" style:parent-style-name="Fuentedepárrafopredeter." style:family="text">
      <style:text-properties style:font-name="Times New Roman" style:font-name-complex="Times New Roman"/>
    </style:style>
    <style:style style:name="P99" style:parent-style-name="Standard" style:list-style-name="LFO6" style:family="paragraph"/>
    <style:style style:name="T100" style:parent-style-name="Fuentedepárrafopredeter." style:family="text">
      <style:text-properties style:font-name="Times New Roman" style:font-name-complex="Times New Roman"/>
    </style:style>
    <style:style style:name="T101" style:parent-style-name="Fuentedepárrafopredeter." style:family="text">
      <style:text-properties style:font-name="Times New Roman" style:font-name-complex="Times New Roman" fo:font-weight="bold" style:font-weight-asian="bold" style:font-weight-complex="bold"/>
    </style:style>
    <style:style style:name="T102" style:parent-style-name="Fuentedepárrafopredeter." style:family="text">
      <style:text-properties style:font-name="Times New Roman" style:font-name-complex="Times New Roman"/>
    </style:style>
    <style:style style:name="P103" style:parent-style-name="Standard" style:list-style-name="LFO6" style:family="paragraph"/>
    <style:style style:name="T104" style:parent-style-name="Fuentedepárrafopredeter." style:family="text">
      <style:text-properties style:font-name="Times New Roman" style:font-name-complex="Times New Roman"/>
    </style:style>
    <style:style style:name="T105" style:parent-style-name="Fuentedepárrafopredeter." style:family="text">
      <style:text-properties style:font-name="Times New Roman" style:font-name-complex="Times New Roman" fo:font-weight="bold" style:font-weight-asian="bold" style:font-weight-complex="bold"/>
    </style:style>
    <style:style style:name="T106" style:parent-style-name="Fuentedepárrafopredeter." style:family="text">
      <style:text-properties style:font-name="Times New Roman" style:font-name-complex="Times New Roman"/>
    </style:style>
    <style:style style:name="P107" style:parent-style-name="Standard" style:list-style-name="LFO6" style:family="paragraph"/>
    <style:style style:name="T108" style:parent-style-name="Fuentedepárrafopredeter." style:family="text">
      <style:text-properties style:font-name="Times New Roman" style:font-name-complex="Times New Roman"/>
    </style:style>
    <style:style style:name="T109" style:parent-style-name="Fuentedepárrafopredeter." style:family="text">
      <style:text-properties style:font-name="Times New Roman" style:font-name-complex="Times New Roman" fo:font-weight="bold" style:font-weight-asian="bold" style:font-weight-complex="bold"/>
    </style:style>
    <style:style style:name="T110" style:parent-style-name="Fuentedepárrafopredeter." style:family="text">
      <style:text-properties style:font-name="Times New Roman" style:font-name-complex="Times New Roman"/>
    </style:style>
    <style:style style:name="P111" style:parent-style-name="Standard" style:list-style-name="LFO6" style:family="paragraph"/>
    <style:style style:name="T112" style:parent-style-name="Fuentedepárrafopredeter." style:family="text">
      <style:text-properties style:font-name="Times New Roman" style:font-name-complex="Times New Roman"/>
    </style:style>
    <style:style style:name="T113" style:parent-style-name="Fuentedepárrafopredeter." style:family="text">
      <style:text-properties style:font-name="Times New Roman" style:font-name-complex="Times New Roman" fo:font-weight="bold" style:font-weight-asian="bold" style:font-weight-complex="bold"/>
    </style:style>
    <style:style style:name="T114" style:parent-style-name="Fuentedepárrafopredeter." style:family="text">
      <style:text-properties style:font-name="Times New Roman" style:font-name-complex="Times New Roman"/>
    </style:style>
    <style:style style:name="P115" style:parent-style-name="Standard" style:list-style-name="LFO6" style:family="paragraph"/>
    <style:style style:name="T116" style:parent-style-name="Fuentedepárrafopredeter." style:family="text">
      <style:text-properties style:font-name="Times New Roman" style:font-name-complex="Times New Roman"/>
    </style:style>
    <style:style style:name="T117" style:parent-style-name="Fuentedepárrafopredeter." style:family="text">
      <style:text-properties style:font-name="Times New Roman" style:font-name-complex="Times New Roman" fo:font-weight="bold" style:font-weight-asian="bold" style:font-weight-complex="bold"/>
    </style:style>
    <style:style style:name="T118" style:parent-style-name="Fuentedepárrafopredeter." style:family="text">
      <style:text-properties style:font-name="Times New Roman" style:font-name-complex="Times New Roman"/>
    </style:style>
    <style:style style:name="P119" style:parent-style-name="Standard" style:list-style-name="LFO6" style:family="paragraph"/>
    <style:style style:name="T120" style:parent-style-name="Fuentedepárrafopredeter." style:family="text">
      <style:text-properties style:font-name="Times New Roman" style:font-name-complex="Times New Roman"/>
    </style:style>
    <style:style style:name="T121" style:parent-style-name="Fuentedepárrafopredeter." style:family="text">
      <style:text-properties style:font-name="Times New Roman" style:font-name-complex="Times New Roman" fo:font-weight="bold" style:font-weight-asian="bold" style:font-weight-complex="bold"/>
    </style:style>
    <style:style style:name="T122" style:parent-style-name="Fuentedepárrafopredeter." style:family="text">
      <style:text-properties style:font-name="Times New Roman" style:font-name-complex="Times New Roman"/>
    </style:style>
    <style:style style:name="P123" style:parent-style-name="Standard" style:list-style-name="LFO6" style:family="paragraph"/>
    <style:style style:name="T124" style:parent-style-name="Fuentedepárrafopredeter." style:family="text">
      <style:text-properties style:font-name="Times New Roman" style:font-name-complex="Times New Roman"/>
    </style:style>
    <style:style style:name="T125" style:parent-style-name="Fuentedepárrafopredeter." style:family="text">
      <style:text-properties style:font-name="Times New Roman" style:font-name-complex="Times New Roman" fo:font-weight="bold" style:font-weight-asian="bold" style:font-weight-complex="bold"/>
    </style:style>
    <style:style style:name="T126" style:parent-style-name="Fuentedepárrafopredeter." style:family="text">
      <style:text-properties style:font-name="Times New Roman" style:font-name-complex="Times New Roman"/>
    </style:style>
    <style:style style:name="P127"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128"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hyphenate="true"/>
    </style:style>
    <style:style style:name="P129"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hyphenate="true"/>
    </style:style>
    <style:style style:name="P130" style:parent-style-name="Normal" style:family="paragraph">
      <style:paragraph-properties fo:widows="2" fo:orphans="2" style:text-autospace="none" style:vertical-align="auto" fo:text-indent="0.4923in"/>
      <style:text-properties style:font-name="Times New Roman" style:font-name-complex="Times New Roman" style:letter-kerning="false" fo:hyphenate="true"/>
    </style:style>
    <style:style style:name="P131"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2"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3"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4"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5"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hyphenate="true"/>
    </style:style>
    <style:style style:name="P136"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7"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138"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hyphenate="true"/>
    </style:style>
    <style:style style:name="P139" style:parent-style-name="Normal" style:family="paragraph">
      <style:paragraph-properties fo:widows="2" fo:orphans="2" style:text-autospace="none" style:vertical-align="auto" fo:margin-left="0.4923in">
        <style:tab-stops/>
      </style:paragraph-properties>
      <style:text-properties fo:hyphenate="true"/>
    </style:style>
    <style:style style:name="T140" style:parent-style-name="Fuentedepárrafopredeter." style:family="text">
      <style:text-properties style:font-name="Times New Roman" style:font-name-complex="Times New Roman" style:font-weight-complex="bold" style:letter-kerning="false"/>
    </style:style>
    <style:style style:name="T141" style:parent-style-name="Fuentedepárrafopredeter." style:family="text">
      <style:text-properties style:font-name="Times New Roman" style:font-name-complex="Times New Roman" style:letter-kerning="false"/>
    </style:style>
    <style:style style:name="P142" style:parent-style-name="Normal" style:family="paragraph">
      <style:paragraph-properties fo:widows="2" fo:orphans="2" style:text-autospace="none" style:vertical-align="auto" fo:margin-left="0.4923in">
        <style:tab-stops/>
      </style:paragraph-properties>
      <style:text-properties style:font-name="Times New Roman" style:font-name-complex="Times New Roman" style:letter-kerning="false" fo:hyphenate="true"/>
    </style:style>
    <style:style style:name="P143" style:parent-style-name="Normal" style:family="paragraph">
      <style:paragraph-properties fo:widows="2" fo:orphans="2" style:text-autospace="none" style:vertical-align="auto" fo:margin-left="0.4923in">
        <style:tab-stops/>
      </style:paragraph-properties>
      <style:text-properties fo:hyphenate="true"/>
    </style:style>
    <style:style style:name="T144" style:parent-style-name="Fuentedepárrafopredeter." style:family="text">
      <style:text-properties style:font-name="Times New Roman" style:font-name-complex="Times New Roman" style:font-weight-complex="bold" style:letter-kerning="false"/>
    </style:style>
    <style:style style:name="T145" style:parent-style-name="Fuentedepárrafopredeter." style:family="text">
      <style:text-properties style:font-name="Times New Roman" style:font-name-complex="Times New Roman" style:letter-kerning="false"/>
    </style:style>
    <style:style style:name="P146" style:parent-style-name="Normal" style:family="paragraph">
      <style:paragraph-properties fo:widows="2" fo:orphans="2" style:text-autospace="none" style:vertical-align="auto" fo:margin-left="0.4923in">
        <style:tab-stops/>
      </style:paragraph-properties>
      <style:text-properties style:font-name="Times New Roman" style:font-name-complex="Times New Roman" style:letter-kerning="false" fo:hyphenate="true"/>
    </style:style>
    <style:style style:name="P147" style:parent-style-name="Normal" style:family="paragraph">
      <style:paragraph-properties fo:widows="2" fo:orphans="2" style:text-autospace="none" style:vertical-align="auto" fo:margin-left="0.4923in">
        <style:tab-stops/>
      </style:paragraph-properties>
      <style:text-properties fo:hyphenate="true"/>
    </style:style>
    <style:style style:name="T148" style:parent-style-name="Fuentedepárrafopredeter." style:family="text">
      <style:text-properties style:font-name="Times New Roman" style:font-name-complex="Times New Roman" style:font-weight-complex="bold" style:letter-kerning="false"/>
    </style:style>
    <style:style style:name="T149" style:parent-style-name="Fuentedepárrafopredeter." style:family="text">
      <style:text-properties style:font-name="Times New Roman" style:font-name-complex="Times New Roman" style:letter-kerning="false"/>
    </style:style>
    <style:style style:name="P150" style:parent-style-name="Normal" style:family="paragraph">
      <style:paragraph-properties fo:widows="2" fo:orphans="2" style:text-autospace="none" style:vertical-align="auto" fo:margin-left="0.4923in">
        <style:tab-stops/>
      </style:paragraph-properties>
      <style:text-properties style:font-name="Times New Roman" style:font-name-complex="Times New Roman" style:letter-kerning="false" fo:hyphenate="true"/>
    </style:style>
    <style:style style:name="P151" style:parent-style-name="Normal" style:family="paragraph">
      <style:paragraph-properties fo:widows="2" fo:orphans="2" style:text-autospace="none" style:vertical-align="auto" fo:margin-left="0.4923in">
        <style:tab-stops/>
      </style:paragraph-properties>
      <style:text-properties fo:hyphenate="true"/>
    </style:style>
    <style:style style:name="T152" style:parent-style-name="Fuentedepárrafopredeter." style:family="text">
      <style:text-properties style:font-name="Times New Roman" style:font-name-complex="Times New Roman" style:font-weight-complex="bold" style:letter-kerning="false"/>
    </style:style>
    <style:style style:name="T153" style:parent-style-name="Fuentedepárrafopredeter." style:family="text">
      <style:text-properties style:font-name="Times New Roman" style:font-name-complex="Times New Roman" style:letter-kerning="false"/>
    </style:style>
    <style:style style:name="P154" style:parent-style-name="Normal" style:family="paragraph">
      <style:paragraph-properties fo:widows="2" fo:orphans="2" style:text-autospace="none" style:vertical-align="auto" fo:margin-left="0.4923in">
        <style:tab-stops/>
      </style:paragraph-properties>
      <style:text-properties style:font-name="Times New Roman" style:font-name-complex="Times New Roman" style:letter-kerning="false" fo:hyphenate="true"/>
    </style:style>
    <style:style style:name="P155" style:parent-style-name="Normal" style:family="paragraph">
      <style:paragraph-properties fo:widows="2" fo:orphans="2" style:text-autospace="none" style:vertical-align="auto" fo:margin-left="0.4923in">
        <style:tab-stops/>
      </style:paragraph-properties>
      <style:text-properties fo:hyphenate="true"/>
    </style:style>
    <style:style style:name="T156" style:parent-style-name="Fuentedepárrafopredeter." style:family="text">
      <style:text-properties style:font-name="Times New Roman" style:font-name-complex="Times New Roman" style:font-weight-complex="bold" style:letter-kerning="false"/>
    </style:style>
    <style:style style:name="T157" style:parent-style-name="Fuentedepárrafopredeter." style:family="text">
      <style:text-properties style:font-name="Times New Roman" style:font-name-complex="Times New Roman" style:letter-kerning="false"/>
    </style:style>
    <style:style style:name="T158" style:parent-style-name="Fuentedepárrafopredeter." style:family="text">
      <style:text-properties style:font-name="Times New Roman" style:font-name-complex="Times New Roman" style:font-weight-complex="bold" style:letter-kerning="false"/>
    </style:style>
    <style:style style:name="T159" style:parent-style-name="Fuentedepárrafopredeter." style:family="text">
      <style:text-properties style:font-name="Times New Roman" style:font-name-complex="Times New Roman" style:letter-kerning="false"/>
    </style:style>
    <style:style style:name="P160" style:parent-style-name="Normal" style:family="paragraph">
      <style:paragraph-properties fo:widows="2" fo:orphans="2" style:text-autospace="none" style:vertical-align="auto" fo:margin-left="0.4923in">
        <style:tab-stops/>
      </style:paragraph-properties>
      <style:text-properties fo:hyphenate="true"/>
    </style:style>
    <style:style style:name="T161" style:parent-style-name="Fuentedepárrafopredeter." style:family="text">
      <style:text-properties style:font-name="Times New Roman" style:font-name-complex="Times New Roman" style:font-weight-complex="bold" style:letter-kerning="false"/>
    </style:style>
    <style:style style:name="T162" style:parent-style-name="Fuentedepárrafopredeter." style:family="text">
      <style:text-properties style:font-name="Times New Roman" style:font-name-complex="Times New Roman" style:letter-kerning="false"/>
    </style:style>
    <style:style style:name="T163" style:parent-style-name="Fuentedepárrafopredeter." style:family="text">
      <style:text-properties style:font-name="Times New Roman" style:font-name-complex="Times New Roman" style:font-weight-complex="bold" style:letter-kerning="false"/>
    </style:style>
    <style:style style:name="T164" style:parent-style-name="Fuentedepárrafopredeter." style:family="text">
      <style:text-properties style:font-name="Times New Roman" style:font-name-complex="Times New Roman" style:letter-kerning="false"/>
    </style:style>
    <style:style style:name="P165" style:parent-style-name="Normal" style:family="paragraph">
      <style:paragraph-properties fo:widows="2" fo:orphans="2" style:text-autospace="none" style:vertical-align="auto" fo:margin-left="0.4923in">
        <style:tab-stops/>
      </style:paragraph-properties>
      <style:text-properties fo:hyphenate="true"/>
    </style:style>
    <style:style style:name="T166" style:parent-style-name="Fuentedepárrafopredeter." style:family="text">
      <style:text-properties style:font-name="Times New Roman" style:font-name-complex="Times New Roman" style:font-weight-complex="bold" style:letter-kerning="false"/>
    </style:style>
    <style:style style:name="T167" style:parent-style-name="Fuentedepárrafopredeter." style:family="text">
      <style:text-properties style:font-name="Times New Roman" style:font-name-complex="Times New Roman" style:letter-kerning="false"/>
    </style:style>
    <style:style style:name="P168"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69" style:parent-style-name="Fuentedepárrafopredeter." style:family="text">
      <style:text-properties style:font-name="Times New Roman" style:font-name-complex="Times New Roman" style:font-weight-complex="bold" style:letter-kerning="false"/>
    </style:style>
    <style:style style:name="T170" style:parent-style-name="Fuentedepárrafopredeter." style:family="text">
      <style:text-properties style:font-name="Times New Roman" style:font-name-complex="Times New Roman" style:letter-kerning="false"/>
    </style:style>
    <style:style style:name="P171" style:parent-style-name="Normal" style:family="paragraph">
      <style:paragraph-properties fo:widows="2" fo:orphans="2" style:text-autospace="none" style:vertical-align="auto" fo:margin-left="0.4923in">
        <style:tab-stops/>
      </style:paragraph-properties>
      <style:text-properties fo:hyphenate="true"/>
    </style:style>
    <style:style style:name="T172" style:parent-style-name="Fuentedepárrafopredeter." style:family="text">
      <style:text-properties style:font-name="Times New Roman" style:font-name-complex="Times New Roman" style:font-weight-complex="bold" style:letter-kerning="false"/>
    </style:style>
    <style:style style:name="T173" style:parent-style-name="Fuentedepárrafopredeter." style:family="text">
      <style:text-properties style:font-name="Times New Roman" style:font-name-complex="Times New Roman" style:letter-kerning="false"/>
    </style:style>
    <style:style style:name="P174"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75" style:parent-style-name="Fuentedepárrafopredeter." style:family="text">
      <style:text-properties style:font-name="Times New Roman" style:font-name-complex="Times New Roman" style:font-weight-complex="bold" style:letter-kerning="false"/>
    </style:style>
    <style:style style:name="T176" style:parent-style-name="Fuentedepárrafopredeter." style:family="text">
      <style:text-properties style:font-name="Times New Roman" style:font-name-complex="Times New Roman" style:letter-kerning="false"/>
    </style:style>
    <style:style style:name="T177" style:parent-style-name="Fuentedepárrafopredeter." style:family="text">
      <style:text-properties style:font-name="Times New Roman" style:font-name-complex="Times New Roman" style:font-weight-complex="bold" style:letter-kerning="false"/>
    </style:style>
    <style:style style:name="T178" style:parent-style-name="Fuentedepárrafopredeter." style:family="text">
      <style:text-properties style:font-name="Times New Roman" style:font-name-complex="Times New Roman" style:letter-kerning="false"/>
    </style:style>
    <style:style style:name="T179" style:parent-style-name="Fuentedepárrafopredeter." style:family="text">
      <style:text-properties style:font-name="Times New Roman" style:font-name-complex="Times New Roman" style:font-weight-complex="bold" style:letter-kerning="false"/>
    </style:style>
    <style:style style:name="P180"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181" style:parent-style-name="Fuentedepárrafopredeter." style:family="text">
      <style:text-properties style:font-name="Times New Roman" style:font-name-complex="Times New Roman" style:font-weight-complex="bold" style:letter-kerning="false"/>
    </style:style>
    <style:style style:name="T182" style:parent-style-name="Fuentedepárrafopredeter." style:family="text">
      <style:text-properties style:font-name="Times New Roman" style:font-name-complex="Times New Roman" style:letter-kerning="false"/>
    </style:style>
    <style:style style:name="P183" style:parent-style-name="Normal" style:family="paragraph">
      <style:paragraph-properties fo:widows="2" fo:orphans="2" style:text-autospace="none" style:vertical-align="auto" fo:margin-left="1.477in" fo:text-indent="0.4923in">
        <style:tab-stops/>
      </style:paragraph-properties>
      <style:text-properties fo:hyphenate="true"/>
    </style:style>
    <style:style style:name="T184" style:parent-style-name="Fuentedepárrafopredeter." style:family="text">
      <style:text-properties style:font-name="Times New Roman" style:font-name-complex="Times New Roman" style:font-weight-complex="bold" style:letter-kerning="false"/>
    </style:style>
    <style:style style:name="T185" style:parent-style-name="Fuentedepárrafopredeter." style:family="text">
      <style:text-properties style:font-name="Times New Roman" style:font-name-complex="Times New Roman" style:letter-kerning="false"/>
    </style:style>
    <style:style style:name="P186" style:parent-style-name="Normal" style:family="paragraph">
      <style:paragraph-properties fo:widows="2" fo:orphans="2" style:text-autospace="none" style:vertical-align="auto" fo:margin-left="0.9847in" fo:text-indent="0.4923in">
        <style:tab-stops/>
      </style:paragraph-properties>
      <style:text-properties style:font-name="Times New Roman" style:font-name-complex="Times New Roman" style:font-weight-complex="bold" style:letter-kerning="false" fo:hyphenate="true"/>
    </style:style>
    <style:style style:name="P187" style:parent-style-name="Normal" style:family="paragraph">
      <style:paragraph-properties fo:widows="2" fo:orphans="2" style:text-autospace="none" style:vertical-align="auto" fo:margin-left="0.4923in" fo:text-indent="0.4923in">
        <style:tab-stops/>
      </style:paragraph-properties>
      <style:text-properties style:font-name="Times New Roman" style:font-name-complex="Times New Roman" style:font-weight-complex="bold" style:letter-kerning="false" fo:hyphenate="true"/>
    </style:style>
    <style:style style:name="P188"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89" style:parent-style-name="Fuentedepárrafopredeter." style:family="text">
      <style:text-properties style:font-name="Times New Roman" style:font-name-complex="Times New Roman" style:font-weight-complex="bold" style:letter-kerning="false"/>
    </style:style>
    <style:style style:name="T190" style:parent-style-name="Fuentedepárrafopredeter." style:family="text">
      <style:text-properties style:font-name="Times New Roman" style:font-name-complex="Times New Roman" style:letter-kerning="false"/>
    </style:style>
    <style:style style:name="P191" style:parent-style-name="Normal" style:family="paragraph">
      <style:paragraph-properties fo:widows="2" fo:orphans="2" style:text-autospace="none" style:vertical-align="auto" fo:margin-left="0.4923in">
        <style:tab-stops/>
      </style:paragraph-properties>
      <style:text-properties fo:hyphenate="true"/>
    </style:style>
    <style:style style:name="T192" style:parent-style-name="Fuentedepárrafopredeter." style:family="text">
      <style:text-properties style:font-name="Times New Roman" style:font-name-complex="Times New Roman" style:font-weight-complex="bold" style:letter-kerning="false"/>
    </style:style>
    <style:style style:name="T193" style:parent-style-name="Fuentedepárrafopredeter." style:family="text">
      <style:text-properties style:font-name="Times New Roman" style:font-name-complex="Times New Roman" style:letter-kerning="false"/>
    </style:style>
    <style:style style:name="P194"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95" style:parent-style-name="Fuentedepárrafopredeter." style:family="text">
      <style:text-properties style:font-name="Times New Roman" style:font-name-complex="Times New Roman" style:font-weight-complex="bold" style:letter-kerning="false"/>
    </style:style>
    <style:style style:name="T196" style:parent-style-name="Fuentedepárrafopredeter." style:family="text">
      <style:text-properties style:font-name="Times New Roman" style:font-name-complex="Times New Roman" style:letter-kerning="false"/>
    </style:style>
    <style:style style:name="P197" style:parent-style-name="Normal" style:family="paragraph">
      <style:paragraph-properties fo:widows="2" fo:orphans="2" style:text-autospace="none" style:vertical-align="auto" fo:margin-left="0.4923in">
        <style:tab-stops/>
      </style:paragraph-properties>
      <style:text-properties fo:hyphenate="true"/>
    </style:style>
    <style:style style:name="T198" style:parent-style-name="Fuentedepárrafopredeter." style:family="text">
      <style:text-properties style:font-name="Times New Roman" style:font-name-complex="Times New Roman" style:font-weight-complex="bold" style:letter-kerning="false"/>
    </style:style>
    <style:style style:name="T199" style:parent-style-name="Fuentedepárrafopredeter." style:family="text">
      <style:text-properties style:font-name="Times New Roman" style:font-name-complex="Times New Roman" style:letter-kerning="false"/>
    </style:style>
    <style:style style:name="P200"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01"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hyphenate="true"/>
    </style:style>
    <style:style style:name="P202" style:parent-style-name="Normal" style:family="paragraph">
      <style:paragraph-properties fo:widows="2" fo:orphans="2" style:text-autospace="none" style:vertical-align="auto" fo:text-indent="0.4923in"/>
      <style:text-properties fo:hyphenate="true"/>
    </style:style>
    <style:style style:name="T203" style:parent-style-name="Fuentedepárrafopredeter." style:family="text">
      <style:text-properties style:font-name="Times New Roman" style:font-name-complex="Times New Roman" style:letter-kerning="false"/>
    </style:style>
    <style:style style:name="T204" style:parent-style-name="Fuentedepárrafopredeter." style:family="text">
      <style:text-properties style:font-name="Times New Roman" style:font-name-complex="Times New Roman" style:font-weight-complex="bold" style:letter-kerning="false"/>
    </style:style>
    <style:style style:name="T205" style:parent-style-name="Fuentedepárrafopredeter." style:family="text">
      <style:text-properties style:font-name="Times New Roman" style:font-name-complex="Times New Roman" style:letter-kerning="false"/>
    </style:style>
    <style:style style:name="P206"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207" style:parent-style-name="Fuentedepárrafopredeter." style:family="text">
      <style:text-properties style:font-name="Times New Roman" style:font-name-complex="Times New Roman" style:letter-kerning="false"/>
    </style:style>
    <style:style style:name="T208" style:parent-style-name="Fuentedepárrafopredeter." style:family="text">
      <style:text-properties style:font-name="Times New Roman" style:font-name-complex="Times New Roman" style:font-weight-complex="bold" style:letter-kerning="false"/>
    </style:style>
    <style:style style:name="P209"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210" style:parent-style-name="Fuentedepárrafopredeter." style:family="text">
      <style:text-properties style:font-name="Times New Roman" style:font-name-complex="Times New Roman" style:letter-kerning="false"/>
    </style:style>
    <style:style style:name="T211" style:parent-style-name="Fuentedepárrafopredeter." style:family="text">
      <style:text-properties style:font-name="Times New Roman" style:font-name-complex="Times New Roman" style:font-weight-complex="bold" style:letter-kerning="false"/>
    </style:style>
    <style:style style:name="P212"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213" style:parent-style-name="Fuentedepárrafopredeter." style:family="text">
      <style:text-properties style:font-name="Times New Roman" style:font-name-complex="Times New Roman" style:letter-kerning="false"/>
    </style:style>
    <style:style style:name="T214" style:parent-style-name="Fuentedepárrafopredeter." style:family="text">
      <style:text-properties style:font-name="Times New Roman" style:font-name-complex="Times New Roman" style:font-weight-complex="bold" style:letter-kerning="false"/>
    </style:style>
    <style:style style:name="P215" style:parent-style-name="Normal" style:family="paragraph">
      <style:paragraph-properties fo:widows="2" fo:orphans="2" style:text-autospace="none" style:vertical-align="auto" fo:text-indent="0.4923in"/>
      <style:text-properties fo:hyphenate="true"/>
    </style:style>
    <style:style style:name="T216" style:parent-style-name="Fuentedepárrafopredeter." style:family="text">
      <style:text-properties style:font-name="Times New Roman" style:font-name-complex="Times New Roman" style:letter-kerning="false"/>
    </style:style>
    <style:style style:name="T217" style:parent-style-name="Fuentedepárrafopredeter." style:family="text">
      <style:text-properties style:font-name="Times New Roman" style:font-name-complex="Times New Roman" style:font-weight-complex="bold" style:letter-kerning="false"/>
    </style:style>
    <style:style style:name="P218"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19"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hyphenate="true"/>
    </style:style>
    <style:style style:name="P220"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21" style:parent-style-name="Normal" style:family="paragraph">
      <style:paragraph-properties fo:widows="2" fo:orphans="2" style:text-autospace="none" style:vertical-align="auto" fo:margin-left="0.9847in" fo:text-indent="0.4923in">
        <style:tab-stops/>
      </style:paragraph-properties>
      <style:text-properties style:font-name="Times New Roman" style:font-name-complex="Times New Roman" style:letter-kerning="false" fo:hyphenate="true"/>
    </style:style>
    <style:style style:name="P222" style:parent-style-name="Normal" style:family="paragraph">
      <style:paragraph-properties fo:widows="2" fo:orphans="2" style:text-autospace="none" style:vertical-align="auto" fo:margin-left="0.9847in" fo:text-indent="0.4923in">
        <style:tab-stops/>
      </style:paragraph-properties>
      <style:text-properties style:font-name="Times New Roman" style:font-name-complex="Times New Roman" style:letter-kerning="false" fo:hyphenate="true"/>
    </style:style>
    <style:style style:name="P223" style:parent-style-name="Normal" style:family="paragraph">
      <style:paragraph-properties fo:widows="2" fo:orphans="2" style:text-autospace="none" style:vertical-align="auto" fo:margin-left="0.9847in" fo:text-indent="0.4923in">
        <style:tab-stops/>
      </style:paragraph-properties>
      <style:text-properties style:font-name="Times New Roman" style:font-name-complex="Times New Roman" style:letter-kerning="false" fo:hyphenate="true"/>
    </style:style>
    <style:style style:name="P224"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225" style:parent-style-name="Fuentedepárrafopredeter." style:family="text">
      <style:text-properties style:font-name="Times New Roman" style:font-name-complex="Times New Roman" style:letter-kerning="false"/>
    </style:style>
    <style:style style:name="P226" style:parent-style-name="Normal" style:family="paragraph">
      <style:paragraph-properties fo:widows="2" fo:orphans="2" style:text-autospace="none" style:vertical-align="auto" fo:margin-left="0.9847in" fo:text-indent="0.4923in">
        <style:tab-stops/>
      </style:paragraph-properties>
      <style:text-properties style:font-name="Times New Roman" style:font-name-complex="Times New Roman" style:letter-kerning="false" fo:hyphenate="true"/>
    </style:style>
    <style:style style:name="P227"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hyphenate="true"/>
    </style:style>
    <style:style style:name="P228"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29"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0"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1"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2"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3"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4" style:parent-style-name="Normal" style:family="paragraph">
      <style:paragraph-properties fo:widows="2" fo:orphans="2" style:text-autospace="none" style:vertical-align="auto"/>
      <style:text-properties style:font-name="Times New Roman" style:font-name-complex="Times New Roman" fo:color="#0000FF" style:letter-kerning="false" fo:hyphenate="true"/>
    </style:style>
    <style:style style:name="P235"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hyphenate="true"/>
    </style:style>
    <style:style style:name="P236"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hyphenate="true"/>
    </style:style>
    <style:style style:name="P237" style:parent-style-name="Normal" style:family="paragraph">
      <style:paragraph-properties fo:widows="2" fo:orphans="2" style:text-autospace="none" style:vertical-align="auto" fo:text-indent="0.4923in"/>
      <style:text-properties style:font-name="Times New Roman" style:font-name-complex="Times New Roman" style:letter-kerning="false" fo:hyphenate="true"/>
    </style:style>
    <style:style style:name="P238"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39" style:parent-style-name="Normal" style:family="paragraph">
      <style:paragraph-properties fo:widows="2" fo:orphans="2" style:text-autospace="none" style:vertical-align="auto"/>
      <style:text-properties style:font-name="Times New Roman" style:font-name-complex="Times New Roman" style:letter-kerning="false" fo:hyphenate="true"/>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42" style:parent-style-name="Fuentedepárrafopredeter." style:family="text">
      <style:text-properties style:font-name="Times New Roman" style:font-name-complex="Times New Roman" fo:color="#000000"/>
    </style:style>
    <style:style style:name="T243"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44" style:parent-style-name="Fuentedepárrafopredeter." style:family="text">
      <style:text-properties style:font-name="Times New Roman" style:font-name-complex="Times New Roman" fo:color="#000000"/>
    </style:style>
    <style:style style:name="T245" style:parent-style-name="Fuentedepárrafopredeter." style:family="text">
      <style:text-properties style:font-name="Times New Roman" style:font-name-complex="Times New Roman" fo:color="#000000"/>
    </style:style>
    <style:style style:name="T246"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47" style:parent-style-name="Fuentedepárrafopredeter." style:family="text">
      <style:text-properties style:font-name="Times New Roman" style:font-name-complex="Times New Roman" fo:color="#000000"/>
    </style:style>
    <style:style style:name="T248" style:parent-style-name="Fuentedepárrafopredeter." style:family="text">
      <style:text-properties style:font-name="Times New Roman" style:font-name-complex="Times New Roman" fo:color="#000000"/>
    </style:style>
    <style:style style:name="T249"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50" style:parent-style-name="Fuentedepárrafopredeter." style:family="text">
      <style:text-properties style:font-name="Times New Roman" style:font-name-complex="Times New Roman" fo:color="#000000"/>
    </style:style>
    <style:style style:name="P251"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52" style:parent-style-name="Fuentedepárrafopredeter." style:family="text">
      <style:text-properties style:font-name="Times New Roman" style:font-name-complex="Times New Roman" fo:color="#000000"/>
    </style:style>
    <style:style style:name="T253"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54" style:parent-style-name="Fuentedepárrafopredeter." style:family="text">
      <style:text-properties style:font-name="Times New Roman" style:font-name-complex="Times New Roman" fo:color="#000000"/>
    </style:style>
    <style:style style:name="T255" style:parent-style-name="Fuentedepárrafopredeter." style:family="text">
      <style:text-properties style:font-name="Times New Roman" style:font-name-complex="Times New Roman" fo:color="#000000"/>
    </style:style>
    <style:style style:name="T256"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57" style:parent-style-name="Fuentedepárrafopredeter." style:family="text">
      <style:text-properties style:font-name="Times New Roman" style:font-name-complex="Times New Roman" fo:color="#000000"/>
    </style:style>
    <style:style style:name="T258" style:parent-style-name="Fuentedepárrafopredeter." style:family="text">
      <style:text-properties style:font-name="Times New Roman" style:font-name-complex="Times New Roman" fo:color="#000000"/>
    </style:style>
    <style:style style:name="T259"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60" style:parent-style-name="Fuentedepárrafopredeter." style:family="text">
      <style:text-properties style:font-name="Times New Roman" style:font-name-complex="Times New Roman" fo:color="#000000"/>
    </style:style>
    <style:style style:name="T261" style:parent-style-name="Fuentedepárrafopredeter." style:family="text">
      <style:text-properties style:font-name="Times New Roman" style:font-name-complex="Times New Roman" fo:color="#000000"/>
    </style:style>
    <style:style style:name="T262"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63" style:parent-style-name="Fuentedepárrafopredeter." style:family="text">
      <style:text-properties style:font-name="Times New Roman" style:font-name-complex="Times New Roman" fo:color="#000000"/>
    </style:style>
    <style:style style:name="P264" style:parent-style-name="Standard" style:family="paragraph">
      <style:text-properties style:font-name="Times New Roman" style:font-name-complex="Times New Roman" fo:color="#000000"/>
    </style:style>
    <style:style style:name="P265"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66" style:parent-style-name="Fuentedepárrafopredeter." style:family="text">
      <style:text-properties style:font-name="Times New Roman" style:font-name-complex="Times New Roman" fo:color="#000000"/>
    </style:style>
    <style:style style:name="T267"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68" style:parent-style-name="Fuentedepárrafopredeter." style:family="text">
      <style:text-properties style:font-name="Times New Roman" style:font-name-complex="Times New Roman" fo:color="#000000"/>
    </style:style>
    <style:style style:name="T269" style:parent-style-name="Fuentedepárrafopredeter." style:family="text">
      <style:text-properties style:font-name="Times New Roman" style:font-name-complex="Times New Roman" fo:color="#000000"/>
    </style:style>
    <style:style style:name="T270"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71" style:parent-style-name="Fuentedepárrafopredeter." style:family="text">
      <style:text-properties style:font-name="Times New Roman" style:font-name-complex="Times New Roman" fo:color="#000000"/>
    </style:style>
    <style:style style:name="T272" style:parent-style-name="Fuentedepárrafopredeter." style:family="text">
      <style:text-properties style:font-name="Times New Roman" style:font-name-complex="Times New Roman" fo:color="#000000"/>
    </style:style>
    <style:style style:name="P273" style:parent-style-name="Standard" style:family="paragraph">
      <style:text-properties style:font-name="Times New Roman" style:font-name-complex="Times New Roman" fo:color="#000000"/>
    </style:style>
    <style:style style:name="P274"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75" style:parent-style-name="Fuentedepárrafopredeter." style:family="text">
      <style:text-properties style:font-name="Times New Roman" style:font-name-complex="Times New Roman" fo:color="#000000"/>
    </style:style>
    <style:style style:name="T276"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77" style:parent-style-name="Fuentedepárrafopredeter." style:family="text">
      <style:text-properties style:font-name="Times New Roman" style:font-name-complex="Times New Roman" fo:color="#000000"/>
    </style:style>
    <style:style style:name="P278" style:parent-style-name="Standard" style:family="paragraph">
      <style:text-properties style:font-name="Times New Roman" style:font-name-complex="Times New Roman" fo:color="#000000"/>
    </style:style>
    <style:style style:name="P279"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80" style:parent-style-name="Fuentedepárrafopredeter." style:family="text">
      <style:text-properties style:font-name="Times New Roman" style:font-name-complex="Times New Roman" fo:color="#000000"/>
    </style:style>
    <style:style style:name="T281"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82" style:parent-style-name="Fuentedepárrafopredeter." style:family="text">
      <style:text-properties style:font-name="Times New Roman" style:font-name-complex="Times New Roman" fo:color="#000000"/>
    </style:style>
    <style:style style:name="P283" style:parent-style-name="Standard" style:family="paragraph">
      <style:text-properties style:font-name="Times New Roman" style:font-name-complex="Times New Roman" fo:color="#000000"/>
    </style:style>
    <style:style style:name="P284"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85" style:parent-style-name="Fuentedepárrafopredeter." style:family="text">
      <style:text-properties style:font-name="Times New Roman" style:font-name-complex="Times New Roman" fo:color="#000000"/>
    </style:style>
    <style:style style:name="T286"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87" style:parent-style-name="Fuentedepárrafopredeter." style:family="text">
      <style:text-properties style:font-name="Times New Roman" style:font-name-complex="Times New Roman" fo:color="#000000"/>
    </style:style>
    <style:style style:name="P288" style:parent-style-name="Standard" style:family="paragraph">
      <style:text-properties style:font-name="Times New Roman" style:font-name-complex="Times New Roman" fo:color="#000000"/>
    </style:style>
    <style:style style:name="P289"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90" style:parent-style-name="Fuentedepárrafopredeter." style:family="text">
      <style:text-properties style:font-name="Times New Roman" style:font-name-complex="Times New Roman" fo:color="#000000"/>
    </style:style>
    <style:style style:name="T291"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92" style:parent-style-name="Fuentedepárrafopredeter." style:family="text">
      <style:text-properties style:font-name="Times New Roman" style:font-name-complex="Times New Roman" fo:color="#000000"/>
    </style:style>
    <style:style style:name="T293" style:parent-style-name="Fuentedepárrafopredeter." style:family="text">
      <style:text-properties style:font-name="Times New Roman" style:font-name-complex="Times New Roman" fo:color="#000000"/>
    </style:style>
    <style:style style:name="T294"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295" style:parent-style-name="Fuentedepárrafopredeter." style:family="text">
      <style:text-properties style:font-name="Times New Roman" style:font-name-complex="Times New Roman" fo:color="#000000"/>
    </style:style>
    <style:style style:name="T296" style:parent-style-name="Fuentedepárrafopredeter." style:family="text">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299" style:parent-style-name="Fuentedepárrafopredeter." style:family="text">
      <style:text-properties style:font-name="Times New Roman" style:font-name-complex="Times New Roman" fo:color="#000000"/>
    </style:style>
    <style:style style:name="T300"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01" style:parent-style-name="Fuentedepárrafopredeter." style:family="text">
      <style:text-properties style:font-name="Times New Roman" style:font-name-complex="Times New Roman" fo:color="#000000"/>
    </style:style>
    <style:style style:name="T302" style:parent-style-name="Fuentedepárrafopredeter." style:family="text">
      <style:text-properties style:font-name="Times New Roman" style:font-name-complex="Times New Roman" fo:color="#000000"/>
    </style:style>
    <style:style style:name="T303"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04" style:parent-style-name="Fuentedepárrafopredeter." style:family="text">
      <style:text-properties style:font-name="Times New Roman" style:font-name-complex="Times New Roman" fo:color="#000000"/>
    </style:style>
    <style:style style:name="P305" style:parent-style-name="Standard" style:family="paragraph">
      <style:text-properties style:font-name="Times New Roman" style:font-name-complex="Times New Roman" fo:color="#000000"/>
    </style:style>
    <style:style style:name="P306"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307" style:parent-style-name="Fuentedepárrafopredeter." style:family="text">
      <style:text-properties style:font-name="Times New Roman" style:font-name-complex="Times New Roman" fo:color="#000000"/>
    </style:style>
    <style:style style:name="T308"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09" style:parent-style-name="Fuentedepárrafopredeter." style:family="text">
      <style:text-properties style:font-name="Times New Roman" style:font-name-complex="Times New Roman" fo:color="#000000"/>
    </style:style>
    <style:style style:name="T310" style:parent-style-name="Fuentedepárrafopredeter." style:family="text">
      <style:text-properties style:font-name="Times New Roman" style:font-name-complex="Times New Roman" fo:color="#000000"/>
    </style:style>
    <style:style style:name="T311"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12" style:parent-style-name="Fuentedepárrafopredeter." style:family="text">
      <style:text-properties style:font-name="Times New Roman" style:font-name-complex="Times New Roman" fo:color="#000000"/>
    </style:style>
    <style:style style:name="P313" style:parent-style-name="Standard" style:family="paragraph">
      <style:text-properties style:font-name="Times New Roman" style:font-name-complex="Times New Roman" fo:color="#000000"/>
    </style:style>
    <style:style style:name="P314"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315" style:parent-style-name="Fuentedepárrafopredeter." style:family="text">
      <style:text-properties style:font-name="Times New Roman" style:font-name-complex="Times New Roman" fo:color="#000000"/>
    </style:style>
    <style:style style:name="T316"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17" style:parent-style-name="Fuentedepárrafopredeter." style:family="text">
      <style:text-properties style:font-name="Times New Roman" style:font-name-complex="Times New Roman" fo:color="#000000"/>
    </style:style>
    <style:style style:name="P318" style:parent-style-name="Standard" style:family="paragraph">
      <style:text-properties style:font-name="Times New Roman" style:font-name-complex="Times New Roman" fo:color="#000000"/>
    </style:style>
    <style:style style:name="P319" style:parent-style-name="Standard" style:family="paragraph">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T320" style:parent-style-name="Fuentedepárrafopredeter." style:family="text">
      <style:text-properties style:font-name="Times New Roman" style:font-name-complex="Times New Roman" fo:color="#000000"/>
    </style:style>
    <style:style style:name="T321" style:parent-style-name="Fuentedepárrafopredeter." style:family="text">
      <style:text-properties style:font-name="Times New Roman" style:font-name-complex="Times New Roman" fo:color="#000000" style:text-underline-type="single" style:text-underline-style="solid" style:text-underline-width="auto" style:text-underline-mode="continuous"/>
    </style:style>
    <style:style style:name="T322" style:parent-style-name="Fuentedepárrafopredeter." style:family="text">
      <style:text-properties style:font-name="Times New Roman" style:font-name-complex="Times New Roman" fo:color="#000000"/>
    </style:style>
    <style:style style:name="T323" style:parent-style-name="Fuentedepárrafopredeter." style:family="text">
      <style:text-properties style:font-name="Times New Roman" style:font-name-complex="Times New Roman"/>
    </style:style>
    <style:style style:name="P324" style:parent-style-name="Standard" style:family="paragraph">
      <style:text-properties fo:font-weight="bold" style:font-weight-asian="bold" style:font-weight-complex="bold"/>
    </style:style>
    <style:style style:name="P325" style:parent-style-name="Standard" style:family="paragraph">
      <style:text-properties fo:color="#000000"/>
    </style:style>
    <style:style style:name="P326" style:parent-style-name="Standard" style:family="paragraph">
      <style:text-properties fo:font-weight="bold" style:font-weight-asian="bold" style:font-weight-complex="bold"/>
    </style:style>
    <style:style style:name="P32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328" style:parent-style-name="Fuentedepárrafopredeter." style:family="text">
      <style:text-properties style:font-name="FreeMono" style:font-name-complex="FreeMono" fo:color="#000000" fo:font-size="10.5pt" style:font-size-asian="10.5pt" style:font-size-complex="10.5pt"/>
    </style:style>
    <style:style style:name="T329" style:parent-style-name="Fuentedepárrafopredeter." style:family="text">
      <style:text-properties style:font-name="FreeMono" style:font-name-complex="FreeMono" fo:color="#000000" fo:font-size="10.5pt" style:font-size-asian="10.5pt" style:font-size-complex="10.5pt"/>
    </style:style>
    <style:style style:name="T330" style:parent-style-name="Fuentedepárrafopredeter." style:family="text">
      <style:text-properties style:font-name="FreeMono" style:font-name-complex="FreeMono" fo:color="#000000" fo:font-size="10.5pt" style:font-size-asian="10.5pt" style:font-size-complex="10.5pt"/>
    </style:style>
    <style:style style:name="T331" style:parent-style-name="Fuentedepárrafopredeter." style:family="text">
      <style:text-properties style:font-name="FreeMono" style:font-name-complex="FreeMono" fo:color="#000000" fo:font-size="10.5pt" style:font-size-asian="10.5pt" style:font-size-complex="10.5pt"/>
    </style:style>
    <style:style style:name="T332" style:parent-style-name="Fuentedepárrafopredeter." style:family="text">
      <style:text-properties style:font-name="FreeMono" style:font-name-complex="FreeMono" fo:color="#000000" fo:font-size="10.5pt" style:font-size-asian="10.5pt" style:font-size-complex="10.5pt"/>
    </style:style>
    <style:style style:name="T333" style:parent-style-name="Fuentedepárrafopredeter." style:family="text">
      <style:text-properties style:font-name="FreeMono" style:font-name-complex="FreeMono" fo:color="#000000" fo:font-size="10.5pt" style:font-size-asian="10.5pt" style:font-size-complex="10.5pt"/>
    </style:style>
    <style:style style:name="T334" style:parent-style-name="Fuentedepárrafopredeter." style:family="text">
      <style:text-properties style:font-name="FreeMono" style:font-name-complex="FreeMono" fo:color="#000000" fo:font-size="10.5pt" style:font-size-asian="10.5pt" style:font-size-complex="10.5pt"/>
    </style:style>
    <style:style style:name="T335" style:parent-style-name="Fuentedepárrafopredeter." style:family="text">
      <style:text-properties style:font-name="FreeMono" style:font-name-complex="FreeMono" fo:color="#000000" fo:font-size="10.5pt" style:font-size-asian="10.5pt" style:font-size-complex="10.5pt"/>
    </style:style>
    <style:style style:name="T336" style:parent-style-name="Fuentedepárrafopredeter." style:family="text">
      <style:text-properties style:font-name="FreeMono" style:font-name-asian="DejaVu Sans" style:font-name-complex="FreeMono" fo:color="#000000" fo:font-size="10.5pt" style:font-size-asian="10.5pt" style:font-size-complex="10.5pt"/>
    </style:style>
    <style:style style:name="T337" style:parent-style-name="Fuentedepárrafopredeter." style:family="text">
      <style:text-properties style:font-name="FreeMono" style:font-name-asian="DejaVu Sans" style:font-name-complex="FreeMono" fo:color="#000000" fo:font-size="10.5pt" style:font-size-asian="10.5pt" style:font-size-complex="10.5pt"/>
    </style:style>
    <style:style style:name="T338" style:parent-style-name="Fuentedepárrafopredeter." style:family="text">
      <style:text-properties style:font-name="FreeMono" style:font-name-asian="DejaVu Sans" style:font-name-complex="FreeMono" fo:color="#FF0000" fo:font-size="10.5pt" style:font-size-asian="10.5pt" style:font-size-complex="10.5pt"/>
    </style:style>
    <style:style style:name="T339" style:parent-style-name="Fuentedepárrafopredeter." style:family="text">
      <style:text-properties style:font-name="FreeMono" style:font-name-asian="DejaVu Sans" style:font-name-complex="FreeMono" fo:color="#FF0000" fo:font-size="10.5pt" style:font-size-asian="10.5pt" style:font-size-complex="10.5pt"/>
    </style:style>
    <style:style style:name="T340" style:parent-style-name="Fuentedepárrafopredeter." style:family="text">
      <style:text-properties style:font-name="FreeMono" style:font-name-asian="DejaVu Sans" style:font-name-complex="FreeMono" fo:color="#FF0000" fo:font-size="10.5pt" style:font-size-asian="10.5pt" style:font-size-complex="10.5pt"/>
    </style:style>
    <style:style style:name="T341" style:parent-style-name="Fuentedepárrafopredeter." style:family="text">
      <style:text-properties style:font-name="FreeMono" style:font-name-asian="DejaVu Sans" style:font-name-complex="FreeMono" fo:color="#FF0000" fo:font-size="10.5pt" style:font-size-asian="10.5pt" style:font-size-complex="10.5pt"/>
    </style:style>
    <style:style style:name="T342" style:parent-style-name="Fuentedepárrafopredeter." style:family="text">
      <style:text-properties style:font-name="FreeMono" style:font-name-asian="DejaVu Sans" style:font-name-complex="FreeMono" fo:color="#FF0000" fo:font-size="10.5pt" style:font-size-asian="10.5pt" style:font-size-complex="10.5pt"/>
    </style:style>
    <style:style style:name="P34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34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345" style:parent-style-name="Normal" style:family="paragraph">
      <style:paragraph-properties fo:margin-left="0.5in">
        <style:tab-stops/>
      </style:paragraph-properties>
    </style:style>
    <style:style style:name="T346" style:parent-style-name="Fuentedepárrafopredeter." style:family="text">
      <style:text-properties style:font-name="FreeMono" style:font-name-asian="DejaVu Sans" style:font-name-complex="FreeMono" fo:color="#FF0000" fo:font-size="10.5pt" style:font-size-asian="10.5pt" style:font-size-complex="10.5pt"/>
    </style:style>
    <style:style style:name="T347" style:parent-style-name="Fuentedepárrafopredeter." style:family="text">
      <style:text-properties style:font-name="FreeMono" style:font-name-asian="DejaVu Sans" style:font-name-complex="FreeMono" fo:color="#FF0000" fo:font-size="10.5pt" style:font-size-asian="10.5pt" style:font-size-complex="10.5pt"/>
    </style:style>
    <style:style style:name="P348" style:parent-style-name="Normal" style:family="paragraph">
      <style:paragraph-properties fo:margin-left="0.5in">
        <style:tab-stops/>
      </style:paragraph-properties>
    </style:style>
    <style:style style:name="T349" style:parent-style-name="Fuentedepárrafopredeter." style:family="text">
      <style:text-properties style:font-name-asian="DejaVu Sans" fo:color="#FF0000"/>
    </style:style>
    <style:style style:name="T350" style:parent-style-name="Fuentedepárrafopredeter." style:family="text">
      <style:text-properties style:font-name="FreeMono" style:font-name-complex="FreeMono" fo:color="#000000" fo:font-size="10.5pt" style:font-size-asian="10.5pt" style:font-size-complex="10.5pt"/>
    </style:style>
    <style:style style:name="T351" style:parent-style-name="Fuentedepárrafopredeter." style:family="text">
      <style:text-properties style:font-name="FreeMono" style:font-name-complex="FreeMono" fo:color="#000000" fo:font-size="10.5pt" style:font-size-asian="10.5pt" style:font-size-complex="10.5pt"/>
    </style:style>
    <style:style style:name="T352" style:parent-style-name="Fuentedepárrafopredeter." style:family="text">
      <style:text-properties style:font-name="FreeMono" style:font-name-complex="FreeMono" fo:color="#000000" fo:font-size="10.5pt" style:font-size-asian="10.5pt" style:font-size-complex="10.5pt"/>
    </style:style>
    <style:style style:name="T353" style:parent-style-name="Fuentedepárrafopredeter." style:family="text">
      <style:text-properties style:font-name="FreeMono" style:font-name-complex="FreeMono" fo:color="#000000" fo:font-size="10.5pt" style:font-size-asian="10.5pt" style:font-size-complex="10.5pt"/>
    </style:style>
    <style:style style:name="T354" style:parent-style-name="Fuentedepárrafopredeter." style:family="text">
      <style:text-properties style:font-name="FreeMono" style:font-name-complex="FreeMono" fo:color="#000000" fo:font-size="10.5pt" style:font-size-asian="10.5pt" style:font-size-complex="10.5pt"/>
    </style:style>
    <style:style style:name="T355" style:parent-style-name="Fuentedepárrafopredeter." style:family="text">
      <style:text-properties style:font-name="FreeMono" style:font-name-complex="FreeMono" fo:color="#000000" fo:font-size="10.5pt" style:font-size-asian="10.5pt" style:font-size-complex="10.5pt"/>
    </style:style>
    <style:style style:name="T356" style:parent-style-name="Fuentedepárrafopredeter." style:family="text">
      <style:text-properties style:font-name="FreeMono" style:font-name-complex="FreeMono" fo:color="#000000" fo:font-size="10.5pt" style:font-size-asian="10.5pt" style:font-size-complex="10.5pt"/>
    </style:style>
    <style:style style:name="T357" style:parent-style-name="Fuentedepárrafopredeter." style:family="text">
      <style:text-properties style:font-name="FreeMono" style:font-name-complex="FreeMono" fo:color="#000000" fo:font-size="10.5pt" style:font-size-asian="10.5pt" style:font-size-complex="10.5pt"/>
    </style:style>
    <style:style style:name="T358" style:parent-style-name="Fuentedepárrafopredeter." style:family="text">
      <style:text-properties style:font-name="FreeMono" style:font-name-complex="FreeMono" fo:color="#000000" fo:font-size="10.5pt" style:font-size-asian="10.5pt" style:font-size-complex="10.5pt"/>
    </style:style>
    <style:style style:name="T359" style:parent-style-name="Fuentedepárrafopredeter." style:family="text">
      <style:text-properties style:font-name="FreeMono" style:font-name-complex="FreeMono" fo:color="#000000" fo:font-size="10.5pt" style:font-size-asian="10.5pt" style:font-size-complex="10.5pt"/>
    </style:style>
    <style:style style:name="T360" style:parent-style-name="Fuentedepárrafopredeter." style:family="text">
      <style:text-properties style:font-name="FreeMono" style:font-name-complex="FreeMono" fo:color="#000000" fo:font-size="10.5pt" style:font-size-asian="10.5pt" style:font-size-complex="10.5pt"/>
    </style:style>
    <style:style style:name="T361" style:parent-style-name="Fuentedepárrafopredeter." style:family="text">
      <style:text-properties style:font-name="FreeMono" style:font-name-complex="FreeMono" fo:color="#000000" fo:font-size="10.5pt" style:font-size-asian="10.5pt" style:font-size-complex="10.5pt"/>
    </style:style>
    <style:style style:name="T362" style:parent-style-name="Fuentedepárrafopredeter." style:family="text">
      <style:text-properties style:font-name="FreeMono" style:font-name-complex="FreeMono" fo:color="#000000" fo:font-size="10.5pt" style:font-size-asian="10.5pt" style:font-size-complex="10.5pt"/>
    </style:style>
    <style:style style:name="T363" style:parent-style-name="Fuentedepárrafopredeter." style:family="text">
      <style:text-properties style:font-name="FreeMono" style:font-name-complex="FreeMono" fo:color="#000000" fo:font-size="10.5pt" style:font-size-asian="10.5pt" style:font-size-complex="10.5pt"/>
    </style:style>
    <style:style style:name="T364" style:parent-style-name="Fuentedepárrafopredeter." style:family="text">
      <style:text-properties style:font-name="FreeMono" style:font-name-complex="FreeMono" fo:color="#000000" fo:font-size="10.5pt" style:font-size-asian="10.5pt" style:font-size-complex="10.5pt"/>
    </style:style>
    <style:style style:name="T365" style:parent-style-name="Fuentedepárrafopredeter." style:family="text">
      <style:text-properties style:font-name="FreeMono" style:font-name-complex="FreeMono" fo:color="#000000" fo:font-size="10.5pt" style:font-size-asian="10.5pt" style:font-size-complex="10.5pt"/>
    </style:style>
    <style:style style:name="T366" style:parent-style-name="Fuentedepárrafopredeter." style:family="text">
      <style:text-properties style:font-name="FreeMono" style:font-name-complex="FreeMono" fo:color="#000000" fo:font-size="10.5pt" style:font-size-asian="10.5pt" style:font-size-complex="10.5pt"/>
    </style:style>
    <style:style style:name="T36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68" style:parent-style-name="Fuentedepárrafopredeter." style:family="text">
      <style:text-properties style:font-name="FreeMono" style:font-name-complex="FreeMono" fo:color="#000000" fo:font-size="10.5pt" style:font-size-asian="10.5pt" style:font-size-complex="10.5pt"/>
    </style:style>
    <style:style style:name="T369" style:parent-style-name="Fuentedepárrafopredeter." style:family="text">
      <style:text-properties style:font-name="FreeMono" style:font-name-complex="FreeMono" fo:color="#000000" fo:font-size="10.5pt" style:font-size-asian="10.5pt" style:font-size-complex="10.5pt"/>
    </style:style>
    <style:style style:name="T370" style:parent-style-name="Fuentedepárrafopredeter." style:family="text">
      <style:text-properties style:font-name="FreeMono" style:font-name-complex="FreeMono" fo:color="#000000" fo:font-size="10.5pt" style:font-size-asian="10.5pt" style:font-size-complex="10.5pt"/>
    </style:style>
    <style:style style:name="T371" style:parent-style-name="Fuentedepárrafopredeter." style:family="text">
      <style:text-properties style:font-name="FreeMono" style:font-name-complex="FreeMono" fo:color="#000000" fo:font-size="10.5pt" style:font-size-asian="10.5pt" style:font-size-complex="10.5pt"/>
    </style:style>
    <style:style style:name="T372" style:parent-style-name="Fuentedepárrafopredeter." style:family="text">
      <style:text-properties style:font-name="FreeMono" style:font-name-complex="FreeMono" fo:color="#000000" fo:font-size="10.5pt" style:font-size-asian="10.5pt" style:font-size-complex="10.5pt"/>
    </style:style>
    <style:style style:name="T373" style:parent-style-name="Fuentedepárrafopredeter." style:family="text">
      <style:text-properties style:font-name="FreeMono" style:font-name-complex="FreeMono" fo:color="#000000" fo:font-size="10.5pt" style:font-size-asian="10.5pt" style:font-size-complex="10.5pt"/>
    </style:style>
    <style:style style:name="P374" style:parent-style-name="Normal" style:family="paragraph">
      <style:paragraph-properties fo:margin-left="0.5in">
        <style:tab-stops/>
      </style:paragraph-properties>
    </style:style>
    <style:style style:name="T375" style:parent-style-name="Fuentedepárrafopredeter." style:family="text">
      <style:text-properties style:font-name="FreeMono" style:font-name-complex="FreeMono" fo:color="#000000" fo:font-size="10.5pt" style:font-size-asian="10.5pt" style:font-size-complex="10.5pt"/>
    </style:style>
    <style:style style:name="T376" style:parent-style-name="Fuentedepárrafopredeter." style:family="text">
      <style:text-properties style:font-name="FreeMono" style:font-name-complex="FreeMono" fo:color="#000000" fo:font-size="10.5pt" style:font-size-asian="10.5pt" style:font-size-complex="10.5pt"/>
    </style:style>
    <style:style style:name="P377" style:parent-style-name="Normal" style:family="paragraph">
      <style:paragraph-properties fo:margin-left="0.5in">
        <style:tab-stops/>
      </style:paragraph-properties>
    </style:style>
    <style:style style:name="T378" style:parent-style-name="Fuentedepárrafopredeter." style:family="text">
      <style:text-properties style:font-name="FreeMono" style:font-name-complex="FreeMono" fo:color="#000000" fo:font-size="10.5pt" style:font-size-asian="10.5pt" style:font-size-complex="10.5pt"/>
    </style:style>
    <style:style style:name="P379" style:parent-style-name="Normal" style:family="paragraph">
      <style:paragraph-properties fo:margin-left="0.5in">
        <style:tab-stops/>
      </style:paragraph-properties>
    </style:style>
    <style:style style:name="T380" style:parent-style-name="Fuentedepárrafopredeter." style:family="text">
      <style:text-properties style:font-name="FreeMono" style:font-name-complex="FreeMono" fo:color="#000000" fo:font-size="10.5pt" style:font-size-asian="10.5pt" style:font-size-complex="10.5pt"/>
    </style:style>
    <style:style style:name="P381" style:parent-style-name="Normal" style:family="paragraph">
      <style:paragraph-properties fo:margin-left="0.5in">
        <style:tab-stops/>
      </style:paragraph-properties>
      <style:text-properties style:font-name="FreeMono" style:font-name-complex="FreeMono" fo:color="#000000" fo:font-size="10.5pt" style:font-size-asian="10.5pt" style:font-size-complex="10.5pt"/>
    </style:style>
    <style:style style:name="P382" style:parent-style-name="Normal" style:family="paragraph">
      <style:paragraph-properties fo:margin-left="0.5in">
        <style:tab-stops/>
      </style:paragraph-properties>
      <style:text-properties style:font-name="FreeMono" style:font-name-complex="FreeMono" fo:color="#000000" fo:font-size="10.5pt" style:font-size-asian="10.5pt" style:font-size-complex="10.5pt"/>
    </style:style>
    <style:style style:name="P383" style:parent-style-name="Normal" style:family="paragraph">
      <style:paragraph-properties fo:margin-left="0.5in">
        <style:tab-stops/>
      </style:paragraph-properties>
    </style:style>
    <style:style style:name="T384" style:parent-style-name="Fuentedepárrafopredeter." style:family="text">
      <style:text-properties style:font-name="FreeMono" style:font-name-complex="FreeMono" fo:color="#000000" fo:font-size="10.5pt" style:font-size-asian="10.5pt" style:font-size-complex="10.5pt"/>
    </style:style>
    <style:style style:name="T385" style:parent-style-name="Fuentedepárrafopredeter." style:family="text">
      <style:text-properties style:font-name="FreeMono" style:font-name-asian="DejaVu Sans" style:font-name-complex="FreeMono" fo:color="#000000" fo:font-size="10.5pt" style:font-size-asian="10.5pt" style:font-size-complex="10.5pt"/>
    </style:style>
    <style:style style:name="T386" style:parent-style-name="Fuentedepárrafopredeter." style:family="text">
      <style:text-properties style:font-name="FreeMono" style:font-name-asian="DejaVu Sans" style:font-name-complex="FreeMono" fo:color="#000000" fo:font-size="10.5pt" style:font-size-asian="10.5pt" style:font-size-complex="10.5pt"/>
    </style:style>
    <style:style style:name="T387" style:parent-style-name="Fuentedepárrafopredeter." style:family="text">
      <style:text-properties style:font-name-asian="DejaVu Sans" fo:color="#FF0000"/>
    </style:style>
    <style:style style:name="T388" style:parent-style-name="Fuentedepárrafopredeter." style:family="text">
      <style:text-properties style:font-name-asian="DejaVu Sans" fo:color="#FF0000"/>
    </style:style>
    <style:style style:name="P389" style:parent-style-name="Normal" style:family="paragraph">
      <style:paragraph-properties fo:margin-left="0.5in">
        <style:tab-stops/>
      </style:paragraph-properties>
    </style:style>
    <style:style style:name="P390" style:parent-style-name="Normal" style:family="paragraph">
      <style:paragraph-properties fo:margin-left="0.5in">
        <style:tab-stops/>
      </style:paragraph-properties>
    </style:style>
    <style:style style:name="T39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392" style:parent-style-name="Fuentedepárrafopredeter." style:family="text">
      <style:text-properties style:font-name-asian="DejaVu Sans" fo:color="#FF0000"/>
    </style:style>
    <style:style style:name="T393" style:parent-style-name="Fuentedepárrafopredeter." style:family="text">
      <style:text-properties style:font-name-asian="DejaVu Sans" fo:color="#FF0000"/>
    </style:style>
    <style:style style:name="T39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395" style:parent-style-name="Fuentedepárrafopredeter." style:family="text">
      <style:text-properties style:font-name="FreeMono" style:font-name-complex="FreeMono" fo:color="#000000" fo:font-size="10.5pt" style:font-size-asian="10.5pt" style:font-size-complex="10.5pt"/>
    </style:style>
    <style:style style:name="T396" style:parent-style-name="Fuentedepárrafopredeter." style:family="text">
      <style:text-properties style:font-name="FreeMono" style:font-name-complex="FreeMono" fo:color="#000000" fo:font-size="10.5pt" style:font-size-asian="10.5pt" style:font-size-complex="10.5pt"/>
    </style:style>
    <style:style style:name="T397" style:parent-style-name="Fuentedepárrafopredeter." style:family="text">
      <style:text-properties style:font-name="FreeMono" style:font-name-complex="FreeMono" fo:color="#000000" fo:font-size="10.5pt" style:font-size-asian="10.5pt" style:font-size-complex="10.5pt"/>
    </style:style>
    <style:style style:name="T398" style:parent-style-name="Fuentedepárrafopredeter." style:family="text">
      <style:text-properties style:font-name="FreeMono" style:font-name-complex="FreeMono" fo:color="#000000" fo:font-size="10.5pt" style:font-size-asian="10.5pt" style:font-size-complex="10.5pt"/>
    </style:style>
    <style:style style:name="T399" style:parent-style-name="Fuentedepárrafopredeter." style:family="text">
      <style:text-properties style:font-name="FreeMono" style:font-name-complex="FreeMono" fo:color="#000000" fo:font-size="10.5pt" style:font-size-asian="10.5pt" style:font-size-complex="10.5pt"/>
    </style:style>
    <style:style style:name="T400" style:parent-style-name="Fuentedepárrafopredeter." style:family="text">
      <style:text-properties style:font-name="FreeMono" style:font-name-complex="FreeMono" fo:color="#000000" fo:font-size="10.5pt" style:font-size-asian="10.5pt" style:font-size-complex="10.5pt"/>
    </style:style>
    <style:style style:name="T40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409" style:parent-style-name="Fuentedepárrafopredeter." style:family="text">
      <style:text-properties style:font-name="FreeMono" style:font-name-complex="FreeMono" fo:color="#000000" fo:font-size="10.5pt" style:font-size-asian="10.5pt" style:font-size-complex="10.5pt"/>
    </style:style>
    <style:style style:name="T410" style:parent-style-name="Fuentedepárrafopredeter." style:family="text">
      <style:text-properties style:font-name="FreeMono" style:font-name-complex="FreeMono" fo:color="#000000" fo:font-size="10.5pt" style:font-size-asian="10.5pt" style:font-size-complex="10.5pt"/>
    </style:style>
    <style:style style:name="T411" style:parent-style-name="Fuentedepárrafopredeter." style:family="text">
      <style:text-properties style:font-name="FreeMono" style:font-name-complex="FreeMono" fo:color="#000000" fo:font-size="10.5pt" style:font-size-asian="10.5pt" style:font-size-complex="10.5pt"/>
    </style:style>
    <style:style style:name="T412" style:parent-style-name="Fuentedepárrafopredeter." style:family="text">
      <style:text-properties style:font-name="FreeMono" style:font-name-complex="FreeMono" fo:color="#000000" fo:font-size="10.5pt" style:font-size-asian="10.5pt" style:font-size-complex="10.5pt"/>
    </style:style>
    <style:style style:name="T413" style:parent-style-name="Fuentedepárrafopredeter." style:family="text">
      <style:text-properties style:font-name="FreeMono" style:font-name-complex="FreeMono" fo:color="#000000" fo:font-size="10.5pt" style:font-size-asian="10.5pt" style:font-size-complex="10.5pt"/>
    </style:style>
    <style:style style:name="T414" style:parent-style-name="Fuentedepárrafopredeter." style:family="text">
      <style:text-properties style:font-name="FreeMono" style:font-name-complex="FreeMono" fo:color="#000000" fo:font-size="10.5pt" style:font-size-asian="10.5pt" style:font-size-complex="10.5pt"/>
    </style:style>
    <style:style style:name="T415" style:parent-style-name="Fuentedepárrafopredeter." style:family="text">
      <style:text-properties style:font-name="FreeMono" style:font-name-complex="FreeMono" fo:color="#000000" fo:font-size="10.5pt" style:font-size-asian="10.5pt" style:font-size-complex="10.5pt"/>
    </style:style>
    <style:style style:name="T416" style:parent-style-name="Fuentedepárrafopredeter." style:family="text">
      <style:text-properties style:font-name="FreeMono" style:font-name-complex="FreeMono" fo:color="#000000" fo:font-size="10.5pt" style:font-size-asian="10.5pt" style:font-size-complex="10.5pt"/>
    </style:style>
    <style:style style:name="T417" style:parent-style-name="Fuentedepárrafopredeter." style:family="text">
      <style:text-properties style:font-name="FreeMono" style:font-name-complex="FreeMono" fo:color="#000000" fo:font-size="10.5pt" style:font-size-asian="10.5pt" style:font-size-complex="10.5pt"/>
    </style:style>
    <style:style style:name="T418" style:parent-style-name="Fuentedepárrafopredeter." style:family="text">
      <style:text-properties style:font-name="FreeMono" style:font-name-complex="FreeMono" fo:color="#000000" fo:font-size="10.5pt" style:font-size-asian="10.5pt" style:font-size-complex="10.5pt"/>
    </style:style>
    <style:style style:name="T419" style:parent-style-name="Fuentedepárrafopredeter." style:family="text">
      <style:text-properties style:font-name="FreeMono" style:font-name-complex="FreeMono" fo:color="#000000" fo:font-size="10.5pt" style:font-size-asian="10.5pt" style:font-size-complex="10.5pt"/>
    </style:style>
    <style:style style:name="T420" style:parent-style-name="Fuentedepárrafopredeter." style:family="text">
      <style:text-properties style:font-name="FreeMono" style:font-name-complex="FreeMono" fo:color="#000000" fo:font-size="10.5pt" style:font-size-asian="10.5pt" style:font-size-complex="10.5pt"/>
    </style:style>
    <style:style style:name="T421" style:parent-style-name="Fuentedepárrafopredeter." style:family="text">
      <style:text-properties style:font-name-asian="DejaVu Sans" fo:color="#FF0000"/>
    </style:style>
    <style:style style:name="T422" style:parent-style-name="Fuentedepárrafopredeter." style:family="text">
      <style:text-properties style:font-name-asian="DejaVu Sans" fo:color="#FF0000"/>
    </style:style>
    <style:style style:name="P423" style:parent-style-name="Standard" style:family="paragraph">
      <style:text-properties style:font-name="FreeMono" style:font-name-complex="FreeMono" fo:color="#943634" fo:font-size="10.5pt" style:font-size-asian="10.5pt" style:font-size-complex="10.5pt"/>
    </style:style>
    <style:style style:name="P42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42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26" style:parent-style-name="Fuentedepárrafopredeter." style:family="text">
      <style:text-properties style:font-name="FreeMono" style:font-name-complex="FreeMono" fo:color="#000000" fo:font-size="10.5pt" style:font-size-asian="10.5pt" style:font-size-complex="10.5pt"/>
    </style:style>
    <style:style style:name="T427" style:parent-style-name="Fuentedepárrafopredeter." style:family="text">
      <style:text-properties style:font-name="FreeMono" style:font-name-complex="FreeMono" fo:color="#000000" fo:font-size="10.5pt" style:font-size-asian="10.5pt" style:font-size-complex="10.5pt"/>
    </style:style>
    <style:style style:name="P428" style:parent-style-name="Standard" style:family="paragraph">
      <style:text-properties style:font-name="FreeMono" style:font-name-complex="FreeMono" fo:color="#000000" fo:font-size="10.5pt" style:font-size-asian="10.5pt" style:font-size-complex="10.5pt"/>
    </style:style>
    <style:style style:name="T429" style:parent-style-name="Fuentedepárrafopredeter." style:family="text">
      <style:text-properties style:font-name-asian="Times New Roman" fo:color="#FF0000"/>
    </style:style>
    <style:style style:name="T430" style:parent-style-name="Fuentedepárrafopredeter." style:family="text">
      <style:text-properties style:font-name-asian="DejaVu Sans" fo:color="#FF0000"/>
    </style:style>
    <style:style style:name="P431" style:parent-style-name="Standard" style:family="paragraph">
      <style:text-properties style:font-name="FreeMono" style:font-name-complex="FreeMono" fo:color="#000000" fo:font-size="10.5pt" style:font-size-asian="10.5pt" style:font-size-complex="10.5pt"/>
    </style:style>
    <style:style style:name="P43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43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34" style:parent-style-name="Fuentedepárrafopredeter." style:family="text">
      <style:text-properties style:font-name="FreeMono" style:font-name-complex="FreeMono" fo:color="#000000" fo:font-size="10.5pt" style:font-size-asian="10.5pt" style:font-size-complex="10.5pt"/>
    </style:style>
    <style:style style:name="T435" style:parent-style-name="Fuentedepárrafopredeter." style:family="text">
      <style:text-properties style:font-name="FreeMono" style:font-name-complex="FreeMono" fo:color="#000000" fo:font-size="10.5pt" style:font-size-asian="10.5pt" style:font-size-complex="10.5pt"/>
    </style:style>
    <style:style style:name="P436" style:parent-style-name="Standard" style:family="paragraph">
      <style:text-properties style:font-name="FreeMono" style:font-name-complex="FreeMono" fo:color="#000000" fo:font-size="10.5pt" style:font-size-asian="10.5pt" style:font-size-complex="10.5pt"/>
    </style:style>
    <style:style style:name="T437" style:parent-style-name="Fuentedepárrafopredeter." style:family="text">
      <style:text-properties style:font-name-asian="Times New Roman" fo:color="#FF0000"/>
    </style:style>
    <style:style style:name="T438" style:parent-style-name="Fuentedepárrafopredeter." style:family="text">
      <style:text-properties style:font-name-asian="DejaVu Sans" fo:color="#FF0000"/>
    </style:style>
    <style:style style:name="P439" style:parent-style-name="Standard" style:family="paragraph">
      <style:text-properties style:font-name="FreeMono" style:font-name-complex="FreeMono" fo:color="#000000" fo:font-size="10.5pt" style:font-size-asian="10.5pt" style:font-size-complex="10.5pt"/>
    </style:style>
    <style:style style:name="T440" style:parent-style-name="Fuentedepárrafopredeter." style:family="text">
      <style:text-properties style:font-name="FreeMono" style:font-name-complex="FreeMono" fo:font-weight="bold" style:font-weight-asian="bold" style:font-weight-complex="bold" fo:color="#000000"/>
    </style:style>
    <style:style style:name="T441" style:parent-style-name="Fuentedepárrafopredeter." style:family="text">
      <style:text-properties style:font-name="FreeMono" style:font-name-complex="FreeMono" fo:font-weight="bold" style:font-weight-asian="bold" style:font-weight-complex="bold" fo:color="#000000"/>
    </style:style>
    <style:style style:name="T442" style:parent-style-name="Fuentedepárrafopredeter." style:family="text">
      <style:text-properties style:font-name="FreeMono" style:font-name-complex="FreeMono" fo:color="#000000"/>
    </style:style>
    <style:style style:name="T443" style:parent-style-name="Fuentedepárrafopredeter." style:family="text">
      <style:text-properties style:font-name="FreeMono" style:font-name-complex="FreeMono" fo:font-weight="bold" style:font-weight-asian="bold" style:font-weight-complex="bold" fo:color="#000000"/>
    </style:style>
    <style:style style:name="T444" style:parent-style-name="Fuentedepárrafopredeter." style:family="text">
      <style:text-properties style:font-name="FreeMono" style:font-name-complex="FreeMono" fo:color="#000000"/>
    </style:style>
    <style:style style:name="T445" style:parent-style-name="Fuentedepárrafopredeter." style:family="text">
      <style:text-properties style:font-name="FreeMono" style:font-name-complex="FreeMono" fo:color="#000000"/>
    </style:style>
    <style:style style:name="T446" style:parent-style-name="Fuentedepárrafopredeter." style:family="text">
      <style:text-properties style:font-name="FreeMono" style:font-name-complex="FreeMono" fo:color="#000000"/>
    </style:style>
    <style:style style:name="T447" style:parent-style-name="Fuentedepárrafopredeter." style:family="text">
      <style:text-properties style:font-name="FreeMono" style:font-name-complex="FreeMono" fo:color="#000000"/>
    </style:style>
    <style:style style:name="T448" style:parent-style-name="Fuentedepárrafopredeter." style:family="text">
      <style:text-properties style:font-name="FreeMono" style:font-name-complex="FreeMono" fo:color="#FF0000"/>
    </style:style>
    <style:style style:name="T449" style:parent-style-name="Fuentedepárrafopredeter." style:family="text">
      <style:text-properties style:font-name="FreeMono" style:font-name-complex="FreeMono" fo:color="#FF0000"/>
    </style:style>
    <style:style style:name="P450" style:parent-style-name="Standard" style:family="paragraph">
      <style:text-properties fo:color="#943634" fo:font-size="10.5pt" style:font-size-asian="10.5pt" style:font-size-complex="10.5pt"/>
    </style:style>
    <style:style style:name="P45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452" style:parent-style-name="Standard" style:family="paragraph">
      <style:text-properties style:font-name="FreeMono" style:font-name-complex="FreeMono" fo:color="#000000" fo:font-size="10.5pt" style:font-size-asian="10.5pt" style:font-size-complex="10.5pt"/>
    </style:style>
    <style:style style:name="P453" style:parent-style-name="Standard" style:family="paragraph">
      <style:text-properties style:font-name="FreeMono" style:font-name-complex="FreeMono" fo:color="#000000" fo:font-size="10.5pt" style:font-size-asian="10.5pt" style:font-size-complex="10.5pt"/>
    </style:style>
    <style:style style:name="P454" style:parent-style-name="Standard" style:family="paragraph">
      <style:text-properties style:font-name="FreeMono" style:font-name-complex="FreeMono" fo:color="#000000" fo:font-size="10.5pt" style:font-size-asian="10.5pt" style:font-size-complex="10.5pt"/>
    </style:style>
    <style:style style:name="P455" style:parent-style-name="Standard" style:family="paragraph">
      <style:text-properties style:font-name="FreeMono" style:font-name-complex="FreeMono" fo:color="#000000" fo:font-size="10.5pt" style:font-size-asian="10.5pt" style:font-size-complex="10.5pt"/>
    </style:style>
    <style:style style:name="P456" style:parent-style-name="Standard" style:family="paragraph">
      <style:text-properties style:font-name="FreeMono" style:font-name-complex="FreeMono" fo:color="#000000" fo:font-size="10.5pt" style:font-size-asian="10.5pt" style:font-size-complex="10.5pt"/>
    </style:style>
    <style:style style:name="P457" style:parent-style-name="Standard" style:family="paragraph">
      <style:text-properties style:font-name="FreeMono" style:font-name-complex="FreeMono" fo:color="#000000" fo:font-size="10.5pt" style:font-size-asian="10.5pt" style:font-size-complex="10.5pt"/>
    </style:style>
    <style:style style:name="P45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459" style:parent-style-name="Standard" style:family="paragraph">
      <style:text-properties style:font-name="FreeMono" style:font-name-complex="FreeMono" fo:color="#000000" fo:font-size="10.5pt" style:font-size-asian="10.5pt" style:font-size-complex="10.5pt"/>
    </style:style>
    <style:style style:name="P460" style:parent-style-name="Standard" style:family="paragraph">
      <style:text-properties style:font-name="FreeMono" style:font-name-complex="FreeMono" fo:color="#000000" fo:font-size="10.5pt" style:font-size-asian="10.5pt" style:font-size-complex="10.5pt"/>
    </style:style>
    <style:style style:name="P461" style:parent-style-name="Standard" style:family="paragraph">
      <style:text-properties style:font-name="FreeMono" style:font-name-complex="FreeMono" fo:color="#000000" fo:font-size="10.5pt" style:font-size-asian="10.5pt" style:font-size-complex="10.5pt"/>
    </style:style>
    <style:style style:name="P462" style:parent-style-name="Standard" style:family="paragraph">
      <style:text-properties style:font-name="FreeMono" style:font-name-complex="FreeMono" fo:color="#000000" fo:font-size="10.5pt" style:font-size-asian="10.5pt" style:font-size-complex="10.5pt"/>
    </style:style>
    <style:style style:name="P463" style:parent-style-name="Standard" style:family="paragraph">
      <style:text-properties style:font-name="FreeMono" style:font-name-complex="FreeMono" fo:color="#000000" fo:font-size="10.5pt" style:font-size-asian="10.5pt" style:font-size-complex="10.5pt"/>
    </style:style>
    <style:style style:name="T464" style:parent-style-name="Fuentedepárrafopredeter." style:family="text">
      <style:text-properties style:font-name="FreeMono" style:font-name-asian="Times New Roman" style:font-name-complex="FreeMono" fo:font-weight="bold" style:font-weight-asian="bold" style:font-weight-complex="bold" fo:color="#FF0000"/>
    </style:style>
    <style:style style:name="T465" style:parent-style-name="Fuentedepárrafopredeter." style:family="text">
      <style:text-properties style:font-name="FreeMono" style:font-name-asian="Times New Roman" style:font-name-complex="FreeMono" fo:font-weight="bold" style:font-weight-asian="bold" style:font-weight-complex="bold" fo:color="#FF0000"/>
    </style:style>
    <style:style style:name="T466" style:parent-style-name="Fuentedepárrafopredeter." style:family="text">
      <style:text-properties style:font-name="FreeMono" style:font-name-asian="Times New Roman" style:font-name-complex="FreeMono" fo:color="#FF0000"/>
    </style:style>
    <style:style style:name="T467" style:parent-style-name="Fuentedepárrafopredeter." style:family="text">
      <style:text-properties style:font-name="FreeMono" style:font-name-asian="Times New Roman" style:font-name-complex="FreeMono" fo:color="#FF0000"/>
    </style:style>
    <style:style style:name="T468" style:parent-style-name="Fuentedepárrafopredeter." style:family="text">
      <style:text-properties style:font-name="FreeMono" style:font-name-asian="Times New Roman" style:font-name-complex="FreeMono" fo:color="#FF0000"/>
    </style:style>
    <style:style style:name="T469" style:parent-style-name="Fuentedepárrafopredeter." style:family="text">
      <style:text-properties style:font-name="FreeMono" style:font-name-complex="FreeMono" fo:color="#FF0000"/>
    </style:style>
    <style:style style:name="T470" style:parent-style-name="Fuentedepárrafopredeter." style:family="text">
      <style:text-properties style:font-name="FreeMono" style:font-name-complex="FreeMono" fo:color="#FF0000"/>
    </style:style>
    <style:style style:name="T471" style:parent-style-name="Fuentedepárrafopredeter." style:family="text">
      <style:text-properties style:font-name="FreeMono" style:font-name-complex="FreeMono" fo:color="#FF0000"/>
    </style:style>
    <style:style style:name="T472" style:parent-style-name="Fuentedepárrafopredeter." style:family="text">
      <style:text-properties style:font-name="FreeMono" style:font-name-complex="FreeMono" fo:color="#FF0000"/>
    </style:style>
    <style:style style:name="T473" style:parent-style-name="Fuentedepárrafopredeter." style:family="text">
      <style:text-properties style:font-name="FreeMono" style:font-name-complex="FreeMono" fo:color="#FF0000"/>
    </style:style>
    <style:style style:name="T474" style:parent-style-name="Fuentedepárrafopredeter." style:family="text">
      <style:text-properties style:font-name="FreeMono" style:font-name-asian="Times New Roman" style:font-name-complex="FreeMono" fo:color="#FF0000"/>
    </style:style>
    <style:style style:name="T475" style:parent-style-name="Fuentedepárrafopredeter." style:family="text">
      <style:text-properties style:font-name="FreeMono" style:font-name-asian="Times New Roman" style:font-name-complex="FreeMono" fo:color="#FF0000"/>
    </style:style>
    <style:style style:name="T476" style:parent-style-name="Fuentedepárrafopredeter." style:family="text">
      <style:text-properties style:font-name="FreeMono" style:font-name-asian="Times New Roman" style:font-name-complex="FreeMono" fo:color="#FF0000"/>
    </style:style>
    <style:style style:name="T477" style:parent-style-name="Fuentedepárrafopredeter." style:family="text">
      <style:text-properties style:font-name="FreeMono" style:font-name-asian="Times New Roman" style:font-name-complex="FreeMono" fo:color="#FF0000"/>
    </style:style>
    <style:style style:name="T478" style:parent-style-name="Fuentedepárrafopredeter." style:family="text">
      <style:text-properties style:font-name-asian="Times New Roman" fo:color="#FF0000"/>
    </style:style>
    <style:style style:name="T479" style:parent-style-name="Fuentedepárrafopredeter." style:family="text">
      <style:text-properties style:font-name-asian="DejaVu Sans" fo:color="#FF0000"/>
    </style:style>
    <style:style style:name="P480" style:parent-style-name="Standard" style:family="paragraph">
      <style:text-properties style:font-name="FreeMono" style:font-name-complex="FreeMono" fo:color="#000000" fo:font-size="10.5pt" style:font-size-asian="10.5pt" style:font-size-complex="10.5pt"/>
    </style:style>
    <style:style style:name="T481" style:parent-style-name="Fuentedepárrafopredeter." style:family="text">
      <style:text-properties style:font-name="FreeMono" style:font-name-complex="FreeMono" fo:font-weight="bold" style:font-weight-asian="bold" style:font-weight-complex="bold" fo:color="#000000"/>
    </style:style>
    <style:style style:name="T482" style:parent-style-name="Fuentedepárrafopredeter." style:family="text">
      <style:text-properties style:font-name="FreeMono" style:font-name-complex="FreeMono" fo:font-weight="bold" style:font-weight-asian="bold" style:font-weight-complex="bold" fo:color="#000000"/>
    </style:style>
    <style:style style:name="T483" style:parent-style-name="Fuentedepárrafopredeter." style:family="text">
      <style:text-properties style:font-name="FreeMono" style:font-name-complex="FreeMono" fo:color="#000000"/>
    </style:style>
    <style:style style:name="T484" style:parent-style-name="Fuentedepárrafopredeter." style:family="text">
      <style:text-properties style:font-name="FreeMono" style:font-name-complex="FreeMono" fo:color="#000000"/>
    </style:style>
    <style:style style:name="T485" style:parent-style-name="Fuentedepárrafopredeter." style:family="text">
      <style:text-properties style:font-name="FreeMono" style:font-name-complex="FreeMono" fo:color="#000000"/>
    </style:style>
    <style:style style:name="T486" style:parent-style-name="Fuentedepárrafopredeter." style:family="text">
      <style:text-properties style:font-name="FreeMono" style:font-name-complex="FreeMono" fo:color="#000000"/>
    </style:style>
    <style:style style:name="T487" style:parent-style-name="Fuentedepárrafopredeter." style:family="text">
      <style:text-properties style:font-name="FreeMono" style:font-name-complex="FreeMono" fo:color="#000000"/>
    </style:style>
    <style:style style:name="T488" style:parent-style-name="Fuentedepárrafopredeter." style:family="text">
      <style:text-properties style:font-name="FreeMono" style:font-name-complex="FreeMono" fo:color="#000000"/>
    </style:style>
    <style:style style:name="T489" style:parent-style-name="Fuentedepárrafopredeter." style:family="text">
      <style:text-properties style:font-name="FreeMono" style:font-name-complex="FreeMono" fo:color="#000000"/>
    </style:style>
    <style:style style:name="T490" style:parent-style-name="Fuentedepárrafopredeter." style:family="text">
      <style:text-properties style:font-name="FreeMono" style:font-name-complex="FreeMono" fo:color="#000000"/>
    </style:style>
    <style:style style:name="T491" style:parent-style-name="Fuentedepárrafopredeter." style:family="text">
      <style:text-properties style:font-name="FreeMono" style:font-name-complex="FreeMono" fo:color="#000000"/>
    </style:style>
    <style:style style:name="T492" style:parent-style-name="Fuentedepárrafopredeter." style:family="text">
      <style:text-properties style:font-name="FreeMono" style:font-name-asian="Times New Roman" style:font-name-complex="FreeMono" fo:color="#000000"/>
    </style:style>
    <style:style style:name="T493" style:parent-style-name="Fuentedepárrafopredeter." style:family="text">
      <style:text-properties style:font-name="FreeMono" style:font-name-asian="Times New Roman" style:font-name-complex="FreeMono" fo:color="#000000"/>
    </style:style>
    <style:style style:name="T494" style:parent-style-name="Fuentedepárrafopredeter." style:family="text">
      <style:text-properties style:font-name="FreeMono" style:font-name-asian="Times New Roman" style:font-name-complex="FreeMono" fo:color="#000000"/>
    </style:style>
    <style:style style:name="T495" style:parent-style-name="Fuentedepárrafopredeter." style:family="text">
      <style:text-properties style:font-name="FreeMono" style:font-name-asian="Times New Roman" style:font-name-complex="FreeMono" fo:color="#000000"/>
    </style:style>
    <style:style style:name="T496" style:parent-style-name="Fuentedepárrafopredeter." style:family="text">
      <style:text-properties style:font-name="FreeMono" style:font-name-asian="Times New Roman" style:font-name-complex="FreeMono" fo:color="#000000"/>
    </style:style>
    <style:style style:name="T497" style:parent-style-name="Fuentedepárrafopredeter." style:family="text">
      <style:text-properties style:font-name="FreeMono" style:font-name-asian="Times New Roman" style:font-name-complex="FreeMono" fo:color="#000000"/>
    </style:style>
    <style:style style:name="T498" style:parent-style-name="Fuentedepárrafopredeter." style:family="text">
      <style:text-properties style:font-name="FreeMono" style:font-name-asian="Times New Roman" style:font-name-complex="FreeMono" fo:color="#000000"/>
    </style:style>
    <style:style style:name="T499" style:parent-style-name="Fuentedepárrafopredeter." style:family="text">
      <style:text-properties style:font-name="FreeMono" style:font-name-asian="Times New Roman" style:font-name-complex="FreeMono" fo:color="#000000"/>
    </style:style>
    <style:style style:name="T500" style:parent-style-name="Fuentedepárrafopredeter." style:family="text">
      <style:text-properties style:font-name="FreeMono" style:font-name-asian="Times New Roman" style:font-name-complex="FreeMono" fo:color="#FF0000"/>
    </style:style>
    <style:style style:name="T501" style:parent-style-name="Fuentedepárrafopredeter." style:family="text">
      <style:text-properties style:font-name="FreeMono" style:font-name-asian="Times New Roman" style:font-name-complex="FreeMono" fo:color="#FF0000"/>
    </style:style>
    <style:style style:name="T502" style:parent-style-name="Fuentedepárrafopredeter." style:family="text">
      <style:text-properties style:font-name="FreeMono" style:font-name-asian="Times New Roman" style:font-name-complex="FreeMono" fo:color="#FF0000"/>
    </style:style>
    <style:style style:name="T503" style:parent-style-name="Fuentedepárrafopredeter." style:family="text">
      <style:text-properties style:font-name="FreeMono" style:font-name-asian="Times New Roman" style:font-name-complex="FreeMono" fo:color="#FF0000"/>
    </style:style>
    <style:style style:name="T504" style:parent-style-name="Fuentedepárrafopredeter." style:family="text">
      <style:text-properties style:font-name="FreeMono" style:font-name-asian="Times New Roman" style:font-name-complex="FreeMono" fo:color="#FF0000"/>
    </style:style>
    <style:style style:name="T505" style:parent-style-name="Fuentedepárrafopredeter." style:family="text">
      <style:text-properties style:font-name="FreeMono" style:font-name-asian="Times New Roman" style:font-name-complex="FreeMono" fo:color="#FF0000"/>
    </style:style>
    <style:style style:name="T506" style:parent-style-name="Fuentedepárrafopredeter." style:family="text">
      <style:text-properties style:font-name="FreeMono" style:font-name-asian="Times New Roman" style:font-name-complex="FreeMono" fo:color="#FF0000"/>
    </style:style>
    <style:style style:name="T507" style:parent-style-name="Fuentedepárrafopredeter." style:family="text">
      <style:text-properties style:font-name="FreeMono" style:font-name-asian="Times New Roman" style:font-name-complex="FreeMono" fo:color="#FF0000"/>
    </style:style>
    <style:style style:name="T508" style:parent-style-name="Fuentedepárrafopredeter." style:family="text">
      <style:text-properties style:font-name="FreeMono" style:font-name-asian="Times New Roman" style:font-name-complex="FreeMono" fo:color="#FF0000"/>
    </style:style>
    <style:style style:name="T509" style:parent-style-name="Fuentedepárrafopredeter." style:family="text">
      <style:text-properties style:font-name="FreeMono" style:font-name-asian="Times New Roman" style:font-name-complex="FreeMono" fo:color="#FF0000"/>
    </style:style>
    <style:style style:name="T510" style:parent-style-name="Fuentedepárrafopredeter." style:family="text">
      <style:text-properties style:font-name="FreeMono" style:font-name-asian="Times New Roman" style:font-name-complex="FreeMono" fo:color="#FF0000"/>
    </style:style>
    <style:style style:name="T511" style:parent-style-name="Fuentedepárrafopredeter." style:family="text">
      <style:text-properties style:font-name="FreeMono" style:font-name-asian="Times New Roman" style:font-name-complex="FreeMono" fo:color="#FF0000"/>
    </style:style>
    <style:style style:name="T512" style:parent-style-name="Fuentedepárrafopredeter." style:family="text">
      <style:text-properties style:font-name="FreeMono" style:font-name-asian="Times New Roman" style:font-name-complex="FreeMono" fo:color="#FF0000"/>
    </style:style>
    <style:style style:name="T513" style:parent-style-name="Fuentedepárrafopredeter." style:family="text">
      <style:text-properties style:font-name="FreeMono" style:font-name-asian="Times New Roman" style:font-name-complex="FreeMono" fo:color="#FF0000"/>
    </style:style>
    <style:style style:name="T514" style:parent-style-name="Fuentedepárrafopredeter." style:family="text">
      <style:text-properties style:font-name="FreeMono" style:font-name-asian="Times New Roman" style:font-name-complex="FreeMono" fo:color="#FF0000"/>
    </style:style>
    <style:style style:name="T515" style:parent-style-name="Fuentedepárrafopredeter." style:family="text">
      <style:text-properties style:font-name="FreeMono" style:font-name-asian="Times New Roman" style:font-name-complex="FreeMono" fo:color="#FF0000"/>
    </style:style>
    <style:style style:name="T516" style:parent-style-name="Fuentedepárrafopredeter." style:family="text">
      <style:text-properties style:font-name="FreeMono" style:font-name-asian="Times New Roman" style:font-name-complex="FreeMono" fo:color="#FF0000"/>
    </style:style>
    <style:style style:name="T517" style:parent-style-name="Fuentedepárrafopredeter." style:family="text">
      <style:text-properties style:font-name="FreeMono" style:font-name-asian="Times New Roman" style:font-name-complex="FreeMono" fo:color="#FF0000"/>
    </style:style>
    <style:style style:name="T518" style:parent-style-name="Fuentedepárrafopredeter." style:family="text">
      <style:text-properties style:font-name="FreeMono" style:font-name-asian="Times New Roman" style:font-name-complex="FreeMono" fo:color="#FF0000"/>
    </style:style>
    <style:style style:name="T519" style:parent-style-name="Fuentedepárrafopredeter." style:family="text">
      <style:text-properties style:font-name="FreeMono" style:font-name-asian="Times New Roman" style:font-name-complex="FreeMono" fo:color="#FF0000"/>
    </style:style>
    <style:style style:name="T520" style:parent-style-name="Fuentedepárrafopredeter." style:family="text">
      <style:text-properties style:font-name="FreeMono" style:font-name-asian="Times New Roman" style:font-name-complex="FreeMono" fo:color="#FF0000"/>
    </style:style>
    <style:style style:name="T521" style:parent-style-name="Fuentedepárrafopredeter." style:family="text">
      <style:text-properties style:font-name="FreeMono" style:font-name-asian="Times New Roman" style:font-name-complex="FreeMono" fo:color="#FF0000"/>
    </style:style>
    <style:style style:name="T522" style:parent-style-name="Fuentedepárrafopredeter." style:family="text">
      <style:text-properties style:font-name="FreeMono" style:font-name-asian="Times New Roman" style:font-name-complex="FreeMono" fo:color="#FF0000"/>
    </style:style>
    <style:style style:name="T523" style:parent-style-name="Fuentedepárrafopredeter." style:family="text">
      <style:text-properties style:font-name="FreeMono" style:font-name-asian="Times New Roman" style:font-name-complex="FreeMono" fo:color="#FF0000"/>
    </style:style>
    <style:style style:name="T524" style:parent-style-name="Fuentedepárrafopredeter." style:family="text">
      <style:text-properties style:font-name="FreeMono" style:font-name-asian="Times New Roman" style:font-name-complex="FreeMono" fo:color="#FF0000"/>
    </style:style>
    <style:style style:name="T525" style:parent-style-name="Fuentedepárrafopredeter." style:family="text">
      <style:text-properties style:font-name="FreeMono" style:font-name-asian="Times New Roman" style:font-name-complex="FreeMono" fo:color="#FF0000"/>
    </style:style>
    <style:style style:name="T526" style:parent-style-name="Fuentedepárrafopredeter." style:family="text">
      <style:text-properties style:font-name="FreeMono" style:font-name-asian="Times New Roman" style:font-name-complex="FreeMono" fo:color="#FF0000"/>
    </style:style>
    <style:style style:name="T527" style:parent-style-name="Fuentedepárrafopredeter." style:family="text">
      <style:text-properties style:font-name="FreeMono" style:font-name-asian="Times New Roman" style:font-name-complex="FreeMono" fo:color="#FF0000"/>
    </style:style>
    <style:style style:name="T528" style:parent-style-name="Fuentedepárrafopredeter." style:family="text">
      <style:text-properties style:font-name="FreeMono" style:font-name-asian="Times New Roman" style:font-name-complex="FreeMono" fo:color="#FF0000"/>
    </style:style>
    <style:style style:name="T529" style:parent-style-name="Fuentedepárrafopredeter." style:family="text">
      <style:text-properties style:font-name="FreeMono" style:font-name-asian="Times New Roman" style:font-name-complex="FreeMono" fo:color="#FF0000"/>
    </style:style>
    <style:style style:name="T530" style:parent-style-name="Fuentedepárrafopredeter." style:family="text">
      <style:text-properties style:font-name="FreeMono" style:font-name-asian="Times New Roman" style:font-name-complex="FreeMono" fo:color="#FF0000"/>
    </style:style>
    <style:style style:name="P531" style:parent-style-name="Standard" style:family="paragraph">
      <style:text-properties fo:color="#943634" fo:font-size="10.5pt" style:font-size-asian="10.5pt" style:font-size-complex="10.5pt"/>
    </style:style>
    <style:style style:name="T53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3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34" style:parent-style-name="Fuentedepárrafopredeter." style:family="text">
      <style:text-properties style:font-name="FreeMono" style:font-name-complex="FreeMono" fo:color="#000000" fo:font-size="10.5pt" style:font-size-asian="10.5pt" style:font-size-complex="10.5pt"/>
    </style:style>
    <style:style style:name="T535" style:parent-style-name="Fuentedepárrafopredeter." style:family="text">
      <style:text-properties style:font-name="FreeMono" style:font-name-complex="FreeMono" fo:color="#000000" fo:font-size="10.5pt" style:font-size-asian="10.5pt" style:font-size-complex="10.5pt"/>
    </style:style>
    <style:style style:name="T536" style:parent-style-name="Fuentedepárrafopredeter." style:family="text">
      <style:text-properties style:font-name="FreeMono" style:font-name-complex="FreeMono" fo:color="#000000" fo:font-size="10.5pt" style:font-size-asian="10.5pt" style:font-size-complex="10.5pt"/>
    </style:style>
    <style:style style:name="T537" style:parent-style-name="Fuentedepárrafopredeter." style:family="text">
      <style:text-properties style:font-name="FreeMono" style:font-name-complex="FreeMono" fo:color="#000000" fo:font-size="10.5pt" style:font-size-asian="10.5pt" style:font-size-complex="10.5pt"/>
    </style:style>
    <style:style style:name="T538" style:parent-style-name="Fuentedepárrafopredeter." style:family="text">
      <style:text-properties style:font-name="FreeMono" style:font-name-complex="FreeMono" fo:color="#000000" fo:font-size="10.5pt" style:font-size-asian="10.5pt" style:font-size-complex="10.5pt"/>
    </style:style>
    <style:style style:name="T539" style:parent-style-name="Fuentedepárrafopredeter." style:family="text">
      <style:text-properties style:font-name="FreeMono" style:font-name-complex="FreeMono" fo:color="#FF0000" fo:font-size="10.5pt" style:font-size-asian="10.5pt" style:font-size-complex="10.5pt"/>
    </style:style>
    <style:style style:name="T540" style:parent-style-name="Fuentedepárrafopredeter." style:family="text">
      <style:text-properties style:font-name="FreeMono" style:font-name-complex="FreeMono" fo:color="#FF0000" fo:font-size="10.5pt" style:font-size-asian="10.5pt" style:font-size-complex="10.5pt"/>
    </style:style>
    <style:style style:name="T541" style:parent-style-name="Fuentedepárrafopredeter." style:family="text">
      <style:text-properties style:font-name="FreeMono" style:font-name-complex="FreeMono" fo:color="#FF0000" fo:font-size="10.5pt" style:font-size-asian="10.5pt" style:font-size-complex="10.5pt"/>
    </style:style>
    <style:style style:name="T542" style:parent-style-name="Fuentedepárrafopredeter." style:family="text">
      <style:text-properties style:font-name="FreeMono" style:font-name-complex="FreeMono" fo:color="#FF0000" fo:font-size="10.5pt" style:font-size-asian="10.5pt" style:font-size-complex="10.5pt"/>
    </style:style>
    <style:style style:name="T543" style:parent-style-name="Fuentedepárrafopredeter." style:family="text">
      <style:text-properties style:font-name="FreeMono" style:font-name-complex="FreeMono" fo:color="#FF0000" fo:font-size="10.5pt" style:font-size-asian="10.5pt" style:font-size-complex="10.5pt"/>
    </style:style>
    <style:style style:name="T54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46" style:parent-style-name="Fuentedepárrafopredeter." style:family="text">
      <style:text-properties style:font-name="FreeMono" style:font-name-complex="FreeMono" fo:color="#000000" fo:font-size="10.5pt" style:font-size-asian="10.5pt" style:font-size-complex="10.5pt"/>
    </style:style>
    <style:style style:name="T547" style:parent-style-name="Fuentedepárrafopredeter." style:family="text">
      <style:text-properties style:font-name="FreeMono" style:font-name-complex="FreeMono" fo:color="#000000" fo:font-size="10.5pt" style:font-size-asian="10.5pt" style:font-size-complex="10.5pt"/>
    </style:style>
    <style:style style:name="T548" style:parent-style-name="Fuentedepárrafopredeter." style:family="text">
      <style:text-properties style:font-name="FreeMono" style:font-name-complex="FreeMono" fo:color="#000000" fo:font-size="10.5pt" style:font-size-asian="10.5pt" style:font-size-complex="10.5pt"/>
    </style:style>
    <style:style style:name="T549" style:parent-style-name="Fuentedepárrafopredeter." style:family="text">
      <style:text-properties style:font-name="FreeMono" style:font-name-complex="FreeMono" fo:color="#FF0000" fo:font-size="10.5pt" style:font-size-asian="10.5pt" style:font-size-complex="10.5pt"/>
    </style:style>
    <style:style style:name="T550" style:parent-style-name="Fuentedepárrafopredeter." style:family="text">
      <style:text-properties style:font-name="FreeMono" style:font-name-complex="FreeMono" fo:color="#FF0000" fo:font-size="10.5pt" style:font-size-asian="10.5pt" style:font-size-complex="10.5pt"/>
    </style:style>
    <style:style style:name="T55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5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53" style:parent-style-name="Fuentedepárrafopredeter." style:family="text">
      <style:text-properties style:font-name="FreeMono" style:font-name-complex="FreeMono" fo:color="#000000" fo:font-size="10.5pt" style:font-size-asian="10.5pt" style:font-size-complex="10.5pt"/>
    </style:style>
    <style:style style:name="T554" style:parent-style-name="Fuentedepárrafopredeter." style:family="text">
      <style:text-properties style:font-name="FreeMono" style:font-name-complex="FreeMono" fo:color="#000000" fo:font-size="10.5pt" style:font-size-asian="10.5pt" style:font-size-complex="10.5pt"/>
    </style:style>
    <style:style style:name="T55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5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5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58" style:parent-style-name="Fuentedepárrafopredeter." style:family="text">
      <style:text-properties style:font-name="FreeMono" style:font-name-complex="FreeMono" fo:color="#000000" fo:font-size="10.5pt" style:font-size-asian="10.5pt" style:font-size-complex="10.5pt"/>
    </style:style>
    <style:style style:name="T559" style:parent-style-name="Fuentedepárrafopredeter." style:family="text">
      <style:text-properties style:font-name="FreeMono" style:font-name-complex="FreeMono" fo:color="#000000" fo:font-size="10.5pt" style:font-size-asian="10.5pt" style:font-size-complex="10.5pt"/>
    </style:style>
    <style:style style:name="T56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6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62" style:parent-style-name="Fuentedepárrafopredeter." style:family="text">
      <style:text-properties style:font-name="FreeMono" style:font-name-complex="FreeMono" fo:color="#000000" fo:font-size="10.5pt" style:font-size-asian="10.5pt" style:font-size-complex="10.5pt"/>
    </style:style>
    <style:style style:name="T563" style:parent-style-name="Fuentedepárrafopredeter." style:family="text">
      <style:text-properties style:font-name="FreeMono" style:font-name-complex="FreeMono" fo:color="#000000" fo:font-size="10.5pt" style:font-size-asian="10.5pt" style:font-size-complex="10.5pt"/>
    </style:style>
    <style:style style:name="T564" style:parent-style-name="Fuentedepárrafopredeter." style:family="text">
      <style:text-properties style:font-name="FreeMono" style:font-name-complex="FreeMono" fo:color="#000000" fo:font-size="10.5pt" style:font-size-asian="10.5pt" style:font-size-complex="10.5pt"/>
    </style:style>
    <style:style style:name="T565" style:parent-style-name="Fuentedepárrafopredeter." style:family="text">
      <style:text-properties style:font-name="FreeMono" style:font-name-complex="FreeMono" fo:color="#000000" fo:font-size="10.5pt" style:font-size-asian="10.5pt" style:font-size-complex="10.5pt"/>
    </style:style>
    <style:style style:name="T566" style:parent-style-name="Fuentedepárrafopredeter." style:family="text">
      <style:text-properties style:font-name="FreeMono" style:font-name-complex="FreeMono" fo:color="#000000" fo:font-size="10.5pt" style:font-size-asian="10.5pt" style:font-size-complex="10.5pt"/>
    </style:style>
    <style:style style:name="T567" style:parent-style-name="Fuentedepárrafopredeter." style:family="text">
      <style:text-properties style:font-name="FreeMono" style:font-name-complex="FreeMono" fo:color="#000000" fo:font-size="10.5pt" style:font-size-asian="10.5pt" style:font-size-complex="10.5pt"/>
    </style:style>
    <style:style style:name="T568" style:parent-style-name="Fuentedepárrafopredeter." style:family="text">
      <style:text-properties style:font-name="FreeMono" style:font-name-complex="FreeMono" fo:color="#000000" fo:font-size="10.5pt" style:font-size-asian="10.5pt" style:font-size-complex="10.5pt"/>
    </style:style>
    <style:style style:name="T569" style:parent-style-name="Fuentedepárrafopredeter." style:family="text">
      <style:text-properties style:font-name="FreeMono" style:font-name-complex="FreeMono" fo:color="#000000" fo:font-size="10.5pt" style:font-size-asian="10.5pt" style:font-size-complex="10.5pt"/>
    </style:style>
    <style:style style:name="T570" style:parent-style-name="Fuentedepárrafopredeter." style:family="text">
      <style:text-properties style:font-name="FreeMono" style:font-name-complex="FreeMono" fo:color="#000000" fo:font-size="10.5pt" style:font-size-asian="10.5pt" style:font-size-complex="10.5pt"/>
    </style:style>
    <style:style style:name="T571" style:parent-style-name="Fuentedepárrafopredeter." style:family="text">
      <style:text-properties style:font-name="FreeMono" style:font-name-complex="FreeMono" fo:color="#000000" fo:font-size="10.5pt" style:font-size-asian="10.5pt" style:font-size-complex="10.5pt"/>
    </style:style>
    <style:style style:name="T572" style:parent-style-name="Fuentedepárrafopredeter." style:family="text">
      <style:text-properties style:font-name="FreeMono" style:font-name-complex="FreeMono" fo:color="#000000" fo:font-size="10.5pt" style:font-size-asian="10.5pt" style:font-size-complex="10.5pt"/>
    </style:style>
    <style:style style:name="T573" style:parent-style-name="Fuentedepárrafopredeter." style:family="text">
      <style:text-properties style:font-name="FreeMono" style:font-name-complex="FreeMono" fo:color="#000000" fo:font-size="10.5pt" style:font-size-asian="10.5pt" style:font-size-complex="10.5pt"/>
    </style:style>
    <style:style style:name="T574" style:parent-style-name="Fuentedepárrafopredeter." style:family="text">
      <style:text-properties style:font-name="FreeMono" style:font-name-complex="FreeMono" fo:color="#000000" fo:font-size="10.5pt" style:font-size-asian="10.5pt" style:font-size-complex="10.5pt"/>
    </style:style>
    <style:style style:name="T575" style:parent-style-name="Fuentedepárrafopredeter." style:family="text">
      <style:text-properties style:font-name="FreeMono" style:font-name-complex="FreeMono" fo:color="#000000" fo:font-size="10.5pt" style:font-size-asian="10.5pt" style:font-size-complex="10.5pt"/>
    </style:style>
    <style:style style:name="T576" style:parent-style-name="Fuentedepárrafopredeter." style:family="text">
      <style:text-properties style:font-name="FreeMono" style:font-name-complex="FreeMono" fo:color="#000000" fo:font-size="10.5pt" style:font-size-asian="10.5pt" style:font-size-complex="10.5pt"/>
    </style:style>
    <style:style style:name="T577" style:parent-style-name="Fuentedepárrafopredeter." style:family="text">
      <style:text-properties style:font-name="FreeMono" style:font-name-complex="FreeMono" fo:color="#000000" fo:font-size="10.5pt" style:font-size-asian="10.5pt" style:font-size-complex="10.5pt"/>
    </style:style>
    <style:style style:name="T57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7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8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8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89" style:parent-style-name="Fuentedepárrafopredeter." style:family="text">
      <style:text-properties style:font-name="FreeMono" style:font-name-complex="FreeMono" fo:color="#000000" fo:font-size="10.5pt" style:font-size-asian="10.5pt" style:font-size-complex="10.5pt"/>
    </style:style>
    <style:style style:name="T590" style:parent-style-name="Fuentedepárrafopredeter." style:family="text">
      <style:text-properties style:font-name="FreeMono" style:font-name-complex="FreeMono" fo:color="#000000" fo:font-size="10.5pt" style:font-size-asian="10.5pt" style:font-size-complex="10.5pt"/>
    </style:style>
    <style:style style:name="T591" style:parent-style-name="Fuentedepárrafopredeter." style:family="text">
      <style:text-properties style:font-name="FreeMono" style:font-name-complex="FreeMono" fo:color="#000000" fo:font-size="10.5pt" style:font-size-asian="10.5pt" style:font-size-complex="10.5pt"/>
    </style:style>
    <style:style style:name="T592" style:parent-style-name="Fuentedepárrafopredeter." style:family="text">
      <style:text-properties style:font-name="FreeMono" style:font-name-complex="FreeMono" fo:color="#000000" fo:font-size="10.5pt" style:font-size-asian="10.5pt" style:font-size-complex="10.5pt"/>
    </style:style>
    <style:style style:name="T593" style:parent-style-name="Fuentedepárrafopredeter." style:family="text">
      <style:text-properties style:font-name="FreeMono" style:font-name-complex="FreeMono" fo:color="#000000" fo:font-size="10.5pt" style:font-size-asian="10.5pt" style:font-size-complex="10.5pt"/>
    </style:style>
    <style:style style:name="T594" style:parent-style-name="Fuentedepárrafopredeter." style:family="text">
      <style:text-properties style:font-name="FreeMono" style:font-name-complex="FreeMono" fo:color="#000000" fo:font-size="10.5pt" style:font-size-asian="10.5pt" style:font-size-complex="10.5pt"/>
    </style:style>
    <style:style style:name="T595" style:parent-style-name="Fuentedepárrafopredeter." style:family="text">
      <style:text-properties style:font-name="FreeMono" style:font-name-complex="FreeMono" fo:color="#000000" fo:font-size="10.5pt" style:font-size-asian="10.5pt" style:font-size-complex="10.5pt"/>
    </style:style>
    <style:style style:name="T596" style:parent-style-name="Fuentedepárrafopredeter." style:family="text">
      <style:text-properties style:font-name="FreeMono" style:font-name-complex="FreeMono" fo:color="#000000" fo:font-size="10.5pt" style:font-size-asian="10.5pt" style:font-size-complex="10.5pt"/>
    </style:style>
    <style:style style:name="T597" style:parent-style-name="Fuentedepárrafopredeter." style:family="text">
      <style:text-properties style:font-name="FreeMono" style:font-name-complex="FreeMono" fo:color="#000000" fo:font-size="10.5pt" style:font-size-asian="10.5pt" style:font-size-complex="10.5pt"/>
    </style:style>
    <style:style style:name="T598" style:parent-style-name="Fuentedepárrafopredeter." style:family="text">
      <style:text-properties style:font-name="FreeMono" style:font-name-complex="FreeMono" fo:color="#000000" fo:font-size="10.5pt" style:font-size-asian="10.5pt" style:font-size-complex="10.5pt"/>
    </style:style>
    <style:style style:name="T599" style:parent-style-name="Fuentedepárrafopredeter." style:family="text">
      <style:text-properties style:font-name="FreeMono" style:font-name-complex="FreeMono" fo:color="#000000" fo:font-size="10.5pt" style:font-size-asian="10.5pt" style:font-size-complex="10.5pt"/>
    </style:style>
    <style:style style:name="T600" style:parent-style-name="Fuentedepárrafopredeter." style:family="text">
      <style:text-properties style:font-name="FreeMono" style:font-name-complex="FreeMono" fo:color="#000000" fo:font-size="10.5pt" style:font-size-asian="10.5pt" style:font-size-complex="10.5pt"/>
    </style:style>
    <style:style style:name="T601" style:parent-style-name="Fuentedepárrafopredeter." style:family="text">
      <style:text-properties style:font-name="FreeMono" style:font-name-complex="FreeMono" fo:color="#000000" fo:font-size="10.5pt" style:font-size-asian="10.5pt" style:font-size-complex="10.5pt"/>
    </style:style>
    <style:style style:name="T602" style:parent-style-name="Fuentedepárrafopredeter." style:family="text">
      <style:text-properties style:font-name="FreeMono" style:font-name-complex="FreeMono" fo:color="#000000" fo:font-size="10.5pt" style:font-size-asian="10.5pt" style:font-size-complex="10.5pt"/>
    </style:style>
    <style:style style:name="T60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0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1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1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1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61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1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15" style:parent-style-name="Fuentedepárrafopredeter." style:family="text">
      <style:text-properties style:font-name="FreeMono" style:font-name-complex="FreeMono" fo:color="#000000" fo:font-size="10.5pt" style:font-size-asian="10.5pt" style:font-size-complex="10.5pt"/>
    </style:style>
    <style:style style:name="T616" style:parent-style-name="Fuentedepárrafopredeter." style:family="text">
      <style:text-properties style:font-name="FreeMono" style:font-name-complex="FreeMono" fo:color="#000000" fo:font-size="10.5pt" style:font-size-asian="10.5pt" style:font-size-complex="10.5pt"/>
    </style:style>
    <style:style style:name="T617" style:parent-style-name="Fuentedepárrafopredeter." style:family="text">
      <style:text-properties style:font-name="FreeMono" style:font-name-complex="FreeMono" fo:color="#000000" fo:font-size="10.5pt" style:font-size-asian="10.5pt" style:font-size-complex="10.5pt"/>
    </style:style>
    <style:style style:name="T618" style:parent-style-name="Fuentedepárrafopredeter." style:family="text">
      <style:text-properties style:font-name="FreeMono" style:font-name-complex="FreeMono" fo:font-weight="bold" style:font-weight-asian="bold" style:font-weight-complex="bold" fo:color="#000000"/>
    </style:style>
    <style:style style:name="P619" style:parent-style-name="Standard" style:family="paragraph">
      <style:text-properties style:font-name="FreeMono" style:font-name-complex="FreeMono" fo:color="#000000" fo:font-size="10.5pt" style:font-size-asian="10.5pt" style:font-size-complex="10.5pt"/>
    </style:style>
    <style:style style:name="T620" style:parent-style-name="Fuentedepárrafopredeter." style:family="text">
      <style:text-properties style:font-name="FreeMono" style:font-name-complex="FreeMono" fo:font-weight="bold" style:font-weight-asian="bold" fo:color="#000000" fo:font-size="10.5pt" style:font-size-asian="10.5pt" style:font-size-complex="10.5pt"/>
    </style:style>
    <style:style style:name="T62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622" style:parent-style-name="Standard" style:family="paragraph">
      <style:text-properties style:font-name="FreeMono" style:font-name-complex="FreeMono" style:font-weight-complex="bold" fo:color="#000000" fo:font-size="10.5pt" style:font-size-asian="10.5pt" style:font-size-complex="10.5pt"/>
    </style:style>
    <style:style style:name="P623" style:parent-style-name="Standard" style:family="paragraph">
      <style:text-properties style:font-name="FreeMono" style:font-name-complex="FreeMono" style:font-weight-complex="bold" fo:color="#000000" fo:font-size="10.5pt" style:font-size-asian="10.5pt" style:font-size-complex="10.5pt"/>
    </style:style>
    <style:style style:name="P624" style:parent-style-name="Standard" style:family="paragraph">
      <style:text-properties style:font-name="FreeMono" style:font-name-complex="FreeMono" style:font-weight-complex="bold" fo:color="#000000" fo:font-size="10.5pt" style:font-size-asian="10.5pt" style:font-size-complex="10.5pt"/>
    </style:style>
    <style:style style:name="P625" style:parent-style-name="Standard" style:family="paragraph">
      <style:paragraph-properties fo:margin-left="0.9847in" fo:text-indent="0.4923in">
        <style:tab-stops/>
      </style:paragraph-properties>
    </style:style>
    <style:style style:name="T626" style:parent-style-name="Fuentedepárrafopredeter." style:family="text">
      <style:text-properties style:font-name="FreeMono" style:font-name-complex="FreeMono" style:font-weight-complex="bold" fo:color="#000000" fo:font-size="10.5pt" style:font-size-asian="10.5pt" style:font-size-complex="10.5pt"/>
    </style:style>
    <style:style style:name="T627" style:parent-style-name="Fuentedepárrafopredeter." style:family="text">
      <style:text-properties style:font-name="FreeMono" style:font-name-complex="FreeMono" style:font-weight-complex="bold" fo:color="#000000" fo:font-size="10.5pt" style:font-size-asian="10.5pt" style:font-size-complex="10.5pt"/>
    </style:style>
    <style:style style:name="T62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2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630" style:parent-style-name="Standard" style:family="paragraph">
      <style:text-properties style:font-name="FreeMono" style:font-name-complex="FreeMono" style:font-weight-complex="bold" fo:color="#000000" fo:font-size="10.5pt" style:font-size-asian="10.5pt" style:font-size-complex="10.5pt"/>
    </style:style>
    <style:style style:name="P631" style:parent-style-name="Standard" style:family="paragraph">
      <style:text-properties style:font-name="FreeMono" style:font-name-complex="FreeMono" style:font-weight-complex="bold" fo:color="#000000" fo:font-size="10.5pt" style:font-size-asian="10.5pt" style:font-size-complex="10.5pt"/>
    </style:style>
    <style:style style:name="P632" style:parent-style-name="Standard" style:family="paragraph">
      <style:text-properties style:font-name="FreeMono" style:font-name-complex="FreeMono" style:font-weight-complex="bold" fo:color="#000000" fo:font-size="10.5pt" style:font-size-asian="10.5pt" style:font-size-complex="10.5pt"/>
    </style:style>
    <style:style style:name="P633" style:parent-style-name="Standard" style:family="paragraph">
      <style:paragraph-properties fo:margin-left="1.477in">
        <style:tab-stops/>
      </style:paragraph-properties>
    </style:style>
    <style:style style:name="T634" style:parent-style-name="Fuentedepárrafopredeter." style:family="text">
      <style:text-properties style:font-name="FreeMono" style:font-name-asian="DejaVu Sans" style:font-name-complex="FreeMono" fo:color="#000000" fo:font-size="10.5pt" style:font-size-asian="10.5pt" style:font-size-complex="10.5pt"/>
    </style:style>
    <style:style style:name="T635" style:parent-style-name="Fuentedepárrafopredeter." style:family="text">
      <style:text-properties style:font-name="FreeMono" style:font-name-asian="DejaVu Sans" style:font-name-complex="FreeMono" fo:color="#000000" fo:font-size="10.5pt" style:font-size-asian="10.5pt" style:font-size-complex="10.5pt"/>
    </style:style>
    <style:style style:name="T636" style:parent-style-name="Fuentedepárrafopredeter." style:family="text">
      <style:text-properties style:font-name="FreeMono" style:font-name-asian="DejaVu Sans" style:font-name-complex="FreeMono" fo:color="#000000" fo:font-size="10.5pt" style:font-size-asian="10.5pt" style:font-size-complex="10.5pt"/>
    </style:style>
    <style:style style:name="T63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3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63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4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41" style:parent-style-name="Fuentedepárrafopredeter." style:family="text">
      <style:text-properties style:font-name="FreeMono" style:font-name-complex="FreeMono" fo:color="#000000" fo:font-size="10.5pt" style:font-size-asian="10.5pt" style:font-size-complex="10.5pt"/>
    </style:style>
    <style:style style:name="T642" style:parent-style-name="Fuentedepárrafopredeter." style:family="text">
      <style:text-properties style:font-name="FreeMono" style:font-name-complex="FreeMono" fo:color="#000000" fo:font-size="10.5pt" style:font-size-asian="10.5pt" style:font-size-complex="10.5pt"/>
    </style:style>
    <style:style style:name="T643" style:parent-style-name="Fuentedepárrafopredeter." style:family="text">
      <style:text-properties style:font-name="FreeMono" style:font-name-complex="FreeMono" fo:color="#000000" fo:font-size="10.5pt" style:font-size-asian="10.5pt" style:font-size-complex="10.5pt"/>
    </style:style>
    <style:style style:name="T644" style:parent-style-name="Fuentedepárrafopredeter." style:family="text">
      <style:text-properties style:font-name="FreeMono" style:font-name-complex="FreeMono" fo:color="#000000" fo:font-size="10.5pt" style:font-size-asian="10.5pt" style:font-size-complex="10.5pt"/>
    </style:style>
    <style:style style:name="T645" style:parent-style-name="Fuentedepárrafopredeter." style:family="text">
      <style:text-properties style:font-name="FreeMono" style:font-name-asian="DejaVu Sans" style:font-name-complex="FreeMono" fo:color="#000000" fo:font-size="10.5pt" style:font-size-asian="10.5pt" style:font-size-complex="10.5pt"/>
    </style:style>
    <style:style style:name="P64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4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48" style:parent-style-name="Fuentedepárrafopredeter." style:family="text">
      <style:text-properties style:font-name="FreeMono" style:font-name-complex="FreeMono" fo:color="#000000" fo:font-size="10.5pt" style:font-size-asian="10.5pt" style:font-size-complex="10.5pt"/>
    </style:style>
    <style:style style:name="T649" style:parent-style-name="Fuentedepárrafopredeter." style:family="text">
      <style:text-properties style:font-name="FreeMono" style:font-name-complex="FreeMono" fo:color="#000000" fo:font-size="10.5pt" style:font-size-asian="10.5pt" style:font-size-complex="10.5pt"/>
    </style:style>
    <style:style style:name="T650" style:parent-style-name="Fuentedepárrafopredeter." style:family="text">
      <style:text-properties style:font-name="FreeMono" style:font-name-complex="FreeMono" fo:color="#000000" fo:font-size="10.5pt" style:font-size-asian="10.5pt" style:font-size-complex="10.5pt"/>
    </style:style>
    <style:style style:name="T651" style:parent-style-name="Fuentedepárrafopredeter." style:family="text">
      <style:text-properties style:font-name="FreeMono" style:font-name-complex="FreeMono" fo:color="#000000" fo:font-size="10.5pt" style:font-size-asian="10.5pt" style:font-size-complex="10.5pt"/>
    </style:style>
    <style:style style:name="T652" style:parent-style-name="Fuentedepárrafopredeter." style:family="text">
      <style:text-properties style:font-name="FreeMono" style:font-name-asian="DejaVu Sans" style:font-name-complex="FreeMono" fo:color="#000000" fo:font-size="10.5pt" style:font-size-asian="10.5pt" style:font-size-complex="10.5pt"/>
    </style:style>
    <style:style style:name="P65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5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55" style:parent-style-name="Fuentedepárrafopredeter." style:family="text">
      <style:text-properties style:font-name="FreeMono" style:font-name-complex="FreeMono" fo:color="#000000" fo:font-size="10.5pt" style:font-size-asian="10.5pt" style:font-size-complex="10.5pt"/>
    </style:style>
    <style:style style:name="T656" style:parent-style-name="Fuentedepárrafopredeter." style:family="text">
      <style:text-properties style:font-name="FreeMono" style:font-name-complex="FreeMono" fo:color="#000000" fo:font-size="10.5pt" style:font-size-asian="10.5pt" style:font-size-complex="10.5pt"/>
    </style:style>
    <style:style style:name="T657" style:parent-style-name="Fuentedepárrafopredeter." style:family="text">
      <style:text-properties style:font-name="FreeMono" style:font-name-complex="FreeMono" fo:color="#000000" fo:font-size="10.5pt" style:font-size-asian="10.5pt" style:font-size-complex="10.5pt"/>
    </style:style>
    <style:style style:name="T658" style:parent-style-name="Fuentedepárrafopredeter." style:family="text">
      <style:text-properties style:font-name="FreeMono" style:font-name-complex="FreeMono" fo:color="#000000" fo:font-size="10.5pt" style:font-size-asian="10.5pt" style:font-size-complex="10.5pt"/>
    </style:style>
    <style:style style:name="T659" style:parent-style-name="Fuentedepárrafopredeter." style:family="text">
      <style:text-properties style:font-name="FreeMono" style:font-name-complex="FreeMono" fo:color="#000000" fo:font-size="10.5pt" style:font-size-asian="10.5pt" style:font-size-complex="10.5pt"/>
    </style:style>
    <style:style style:name="T660" style:parent-style-name="Fuentedepárrafopredeter." style:family="text">
      <style:text-properties style:font-name="FreeMono" style:font-name-asian="DejaVu Sans" style:font-name-complex="FreeMono" fo:color="#000000" fo:font-size="10.5pt" style:font-size-asian="10.5pt" style:font-size-complex="10.5pt"/>
    </style:style>
    <style:style style:name="P66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66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6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64" style:parent-style-name="Fuentedepárrafopredeter." style:family="text">
      <style:text-properties style:font-name="FreeMono" style:font-name-complex="FreeMono" fo:color="#000000" fo:font-size="10.5pt" style:font-size-asian="10.5pt" style:font-size-complex="10.5pt"/>
    </style:style>
    <style:style style:name="T665" style:parent-style-name="Fuentedepárrafopredeter." style:family="text">
      <style:text-properties style:font-name="FreeMono" style:font-name-complex="FreeMono" fo:color="#000000" fo:font-size="10.5pt" style:font-size-asian="10.5pt" style:font-size-complex="10.5pt"/>
    </style:style>
    <style:style style:name="T666" style:parent-style-name="Fuentedepárrafopredeter." style:family="text">
      <style:text-properties style:font-name="FreeMono" style:font-name-complex="FreeMono" fo:color="#000000" fo:font-size="10.5pt" style:font-size-asian="10.5pt" style:font-size-complex="10.5pt"/>
    </style:style>
    <style:style style:name="T667" style:parent-style-name="Fuentedepárrafopredeter." style:family="text">
      <style:text-properties style:font-name="FreeMono" style:font-name-complex="FreeMono" fo:color="#000000" fo:font-size="10.5pt" style:font-size-asian="10.5pt" style:font-size-complex="10.5pt"/>
    </style:style>
    <style:style style:name="T668" style:parent-style-name="Fuentedepárrafopredeter." style:family="text">
      <style:text-properties style:font-name="FreeMono" style:font-name-asian="DejaVu Sans" style:font-name-complex="FreeMono" fo:color="#000000" fo:font-size="10.5pt" style:font-size-asian="10.5pt" style:font-size-complex="10.5pt"/>
    </style:style>
    <style:style style:name="P66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67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71" style:parent-style-name="Fuentedepárrafopredeter." style:family="text">
      <style:text-properties style:font-name="FreeMono" style:font-name-complex="FreeMono" fo:color="#000000" fo:font-size="10.5pt" style:font-size-asian="10.5pt" style:font-size-complex="10.5pt"/>
    </style:style>
    <style:style style:name="T672" style:parent-style-name="Fuentedepárrafopredeter." style:family="text">
      <style:text-properties style:font-name="FreeMono" style:font-name-complex="FreeMono" fo:color="#000000" style:text-position="-33.3% 100%" fo:font-size="10.5pt" style:font-size-asian="10.5pt" style:font-size-complex="10.5pt"/>
    </style:style>
    <style:style style:name="T673" style:parent-style-name="Fuentedepárrafopredeter." style:family="text">
      <style:text-properties style:font-name="FreeMono" style:font-name-complex="FreeMono" fo:color="#000000" fo:font-size="10.5pt" style:font-size-asian="10.5pt" style:font-size-complex="10.5pt"/>
    </style:style>
    <style:style style:name="T674" style:parent-style-name="Fuentedepárrafopredeter." style:family="text">
      <style:text-properties style:font-name="FreeMono" style:font-name-complex="FreeMono" fo:color="#000000" fo:font-size="10.5pt" style:font-size-asian="10.5pt" style:font-size-complex="10.5pt"/>
    </style:style>
    <style:style style:name="T675" style:parent-style-name="Fuentedepárrafopredeter." style:family="text">
      <style:text-properties style:font-name="FreeMono" style:font-name-complex="FreeMono" fo:color="#000000" fo:font-size="10.5pt" style:font-size-asian="10.5pt" style:font-size-complex="10.5pt"/>
    </style:style>
    <style:style style:name="T676" style:parent-style-name="Fuentedepárrafopredeter." style:family="text">
      <style:text-properties style:font-name="FreeMono" style:font-name-complex="FreeMono" fo:color="#000000" fo:font-size="10.5pt" style:font-size-asian="10.5pt" style:font-size-complex="10.5pt"/>
    </style:style>
    <style:style style:name="T677" style:parent-style-name="Fuentedepárrafopredeter." style:family="text">
      <style:text-properties style:font-name="FreeMono" style:font-name-complex="FreeMono" fo:color="#000000" fo:font-size="10.5pt" style:font-size-asian="10.5pt" style:font-size-complex="10.5pt"/>
    </style:style>
    <style:style style:name="T678" style:parent-style-name="Fuentedepárrafopredeter." style:family="text">
      <style:text-properties style:font-name="FreeMono" style:font-name-complex="FreeMono" fo:color="#000000" fo:font-size="10.5pt" style:font-size-asian="10.5pt" style:font-size-complex="10.5pt"/>
    </style:style>
    <style:style style:name="T679" style:parent-style-name="Fuentedepárrafopredeter." style:family="text">
      <style:text-properties style:font-name="FreeMono" style:font-name-complex="FreeMono" fo:color="#000000" style:text-position="-33.3% 100%" fo:font-size="10.5pt" style:font-size-asian="10.5pt" style:font-size-complex="10.5pt"/>
    </style:style>
    <style:style style:name="T680" style:parent-style-name="Fuentedepárrafopredeter." style:family="text">
      <style:text-properties style:font-name="FreeMono" style:font-name-complex="FreeMono" fo:color="#000000" fo:font-size="10.5pt" style:font-size-asian="10.5pt" style:font-size-complex="10.5pt"/>
    </style:style>
    <style:style style:name="T681" style:parent-style-name="Fuentedepárrafopredeter." style:family="text">
      <style:text-properties style:font-name="FreeMono" style:font-name-complex="FreeMono" fo:color="#000000" fo:font-size="10.5pt" style:font-size-asian="10.5pt" style:font-size-complex="10.5pt"/>
    </style:style>
    <style:style style:name="T682" style:parent-style-name="Fuentedepárrafopredeter." style:family="text">
      <style:text-properties style:font-name="FreeMono" style:font-name-complex="FreeMono" fo:color="#000000" fo:font-size="10.5pt" style:font-size-asian="10.5pt" style:font-size-complex="10.5pt"/>
    </style:style>
    <style:style style:name="T683" style:parent-style-name="Fuentedepárrafopredeter." style:family="text">
      <style:text-properties style:font-name="FreeMono" style:font-name-complex="FreeMono" fo:color="#000000" style:text-position="-33.3% 100%" fo:font-size="10.5pt" style:font-size-asian="10.5pt" style:font-size-complex="10.5pt"/>
    </style:style>
    <style:style style:name="T684" style:parent-style-name="Fuentedepárrafopredeter." style:family="text">
      <style:text-properties style:font-name="FreeMono" style:font-name-complex="FreeMono" fo:color="#000000" fo:font-size="10.5pt" style:font-size-asian="10.5pt" style:font-size-complex="10.5pt"/>
    </style:style>
    <style:style style:name="T685" style:parent-style-name="Fuentedepárrafopredeter." style:family="text">
      <style:text-properties style:font-name="FreeMono" style:font-name-complex="FreeMono" fo:color="#000000" style:text-position="-33.3% 100%" fo:font-size="10.5pt" style:font-size-asian="10.5pt" style:font-size-complex="10.5pt"/>
    </style:style>
    <style:style style:name="T686" style:parent-style-name="Fuentedepárrafopredeter." style:family="text">
      <style:text-properties style:font-name="FreeMono" style:font-name-complex="FreeMono" fo:color="#000000" fo:font-size="10.5pt" style:font-size-asian="10.5pt" style:font-size-complex="10.5pt"/>
    </style:style>
    <style:style style:name="T687" style:parent-style-name="Fuentedepárrafopredeter." style:family="text">
      <style:text-properties style:font-name="FreeMono" style:font-name-complex="FreeMono" fo:color="#000000" fo:font-size="10.5pt" style:font-size-asian="10.5pt" style:font-size-complex="10.5pt"/>
    </style:style>
    <style:style style:name="T688" style:parent-style-name="Fuentedepárrafopredeter." style:family="text">
      <style:text-properties style:font-name="FreeMono" style:font-name-complex="FreeMono" fo:color="#000000" style:text-position="-33.3% 100%" fo:font-size="10.5pt" style:font-size-asian="10.5pt" style:font-size-complex="10.5pt"/>
    </style:style>
    <style:style style:name="T689" style:parent-style-name="Fuentedepárrafopredeter." style:family="text">
      <style:text-properties style:font-name="FreeMono" style:font-name-complex="FreeMono" fo:color="#000000" fo:font-size="10.5pt" style:font-size-asian="10.5pt" style:font-size-complex="10.5pt"/>
    </style:style>
    <style:style style:name="T690" style:parent-style-name="Fuentedepárrafopredeter." style:family="text">
      <style:text-properties style:font-name="FreeMono" style:font-name-complex="FreeMono" fo:color="#000000" fo:font-size="10.5pt" style:font-size-asian="10.5pt" style:font-size-complex="10.5pt"/>
    </style:style>
    <style:style style:name="T691" style:parent-style-name="Fuentedepárrafopredeter." style:family="text">
      <style:text-properties style:font-name="FreeMono" style:font-name-complex="FreeMono" fo:color="#000000" style:text-position="-33.3% 100%" fo:font-size="10.5pt" style:font-size-asian="10.5pt" style:font-size-complex="10.5pt"/>
    </style:style>
    <style:style style:name="T692" style:parent-style-name="Fuentedepárrafopredeter." style:family="text">
      <style:text-properties style:font-name="FreeMono" style:font-name-complex="FreeMono" fo:color="#000000" fo:font-size="10.5pt" style:font-size-asian="10.5pt" style:font-size-complex="10.5pt"/>
    </style:style>
    <style:style style:name="P69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9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95" style:parent-style-name="Fuentedepárrafopredeter." style:family="text">
      <style:text-properties style:font-name="FreeMono" style:font-name-complex="FreeMono" fo:color="#000000" fo:font-size="10.5pt" style:font-size-asian="10.5pt" style:font-size-complex="10.5pt"/>
    </style:style>
    <style:style style:name="T696" style:parent-style-name="Fuentedepárrafopredeter." style:family="text">
      <style:text-properties style:font-name="FreeMono" style:font-name-complex="FreeMono" fo:color="#000000" fo:font-size="10.5pt" style:font-size-asian="10.5pt" style:font-size-complex="10.5pt"/>
    </style:style>
    <style:style style:name="P697" style:parent-style-name="Standard" style:family="paragraph">
      <style:text-properties style:font-name="FreeMono" style:font-name-complex="FreeMono" fo:color="#000000" fo:font-size="10.5pt" style:font-size-asian="10.5pt" style:font-size-complex="10.5pt"/>
    </style:style>
    <style:style style:name="P69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9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00" style:parent-style-name="Fuentedepárrafopredeter." style:family="text">
      <style:text-properties style:font-name="FreeMono" style:font-name-complex="FreeMono" fo:color="#000000" fo:font-size="10.5pt" style:font-size-asian="10.5pt" style:font-size-complex="10.5pt"/>
    </style:style>
    <style:style style:name="T701" style:parent-style-name="Fuentedepárrafopredeter." style:family="text">
      <style:text-properties style:font-name="FreeMono" style:font-name-complex="FreeMono" fo:color="#000000" style:text-position="-33.3% 100%" fo:font-size="10.5pt" style:font-size-asian="10.5pt" style:font-size-complex="10.5pt"/>
    </style:style>
    <style:style style:name="T702" style:parent-style-name="Fuentedepárrafopredeter." style:family="text">
      <style:text-properties style:font-name="FreeMono" style:font-name-complex="FreeMono" fo:color="#000000" fo:font-size="10.5pt" style:font-size-asian="10.5pt" style:font-size-complex="10.5pt"/>
    </style:style>
    <style:style style:name="T703" style:parent-style-name="Fuentedepárrafopredeter." style:family="text">
      <style:text-properties style:font-name="FreeMono" style:font-name-complex="FreeMono" fo:color="#000000" fo:font-size="10.5pt" style:font-size-asian="10.5pt" style:font-size-complex="10.5pt"/>
    </style:style>
    <style:style style:name="T704" style:parent-style-name="Fuentedepárrafopredeter." style:family="text">
      <style:text-properties style:font-name="FreeMono" style:font-name-complex="FreeMono" fo:color="#000000" style:text-position="-33.3% 100%" fo:font-size="10.5pt" style:font-size-asian="10.5pt" style:font-size-complex="10.5pt"/>
    </style:style>
    <style:style style:name="T705" style:parent-style-name="Fuentedepárrafopredeter." style:family="text">
      <style:text-properties style:font-name="FreeMono" style:font-name-complex="FreeMono" fo:color="#000000" fo:font-size="10.5pt" style:font-size-asian="10.5pt" style:font-size-complex="10.5pt"/>
    </style:style>
    <style:style style:name="T706" style:parent-style-name="Fuentedepárrafopredeter." style:family="text">
      <style:text-properties style:font-name="FreeMono" style:font-name-complex="FreeMono" fo:color="#000000" fo:font-size="10.5pt" style:font-size-asian="10.5pt" style:font-size-complex="10.5pt"/>
    </style:style>
    <style:style style:name="T707" style:parent-style-name="Fuentedepárrafopredeter." style:family="text">
      <style:text-properties style:font-name="FreeMono" style:font-name-complex="FreeMono" fo:color="#000000" style:text-position="-33.3% 100%" fo:font-size="10.5pt" style:font-size-asian="10.5pt" style:font-size-complex="10.5pt"/>
    </style:style>
    <style:style style:name="T708" style:parent-style-name="Fuentedepárrafopredeter." style:family="text">
      <style:text-properties style:font-name="FreeMono" style:font-name-complex="FreeMono" fo:color="#000000" fo:font-size="10.5pt" style:font-size-asian="10.5pt" style:font-size-complex="10.5pt"/>
    </style:style>
    <style:style style:name="T709" style:parent-style-name="Fuentedepárrafopredeter." style:family="text">
      <style:text-properties style:font-name="FreeMono" style:font-name-complex="FreeMono" fo:color="#000000" fo:font-size="10.5pt" style:font-size-asian="10.5pt" style:font-size-complex="10.5pt"/>
    </style:style>
    <style:style style:name="T710" style:parent-style-name="Fuentedepárrafopredeter." style:family="text">
      <style:text-properties style:font-name="FreeMono" style:font-name-complex="FreeMono" fo:color="#000000" style:text-position="-33.3% 100%" fo:font-size="10.5pt" style:font-size-asian="10.5pt" style:font-size-complex="10.5pt"/>
    </style:style>
    <style:style style:name="T711" style:parent-style-name="Fuentedepárrafopredeter." style:family="text">
      <style:text-properties style:font-name="FreeMono" style:font-name-complex="FreeMono" fo:color="#000000" fo:font-size="10.5pt" style:font-size-asian="10.5pt" style:font-size-complex="10.5pt"/>
    </style:style>
    <style:style style:name="P712" style:parent-style-name="Standard" style:family="paragraph">
      <style:text-properties style:font-name="FreeMono" style:font-name-complex="FreeMono" fo:color="#000000" fo:font-size="10.5pt" style:font-size-asian="10.5pt" style:font-size-complex="10.5pt"/>
    </style:style>
    <style:style style:name="P71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1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15" style:parent-style-name="Fuentedepárrafopredeter." style:family="text">
      <style:text-properties style:font-name="FreeMono" style:font-name-complex="FreeMono" fo:color="#000000" fo:font-size="10.5pt" style:font-size-asian="10.5pt" style:font-size-complex="10.5pt"/>
    </style:style>
    <style:style style:name="T716" style:parent-style-name="Fuentedepárrafopredeter." style:family="text">
      <style:text-properties style:font-name="FreeMono" style:font-name-complex="FreeMono" fo:color="#000000" style:text-position="-33.3% 100%" fo:font-size="10.5pt" style:font-size-asian="10.5pt" style:font-size-complex="10.5pt"/>
    </style:style>
    <style:style style:name="T717" style:parent-style-name="Fuentedepárrafopredeter." style:family="text">
      <style:text-properties style:font-name="FreeMono" style:font-name-complex="FreeMono" fo:color="#000000" fo:font-size="10.5pt" style:font-size-asian="10.5pt" style:font-size-complex="10.5pt"/>
    </style:style>
    <style:style style:name="T718" style:parent-style-name="Fuentedepárrafopredeter." style:family="text">
      <style:text-properties style:font-name="FreeMono" style:font-name-complex="FreeMono" fo:color="#000000" fo:font-size="10.5pt" style:font-size-asian="10.5pt" style:font-size-complex="10.5pt"/>
    </style:style>
    <style:style style:name="T719" style:parent-style-name="Fuentedepárrafopredeter." style:family="text">
      <style:text-properties style:font-name="FreeMono" style:font-name-complex="FreeMono" fo:color="#000000" fo:font-size="10.5pt" style:font-size-asian="10.5pt" style:font-size-complex="10.5pt"/>
    </style:style>
    <style:style style:name="T720" style:parent-style-name="Fuentedepárrafopredeter." style:family="text">
      <style:text-properties style:font-name="FreeMono" style:font-name-complex="FreeMono" fo:color="#000000" fo:font-size="10.5pt" style:font-size-asian="10.5pt" style:font-size-complex="10.5pt"/>
    </style:style>
    <style:style style:name="T721" style:parent-style-name="Fuentedepárrafopredeter." style:family="text">
      <style:text-properties style:font-name="FreeMono" style:font-name-complex="FreeMono" fo:color="#000000" style:text-position="-33.3% 100%" fo:font-size="10.5pt" style:font-size-asian="10.5pt" style:font-size-complex="10.5pt"/>
    </style:style>
    <style:style style:name="T722" style:parent-style-name="Fuentedepárrafopredeter." style:family="text">
      <style:text-properties style:font-name="FreeMono" style:font-name-complex="FreeMono" fo:color="#000000" fo:font-size="10.5pt" style:font-size-asian="10.5pt" style:font-size-complex="10.5pt"/>
    </style:style>
    <style:style style:name="T723" style:parent-style-name="Fuentedepárrafopredeter." style:family="text">
      <style:text-properties style:font-name="FreeMono" style:font-name-complex="FreeMono" fo:color="#000000" fo:font-size="10.5pt" style:font-size-asian="10.5pt" style:font-size-complex="10.5pt"/>
    </style:style>
    <style:style style:name="T724" style:parent-style-name="Fuentedepárrafopredeter." style:family="text">
      <style:text-properties style:font-name="FreeMono" style:font-name-complex="FreeMono" fo:color="#000000" fo:font-size="10.5pt" style:font-size-asian="10.5pt" style:font-size-complex="10.5pt"/>
    </style:style>
    <style:style style:name="T725" style:parent-style-name="Fuentedepárrafopredeter." style:family="text">
      <style:text-properties style:font-name="FreeMono" style:font-name-complex="FreeMono" fo:color="#000000" style:text-position="-33.3% 100%" fo:font-size="10.5pt" style:font-size-asian="10.5pt" style:font-size-complex="10.5pt"/>
    </style:style>
    <style:style style:name="T726" style:parent-style-name="Fuentedepárrafopredeter." style:family="text">
      <style:text-properties style:font-name="FreeMono" style:font-name-complex="FreeMono" fo:color="#000000" fo:font-size="10.5pt" style:font-size-asian="10.5pt" style:font-size-complex="10.5pt"/>
    </style:style>
    <style:style style:name="T727" style:parent-style-name="Fuentedepárrafopredeter." style:family="text">
      <style:text-properties style:font-name="FreeMono" style:font-name-complex="FreeMono" fo:color="#000000" fo:font-size="10.5pt" style:font-size-asian="10.5pt" style:font-size-complex="10.5pt"/>
    </style:style>
    <style:style style:name="T728" style:parent-style-name="Fuentedepárrafopredeter." style:family="text">
      <style:text-properties style:font-name="FreeMono" style:font-name-complex="FreeMono" fo:color="#000000" fo:font-size="10.5pt" style:font-size-asian="10.5pt" style:font-size-complex="10.5pt"/>
    </style:style>
    <style:style style:name="T729" style:parent-style-name="Fuentedepárrafopredeter." style:family="text">
      <style:text-properties style:font-name="FreeMono" style:font-name-complex="FreeMono" fo:color="#000000" fo:font-size="10.5pt" style:font-size-asian="10.5pt" style:font-size-complex="10.5pt"/>
    </style:style>
    <style:style style:name="T730" style:parent-style-name="Fuentedepárrafopredeter." style:family="text">
      <style:text-properties style:font-name="FreeMono" style:font-name-complex="FreeMono" fo:color="#000000" style:text-position="-33.3% 100%" fo:font-size="10.5pt" style:font-size-asian="10.5pt" style:font-size-complex="10.5pt"/>
    </style:style>
    <style:style style:name="T731" style:parent-style-name="Fuentedepárrafopredeter." style:family="text">
      <style:text-properties style:font-name="FreeMono" style:font-name-complex="FreeMono" fo:color="#000000" fo:font-size="10.5pt" style:font-size-asian="10.5pt" style:font-size-complex="10.5pt"/>
    </style:style>
    <style:style style:name="T732" style:parent-style-name="Fuentedepárrafopredeter." style:family="text">
      <style:text-properties style:font-name="FreeMono" style:font-name-complex="FreeMono" fo:color="#000000" fo:font-size="10.5pt" style:font-size-asian="10.5pt" style:font-size-complex="10.5pt"/>
    </style:style>
    <style:style style:name="T733" style:parent-style-name="Fuentedepárrafopredeter." style:family="text">
      <style:text-properties style:font-name="FreeMono" style:font-name-complex="FreeMono" fo:color="#000000" style:text-position="-33.3% 100%" fo:font-size="10.5pt" style:font-size-asian="10.5pt" style:font-size-complex="10.5pt"/>
    </style:style>
    <style:style style:name="T734" style:parent-style-name="Fuentedepárrafopredeter." style:family="text">
      <style:text-properties style:font-name="FreeMono" style:font-name-complex="FreeMono" fo:color="#000000" fo:font-size="10.5pt" style:font-size-asian="10.5pt" style:font-size-complex="10.5pt"/>
    </style:style>
    <style:style style:name="P73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3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37" style:parent-style-name="Fuentedepárrafopredeter." style:family="text">
      <style:text-properties style:font-name="FreeMono" style:font-name-complex="FreeMono" fo:color="#000000" fo:font-size="10.5pt" style:font-size-asian="10.5pt" style:font-size-complex="10.5pt"/>
    </style:style>
    <style:style style:name="T738" style:parent-style-name="Fuentedepárrafopredeter." style:family="text">
      <style:text-properties style:font-name="FreeMono" style:font-name-complex="FreeMono" fo:color="#000000" fo:font-size="10.5pt" style:font-size-asian="10.5pt" style:font-size-complex="10.5pt"/>
    </style:style>
    <style:style style:name="P739" style:parent-style-name="Standard" style:family="paragraph">
      <style:text-properties style:font-name="FreeMono" style:font-name-complex="FreeMono" fo:color="#000000" fo:font-size="10.5pt" style:font-size-asian="10.5pt" style:font-size-complex="10.5pt"/>
    </style:style>
    <style:style style:name="P74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41"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742"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743"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744" style:parent-style-name="Standard" style:family="paragraph">
      <style:text-properties style:font-name="FreeMono" style:font-name-complex="FreeMono" fo:color="#000000" fo:font-size="10.5pt" style:font-size-asian="10.5pt" style:font-size-complex="10.5pt"/>
    </style:style>
    <style:style style:name="P74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46" style:parent-style-name="Fuentedepárrafopredeter." style:family="text">
      <style:text-properties style:font-name="FreeMono" style:font-name-complex="FreeMono" fo:color="#000000" fo:font-size="10.5pt" style:font-size-asian="10.5pt" style:font-size-complex="10.5pt"/>
    </style:style>
    <style:style style:name="T747" style:parent-style-name="Fuentedepárrafopredeter." style:family="text">
      <style:text-properties style:font-name="FreeMono" style:font-name-complex="FreeMono" fo:color="#000000" style:text-position="-33.3% 100%" fo:font-size="10.5pt" style:font-size-asian="10.5pt" style:font-size-complex="10.5pt"/>
    </style:style>
    <style:style style:name="T748" style:parent-style-name="Fuentedepárrafopredeter." style:family="text">
      <style:text-properties style:font-name="FreeMono" style:font-name-complex="FreeMono" fo:color="#000000" fo:font-size="10.5pt" style:font-size-asian="10.5pt" style:font-size-complex="10.5pt"/>
    </style:style>
    <style:style style:name="T749" style:parent-style-name="Fuentedepárrafopredeter." style:family="text">
      <style:text-properties style:font-name="FreeMono" style:font-name-complex="FreeMono" fo:color="#000000" fo:font-size="10.5pt" style:font-size-asian="10.5pt" style:font-size-complex="10.5pt"/>
    </style:style>
    <style:style style:name="T750" style:parent-style-name="Fuentedepárrafopredeter." style:family="text">
      <style:text-properties style:font-name="FreeMono" style:font-name-complex="FreeMono" fo:color="#000000" style:text-position="-33.3% 100%" fo:font-size="10.5pt" style:font-size-asian="10.5pt" style:font-size-complex="10.5pt"/>
    </style:style>
    <style:style style:name="T751" style:parent-style-name="Fuentedepárrafopredeter." style:family="text">
      <style:text-properties style:font-name="FreeMono" style:font-name-complex="FreeMono" fo:color="#000000" fo:font-size="10.5pt" style:font-size-asian="10.5pt" style:font-size-complex="10.5pt"/>
    </style:style>
    <style:style style:name="T752" style:parent-style-name="Fuentedepárrafopredeter." style:family="text">
      <style:text-properties style:font-name="FreeMono" style:font-name-complex="FreeMono" fo:color="#000000" fo:font-size="10.5pt" style:font-size-asian="10.5pt" style:font-size-complex="10.5pt"/>
    </style:style>
    <style:style style:name="T753" style:parent-style-name="Fuentedepárrafopredeter." style:family="text">
      <style:text-properties style:font-name="FreeMono" style:font-name-complex="FreeMono" fo:color="#000000" fo:font-size="10.5pt" style:font-size-asian="10.5pt" style:font-size-complex="10.5pt"/>
    </style:style>
    <style:style style:name="T754" style:parent-style-name="Fuentedepárrafopredeter." style:family="text">
      <style:text-properties style:font-name="FreeMono" style:font-name-complex="FreeMono" fo:color="#000000" fo:font-size="10.5pt" style:font-size-asian="10.5pt" style:font-size-complex="10.5pt"/>
    </style:style>
    <style:style style:name="T755" style:parent-style-name="Fuentedepárrafopredeter." style:family="text">
      <style:text-properties style:font-name="FreeMono" style:font-name-complex="FreeMono" fo:color="#000000" style:text-position="-33.3% 100%" fo:font-size="10.5pt" style:font-size-asian="10.5pt" style:font-size-complex="10.5pt"/>
    </style:style>
    <style:style style:name="T756" style:parent-style-name="Fuentedepárrafopredeter." style:family="text">
      <style:text-properties style:font-name="FreeMono" style:font-name-complex="FreeMono" fo:color="#000000" fo:font-size="10.5pt" style:font-size-asian="10.5pt" style:font-size-complex="10.5pt"/>
    </style:style>
    <style:style style:name="T757" style:parent-style-name="Fuentedepárrafopredeter." style:family="text">
      <style:text-properties style:font-name="FreeMono" style:font-name-complex="FreeMono" fo:color="#000000" style:text-position="-33.3% 100%" fo:font-size="10.5pt" style:font-size-asian="10.5pt" style:font-size-complex="10.5pt"/>
    </style:style>
    <style:style style:name="T758" style:parent-style-name="Fuentedepárrafopredeter." style:family="text">
      <style:text-properties style:font-name="FreeMono" style:font-name-complex="FreeMono" fo:color="#000000" fo:font-size="10.5pt" style:font-size-asian="10.5pt" style:font-size-complex="10.5pt"/>
    </style:style>
    <style:style style:name="T759" style:parent-style-name="Fuentedepárrafopredeter." style:family="text">
      <style:text-properties style:font-name="FreeMono" style:font-name-complex="FreeMono" fo:color="#000000" fo:font-size="10.5pt" style:font-size-asian="10.5pt" style:font-size-complex="10.5pt"/>
    </style:style>
    <style:style style:name="T760" style:parent-style-name="Fuentedepárrafopredeter." style:family="text">
      <style:text-properties style:font-name="FreeMono" style:font-name-complex="FreeMono" fo:color="#FF0000" fo:font-size="10.5pt" style:font-size-asian="10.5pt" style:font-size-complex="10.5pt"/>
    </style:style>
    <style:style style:name="T761" style:parent-style-name="Fuentedepárrafopredeter." style:family="text">
      <style:text-properties style:font-name="FreeMono" style:font-name-complex="FreeMono" fo:color="#FF0000" fo:font-size="10.5pt" style:font-size-asian="10.5pt" style:font-size-complex="10.5pt"/>
    </style:style>
    <style:style style:name="P76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6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6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65" style:parent-style-name="Fuentedepárrafopredeter." style:family="text">
      <style:text-properties style:font-name="FreeMono" style:font-name-complex="FreeMono" fo:color="#000000" fo:font-size="10.5pt" style:font-size-asian="10.5pt" style:font-size-complex="10.5pt"/>
    </style:style>
    <style:style style:name="T766" style:parent-style-name="Fuentedepárrafopredeter." style:family="text">
      <style:text-properties style:font-name="FreeMono" style:font-name-complex="FreeMono" fo:color="#000000" fo:font-size="10.5pt" style:font-size-asian="10.5pt" style:font-size-complex="10.5pt"/>
    </style:style>
    <style:style style:name="T76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68" style:parent-style-name="Fuentedepárrafopredeter." style:family="text">
      <style:text-properties style:font-name="FreeMono" style:font-name-complex="FreeMono" fo:color="#000000" fo:font-size="10.5pt" style:font-size-asian="10.5pt" style:font-size-complex="10.5pt"/>
    </style:style>
    <style:style style:name="T769" style:parent-style-name="Fuentedepárrafopredeter." style:family="text">
      <style:text-properties style:font-name="FreeMono" style:font-name-complex="FreeMono" fo:color="#000000" fo:font-size="10.5pt" style:font-size-asian="10.5pt" style:font-size-complex="10.5pt"/>
    </style:style>
    <style:style style:name="T770" style:parent-style-name="Fuentedepárrafopredeter." style:family="text">
      <style:text-properties style:font-name="FreeMono" style:font-name-complex="FreeMono" fo:color="#000000" fo:font-size="10.5pt" style:font-size-asian="10.5pt" style:font-size-complex="10.5pt"/>
    </style:style>
    <style:style style:name="T771" style:parent-style-name="Fuentedepárrafopredeter." style:family="text">
      <style:text-properties style:font-name="FreeMono" style:font-name-complex="FreeMono" fo:color="#FF0000" fo:font-size="10.5pt" style:font-size-asian="10.5pt" style:font-size-complex="10.5pt"/>
    </style:style>
    <style:style style:name="T77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4" style:parent-style-name="Fuentedepárrafopredeter." style:family="text">
      <style:text-properties style:font-name="FreeMono" style:font-name-complex="FreeMono" fo:color="#000000" fo:font-size="10.5pt" style:font-size-asian="10.5pt" style:font-size-complex="10.5pt"/>
    </style:style>
    <style:style style:name="T775" style:parent-style-name="Fuentedepárrafopredeter." style:family="text">
      <style:text-properties style:font-name="FreeMono" style:font-name-complex="FreeMono" fo:color="#000000" fo:font-size="10.5pt" style:font-size-asian="10.5pt" style:font-size-complex="10.5pt"/>
    </style:style>
    <style:style style:name="T77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7" style:parent-style-name="Fuentedepárrafopredeter." style:family="text">
      <style:text-properties style:font-name="FreeMono" style:font-name-complex="FreeMono" fo:color="#000000" fo:font-size="10.5pt" style:font-size-asian="10.5pt" style:font-size-complex="10.5pt"/>
    </style:style>
    <style:style style:name="T778" style:parent-style-name="Fuentedepárrafopredeter." style:family="text">
      <style:text-properties style:font-name="FreeMono" style:font-name-complex="FreeMono" fo:color="#000000" fo:font-size="10.5pt" style:font-size-asian="10.5pt" style:font-size-complex="10.5pt"/>
    </style:style>
    <style:style style:name="T779" style:parent-style-name="Fuentedepárrafopredeter." style:family="text">
      <style:text-properties style:font-name="FreeMono" style:font-name-complex="FreeMono" fo:color="#000000" fo:font-size="10.5pt" style:font-size-asian="10.5pt" style:font-size-complex="10.5pt"/>
    </style:style>
    <style:style style:name="T780" style:parent-style-name="Fuentedepárrafopredeter." style:family="text">
      <style:text-properties fo:color="#FF0000"/>
    </style:style>
    <style:style style:name="P78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8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8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84" style:parent-style-name="Fuentedepárrafopredeter." style:family="text">
      <style:text-properties style:font-name="FreeMono" style:font-name-complex="FreeMono" fo:color="#000000" fo:font-size="10.5pt" style:font-size-asian="10.5pt" style:font-size-complex="10.5pt"/>
    </style:style>
    <style:style style:name="T785" style:parent-style-name="Fuentedepárrafopredeter." style:family="text">
      <style:text-properties style:font-name="FreeMono" style:font-name-complex="FreeMono" fo:color="#000000" fo:font-size="10.5pt" style:font-size-asian="10.5pt" style:font-size-complex="10.5pt"/>
    </style:style>
    <style:style style:name="P786" style:parent-style-name="Standard" style:family="paragraph">
      <style:text-properties style:font-name="FreeMono" style:font-name-complex="FreeMono" fo:color="#000000" fo:font-size="10.5pt" style:font-size-asian="10.5pt" style:font-size-complex="10.5pt"/>
    </style:style>
    <style:style style:name="P78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8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8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90" style:parent-style-name="Fuentedepárrafopredeter." style:family="text">
      <style:text-properties style:font-name="FreeMono" style:font-name-complex="FreeMono" fo:color="#000000" fo:font-size="10.5pt" style:font-size-asian="10.5pt" style:font-size-complex="10.5pt"/>
    </style:style>
    <style:style style:name="T791" style:parent-style-name="Fuentedepárrafopredeter." style:family="text">
      <style:text-properties style:font-name="FreeMono" style:font-name-complex="FreeMono" fo:color="#000000" fo:font-size="10.5pt" style:font-size-asian="10.5pt" style:font-size-complex="10.5pt"/>
    </style:style>
    <style:style style:name="P792" style:parent-style-name="Standard" style:family="paragraph">
      <style:text-properties style:font-name="FreeMono" style:font-name-complex="FreeMono" fo:color="#000000" fo:font-size="10.5pt" style:font-size-asian="10.5pt" style:font-size-complex="10.5pt"/>
    </style:style>
    <style:style style:name="P79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9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95" style:parent-style-name="Standard" style:family="paragraph">
      <style:text-properties style:font-name="FreeMono" style:font-name-complex="FreeMono" fo:color="#000000" fo:font-size="10.5pt" style:font-size-asian="10.5pt" style:font-size-complex="10.5pt"/>
    </style:style>
    <style:style style:name="P796" style:parent-style-name="Standard" style:family="paragraph">
      <style:text-properties style:font-name="FreeMono" style:font-name-complex="FreeMono" fo:color="#000000" fo:font-size="10.5pt" style:font-size-asian="10.5pt" style:font-size-complex="10.5pt"/>
    </style:style>
    <style:style style:name="P79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9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9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00" style:parent-style-name="Fuentedepárrafopredeter." style:family="text">
      <style:text-properties style:font-name="FreeMono" style:font-name-complex="FreeMono" fo:color="#000000" fo:font-size="10.5pt" style:font-size-asian="10.5pt" style:font-size-complex="10.5pt"/>
    </style:style>
    <style:style style:name="T801" style:parent-style-name="Fuentedepárrafopredeter." style:family="text">
      <style:text-properties style:font-name="FreeMono" style:font-name-complex="FreeMono" fo:color="#000000" fo:font-size="10.5pt" style:font-size-asian="10.5pt" style:font-size-complex="10.5pt"/>
    </style:style>
    <style:style style:name="P802" style:parent-style-name="Standard" style:family="paragraph">
      <style:text-properties style:font-name="FreeMono" style:font-name-complex="FreeMono" fo:color="#000000" fo:font-size="10.5pt" style:font-size-asian="10.5pt" style:font-size-complex="10.5pt"/>
    </style:style>
    <style:style style:name="P803" style:parent-style-name="Standard" style:family="paragraph">
      <style:text-properties style:font-name="FreeMono" style:font-name-complex="FreeMono" fo:color="#FF0000" fo:font-size="10.5pt" style:font-size-asian="10.5pt" style:font-size-complex="10.5pt"/>
    </style:style>
    <style:style style:name="P80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0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80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07" style:parent-style-name="Fuentedepárrafopredeter." style:family="text">
      <style:text-properties style:font-name="FreeMono" style:font-name-complex="FreeMono" fo:color="#000000" fo:font-size="10.5pt" style:font-size-asian="10.5pt" style:font-size-complex="10.5pt"/>
    </style:style>
    <style:style style:name="T808" style:parent-style-name="Fuentedepárrafopredeter." style:family="text">
      <style:text-properties style:font-name="FreeMono" style:font-name-complex="FreeMono" fo:color="#000000" fo:font-size="10.5pt" style:font-size-asian="10.5pt" style:font-size-complex="10.5pt"/>
    </style:style>
    <style:style style:name="P809" style:parent-style-name="Standard" style:family="paragraph">
      <style:text-properties style:font-name="FreeMono" style:font-name-complex="FreeMono" fo:color="#000000" fo:font-size="10.5pt" style:font-size-asian="10.5pt" style:font-size-complex="10.5pt"/>
    </style:style>
    <style:style style:name="P810" style:parent-style-name="Standard" style:family="paragraph">
      <style:text-properties style:font-name="FreeMono" style:font-name-complex="FreeMono" fo:color="#FF0000" fo:font-size="10.5pt" style:font-size-asian="10.5pt" style:font-size-complex="10.5pt"/>
    </style:style>
    <style:style style:name="P81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1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13" style:parent-style-name="Standard" style:family="paragraph">
      <style:text-properties style:font-name="FreeMono" style:font-name-complex="FreeMono" fo:color="#000000" fo:font-size="10.5pt" style:font-size-asian="10.5pt" style:font-size-complex="10.5pt"/>
    </style:style>
    <style:style style:name="P814" style:parent-style-name="Standard" style:family="paragraph">
      <style:text-properties style:font-name="FreeMono" style:font-name-complex="FreeMono" fo:color="#000000" fo:font-size="10.5pt" style:font-size-asian="10.5pt" style:font-size-complex="10.5pt"/>
    </style:style>
    <style:style style:name="P815" style:parent-style-name="Standard" style:family="paragraph">
      <style:text-properties style:font-name="FreeMono" style:font-name-complex="FreeMono" fo:color="#FF0000" fo:font-size="10.5pt" style:font-size-asian="10.5pt" style:font-size-complex="10.5pt"/>
    </style:style>
    <style:style style:name="P816" style:parent-style-name="Standard" style:family="paragraph">
      <style:text-properties style:font-name="FreeMono" style:font-name-complex="FreeMono" fo:font-weight="bold" style:font-weight-asian="bold" fo:color="#000000" fo:font-size="10.5pt" style:font-size-asian="10.5pt" style:font-size-complex="10.5pt"/>
    </style:style>
    <style:style style:name="P817" style:parent-style-name="Standard" style:family="paragraph">
      <style:text-properties style:font-name="FreeMono" style:font-name-complex="FreeMono" fo:font-weight="bold" style:font-weight-asian="bold" fo:color="#000000" fo:font-size="10.5pt" style:font-size-asian="10.5pt" style:font-size-complex="10.5pt"/>
    </style:style>
    <style:style style:name="P818" style:parent-style-name="Standard" style:family="paragraph">
      <style:text-properties style:font-name="FreeMono" style:font-name-complex="FreeMono" fo:color="#000000" fo:font-size="10.5pt" style:font-size-asian="10.5pt" style:font-size-complex="10.5pt"/>
    </style:style>
    <style:style style:name="P819" style:parent-style-name="Standard" style:family="paragraph">
      <style:text-properties style:font-name="FreeMono" style:font-name-complex="FreeMono" fo:color="#000000" fo:font-size="10.5pt" style:font-size-asian="10.5pt" style:font-size-complex="10.5pt"/>
    </style:style>
    <style:style style:name="P820" style:parent-style-name="Standard" style:family="paragraph">
      <style:text-properties style:font-name="FreeMono" style:font-name-complex="FreeMono" fo:color="#FF0000" fo:font-size="10.5pt" style:font-size-asian="10.5pt" style:font-size-complex="10.5pt"/>
    </style:style>
    <style:style style:name="P82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2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82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24" style:parent-style-name="Fuentedepárrafopredeter." style:family="text">
      <style:text-properties style:font-name="FreeMono" style:font-name-complex="FreeMono" fo:color="#000000" fo:font-size="10.5pt" style:font-size-asian="10.5pt" style:font-size-complex="10.5pt"/>
    </style:style>
    <style:style style:name="T825" style:parent-style-name="Fuentedepárrafopredeter." style:family="text">
      <style:text-properties style:font-name="FreeMono" style:font-name-complex="FreeMono" fo:color="#000000" fo:font-size="10.5pt" style:font-size-asian="10.5pt" style:font-size-complex="10.5pt"/>
    </style:style>
    <style:style style:name="P82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2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82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29" style:parent-style-name="Fuentedepárrafopredeter." style:family="text">
      <style:text-properties style:font-name="FreeMono" style:font-name-complex="FreeMono" fo:color="#000000" fo:font-size="10.5pt" style:font-size-asian="10.5pt" style:font-size-complex="10.5pt"/>
    </style:style>
    <style:style style:name="T830" style:parent-style-name="Fuentedepárrafopredeter." style:family="text">
      <style:text-properties style:font-name="FreeMono" style:font-name-complex="FreeMono" fo:color="#000000" fo:font-size="10.5pt" style:font-size-asian="10.5pt" style:font-size-complex="10.5pt"/>
    </style:style>
    <style:style style:name="T83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3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33" style:parent-style-name="Fuentedepárrafopredeter." style:family="text">
      <style:text-properties style:font-name="FreeMono" style:font-name-complex="FreeMono" fo:color="#000000" fo:font-size="10.5pt" style:font-size-asian="10.5pt" style:font-size-complex="10.5pt"/>
    </style:style>
    <style:style style:name="T834" style:parent-style-name="Fuentedepárrafopredeter." style:family="text">
      <style:text-properties style:font-name="FreeMono" style:font-name-complex="FreeMono" fo:color="#000000" fo:font-size="10.5pt" style:font-size-asian="10.5pt" style:font-size-complex="10.5pt"/>
    </style:style>
    <style:style style:name="T835" style:parent-style-name="Fuentedepárrafopredeter." style:family="text">
      <style:text-properties style:font-name="FreeMono" style:font-name-complex="FreeMono" fo:color="#000000" fo:font-size="10.5pt" style:font-size-asian="10.5pt" style:font-size-complex="10.5pt"/>
    </style:style>
    <style:style style:name="T836" style:parent-style-name="Fuentedepárrafopredeter." style:family="text">
      <style:text-properties style:font-name="FreeMono" style:font-name-complex="FreeMono" fo:color="#000000" fo:font-size="10.5pt" style:font-size-asian="10.5pt" style:font-size-complex="10.5pt"/>
    </style:style>
    <style:style style:name="T837" style:parent-style-name="Fuentedepárrafopredeter." style:family="text">
      <style:text-properties style:font-name="FreeMono" style:font-name-complex="FreeMono" fo:color="#000000" fo:font-size="10.5pt" style:font-size-asian="10.5pt" style:font-size-complex="10.5pt"/>
    </style:style>
    <style:style style:name="T838" style:parent-style-name="Fuentedepárrafopredeter." style:family="text">
      <style:text-properties style:font-name="FreeMono" style:font-name-complex="FreeMono" fo:color="#000000" fo:font-size="10.5pt" style:font-size-asian="10.5pt" style:font-size-complex="10.5pt"/>
    </style:style>
    <style:style style:name="T839" style:parent-style-name="Fuentedepárrafopredeter." style:family="text">
      <style:text-properties style:font-name="FreeMono" style:font-name-complex="FreeMono" fo:color="#000000" fo:font-size="10.5pt" style:font-size-asian="10.5pt" style:font-size-complex="10.5pt"/>
    </style:style>
    <style:style style:name="T840" style:parent-style-name="Fuentedepárrafopredeter." style:family="text">
      <style:text-properties style:font-name="FreeMono" style:font-name-complex="FreeMono" fo:color="#000000" fo:font-size="10.5pt" style:font-size-asian="10.5pt" style:font-size-complex="10.5pt"/>
    </style:style>
    <style:style style:name="T841" style:parent-style-name="Fuentedepárrafopredeter." style:family="text">
      <style:text-properties style:font-name="FreeMono" style:font-name-complex="FreeMono" fo:color="#000000" fo:font-size="10.5pt" style:font-size-asian="10.5pt" style:font-size-complex="10.5pt"/>
    </style:style>
    <style:style style:name="T842" style:parent-style-name="Fuentedepárrafopredeter." style:family="text">
      <style:text-properties style:font-name="FreeMono" style:font-name-complex="FreeMono" fo:color="#000000" fo:font-size="10.5pt" style:font-size-asian="10.5pt" style:font-size-complex="10.5pt"/>
    </style:style>
    <style:style style:name="T843" style:parent-style-name="Fuentedepárrafopredeter." style:family="text">
      <style:text-properties style:font-name="FreeMono" style:font-name-complex="FreeMono" fo:color="#000000" fo:font-size="10.5pt" style:font-size-asian="10.5pt" style:font-size-complex="10.5pt"/>
    </style:style>
    <style:style style:name="T844" style:parent-style-name="Fuentedepárrafopredeter." style:family="text">
      <style:text-properties style:font-name="FreeMono" style:font-name-complex="FreeMono" fo:color="#000000" fo:font-size="10.5pt" style:font-size-asian="10.5pt" style:font-size-complex="10.5pt"/>
    </style:style>
    <style:style style:name="T845" style:parent-style-name="Fuentedepárrafopredeter." style:family="text">
      <style:text-properties style:font-name="FreeMono" style:font-name-complex="FreeMono" fo:color="#000000" fo:font-size="10.5pt" style:font-size-asian="10.5pt" style:font-size-complex="10.5pt"/>
    </style:style>
    <style:style style:name="T846" style:parent-style-name="Fuentedepárrafopredeter." style:family="text">
      <style:text-properties style:font-name="FreeMono" style:font-name-complex="FreeMono" fo:color="#000000" fo:font-size="10.5pt" style:font-size-asian="10.5pt" style:font-size-complex="10.5pt"/>
    </style:style>
    <style:style style:name="T847" style:parent-style-name="Fuentedepárrafopredeter." style:family="text">
      <style:text-properties style:font-name="FreeMono" style:font-name-complex="FreeMono" fo:color="#000000" fo:font-size="10.5pt" style:font-size-asian="10.5pt" style:font-size-complex="10.5pt"/>
    </style:style>
    <style:style style:name="T848" style:parent-style-name="Fuentedepárrafopredeter." style:family="text">
      <style:text-properties style:font-name="FreeMono" style:font-name-complex="FreeMono" fo:color="#000000" fo:font-size="10.5pt" style:font-size-asian="10.5pt" style:font-size-complex="10.5pt"/>
    </style:style>
    <style:style style:name="T849" style:parent-style-name="Fuentedepárrafopredeter." style:family="text">
      <style:text-properties style:font-name="FreeMono" style:font-name-complex="FreeMono" fo:color="#000000" fo:font-size="10.5pt" style:font-size-asian="10.5pt" style:font-size-complex="10.5pt"/>
    </style:style>
    <style:style style:name="T850" style:parent-style-name="Fuentedepárrafopredeter." style:family="text">
      <style:text-properties style:font-name="FreeMono" style:font-name-complex="FreeMono" fo:color="#000000" fo:font-size="10.5pt" style:font-size-asian="10.5pt" style:font-size-complex="10.5pt"/>
    </style:style>
    <style:style style:name="T851" style:parent-style-name="Fuentedepárrafopredeter." style:family="text">
      <style:text-properties style:font-name="FreeMono" style:font-name-complex="FreeMono" fo:color="#000000" fo:font-size="10.5pt" style:font-size-asian="10.5pt" style:font-size-complex="10.5pt"/>
    </style:style>
    <style:style style:name="T852" style:parent-style-name="Fuentedepárrafopredeter." style:family="text">
      <style:text-properties style:font-name="FreeMono" style:font-name-complex="FreeMono" fo:color="#000000" fo:font-size="10.5pt" style:font-size-asian="10.5pt" style:font-size-complex="10.5pt"/>
    </style:style>
    <style:style style:name="T853" style:parent-style-name="Fuentedepárrafopredeter." style:family="text">
      <style:text-properties style:font-name="FreeMono" style:font-name-complex="FreeMono" fo:color="#000000" fo:font-size="10.5pt" style:font-size-asian="10.5pt" style:font-size-complex="10.5pt"/>
    </style:style>
    <style:style style:name="T854" style:parent-style-name="Fuentedepárrafopredeter." style:family="text">
      <style:text-properties style:font-name="FreeMono" style:font-name-complex="FreeMono" fo:color="#000000" fo:font-size="10.5pt" style:font-size-asian="10.5pt" style:font-size-complex="10.5pt"/>
    </style:style>
    <style:style style:name="T855" style:parent-style-name="Fuentedepárrafopredeter." style:family="text">
      <style:text-properties style:font-name="FreeMono" style:font-name-complex="FreeMono" fo:color="#000000" fo:font-size="10.5pt" style:font-size-asian="10.5pt" style:font-size-complex="10.5pt"/>
    </style:style>
    <style:style style:name="T856" style:parent-style-name="Fuentedepárrafopredeter." style:family="text">
      <style:text-properties style:font-name="FreeMono" style:font-name-complex="FreeMono" fo:color="#000000" fo:font-size="10.5pt" style:font-size-asian="10.5pt" style:font-size-complex="10.5pt"/>
    </style:style>
    <style:style style:name="T857" style:parent-style-name="Fuentedepárrafopredeter." style:family="text">
      <style:text-properties style:font-name="FreeMono" style:font-name-complex="FreeMono" fo:color="#000000" fo:font-size="10.5pt" style:font-size-asian="10.5pt" style:font-size-complex="10.5pt"/>
    </style:style>
    <style:style style:name="T85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5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60" style:parent-style-name="Fuentedepárrafopredeter." style:family="text">
      <style:text-properties style:font-name="FreeMono" style:font-name-complex="FreeMono" fo:color="#000000" fo:font-size="10.5pt" style:font-size-asian="10.5pt" style:font-size-complex="10.5pt"/>
    </style:style>
    <style:style style:name="T861" style:parent-style-name="Fuentedepárrafopredeter." style:family="text">
      <style:text-properties style:font-name="FreeMono" style:font-name-complex="FreeMono" fo:color="#000000" fo:font-size="10.5pt" style:font-size-asian="10.5pt" style:font-size-complex="10.5pt"/>
    </style:style>
    <style:style style:name="T862" style:parent-style-name="Fuentedepárrafopredeter." style:family="text">
      <style:text-properties style:font-name="FreeMono" style:font-name-complex="FreeMono" fo:color="#000000" fo:font-size="10.5pt" style:font-size-asian="10.5pt" style:font-size-complex="10.5pt"/>
    </style:style>
    <style:style style:name="T863" style:parent-style-name="Fuentedepárrafopredeter." style:family="text">
      <style:text-properties style:font-name="FreeMono" style:font-name-complex="FreeMono" fo:color="#000000" fo:font-size="10.5pt" style:font-size-asian="10.5pt" style:font-size-complex="10.5pt"/>
    </style:style>
    <style:style style:name="T864" style:parent-style-name="Fuentedepárrafopredeter." style:family="text">
      <style:text-properties style:font-name="FreeMono" style:font-name-complex="FreeMono" fo:color="#000000" fo:font-size="10.5pt" style:font-size-asian="10.5pt" style:font-size-complex="10.5pt"/>
    </style:style>
    <style:style style:name="T865" style:parent-style-name="Fuentedepárrafopredeter." style:family="text">
      <style:text-properties style:font-name="FreeMono" style:font-name-complex="FreeMono" fo:color="#000000" fo:font-size="10.5pt" style:font-size-asian="10.5pt" style:font-size-complex="10.5pt"/>
    </style:style>
    <style:style style:name="T866" style:parent-style-name="Fuentedepárrafopredeter." style:family="text">
      <style:text-properties style:font-name="FreeMono" style:font-name-complex="FreeMono" fo:color="#000000" fo:font-size="10.5pt" style:font-size-asian="10.5pt" style:font-size-complex="10.5pt"/>
    </style:style>
    <style:style style:name="T867" style:parent-style-name="Fuentedepárrafopredeter." style:family="text">
      <style:text-properties style:font-name="FreeMono" style:font-name-complex="FreeMono" fo:color="#000000" fo:font-size="10.5pt" style:font-size-asian="10.5pt" style:font-size-complex="10.5pt"/>
    </style:style>
    <style:style style:name="T868" style:parent-style-name="Fuentedepárrafopredeter." style:family="text">
      <style:text-properties style:font-name="FreeMono" style:font-name-complex="FreeMono" fo:color="#000000" fo:font-size="10.5pt" style:font-size-asian="10.5pt" style:font-size-complex="10.5pt"/>
    </style:style>
    <style:style style:name="T869" style:parent-style-name="Fuentedepárrafopredeter." style:family="text">
      <style:text-properties style:font-name="FreeMono" style:font-name-complex="FreeMono" fo:color="#000000" fo:font-size="10.5pt" style:font-size-asian="10.5pt" style:font-size-complex="10.5pt"/>
    </style:style>
    <style:style style:name="T870" style:parent-style-name="Fuentedepárrafopredeter." style:family="text">
      <style:text-properties style:font-name="FreeMono" style:font-name-complex="FreeMono" fo:color="#000000" fo:font-size="10.5pt" style:font-size-asian="10.5pt" style:font-size-complex="10.5pt"/>
    </style:style>
    <style:style style:name="T871" style:parent-style-name="Fuentedepárrafopredeter." style:family="text">
      <style:text-properties style:font-name="FreeMono" style:font-name-complex="FreeMono" fo:color="#000000" fo:font-size="10.5pt" style:font-size-asian="10.5pt" style:font-size-complex="10.5pt"/>
    </style:style>
    <style:style style:name="T872" style:parent-style-name="Fuentedepárrafopredeter." style:family="text">
      <style:text-properties style:font-name="FreeMono" style:font-name-complex="FreeMono" fo:color="#000000" fo:font-size="10.5pt" style:font-size-asian="10.5pt" style:font-size-complex="10.5pt"/>
    </style:style>
    <style:style style:name="T87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7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75" style:parent-style-name="Fuentedepárrafopredeter." style:family="text">
      <style:text-properties style:font-name="FreeMono" style:font-name-complex="FreeMono" fo:color="#000000" fo:font-size="10.5pt" style:font-size-asian="10.5pt" style:font-size-complex="10.5pt"/>
    </style:style>
    <style:style style:name="T876" style:parent-style-name="Fuentedepárrafopredeter." style:family="text">
      <style:text-properties style:font-name="FreeMono" style:font-name-complex="FreeMono" fo:color="#000000" fo:font-size="10.5pt" style:font-size-asian="10.5pt" style:font-size-complex="10.5pt"/>
    </style:style>
    <style:style style:name="T877" style:parent-style-name="Fuentedepárrafopredeter." style:family="text">
      <style:text-properties style:font-name="FreeMono" style:font-name-complex="FreeMono" fo:color="#000000" fo:font-size="10.5pt" style:font-size-asian="10.5pt" style:font-size-complex="10.5pt"/>
    </style:style>
    <style:style style:name="T87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7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80" style:parent-style-name="Fuentedepárrafopredeter." style:family="text">
      <style:text-properties style:font-name="FreeMono" style:font-name-complex="FreeMono" fo:color="#000000" fo:font-size="10.5pt" style:font-size-asian="10.5pt" style:font-size-complex="10.5pt"/>
    </style:style>
    <style:style style:name="T881" style:parent-style-name="Fuentedepárrafopredeter." style:family="text">
      <style:text-properties style:font-name="FreeMono" style:font-name-complex="FreeMono" fo:color="#000000" fo:font-size="10.5pt" style:font-size-asian="10.5pt" style:font-size-complex="10.5pt"/>
    </style:style>
    <style:style style:name="T882" style:parent-style-name="Fuentedepárrafopredeter." style:family="text">
      <style:text-properties style:font-name="FreeMono" style:font-name-complex="FreeMono" fo:color="#000000" fo:font-size="10.5pt" style:font-size-asian="10.5pt" style:font-size-complex="10.5pt"/>
    </style:style>
    <style:style style:name="T883" style:parent-style-name="Fuentedepárrafopredeter." style:family="text">
      <style:text-properties style:font-name="FreeMono" style:font-name-complex="FreeMono" fo:color="#000000" fo:font-size="10.5pt" style:font-size-asian="10.5pt" style:font-size-complex="10.5pt"/>
    </style:style>
    <style:style style:name="T884" style:parent-style-name="Fuentedepárrafopredeter." style:family="text">
      <style:text-properties style:font-name="FreeMono" style:font-name-complex="FreeMono" fo:color="#000000" fo:font-size="10.5pt" style:font-size-asian="10.5pt" style:font-size-complex="10.5pt"/>
    </style:style>
    <style:style style:name="T885" style:parent-style-name="Fuentedepárrafopredeter." style:family="text">
      <style:text-properties style:font-name="FreeMono" style:font-name-complex="FreeMono" fo:color="#000000" style:text-position="-33.3% 100%" fo:font-size="10.5pt" style:font-size-asian="10.5pt" style:font-size-complex="10.5pt"/>
    </style:style>
    <style:style style:name="T886" style:parent-style-name="Fuentedepárrafopredeter." style:family="text">
      <style:text-properties style:font-name="FreeMono" style:font-name-complex="FreeMono" fo:color="#000000" fo:font-size="10.5pt" style:font-size-asian="10.5pt" style:font-size-complex="10.5pt"/>
    </style:style>
    <style:style style:name="T887" style:parent-style-name="Fuentedepárrafopredeter." style:family="text">
      <style:text-properties style:font-name="FreeMono" style:font-name-complex="FreeMono" fo:color="#000000" fo:font-size="10.5pt" style:font-size-asian="10.5pt" style:font-size-complex="10.5pt"/>
    </style:style>
    <style:style style:name="T888" style:parent-style-name="Fuentedepárrafopredeter." style:family="text">
      <style:text-properties style:font-name="FreeMono" style:font-name-complex="FreeMono" fo:color="#000000" fo:font-size="10.5pt" style:font-size-asian="10.5pt" style:font-size-complex="10.5pt"/>
    </style:style>
    <style:style style:name="T889" style:parent-style-name="Fuentedepárrafopredeter." style:family="text">
      <style:text-properties style:font-name="FreeMono" style:font-name-complex="FreeMono" fo:color="#000000" fo:font-size="10.5pt" style:font-size-asian="10.5pt" style:font-size-complex="10.5pt"/>
    </style:style>
    <style:style style:name="T890" style:parent-style-name="Fuentedepárrafopredeter." style:family="text">
      <style:text-properties style:font-name="FreeMono" style:font-name-complex="FreeMono" fo:color="#000000" fo:font-size="10.5pt" style:font-size-asian="10.5pt" style:font-size-complex="10.5pt"/>
    </style:style>
    <style:style style:name="T891" style:parent-style-name="Fuentedepárrafopredeter." style:family="text">
      <style:text-properties style:font-name="FreeMono" style:font-name-complex="FreeMono" fo:color="#000000" fo:font-size="10.5pt" style:font-size-asian="10.5pt" style:font-size-complex="10.5pt"/>
    </style:style>
    <style:style style:name="T892" style:parent-style-name="Fuentedepárrafopredeter." style:family="text">
      <style:text-properties style:font-name="FreeMono" style:font-name-complex="FreeMono" fo:color="#000000" fo:font-size="10.5pt" style:font-size-asian="10.5pt" style:font-size-complex="10.5pt"/>
    </style:style>
    <style:style style:name="T893" style:parent-style-name="Fuentedepárrafopredeter." style:family="text">
      <style:text-properties style:font-name="FreeMono" style:font-name-complex="FreeMono" fo:color="#000000" fo:font-size="10.5pt" style:font-size-asian="10.5pt" style:font-size-complex="10.5pt"/>
    </style:style>
    <style:style style:name="T89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9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9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9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9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9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0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1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1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1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1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14" style:parent-style-name="Fuentedepárrafopredeter." style:family="text">
      <style:text-properties style:font-name="FreeMono" style:font-name-complex="FreeMono" fo:color="#000000" fo:font-size="10.5pt" style:font-size-asian="10.5pt" style:font-size-complex="10.5pt"/>
    </style:style>
    <style:style style:name="T915" style:parent-style-name="Fuentedepárrafopredeter." style:family="text">
      <style:text-properties style:font-name="FreeMono" style:font-name-complex="FreeMono" fo:color="#000000" fo:font-size="10.5pt" style:font-size-asian="10.5pt" style:font-size-complex="10.5pt"/>
    </style:style>
    <style:style style:name="T916" style:parent-style-name="Fuentedepárrafopredeter." style:family="text">
      <style:text-properties style:font-name="FreeMono" style:font-name-complex="FreeMono" fo:color="#000000" fo:font-size="10.5pt" style:font-size-asian="10.5pt" style:font-size-complex="10.5pt"/>
    </style:style>
    <style:style style:name="T917" style:parent-style-name="Fuentedepárrafopredeter." style:family="text">
      <style:text-properties style:font-name="FreeMono" style:font-name-complex="FreeMono" fo:color="#000000" fo:font-size="10.5pt" style:font-size-asian="10.5pt" style:font-size-complex="10.5pt"/>
    </style:style>
    <style:style style:name="T918" style:parent-style-name="Fuentedepárrafopredeter." style:family="text">
      <style:text-properties style:font-name="FreeMono" style:font-name-complex="FreeMono" fo:color="#000000" fo:font-size="10.5pt" style:font-size-asian="10.5pt" style:font-size-complex="10.5pt"/>
    </style:style>
    <style:style style:name="T919" style:parent-style-name="Fuentedepárrafopredeter." style:family="text">
      <style:text-properties style:font-name="FreeMono" style:font-name-complex="FreeMono" fo:color="#000000" fo:font-size="10.5pt" style:font-size-asian="10.5pt" style:font-size-complex="10.5pt"/>
    </style:style>
    <style:style style:name="T920" style:parent-style-name="Fuentedepárrafopredeter." style:family="text">
      <style:text-properties style:font-name="FreeMono" style:font-name-complex="FreeMono" fo:color="#000000" fo:font-size="10.5pt" style:font-size-asian="10.5pt" style:font-size-complex="10.5pt"/>
    </style:style>
    <style:style style:name="T92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2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3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940" style:parent-style-name="Fuentedepárrafopredeter." style:family="text">
      <style:text-properties style:font-name="FreeMono" style:font-name-asian="Times New Roman" style:font-name-complex="FreeMono" fo:color="#000000" fo:font-size="10.5pt" style:font-size-asian="10.5pt" style:font-size-complex="10.5pt"/>
    </style:style>
    <style:style style:name="P94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4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94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944" style:parent-style-name="Fuentedepárrafopredeter." style:family="text">
      <style:text-properties style:font-name="FreeMono" style:font-name-complex="FreeMono" fo:color="#000000" fo:font-size="10.5pt" style:font-size-asian="10.5pt" style:font-size-complex="10.5pt" fo:language="en" fo:country="US"/>
    </style:style>
    <style:style style:name="T945" style:parent-style-name="Fuentedepárrafopredeter." style:family="text">
      <style:text-properties style:font-name="FreeMono" style:font-name-complex="FreeMono" fo:color="#000000" fo:font-size="10.5pt" style:font-size-asian="10.5pt" style:font-size-complex="10.5pt" fo:language="en" fo:country="US"/>
    </style:style>
    <style:style style:name="P946" style:parent-style-name="Standard" style:family="paragraph">
      <style:text-properties fo:language="en" fo:country="US"/>
    </style:style>
    <style:style style:name="P94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48" style:parent-style-name="Standard" style:family="paragraph">
      <style:text-properties style:font-name="FreeMono" style:font-name-complex="FreeMono" fo:color="#000000" fo:font-size="10.5pt" style:font-size-asian="10.5pt" style:font-size-complex="10.5pt"/>
    </style:style>
    <style:style style:name="P949" style:parent-style-name="Standard" style:family="paragraph">
      <style:text-properties style:font-name="FreeMono" style:font-name-complex="FreeMono" fo:color="#000000" fo:font-size="10.5pt" style:font-size-asian="10.5pt" style:font-size-complex="10.5pt"/>
    </style:style>
    <style:style style:name="P95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51" style:parent-style-name="Standard" style:family="paragraph">
      <style:text-properties style:font-name="FreeMono" style:font-name-complex="FreeMono" fo:color="#000000" fo:font-size="10.5pt" style:font-size-asian="10.5pt" style:font-size-complex="10.5pt"/>
    </style:style>
    <style:style style:name="P952" style:parent-style-name="Standard" style:family="paragraph">
      <style:text-properties style:font-name="FreeMono" style:font-name-complex="FreeMono" fo:color="#000000" fo:font-size="10.5pt" style:font-size-asian="10.5pt" style:font-size-complex="10.5pt"/>
    </style:style>
    <style:style style:name="P953" style:parent-style-name="Standard" style:family="paragraph">
      <style:text-properties style:font-name="FreeMono" style:font-name-complex="FreeMono" fo:color="#000000" fo:font-size="10.5pt" style:font-size-asian="10.5pt" style:font-size-complex="10.5pt"/>
    </style:style>
    <style:style style:name="P95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5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56" style:parent-style-name="Standard" style:family="paragraph">
      <style:text-properties style:font-name="FreeMono" style:font-name-complex="FreeMono" fo:color="#000000" fo:font-size="10.5pt" style:font-size-asian="10.5pt" style:font-size-complex="10.5pt"/>
    </style:style>
    <style:style style:name="P957" style:parent-style-name="Standard" style:family="paragraph">
      <style:text-properties style:font-name="FreeMono" style:font-name-complex="FreeMono" fo:color="#000000" fo:font-size="10.5pt" style:font-size-asian="10.5pt" style:font-size-complex="10.5pt"/>
    </style:style>
    <style:style style:name="P958" style:parent-style-name="Standard" style:family="paragraph">
      <style:text-properties style:font-name="FreeMono" style:font-name-complex="FreeMono" fo:color="#FF0000" fo:font-size="10.5pt" style:font-size-asian="10.5pt" style:font-size-complex="10.5pt"/>
    </style:style>
    <style:style style:name="P95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6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6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62" style:parent-style-name="Fuentedepárrafopredeter." style:family="text">
      <style:text-properties style:font-name="FreeMono" style:font-name-complex="FreeMono" fo:color="#000000" fo:font-size="10.5pt" style:font-size-asian="10.5pt" style:font-size-complex="10.5pt"/>
    </style:style>
    <style:style style:name="T963" style:parent-style-name="Fuentedepárrafopredeter." style:family="text">
      <style:text-properties style:font-name="FreeMono" style:font-name-complex="FreeMono" fo:color="#000000" fo:font-size="10.5pt" style:font-size-asian="10.5pt" style:font-size-complex="10.5pt"/>
    </style:style>
    <style:style style:name="T964" style:parent-style-name="Fuentedepárrafopredeter." style:family="text">
      <style:text-properties style:font-name="FreeMono" style:font-name-complex="FreeMono" fo:color="#000000" fo:font-size="10.5pt" style:font-size-asian="10.5pt" style:font-size-complex="10.5pt"/>
    </style:style>
    <style:style style:name="T965" style:parent-style-name="Fuentedepárrafopredeter." style:family="text">
      <style:text-properties style:font-name="FreeMono" style:font-name-complex="FreeMono" fo:color="#000000" fo:font-size="10.5pt" style:font-size-asian="10.5pt" style:font-size-complex="10.5pt"/>
    </style:style>
    <style:style style:name="P966" style:parent-style-name="Standard" style:family="paragraph">
      <style:text-properties style:font-name="FreeMono" style:font-name-complex="FreeMono" fo:color="#000000" fo:font-size="10.5pt" style:font-size-asian="10.5pt" style:font-size-complex="10.5pt"/>
    </style:style>
    <style:style style:name="P967" style:parent-style-name="Standard" style:family="paragraph">
      <style:text-properties style:font-name="FreeMono" style:font-name-complex="FreeMono" fo:color="#FF0000" fo:font-size="10.5pt" style:font-size-asian="10.5pt" style:font-size-complex="10.5pt"/>
    </style:style>
    <style:style style:name="T968" style:parent-style-name="Fuentedepárrafopredeter." style:family="text">
      <style:text-properties style:font-name="FreeMono" style:font-name-complex="FreeMono" fo:color="#FF0000" fo:font-size="10.5pt" style:font-size-asian="10.5pt" style:font-size-complex="10.5pt"/>
    </style:style>
    <style:style style:name="T969" style:parent-style-name="Fuentedepárrafopredeter." style:family="text">
      <style:text-properties style:font-name="FreeMono" style:font-name-complex="FreeMono" fo:color="#FF0000" fo:font-size="10.5pt" style:font-size-asian="10.5pt" style:font-size-complex="10.5pt" fo:language="en" fo:country="US"/>
    </style:style>
    <style:style style:name="T970" style:parent-style-name="Fuentedepárrafopredeter." style:family="text">
      <style:text-properties style:font-name="FreeMono" style:font-name-complex="FreeMono" fo:color="#FF0000" fo:font-size="10.5pt" style:font-size-asian="10.5pt" style:font-size-complex="10.5pt" fo:language="en" fo:country="US"/>
    </style:style>
    <style:style style:name="T971" style:parent-style-name="Fuentedepárrafopredeter." style:family="text">
      <style:text-properties style:font-name="FreeMono" style:font-name-complex="FreeMono" fo:color="#FF0000" fo:font-size="10.5pt" style:font-size-asian="10.5pt" style:font-size-complex="10.5pt" fo:language="en" fo:country="US"/>
    </style:style>
    <style:style style:name="P972" style:parent-style-name="Standard" style:family="paragraph">
      <style:text-properties style:font-name="FreeMono" style:font-name-complex="FreeMono" fo:color="#000000" fo:font-size="10.5pt" style:font-size-asian="10.5pt" style:font-size-complex="10.5pt" fo:language="en" fo:country="US"/>
    </style:style>
    <style:style style:name="P973"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97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975" style:parent-style-name="Fuentedepárrafopredeter." style:family="text">
      <style:text-properties style:font-name="FreeMono" style:font-name-complex="FreeMono" fo:color="#000000" fo:font-size="10.5pt" style:font-size-asian="10.5pt" style:font-size-complex="10.5pt"/>
    </style:style>
    <style:style style:name="T976" style:parent-style-name="Fuentedepárrafopredeter." style:family="text">
      <style:text-properties style:font-name="FreeMono" style:font-name-complex="FreeMono" fo:color="#000000" fo:font-size="10.5pt" style:font-size-asian="10.5pt" style:font-size-complex="10.5pt"/>
    </style:style>
    <style:style style:name="P977" style:parent-style-name="Standard" style:family="paragraph">
      <style:text-properties style:font-name="FreeMono" style:font-name-complex="FreeMono" fo:color="#000000" fo:font-size="10.5pt" style:font-size-asian="10.5pt" style:font-size-complex="10.5pt"/>
    </style:style>
    <style:style style:name="P978" style:parent-style-name="Standard" style:family="paragraph">
      <style:text-properties style:font-name="FreeMono" style:font-name-complex="FreeMono" fo:color="#FF0000" fo:font-size="10.5pt" style:font-size-asian="10.5pt" style:font-size-complex="10.5pt"/>
    </style:style>
    <style:style style:name="P979" style:parent-style-name="Standard" style:family="paragraph">
      <style:text-properties style:font-name="FreeMono" style:font-name-complex="FreeMono" fo:color="#000000" fo:font-size="10.5pt" style:font-size-asian="10.5pt" style:font-size-complex="10.5pt"/>
    </style:style>
    <style:style style:name="T98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8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82" style:parent-style-name="Fuentedepárrafopredeter." style:family="text">
      <style:text-properties style:font-name="FreeMono" style:font-name-complex="FreeMono" fo:color="#000000" fo:font-size="10.5pt" style:font-size-asian="10.5pt" style:font-size-complex="10.5pt"/>
    </style:style>
    <style:style style:name="T983" style:parent-style-name="Fuentedepárrafopredeter." style:family="text">
      <style:text-properties style:font-name="FreeMono" style:font-name-complex="FreeMono" fo:color="#000000" fo:font-size="10.5pt" style:font-size-asian="10.5pt" style:font-size-complex="10.5pt"/>
    </style:style>
    <style:style style:name="P98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8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86" style:parent-style-name="Standard" style:family="paragraph">
      <style:text-properties style:font-name="FreeMono" style:font-name-complex="FreeMono" fo:color="#000000" fo:font-size="10.5pt" style:font-size-asian="10.5pt" style:font-size-complex="10.5pt"/>
    </style:style>
    <style:style style:name="P987" style:parent-style-name="Standard" style:family="paragraph">
      <style:text-properties style:font-name="FreeMono" style:font-name-complex="FreeMono" fo:color="#000000" fo:font-size="10.5pt" style:font-size-asian="10.5pt" style:font-size-complex="10.5pt"/>
    </style:style>
    <style:style style:name="P988" style:parent-style-name="Standard" style:family="paragraph">
      <style:text-properties style:font-name="FreeMono" style:font-name-complex="FreeMono" fo:color="#000000" fo:font-size="10.5pt" style:font-size-asian="10.5pt" style:font-size-complex="10.5pt"/>
    </style:style>
    <style:style style:name="P989" style:parent-style-name="Standard" style:family="paragraph">
      <style:text-properties style:font-name="FreeMono" style:font-name-complex="FreeMono" fo:color="#000000" fo:font-size="10.5pt" style:font-size-asian="10.5pt" style:font-size-complex="10.5pt"/>
    </style:style>
    <style:style style:name="T990" style:parent-style-name="Fuentedepárrafopredeter." style:family="text">
      <style:text-properties style:font-name="FreeMono" style:font-name-complex="FreeMono" fo:color="#FF0000" fo:font-size="10.5pt" style:font-size-asian="10.5pt" style:font-size-complex="10.5pt"/>
    </style:style>
    <style:style style:name="T991" style:parent-style-name="Fuentedepárrafopredeter." style:family="text">
      <style:text-properties style:font-name="FreeMono" style:font-name-complex="FreeMono" fo:color="#FF0000" fo:font-size="10.5pt" style:font-size-asian="10.5pt" style:font-size-complex="10.5pt" fo:language="en" fo:country="US"/>
    </style:style>
    <style:style style:name="T992" style:parent-style-name="Fuentedepárrafopredeter." style:family="text">
      <style:text-properties style:font-name="FreeMono" style:font-name-complex="FreeMono" fo:color="#FF0000" fo:font-size="10.5pt" style:font-size-asian="10.5pt" style:font-size-complex="10.5pt" fo:language="en" fo:country="US"/>
    </style:style>
    <style:style style:name="P993" style:parent-style-name="Standard" style:family="paragraph">
      <style:text-properties style:font-name="FreeMono" style:font-name-complex="FreeMono" fo:font-weight="bold" style:font-weight-asian="bold" fo:color="#000000" fo:font-size="10.5pt" style:font-size-asian="10.5pt" style:font-size-complex="10.5pt" fo:language="en" fo:country="US"/>
    </style:style>
    <style:style style:name="P994" style:parent-style-name="Standard" style:family="paragraph">
      <style:text-properties style:font-name="FreeMono" style:font-name-complex="FreeMono" fo:font-weight="bold" style:font-weight-asian="bold" fo:color="#000000" fo:font-size="10.5pt" style:font-size-asian="10.5pt" style:font-size-complex="10.5pt" fo:language="en" fo:country="US"/>
    </style:style>
    <style:style style:name="T995" style:parent-style-name="Fuentedepárrafopredeter." style:family="text">
      <style:text-properties style:font-name="FreeMono" style:font-name-complex="FreeMono" fo:color="#000000" fo:font-size="10.5pt" style:font-size-asian="10.5pt" style:font-size-complex="10.5pt" fo:language="en" fo:country="US"/>
    </style:style>
    <style:style style:name="T996" style:parent-style-name="Fuentedepárrafopredeter." style:family="text">
      <style:text-properties style:font-name="FreeMono" style:font-name-complex="FreeMono" fo:color="#000000" fo:font-size="10.5pt" style:font-size-asian="10.5pt" style:font-size-complex="10.5pt"/>
    </style:style>
    <style:style style:name="T997" style:parent-style-name="Fuentedepárrafopredeter." style:family="text">
      <style:text-properties style:font-name="FreeMono" style:font-name-complex="FreeMono" fo:color="#000000" fo:font-size="10.5pt" style:font-size-asian="10.5pt" style:font-size-complex="10.5pt"/>
    </style:style>
    <style:style style:name="T998" style:parent-style-name="Fuentedepárrafopredeter." style:family="text">
      <style:text-properties style:font-name="FreeMono" style:font-name-complex="FreeMono" fo:color="#000000" fo:font-size="10.5pt" style:font-size-asian="10.5pt" style:font-size-complex="10.5pt"/>
    </style:style>
    <style:style style:name="T999" style:parent-style-name="Fuentedepárrafopredeter." style:family="text">
      <style:text-properties style:font-name="FreeMono" style:font-name-complex="FreeMono" fo:color="#000000" fo:font-size="10.5pt" style:font-size-asian="10.5pt" style:font-size-complex="10.5pt"/>
    </style:style>
    <style:style style:name="T1000" style:parent-style-name="Fuentedepárrafopredeter." style:family="text">
      <style:text-properties style:font-name="FreeMono" style:font-name-complex="FreeMono" fo:color="#000000" fo:font-size="10.5pt" style:font-size-asian="10.5pt" style:font-size-complex="10.5pt"/>
    </style:style>
    <style:style style:name="P1001" style:parent-style-name="Standard" style:family="paragraph">
      <style:text-properties style:font-name="FreeMono" style:font-name-complex="FreeMono" fo:color="#000000" fo:font-size="10.5pt" style:font-size-asian="10.5pt" style:font-size-complex="10.5pt"/>
    </style:style>
    <style:style style:name="T1002" style:parent-style-name="Fuentedepárrafopredeter." style:family="text">
      <style:text-properties style:font-name="FreeMono" style:font-name-complex="FreeMono" fo:color="#000000" fo:font-size="10.5pt" style:font-size-asian="10.5pt" style:font-size-complex="10.5pt"/>
    </style:style>
    <style:style style:name="T1003" style:parent-style-name="Fuentedepárrafopredeter." style:family="text">
      <style:text-properties style:font-name="FreeMono" style:font-name-complex="FreeMono" fo:color="#000000" fo:font-size="10.5pt" style:font-size-asian="10.5pt" style:font-size-complex="10.5pt"/>
    </style:style>
    <style:style style:name="T1004" style:parent-style-name="Fuentedepárrafopredeter." style:family="text">
      <style:text-properties style:font-name="FreeMono" style:font-name-complex="FreeMono" fo:color="#000000" fo:font-size="10.5pt" style:font-size-asian="10.5pt" style:font-size-complex="10.5pt"/>
    </style:style>
    <style:style style:name="T1005" style:parent-style-name="Fuentedepárrafopredeter." style:family="text">
      <style:text-properties style:font-name="FreeMono" style:font-name-complex="FreeMono" fo:color="#000000" fo:font-size="10.5pt" style:font-size-asian="10.5pt" style:font-size-complex="10.5pt"/>
    </style:style>
    <style:style style:name="P1006" style:parent-style-name="Standard" style:family="paragraph">
      <style:text-properties style:font-name="FreeMono" style:font-name-complex="FreeMono" fo:color="#FF0000" fo:font-size="10.5pt" style:font-size-asian="10.5pt" style:font-size-complex="10.5pt"/>
    </style:style>
    <style:style style:name="P100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100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0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10" style:parent-style-name="Fuentedepárrafopredeter." style:family="text">
      <style:text-properties style:font-name="FreeMono" style:font-name-complex="FreeMono" fo:color="#000000" fo:font-size="10.5pt" style:font-size-asian="10.5pt" style:font-size-complex="10.5pt"/>
    </style:style>
    <style:style style:name="T1011" style:parent-style-name="Fuentedepárrafopredeter." style:family="text">
      <style:text-properties style:font-name="FreeMono" style:font-name-complex="FreeMono" fo:color="#000000" fo:font-size="10.5pt" style:font-size-asian="10.5pt" style:font-size-complex="10.5pt"/>
    </style:style>
    <style:style style:name="P1012" style:parent-style-name="Standard" style:family="paragraph">
      <style:text-properties style:font-name="FreeMono" style:font-name-complex="FreeMono" fo:color="#000000" fo:font-size="10.5pt" style:font-size-asian="10.5pt" style:font-size-complex="10.5pt"/>
    </style:style>
    <style:style style:name="P101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1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15" style:parent-style-name="Fuentedepárrafopredeter." style:family="text">
      <style:text-properties style:font-name="FreeMono" style:font-name-complex="FreeMono" fo:color="#000000" fo:font-size="10.5pt" style:font-size-asian="10.5pt" style:font-size-complex="10.5pt"/>
    </style:style>
    <style:style style:name="T1016" style:parent-style-name="Fuentedepárrafopredeter." style:family="text">
      <style:text-properties style:font-name="FreeMono" style:font-name-complex="FreeMono" fo:color="#000000" fo:font-size="10.5pt" style:font-size-asian="10.5pt" style:font-size-complex="10.5pt"/>
    </style:style>
    <style:style style:name="P101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101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1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20" style:parent-style-name="Fuentedepárrafopredeter." style:family="text">
      <style:text-properties style:font-name="FreeMono" style:font-name-complex="FreeMono" fo:color="#000000" fo:font-size="10.5pt" style:font-size-asian="10.5pt" style:font-size-complex="10.5pt"/>
    </style:style>
    <style:style style:name="T1021" style:parent-style-name="Fuentedepárrafopredeter." style:family="text">
      <style:text-properties style:font-name="FreeMono" style:font-name-complex="FreeMono" fo:color="#000000" fo:font-size="10.5pt" style:font-size-asian="10.5pt" style:font-size-complex="10.5pt"/>
    </style:style>
    <style:style style:name="T1022" style:parent-style-name="Fuentedepárrafopredeter." style:family="text">
      <style:text-properties style:font-name="FreeMono" style:font-name-complex="FreeMono" fo:color="#000000" fo:font-size="10.5pt" style:font-size-asian="10.5pt" style:font-size-complex="10.5pt"/>
    </style:style>
    <style:style style:name="T1023" style:parent-style-name="Fuentedepárrafopredeter." style:family="text">
      <style:text-properties style:font-name="FreeMono" style:font-name-complex="FreeMono" fo:color="#000000" fo:font-size="10.5pt" style:font-size-asian="10.5pt" style:font-size-complex="10.5pt"/>
    </style:style>
    <style:style style:name="T1024" style:parent-style-name="Fuentedepárrafopredeter." style:family="text">
      <style:text-properties style:font-name="FreeMono" style:font-name-complex="FreeMono" fo:color="#000000" fo:font-size="10.5pt" style:font-size-asian="10.5pt" style:font-size-complex="10.5pt"/>
    </style:style>
    <style:style style:name="P1025" style:parent-style-name="Standard" style:family="paragraph">
      <style:text-properties style:font-name="FreeMono" style:font-name-complex="FreeMono" fo:color="#000000" fo:font-size="10.5pt" style:font-size-asian="10.5pt" style:font-size-complex="10.5pt"/>
    </style:style>
    <style:style style:name="T1026" style:parent-style-name="Fuentedepárrafopredeter." style:family="text">
      <style:text-properties style:font-name="FreeMono" style:font-name-complex="FreeMono" fo:color="#000000" fo:font-size="10.5pt" style:font-size-asian="10.5pt" style:font-size-complex="10.5pt"/>
    </style:style>
    <style:style style:name="T1027" style:parent-style-name="Fuentedepárrafopredeter." style:family="text">
      <style:text-properties style:font-name="FreeMono" style:font-name-complex="FreeMono" fo:color="#000000" fo:font-size="10.5pt" style:font-size-asian="10.5pt" style:font-size-complex="10.5pt"/>
    </style:style>
    <style:style style:name="T1028" style:parent-style-name="Fuentedepárrafopredeter." style:family="text">
      <style:text-properties style:font-name="FreeMono" style:font-name-complex="FreeMono" fo:color="#000000" fo:font-size="10.5pt" style:font-size-asian="10.5pt" style:font-size-complex="10.5pt"/>
    </style:style>
    <style:style style:name="T1029" style:parent-style-name="Fuentedepárrafopredeter." style:family="text">
      <style:text-properties style:font-name="FreeMono" style:font-name-complex="FreeMono" fo:color="#000000" fo:font-size="10.5pt" style:font-size-asian="10.5pt" style:font-size-complex="10.5pt"/>
    </style:style>
    <style:style style:name="T1030" style:parent-style-name="Fuentedepárrafopredeter." style:family="text">
      <style:text-properties style:font-name="FreeMono" style:font-name-complex="FreeMono" fo:color="#000000" fo:font-size="10.5pt" style:font-size-asian="10.5pt" style:font-size-complex="10.5pt" fo:language="en" fo:country="US"/>
    </style:style>
    <style:style style:name="T1031" style:parent-style-name="Fuentedepárrafopredeter." style:family="text">
      <style:text-properties style:font-name="FreeMono" style:font-name-complex="FreeMono" fo:color="#000000" fo:font-size="10.5pt" style:font-size-asian="10.5pt" style:font-size-complex="10.5pt" fo:language="en" fo:country="US"/>
    </style:style>
    <style:style style:name="T1032" style:parent-style-name="Fuentedepárrafopredeter." style:family="text">
      <style:text-properties style:font-name="FreeMono" style:font-name-complex="FreeMono" fo:color="#000000" fo:font-size="10.5pt" style:font-size-asian="10.5pt" style:font-size-complex="10.5pt" fo:language="en" fo:country="US"/>
    </style:style>
    <style:style style:name="T1033" style:parent-style-name="Fuentedepárrafopredeter." style:family="text">
      <style:text-properties style:font-name="FreeMono" style:font-name-complex="FreeMono" fo:color="#000000" fo:font-size="10.5pt" style:font-size-asian="10.5pt" style:font-size-complex="10.5pt" fo:language="en" fo:country="US"/>
    </style:style>
    <style:style style:name="T1034" style:parent-style-name="Fuentedepárrafopredeter." style:family="text">
      <style:text-properties style:font-name="FreeMono" style:font-name-complex="FreeMono" fo:color="#000000" fo:font-size="10.5pt" style:font-size-asian="10.5pt" style:font-size-complex="10.5pt"/>
    </style:style>
    <style:style style:name="T1035" style:parent-style-name="Fuentedepárrafopredeter." style:family="text">
      <style:text-properties style:font-name="FreeMono" style:font-name-complex="FreeMono" fo:color="#000000" fo:font-size="10.5pt" style:font-size-asian="10.5pt" style:font-size-complex="10.5pt"/>
    </style:style>
    <style:style style:name="T1036" style:parent-style-name="Fuentedepárrafopredeter." style:family="text">
      <style:text-properties style:font-name="FreeMono" style:font-name-complex="FreeMono" fo:color="#000000" fo:font-size="10.5pt" style:font-size-asian="10.5pt" style:font-size-complex="10.5pt"/>
    </style:style>
    <style:style style:name="T1037" style:parent-style-name="Fuentedepárrafopredeter." style:family="text">
      <style:text-properties style:font-name="FreeMono" style:font-name-complex="FreeMono" fo:color="#000000" fo:font-size="10.5pt" style:font-size-asian="10.5pt" style:font-size-complex="10.5pt"/>
    </style:style>
    <style:style style:name="T1038" style:parent-style-name="Fuentedepárrafopredeter." style:family="text">
      <style:text-properties style:font-name="FreeMono" style:font-name-complex="FreeMono" fo:color="#000000" fo:font-size="10.5pt" style:font-size-asian="10.5pt" style:font-size-complex="10.5pt"/>
    </style:style>
    <style:style style:name="P1039" style:parent-style-name="Standard" style:family="paragraph">
      <style:text-properties style:font-name="FreeMono" style:font-name-complex="FreeMono" fo:color="#000000" fo:font-size="10.5pt" style:font-size-asian="10.5pt" style:font-size-complex="10.5pt"/>
    </style:style>
    <style:style style:name="P1040" style:parent-style-name="Standard" style:family="paragraph">
      <style:text-properties style:font-name="FreeMono" style:font-name-complex="FreeMono" fo:color="#000000" fo:font-size="10.5pt" style:font-size-asian="10.5pt" style:font-size-complex="10.5pt"/>
    </style:style>
    <style:style style:name="P1041" style:parent-style-name="Standard" style:family="paragraph">
      <style:text-properties style:font-name="FreeMono" style:font-name-complex="FreeMono" fo:color="#000000" fo:font-size="10.5pt" style:font-size-asian="10.5pt" style:font-size-complex="10.5pt"/>
    </style:style>
    <style:style style:name="P104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4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44" style:parent-style-name="Fuentedepárrafopredeter." style:family="text">
      <style:text-properties style:font-name="FreeMono" style:font-name-complex="FreeMono" fo:color="#000000" fo:font-size="10.5pt" style:font-size-asian="10.5pt" style:font-size-complex="10.5pt"/>
    </style:style>
    <style:style style:name="T1045" style:parent-style-name="Fuentedepárrafopredeter." style:family="text">
      <style:text-properties style:font-name="FreeMono" style:font-name-complex="FreeMono" fo:color="#000000" fo:font-size="10.5pt" style:font-size-asian="10.5pt" style:font-size-complex="10.5pt"/>
    </style:style>
    <style:style style:name="T1046" style:parent-style-name="Fuentedepárrafopredeter." style:family="text">
      <style:text-properties style:font-name="FreeMono" style:font-name-complex="FreeMono" fo:color="#000000" fo:font-size="10.5pt" style:font-size-asian="10.5pt" style:font-size-complex="10.5pt"/>
    </style:style>
    <style:style style:name="T1047" style:parent-style-name="Fuentedepárrafopredeter." style:family="text">
      <style:text-properties style:font-name="FreeMono" style:font-name-complex="FreeMono" fo:color="#000000" fo:font-size="10.5pt" style:font-size-asian="10.5pt" style:font-size-complex="10.5pt"/>
    </style:style>
    <style:style style:name="T1048" style:parent-style-name="Fuentedepárrafopredeter." style:family="text">
      <style:text-properties style:font-name="FreeMono" style:font-name-complex="FreeMono" fo:color="#000000" fo:font-size="10.5pt" style:font-size-asian="10.5pt" style:font-size-complex="10.5pt"/>
    </style:style>
    <style:style style:name="T1049" style:parent-style-name="Fuentedepárrafopredeter." style:family="text">
      <style:text-properties style:font-name="FreeMono" style:font-name-complex="FreeMono" fo:color="#000000" fo:font-size="10.5pt" style:font-size-asian="10.5pt" style:font-size-complex="10.5pt"/>
    </style:style>
    <style:style style:name="T1050" style:parent-style-name="Fuentedepárrafopredeter." style:family="text">
      <style:text-properties style:font-name="FreeMono" style:font-name-complex="FreeMono" fo:color="#000000" fo:font-size="10.5pt" style:font-size-asian="10.5pt" style:font-size-complex="10.5pt"/>
    </style:style>
    <style:style style:name="T1051" style:parent-style-name="Fuentedepárrafopredeter." style:family="text">
      <style:text-properties style:font-name="FreeMono" style:font-name-complex="FreeMono" fo:color="#000000" fo:font-size="10.5pt" style:font-size-asian="10.5pt" style:font-size-complex="10.5pt"/>
    </style:style>
    <style:style style:name="T1052" style:parent-style-name="Fuentedepárrafopredeter." style:family="text">
      <style:text-properties style:font-name="FreeMono" style:font-name-complex="FreeMono" fo:color="#000000" fo:font-size="10.5pt" style:font-size-asian="10.5pt" style:font-size-complex="10.5pt" fo:language="en" fo:country="US"/>
    </style:style>
    <style:style style:name="T1053" style:parent-style-name="Fuentedepárrafopredeter." style:family="text">
      <style:text-properties style:font-name="FreeMono" style:font-name-complex="FreeMono" fo:color="#000000" fo:font-size="10.5pt" style:font-size-asian="10.5pt" style:font-size-complex="10.5pt" fo:language="en" fo:country="US"/>
    </style:style>
    <style:style style:name="T1054" style:parent-style-name="Fuentedepárrafopredeter." style:family="text">
      <style:text-properties style:font-name="FreeMono" style:font-name-complex="FreeMono" fo:color="#000000" fo:font-size="10.5pt" style:font-size-asian="10.5pt" style:font-size-complex="10.5pt" fo:language="en" fo:country="US"/>
    </style:style>
    <style:style style:name="T1055" style:parent-style-name="Fuentedepárrafopredeter." style:family="text">
      <style:text-properties style:font-name="FreeMono" style:font-name-complex="FreeMono" fo:color="#000000" fo:font-size="10.5pt" style:font-size-asian="10.5pt" style:font-size-complex="10.5pt"/>
    </style:style>
    <style:style style:name="T1056" style:parent-style-name="Fuentedepárrafopredeter." style:family="text">
      <style:text-properties style:font-name="FreeMono" style:font-name-complex="FreeMono" fo:color="#000000" fo:font-size="10.5pt" style:font-size-asian="10.5pt" style:font-size-complex="10.5pt"/>
    </style:style>
    <style:style style:name="T1057" style:parent-style-name="Fuentedepárrafopredeter." style:family="text">
      <style:text-properties style:font-name="FreeMono" style:font-name-complex="FreeMono" fo:color="#000000" fo:font-size="10.5pt" style:font-size-asian="10.5pt" style:font-size-complex="10.5pt"/>
    </style:style>
    <style:style style:name="T1058" style:parent-style-name="Fuentedepárrafopredeter." style:family="text">
      <style:text-properties style:font-name="FreeMono" style:font-name-complex="FreeMono" fo:color="#000000" fo:font-size="10.5pt" style:font-size-asian="10.5pt" style:font-size-complex="10.5pt"/>
    </style:style>
    <style:style style:name="P1059" style:parent-style-name="Standard" style:family="paragraph">
      <style:text-properties style:font-name="FreeMono" style:font-name-complex="FreeMono" fo:color="#000000" fo:font-size="10.5pt" style:font-size-asian="10.5pt" style:font-size-complex="10.5pt"/>
    </style:style>
    <style:style style:name="P1060" style:parent-style-name="Standard" style:family="paragraph">
      <style:text-properties style:font-name="FreeMono" style:font-name-complex="FreeMono" fo:color="#000000" fo:font-size="10.5pt" style:font-size-asian="10.5pt" style:font-size-complex="10.5pt"/>
    </style:style>
    <style:style style:name="P106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6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63" style:parent-style-name="Fuentedepárrafopredeter." style:family="text">
      <style:text-properties style:font-name="FreeMono" style:font-name-complex="FreeMono" fo:color="#000000" fo:font-size="10.5pt" style:font-size-asian="10.5pt" style:font-size-complex="10.5pt"/>
    </style:style>
    <style:style style:name="T1064" style:parent-style-name="Fuentedepárrafopredeter." style:family="text">
      <style:text-properties style:font-name="FreeMono" style:font-name-complex="FreeMono" fo:color="#000000" fo:font-size="10.5pt" style:font-size-asian="10.5pt" style:font-size-complex="10.5pt"/>
    </style:style>
    <style:style style:name="T1065" style:parent-style-name="Fuentedepárrafopredeter." style:family="text">
      <style:text-properties style:font-name="FreeMono" style:font-name-complex="FreeMono" fo:color="#000000" fo:font-size="10.5pt" style:font-size-asian="10.5pt" style:font-size-complex="10.5pt"/>
    </style:style>
    <style:style style:name="T1066" style:parent-style-name="Fuentedepárrafopredeter." style:family="text">
      <style:text-properties style:font-name="FreeMono" style:font-name-complex="FreeMono" fo:color="#000000" fo:font-size="10.5pt" style:font-size-asian="10.5pt" style:font-size-complex="10.5pt"/>
    </style:style>
    <style:style style:name="T1067" style:parent-style-name="Fuentedepárrafopredeter." style:family="text">
      <style:text-properties style:font-name="FreeMono" style:font-name-asian="DejaVu Sans" style:font-name-complex="FreeMono" fo:color="#000000" fo:font-size="10.5pt" style:font-size-asian="10.5pt" style:font-size-complex="10.5pt"/>
    </style:style>
    <style:style style:name="T1068" style:parent-style-name="Fuentedepárrafopredeter." style:family="text">
      <style:text-properties style:font-name="FreeMono" style:font-name-complex="FreeMono" fo:color="#000000" fo:font-size="10.5pt" style:font-size-asian="10.5pt" style:font-size-complex="10.5pt"/>
    </style:style>
    <style:style style:name="T1069" style:parent-style-name="Fuentedepárrafopredeter." style:family="text">
      <style:text-properties style:font-name="FreeMono" style:font-name-complex="FreeMono" fo:color="#000000" fo:font-size="10.5pt" style:font-size-asian="10.5pt" style:font-size-complex="10.5pt"/>
    </style:style>
    <style:style style:name="T1070" style:parent-style-name="Fuentedepárrafopredeter." style:family="text">
      <style:text-properties style:font-name="FreeMono" style:font-name-complex="FreeMono" fo:color="#000000" fo:font-size="10.5pt" style:font-size-asian="10.5pt" style:font-size-complex="10.5pt"/>
    </style:style>
    <style:style style:name="T1071" style:parent-style-name="Fuentedepárrafopredeter." style:family="text">
      <style:text-properties style:font-name="FreeMono" style:font-name-complex="FreeMono" fo:color="#000000" fo:font-size="10.5pt" style:font-size-asian="10.5pt" style:font-size-complex="10.5pt"/>
    </style:style>
    <style:style style:name="T1072" style:parent-style-name="Fuentedepárrafopredeter." style:family="text">
      <style:text-properties style:font-name="FreeMono" style:font-name-complex="FreeMono" fo:color="#000000" fo:font-size="10.5pt" style:font-size-asian="10.5pt" style:font-size-complex="10.5pt" fo:language="en" fo:country="US"/>
    </style:style>
    <style:style style:name="T1073" style:parent-style-name="Fuentedepárrafopredeter." style:family="text">
      <style:text-properties style:font-name="FreeMono" style:font-name-complex="FreeMono" fo:color="#000000" fo:font-size="10.5pt" style:font-size-asian="10.5pt" style:font-size-complex="10.5pt" fo:language="en" fo:country="US"/>
    </style:style>
    <style:style style:name="T1074" style:parent-style-name="Fuentedepárrafopredeter." style:family="text">
      <style:text-properties style:font-name="FreeMono" style:font-name-complex="FreeMono" fo:color="#000000" fo:font-size="10.5pt" style:font-size-asian="10.5pt" style:font-size-complex="10.5pt" fo:language="en" fo:country="US"/>
    </style:style>
    <style:style style:name="T1075" style:parent-style-name="Fuentedepárrafopredeter." style:family="text">
      <style:text-properties style:font-name="FreeMono" style:font-name-complex="FreeMono" fo:color="#000000" fo:font-size="10.5pt" style:font-size-asian="10.5pt" style:font-size-complex="10.5pt" fo:language="en" fo:country="US"/>
    </style:style>
    <style:style style:name="T1076" style:parent-style-name="Fuentedepárrafopredeter." style:family="text">
      <style:text-properties style:font-name="FreeMono" style:font-name-complex="FreeMono" fo:color="#000000" fo:font-size="10.5pt" style:font-size-asian="10.5pt" style:font-size-complex="10.5pt"/>
    </style:style>
    <style:style style:name="T1077" style:parent-style-name="Fuentedepárrafopredeter." style:family="text">
      <style:text-properties style:font-name="FreeMono" style:font-name-complex="FreeMono" fo:color="#000000" fo:font-size="10.5pt" style:font-size-asian="10.5pt" style:font-size-complex="10.5pt"/>
    </style:style>
    <style:style style:name="T1078" style:parent-style-name="Fuentedepárrafopredeter." style:family="text">
      <style:text-properties style:font-name="FreeMono" style:font-name-complex="FreeMono" fo:color="#000000" fo:font-size="10.5pt" style:font-size-asian="10.5pt" style:font-size-complex="10.5pt"/>
    </style:style>
    <style:style style:name="T1079" style:parent-style-name="Fuentedepárrafopredeter." style:family="text">
      <style:text-properties style:font-name="FreeMono" style:font-name-complex="FreeMono" fo:color="#000000" fo:font-size="10.5pt" style:font-size-asian="10.5pt" style:font-size-complex="10.5pt"/>
    </style:style>
    <style:style style:name="P1080" style:parent-style-name="Standard" style:family="paragraph">
      <style:text-properties style:font-name="FreeMono" style:font-name-complex="FreeMono" fo:color="#000000" fo:font-size="10.5pt" style:font-size-asian="10.5pt" style:font-size-complex="10.5pt"/>
    </style:style>
    <style:style style:name="P1081" style:parent-style-name="Standard" style:family="paragraph">
      <style:text-properties style:font-name="FreeMono" style:font-name-complex="FreeMono" fo:color="#000000" fo:font-size="10.5pt" style:font-size-asian="10.5pt" style:font-size-complex="10.5pt"/>
    </style:style>
    <style:style style:name="P108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08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084" style:parent-style-name="Fuentedepárrafopredeter." style:family="text">
      <style:text-properties style:font-name="FreeMono" style:font-name-complex="FreeMono" fo:color="#000000" fo:font-size="10.5pt" style:font-size-asian="10.5pt" style:font-size-complex="10.5pt" fo:language="en" fo:country="US"/>
    </style:style>
    <style:style style:name="T1085" style:parent-style-name="Fuentedepárrafopredeter." style:family="text">
      <style:text-properties style:font-name="FreeMono" style:font-name-complex="FreeMono" fo:color="#000000" fo:font-size="10.5pt" style:font-size-asian="10.5pt" style:font-size-complex="10.5pt" fo:language="en" fo:country="US"/>
    </style:style>
    <style:style style:name="T1086" style:parent-style-name="Fuentedepárrafopredeter." style:family="text">
      <style:text-properties style:font-name="FreeMono" style:font-name-complex="FreeMono" fo:color="#000000" fo:font-size="10.5pt" style:font-size-asian="10.5pt" style:font-size-complex="10.5pt" fo:language="en" fo:country="US"/>
    </style:style>
    <style:style style:name="T1087" style:parent-style-name="Fuentedepárrafopredeter." style:family="text">
      <style:text-properties style:font-name="FreeMono" style:font-name-complex="FreeMono" fo:color="#000000" fo:font-size="10.5pt" style:font-size-asian="10.5pt" style:font-size-complex="10.5pt" fo:language="en" fo:country="US"/>
    </style:style>
    <style:style style:name="T1088" style:parent-style-name="Fuentedepárrafopredeter." style:family="text">
      <style:text-properties style:font-name="FreeMono" style:font-name-complex="FreeMono" fo:color="#000000" fo:font-size="10.5pt" style:font-size-asian="10.5pt" style:font-size-complex="10.5pt" fo:language="en" fo:country="US"/>
    </style:style>
    <style:style style:name="T1089" style:parent-style-name="Fuentedepárrafopredeter." style:family="text">
      <style:text-properties style:font-name="FreeMono" style:font-name-complex="FreeMono" fo:color="#000000" fo:font-size="10.5pt" style:font-size-asian="10.5pt" style:font-size-complex="10.5pt"/>
    </style:style>
    <style:style style:name="P1090" style:parent-style-name="Standard" style:family="paragraph">
      <style:text-properties style:font-name="FreeMono" style:font-name-complex="FreeMono" fo:color="#000000" fo:font-size="10.5pt" style:font-size-asian="10.5pt" style:font-size-complex="10.5pt"/>
    </style:style>
    <style:style style:name="P1091" style:parent-style-name="Standard" style:family="paragraph">
      <style:text-properties style:font-name="FreeMono" style:font-name-complex="FreeMono" fo:color="#000000" fo:font-size="10.5pt" style:font-size-asian="10.5pt" style:font-size-complex="10.5pt"/>
    </style:style>
    <style:style style:name="P1092" style:parent-style-name="Standard" style:family="paragraph">
      <style:text-properties style:font-name="FreeMono" style:font-name-complex="FreeMono" fo:color="#000000" fo:font-size="10.5pt" style:font-size-asian="10.5pt" style:font-size-complex="10.5pt"/>
    </style:style>
    <style:style style:name="P1093" style:parent-style-name="Standard" style:family="paragraph">
      <style:text-properties style:font-name="FreeMono" style:font-name-complex="FreeMono" fo:color="#000000" fo:font-size="10.5pt" style:font-size-asian="10.5pt" style:font-size-complex="10.5pt"/>
    </style:style>
    <style:style style:name="P1094" style:parent-style-name="Standard" style:family="paragraph">
      <style:text-properties style:font-name="FreeMono" style:font-name-complex="FreeMono" fo:color="#000000" fo:font-size="10.5pt" style:font-size-asian="10.5pt" style:font-size-complex="10.5pt"/>
    </style:style>
    <style:style style:name="P109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1096" style:parent-style-name="Standard" style:family="paragraph">
      <style:text-properties style:font-name="FreeMono" style:font-name-complex="FreeMono" fo:color="#000000" fo:font-size="10.5pt" style:font-size-asian="10.5pt" style:font-size-complex="10.5pt"/>
    </style:style>
    <style:style style:name="T1097" style:parent-style-name="Fuentedepárrafopredeter." style:family="text">
      <style:text-properties style:font-name="FreeMono" style:font-name-complex="FreeMono" fo:color="#000000" fo:font-size="10.5pt" style:font-size-asian="10.5pt" style:font-size-complex="10.5pt"/>
    </style:style>
    <style:style style:name="T1098" style:parent-style-name="Fuentedepárrafopredeter." style:family="text">
      <style:text-properties style:font-name="FreeMono" style:font-name-complex="FreeMono" fo:color="#000000" fo:font-size="10.5pt" style:font-size-asian="10.5pt" style:font-size-complex="10.5pt"/>
    </style:style>
    <style:style style:name="T1099" style:parent-style-name="Fuentedepárrafopredeter." style:family="text">
      <style:text-properties style:font-name="FreeMono" style:font-name-complex="FreeMono" fo:color="#000000" fo:font-size="10.5pt" style:font-size-asian="10.5pt" style:font-size-complex="10.5pt"/>
    </style:style>
    <style:style style:name="T1100" style:parent-style-name="Fuentedepárrafopredeter." style:family="text">
      <style:text-properties style:font-name="FreeMono" style:font-name-complex="FreeMono" fo:color="#000000" style:text-position="-33.3% 100%" fo:font-size="10.5pt" style:font-size-asian="10.5pt" style:font-size-complex="10.5pt"/>
    </style:style>
    <style:style style:name="T1101" style:parent-style-name="Fuentedepárrafopredeter." style:family="text">
      <style:text-properties style:font-name="FreeMono" style:font-name-complex="FreeMono" fo:color="#000000" fo:font-size="10.5pt" style:font-size-asian="10.5pt" style:font-size-complex="10.5pt"/>
    </style:style>
    <style:style style:name="T1102" style:parent-style-name="Fuentedepárrafopredeter." style:family="text">
      <style:text-properties style:font-name="FreeMono" style:font-name-complex="FreeMono" fo:color="#000000" fo:font-size="10.5pt" style:font-size-asian="10.5pt" style:font-size-complex="10.5pt"/>
    </style:style>
    <style:style style:name="T1103" style:parent-style-name="Fuentedepárrafopredeter." style:family="text">
      <style:text-properties style:font-name="FreeMono" style:font-name-complex="FreeMono" fo:color="#000000" fo:font-size="10.5pt" style:font-size-asian="10.5pt" style:font-size-complex="10.5pt"/>
    </style:style>
    <style:style style:name="T1104" style:parent-style-name="Fuentedepárrafopredeter." style:family="text">
      <style:text-properties style:font-name="FreeMono" style:font-name-complex="FreeMono" fo:color="#000000" fo:font-size="10.5pt" style:font-size-asian="10.5pt" style:font-size-complex="10.5pt"/>
    </style:style>
    <style:style style:name="T1105" style:parent-style-name="Fuentedepárrafopredeter." style:family="text">
      <style:text-properties style:font-name="FreeMono" style:font-name-complex="FreeMono" fo:color="#000000" fo:font-size="10.5pt" style:font-size-asian="10.5pt" style:font-size-complex="10.5pt"/>
    </style:style>
    <style:style style:name="T1106" style:parent-style-name="Fuentedepárrafopredeter." style:family="text">
      <style:text-properties style:font-name="FreeMono" style:font-name-complex="FreeMono" fo:color="#000000" style:text-position="-33.3% 100%" fo:font-size="10.5pt" style:font-size-asian="10.5pt" style:font-size-complex="10.5pt"/>
    </style:style>
    <style:style style:name="T1107" style:parent-style-name="Fuentedepárrafopredeter." style:family="text">
      <style:text-properties style:font-name="FreeMono" style:font-name-complex="FreeMono" fo:color="#000000" fo:font-size="10.5pt" style:font-size-asian="10.5pt" style:font-size-complex="10.5pt"/>
    </style:style>
    <style:style style:name="T1108" style:parent-style-name="Fuentedepárrafopredeter." style:family="text">
      <style:text-properties style:font-name="FreeMono" style:font-name-complex="FreeMono" fo:color="#000000" fo:font-size="10.5pt" style:font-size-asian="10.5pt" style:font-size-complex="10.5pt"/>
    </style:style>
    <style:style style:name="T1109" style:parent-style-name="Fuentedepárrafopredeter." style:family="text">
      <style:text-properties style:font-name="FreeMono" style:font-name-complex="FreeMono" fo:color="#000000" fo:font-size="10.5pt" style:font-size-asian="10.5pt" style:font-size-complex="10.5pt"/>
    </style:style>
    <style:style style:name="T1110" style:parent-style-name="Fuentedepárrafopredeter." style:family="text">
      <style:text-properties style:font-name="FreeMono" style:font-name-complex="FreeMono" fo:color="#000000" fo:font-size="10.5pt" style:font-size-asian="10.5pt" style:font-size-complex="10.5pt"/>
    </style:style>
    <style:style style:name="T1111" style:parent-style-name="Fuentedepárrafopredeter." style:family="text">
      <style:text-properties style:font-name="FreeMono" style:font-name-complex="FreeMono" fo:color="#000000" fo:font-size="10.5pt" style:font-size-asian="10.5pt" style:font-size-complex="10.5pt"/>
    </style:style>
    <style:style style:name="T1112" style:parent-style-name="Fuentedepárrafopredeter." style:family="text">
      <style:text-properties style:font-name="FreeMono" style:font-name-complex="FreeMono" fo:color="#000000" fo:font-size="10.5pt" style:font-size-asian="10.5pt" style:font-size-complex="10.5pt"/>
    </style:style>
    <style:style style:name="T1113" style:parent-style-name="Fuentedepárrafopredeter." style:family="text">
      <style:text-properties style:font-name="FreeMono" style:font-name-complex="FreeMono" fo:color="#000000" fo:font-size="10.5pt" style:font-size-asian="10.5pt" style:font-size-complex="10.5pt"/>
    </style:style>
    <style:style style:name="T1114" style:parent-style-name="Fuentedepárrafopredeter." style:family="text">
      <style:text-properties style:font-name="FreeMono" style:font-name-complex="FreeMono" fo:color="#000000" fo:font-size="10.5pt" style:font-size-asian="10.5pt" style:font-size-complex="10.5pt"/>
    </style:style>
    <style:style style:name="T1115" style:parent-style-name="Fuentedepárrafopredeter." style:family="text">
      <style:text-properties style:font-name="FreeMono" style:font-name-complex="FreeMono" fo:color="#000000" style:text-position="-33.3% 100%" fo:font-size="10.5pt" style:font-size-asian="10.5pt" style:font-size-complex="10.5pt"/>
    </style:style>
    <style:style style:name="T1116" style:parent-style-name="Fuentedepárrafopredeter." style:family="text">
      <style:text-properties style:font-name="FreeMono" style:font-name-complex="FreeMono" fo:color="#000000" fo:font-size="10.5pt" style:font-size-asian="10.5pt" style:font-size-complex="10.5pt"/>
    </style:style>
    <style:style style:name="T111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1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1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2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2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22" style:parent-style-name="Fuentedepárrafopredeter." style:family="text">
      <style:text-properties style:font-name="FreeMono" style:font-name-complex="FreeMono" fo:color="#000000" fo:font-size="10.5pt" style:font-size-asian="10.5pt" style:font-size-complex="10.5pt"/>
    </style:style>
    <style:style style:name="T1123" style:parent-style-name="Fuentedepárrafopredeter." style:family="text">
      <style:text-properties style:font-name="FreeMono" style:font-name-complex="FreeMono" fo:color="#000000" style:text-position="-33.3% 100%" fo:font-size="10.5pt" style:font-size-asian="10.5pt" style:font-size-complex="10.5pt"/>
    </style:style>
    <style:style style:name="T1124" style:parent-style-name="Fuentedepárrafopredeter." style:family="text">
      <style:text-properties style:font-name="FreeMono" style:font-name-complex="FreeMono" fo:color="#000000" fo:font-size="10.5pt" style:font-size-asian="10.5pt" style:font-size-complex="10.5pt"/>
    </style:style>
    <style:style style:name="T1125" style:parent-style-name="Fuentedepárrafopredeter." style:family="text">
      <style:text-properties style:font-name="FreeMono" style:font-name-complex="FreeMono" fo:color="#000000" fo:font-size="10.5pt" style:font-size-asian="10.5pt" style:font-size-complex="10.5pt"/>
    </style:style>
    <style:style style:name="T1126" style:parent-style-name="Fuentedepárrafopredeter." style:family="text">
      <style:text-properties style:font-name="FreeMono" style:font-name-complex="FreeMono" fo:color="#000000" fo:font-size="10.5pt" style:font-size-asian="10.5pt" style:font-size-complex="10.5pt"/>
    </style:style>
    <style:style style:name="T1127" style:parent-style-name="Fuentedepárrafopredeter." style:family="text">
      <style:text-properties style:font-name="FreeMono" style:font-name-complex="FreeMono" fo:color="#000000" fo:font-size="10.5pt" style:font-size-asian="10.5pt" style:font-size-complex="10.5pt"/>
    </style:style>
    <style:style style:name="T1128" style:parent-style-name="Fuentedepárrafopredeter." style:family="text">
      <style:text-properties style:font-name="FreeMono" style:font-name-complex="FreeMono" fo:color="#000000" style:text-position="-33.3% 100%" fo:font-size="10.5pt" style:font-size-asian="10.5pt" style:font-size-complex="10.5pt"/>
    </style:style>
    <style:style style:name="T1129" style:parent-style-name="Fuentedepárrafopredeter." style:family="text">
      <style:text-properties style:font-name="FreeMono" style:font-name-complex="FreeMono" fo:color="#000000" fo:font-size="10.5pt" style:font-size-asian="10.5pt" style:font-size-complex="10.5pt"/>
    </style:style>
    <style:style style:name="T113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39" style:parent-style-name="Fuentedepárrafopredeter." style:family="text">
      <style:text-properties style:font-name="FreeMono" style:font-name-complex="FreeMono" fo:color="#000000" fo:font-size="10.5pt" style:font-size-asian="10.5pt" style:font-size-complex="10.5pt"/>
    </style:style>
    <style:style style:name="T1140" style:parent-style-name="Fuentedepárrafopredeter." style:family="text">
      <style:text-properties style:font-name="FreeMono" style:font-name-complex="FreeMono" fo:color="#000000" style:text-position="-33.3% 100%" fo:font-size="10.5pt" style:font-size-asian="10.5pt" style:font-size-complex="10.5pt"/>
    </style:style>
    <style:style style:name="T1141" style:parent-style-name="Fuentedepárrafopredeter." style:family="text">
      <style:text-properties style:font-name="FreeMono" style:font-name-complex="FreeMono" fo:color="#000000" fo:font-size="10.5pt" style:font-size-asian="10.5pt" style:font-size-complex="10.5pt"/>
    </style:style>
    <style:style style:name="T1142" style:parent-style-name="Fuentedepárrafopredeter." style:family="text">
      <style:text-properties style:font-name="FreeMono" style:font-name-complex="FreeMono" fo:color="#000000" fo:font-size="10.5pt" style:font-size-asian="10.5pt" style:font-size-complex="10.5pt"/>
    </style:style>
    <style:style style:name="T1143" style:parent-style-name="Fuentedepárrafopredeter." style:family="text">
      <style:text-properties style:font-name="FreeMono" style:font-name-complex="FreeMono" fo:color="#000000" fo:font-size="10.5pt" style:font-size-asian="10.5pt" style:font-size-complex="10.5pt"/>
    </style:style>
    <style:style style:name="T1144" style:parent-style-name="Fuentedepárrafopredeter." style:family="text">
      <style:text-properties style:font-name="FreeMono" style:font-name-complex="FreeMono" fo:color="#000000" fo:font-size="10.5pt" style:font-size-asian="10.5pt" style:font-size-complex="10.5pt"/>
    </style:style>
    <style:style style:name="T1145" style:parent-style-name="Fuentedepárrafopredeter." style:family="text">
      <style:text-properties style:font-name="FreeMono" style:font-name-complex="FreeMono" fo:color="#000000" style:text-position="-33.3% 100%" fo:font-size="10.5pt" style:font-size-asian="10.5pt" style:font-size-complex="10.5pt"/>
    </style:style>
    <style:style style:name="T1146" style:parent-style-name="Fuentedepárrafopredeter." style:family="text">
      <style:text-properties style:font-name="FreeMono" style:font-name-complex="FreeMono" fo:color="#000000" fo:font-size="10.5pt" style:font-size-asian="10.5pt" style:font-size-complex="10.5pt"/>
    </style:style>
    <style:style style:name="T1147" style:parent-style-name="Fuentedepárrafopredeter." style:family="text">
      <style:text-properties style:font-name="FreeMono" style:font-name-complex="FreeMono" fo:color="#000000" fo:font-size="10.5pt" style:font-size-asian="10.5pt" style:font-size-complex="10.5pt"/>
    </style:style>
    <style:style style:name="T114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4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3" style:parent-style-name="Fuentedepárrafopredeter." style:family="text">
      <style:text-properties style:font-name="FreeMono" style:font-name-complex="FreeMono" fo:color="#000000" fo:font-size="10.5pt" style:font-size-asian="10.5pt" style:font-size-complex="10.5pt"/>
    </style:style>
    <style:style style:name="T1154" style:parent-style-name="Fuentedepárrafopredeter." style:family="text">
      <style:text-properties style:font-name="FreeMono" style:font-name-complex="FreeMono" fo:color="#000000" style:text-position="-33.3% 100%" fo:font-size="10.5pt" style:font-size-asian="10.5pt" style:font-size-complex="10.5pt"/>
    </style:style>
    <style:style style:name="T1155" style:parent-style-name="Fuentedepárrafopredeter." style:family="text">
      <style:text-properties style:font-name="FreeMono" style:font-name-complex="FreeMono" fo:color="#000000" fo:font-size="10.5pt" style:font-size-asian="10.5pt" style:font-size-complex="10.5pt"/>
    </style:style>
    <style:style style:name="T1156" style:parent-style-name="Fuentedepárrafopredeter." style:family="text">
      <style:text-properties style:font-name="FreeMono" style:font-name-complex="FreeMono" fo:color="#000000" fo:font-size="10.5pt" style:font-size-asian="10.5pt" style:font-size-complex="10.5pt"/>
    </style:style>
    <style:style style:name="T1157" style:parent-style-name="Fuentedepárrafopredeter." style:family="text">
      <style:text-properties style:font-name="FreeMono" style:font-name-complex="FreeMono" fo:color="#000000" fo:font-size="10.5pt" style:font-size-asian="10.5pt" style:font-size-complex="10.5pt"/>
    </style:style>
    <style:style style:name="T1158" style:parent-style-name="Fuentedepárrafopredeter." style:family="text">
      <style:text-properties style:font-name="FreeMono" style:font-name-complex="FreeMono" fo:color="#000000" fo:font-size="10.5pt" style:font-size-asian="10.5pt" style:font-size-complex="10.5pt"/>
    </style:style>
    <style:style style:name="T1159" style:parent-style-name="Fuentedepárrafopredeter." style:family="text">
      <style:text-properties style:font-name="FreeMono" style:font-name-complex="FreeMono" fo:color="#000000" style:text-position="-33.3% 100%" fo:font-size="10.5pt" style:font-size-asian="10.5pt" style:font-size-complex="10.5pt"/>
    </style:style>
    <style:style style:name="T1160" style:parent-style-name="Fuentedepárrafopredeter." style:family="text">
      <style:text-properties style:font-name="FreeMono" style:font-name-complex="FreeMono" fo:color="#000000" fo:font-size="10.5pt" style:font-size-asian="10.5pt" style:font-size-complex="10.5pt"/>
    </style:style>
    <style:style style:name="T116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6" style:parent-style-name="Fuentedepárrafopredeter." style:family="text">
      <style:text-properties style:font-name="FreeMono" style:font-name-complex="FreeMono" fo:color="#000000" fo:font-size="10.5pt" style:font-size-asian="10.5pt" style:font-size-complex="10.5pt"/>
    </style:style>
    <style:style style:name="T1167" style:parent-style-name="Fuentedepárrafopredeter." style:family="text">
      <style:text-properties style:font-name="FreeMono" style:font-name-complex="FreeMono" fo:color="#000000" style:text-position="-33.3% 100%" fo:font-size="10.5pt" style:font-size-asian="10.5pt" style:font-size-complex="10.5pt"/>
    </style:style>
    <style:style style:name="T1168" style:parent-style-name="Fuentedepárrafopredeter." style:family="text">
      <style:text-properties style:font-name="FreeMono" style:font-name-complex="FreeMono" fo:color="#000000" fo:font-size="10.5pt" style:font-size-asian="10.5pt" style:font-size-complex="10.5pt"/>
    </style:style>
    <style:style style:name="T1169" style:parent-style-name="Fuentedepárrafopredeter." style:family="text">
      <style:text-properties style:font-name="FreeMono" style:font-name-complex="FreeMono" fo:color="#000000" fo:font-size="10.5pt" style:font-size-asian="10.5pt" style:font-size-complex="10.5pt"/>
    </style:style>
    <style:style style:name="T1170" style:parent-style-name="Fuentedepárrafopredeter." style:family="text">
      <style:text-properties style:font-name="FreeMono" style:font-name-complex="FreeMono" fo:color="#000000" fo:font-size="10.5pt" style:font-size-asian="10.5pt" style:font-size-complex="10.5pt"/>
    </style:style>
    <style:style style:name="T1171" style:parent-style-name="Fuentedepárrafopredeter." style:family="text">
      <style:text-properties style:font-name="FreeMono" style:font-name-complex="FreeMono" fo:color="#000000" fo:font-size="10.5pt" style:font-size-asian="10.5pt" style:font-size-complex="10.5pt"/>
    </style:style>
    <style:style style:name="T1172" style:parent-style-name="Fuentedepárrafopredeter." style:family="text">
      <style:text-properties style:font-name="FreeMono" style:font-name-complex="FreeMono" fo:color="#000000" fo:font-size="10.5pt" style:font-size-asian="10.5pt" style:font-size-complex="10.5pt"/>
    </style:style>
    <style:style style:name="P1173" style:parent-style-name="Standard" style:family="paragraph">
      <style:text-properties style:font-name="FreeMono" style:font-name-complex="FreeMono" fo:color="#000000" fo:font-size="10.5pt" style:font-size-asian="10.5pt" style:font-size-complex="10.5pt"/>
    </style:style>
    <style:style style:name="T1174" style:parent-style-name="Fuentedepárrafopredeter." style:family="text">
      <style:text-properties style:font-name="FreeMono" style:font-name-complex="FreeMono" fo:color="#000000" fo:font-size="10.5pt" style:font-size-asian="10.5pt" style:font-size-complex="10.5pt"/>
    </style:style>
    <style:style style:name="T1175" style:parent-style-name="Fuentedepárrafopredeter." style:family="text">
      <style:text-properties style:font-name="FreeMono" style:font-name-complex="FreeMono" fo:color="#000000" fo:font-size="10.5pt" style:font-size-asian="10.5pt" style:font-size-complex="10.5pt"/>
    </style:style>
    <style:style style:name="T1176" style:parent-style-name="Fuentedepárrafopredeter." style:family="text">
      <style:text-properties style:font-name="FreeMono" style:font-name-complex="FreeMono" fo:color="#000000" fo:font-size="10.5pt" style:font-size-asian="10.5pt" style:font-size-complex="10.5pt"/>
    </style:style>
    <style:style style:name="T1177" style:parent-style-name="Fuentedepárrafopredeter." style:family="text">
      <style:text-properties style:font-name="FreeMono" style:font-name-complex="FreeMono" fo:color="#000000" fo:font-size="10.5pt" style:font-size-asian="10.5pt" style:font-size-complex="10.5pt"/>
    </style:style>
    <style:style style:name="T1178" style:parent-style-name="Fuentedepárrafopredeter." style:family="text">
      <style:text-properties style:font-name="FreeMono" style:font-name-complex="FreeMono" fo:color="#000000" style:text-position="-33.3% 100%" fo:font-size="10.5pt" style:font-size-asian="10.5pt" style:font-size-complex="10.5pt"/>
    </style:style>
    <style:style style:name="T1179" style:parent-style-name="Fuentedepárrafopredeter." style:family="text">
      <style:text-properties style:font-name="FreeMono" style:font-name-complex="FreeMono" fo:color="#000000" fo:font-size="10.5pt" style:font-size-asian="10.5pt" style:font-size-complex="10.5pt"/>
    </style:style>
    <style:style style:name="T1180" style:parent-style-name="Fuentedepárrafopredeter." style:family="text">
      <style:text-properties style:font-name="FreeMono" style:font-name-complex="FreeMono" fo:color="#000000" fo:font-size="10.5pt" style:font-size-asian="10.5pt" style:font-size-complex="10.5pt"/>
    </style:style>
    <style:style style:name="T1181" style:parent-style-name="Fuentedepárrafopredeter." style:family="text">
      <style:text-properties style:font-name="FreeMono" style:font-name-complex="FreeMono" fo:color="#000000" style:text-position="-33.3% 100%" fo:font-size="10.5pt" style:font-size-asian="10.5pt" style:font-size-complex="10.5pt"/>
    </style:style>
    <style:style style:name="T1182" style:parent-style-name="Fuentedepárrafopredeter." style:family="text">
      <style:text-properties style:font-name="FreeMono" style:font-name-complex="FreeMono" fo:color="#000000" fo:font-size="10.5pt" style:font-size-asian="10.5pt" style:font-size-complex="10.5pt"/>
    </style:style>
    <style:style style:name="T1183" style:parent-style-name="Fuentedepárrafopredeter." style:family="text">
      <style:text-properties style:font-name="FreeMono" style:font-name-complex="FreeMono" fo:color="#000000" fo:font-size="10.5pt" style:font-size-asian="10.5pt" style:font-size-complex="10.5pt"/>
    </style:style>
    <style:style style:name="T1184" style:parent-style-name="Fuentedepárrafopredeter." style:family="text">
      <style:text-properties style:font-name="FreeMono" style:font-name-complex="FreeMono" fo:color="#000000" fo:font-size="10.5pt" style:font-size-asian="10.5pt" style:font-size-complex="10.5pt"/>
    </style:style>
    <style:style style:name="T1185" style:parent-style-name="Fuentedepárrafopredeter." style:family="text">
      <style:text-properties style:font-name="FreeMono" style:font-name-complex="FreeMono" fo:color="#000000" fo:font-size="10.5pt" style:font-size-asian="10.5pt" style:font-size-complex="10.5pt"/>
    </style:style>
    <style:style style:name="P118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18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188" style:parent-style-name="Fuentedepárrafopredeter." style:family="text">
      <style:text-properties style:font-name="FreeMono" style:font-name-complex="FreeMono" fo:color="#000000" fo:font-size="10.5pt" style:font-size-asian="10.5pt" style:font-size-complex="10.5pt"/>
    </style:style>
    <style:style style:name="T1189" style:parent-style-name="Fuentedepárrafopredeter." style:family="text">
      <style:text-properties style:font-name="FreeMono" style:font-name-complex="FreeMono" fo:color="#000000" fo:font-size="10.5pt" style:font-size-asian="10.5pt" style:font-size-complex="10.5pt"/>
    </style:style>
    <style:style style:name="T1190" style:parent-style-name="Fuentedepárrafopredeter." style:family="text">
      <style:text-properties style:font-name="FreeMono" style:font-name-complex="FreeMono" fo:color="#000000" fo:font-size="10.5pt" style:font-size-asian="10.5pt" style:font-size-complex="10.5pt"/>
    </style:style>
    <style:style style:name="P1191" style:parent-style-name="Standard" style:family="paragraph">
      <style:text-properties style:font-name="FreeMono" style:font-name-complex="FreeMono" fo:color="#000000" fo:font-size="10.5pt" style:font-size-asian="10.5pt" style:font-size-complex="10.5pt"/>
    </style:style>
    <style:style style:name="P1192" style:parent-style-name="Standard" style:family="paragraph">
      <style:text-properties style:font-name="FreeMono" style:font-name-complex="FreeMono" fo:color="#000000" fo:font-size="10.5pt" style:font-size-asian="10.5pt" style:font-size-complex="10.5pt"/>
    </style:style>
    <style:style style:name="P1193" style:parent-style-name="Standard" style:family="paragraph">
      <style:text-properties style:font-name="FreeMono" style:font-name-complex="FreeMono" fo:color="#000000" fo:font-size="10.5pt" style:font-size-asian="10.5pt" style:font-size-complex="10.5pt"/>
    </style:style>
    <style:style style:name="P119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19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196" style:parent-style-name="Fuentedepárrafopredeter." style:family="text">
      <style:text-properties style:font-name="FreeMono" style:font-name-complex="FreeMono" fo:color="#000000" fo:font-size="10.5pt" style:font-size-asian="10.5pt" style:font-size-complex="10.5pt"/>
    </style:style>
    <style:style style:name="T1197" style:parent-style-name="Fuentedepárrafopredeter." style:family="text">
      <style:text-properties style:font-name="FreeMono" style:font-name-complex="FreeMono" fo:color="#000000" style:text-position="-33.3% 100%" fo:font-size="10.5pt" style:font-size-asian="10.5pt" style:font-size-complex="10.5pt"/>
    </style:style>
    <style:style style:name="T1198" style:parent-style-name="Fuentedepárrafopredeter." style:family="text">
      <style:text-properties style:font-name="FreeMono" style:font-name-complex="FreeMono" fo:color="#000000" fo:font-size="10.5pt" style:font-size-asian="10.5pt" style:font-size-complex="10.5pt"/>
    </style:style>
    <style:style style:name="T1199" style:parent-style-name="Fuentedepárrafopredeter." style:family="text">
      <style:text-properties style:font-name="FreeMono" style:font-name-complex="FreeMono" fo:color="#000000" fo:font-size="10.5pt" style:font-size-asian="10.5pt" style:font-size-complex="10.5pt"/>
    </style:style>
    <style:style style:name="T1200" style:parent-style-name="Fuentedepárrafopredeter." style:family="text">
      <style:text-properties style:font-name="FreeMono" style:font-name-complex="FreeMono" fo:color="#000000" fo:font-size="10.5pt" style:font-size-asian="10.5pt" style:font-size-complex="10.5pt"/>
    </style:style>
    <style:style style:name="T1201" style:parent-style-name="Fuentedepárrafopredeter." style:family="text">
      <style:text-properties style:font-name="FreeMono" style:font-name-complex="FreeMono" fo:color="#000000" fo:font-size="10.5pt" style:font-size-asian="10.5pt" style:font-size-complex="10.5pt"/>
    </style:style>
    <style:style style:name="T1202" style:parent-style-name="Fuentedepárrafopredeter." style:family="text">
      <style:text-properties style:font-name="FreeMono" style:font-name-complex="FreeMono" fo:color="#000000" fo:font-size="10.5pt" style:font-size-asian="10.5pt" style:font-size-complex="10.5pt"/>
    </style:style>
    <style:style style:name="T1203" style:parent-style-name="Fuentedepárrafopredeter." style:family="text">
      <style:text-properties style:font-name="FreeMono" style:font-name-complex="FreeMono" fo:color="#000000" style:text-position="-33.3% 100%" fo:font-size="10.5pt" style:font-size-asian="10.5pt" style:font-size-complex="10.5pt"/>
    </style:style>
    <style:style style:name="T1204" style:parent-style-name="Fuentedepárrafopredeter." style:family="text">
      <style:text-properties style:font-name="FreeMono" style:font-name-complex="FreeMono" fo:color="#000000" fo:font-size="10.5pt" style:font-size-asian="10.5pt" style:font-size-complex="10.5pt"/>
    </style:style>
    <style:style style:name="T1205" style:parent-style-name="Fuentedepárrafopredeter." style:family="text">
      <style:text-properties style:font-name="FreeMono" style:font-name-complex="FreeMono" fo:color="#000000" fo:font-size="10.5pt" style:font-size-asian="10.5pt" style:font-size-complex="10.5pt"/>
    </style:style>
    <style:style style:name="T1206" style:parent-style-name="Fuentedepárrafopredeter." style:family="text">
      <style:text-properties style:font-name="FreeMono" style:font-name-complex="FreeMono" fo:color="#000000" fo:font-size="10.5pt" style:font-size-asian="10.5pt" style:font-size-complex="10.5pt"/>
    </style:style>
    <style:style style:name="T1207" style:parent-style-name="Fuentedepárrafopredeter." style:family="text">
      <style:text-properties style:font-name="FreeMono" style:font-name-complex="FreeMono" fo:color="#000000" fo:font-size="10.5pt" style:font-size-asian="10.5pt" style:font-size-complex="10.5pt"/>
    </style:style>
    <style:style style:name="T1208" style:parent-style-name="Fuentedepárrafopredeter." style:family="text">
      <style:text-properties style:font-name="FreeMono" style:font-name-complex="FreeMono" fo:color="#000000" fo:font-size="10.5pt" style:font-size-asian="10.5pt" style:font-size-complex="10.5pt"/>
    </style:style>
    <style:style style:name="T1209" style:parent-style-name="Fuentedepárrafopredeter." style:family="text">
      <style:text-properties style:font-name="FreeMono" style:font-name-complex="FreeMono" fo:color="#000000" fo:font-size="10.5pt" style:font-size-asian="10.5pt" style:font-size-complex="10.5pt"/>
    </style:style>
    <style:style style:name="T1210" style:parent-style-name="Fuentedepárrafopredeter." style:family="text">
      <style:text-properties style:font-name="FreeMono" style:font-name-complex="FreeMono" fo:color="#000000" fo:font-size="10.5pt" style:font-size-asian="10.5pt" style:font-size-complex="10.5pt"/>
    </style:style>
    <style:style style:name="T1211" style:parent-style-name="Fuentedepárrafopredeter." style:family="text">
      <style:text-properties style:font-name="FreeMono" style:font-name-complex="FreeMono" fo:color="#000000" fo:font-size="10.5pt" style:font-size-asian="10.5pt" style:font-size-complex="10.5pt"/>
    </style:style>
    <style:style style:name="T1212" style:parent-style-name="Fuentedepárrafopredeter." style:family="text">
      <style:text-properties style:font-name="FreeMono" style:font-name-complex="FreeMono" fo:color="#000000" style:text-position="-33.3% 100%" fo:font-size="10.5pt" style:font-size-asian="10.5pt" style:font-size-complex="10.5pt"/>
    </style:style>
    <style:style style:name="T1213" style:parent-style-name="Fuentedepárrafopredeter." style:family="text">
      <style:text-properties style:font-name="FreeMono" style:font-name-complex="FreeMono" fo:color="#000000" fo:font-size="10.5pt" style:font-size-asian="10.5pt" style:font-size-complex="10.5pt"/>
    </style:style>
    <style:style style:name="T121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15" style:parent-style-name="Fuentedepárrafopredeter." style:family="text">
      <style:text-properties style:font-name="FreeMono" style:font-name-complex="FreeMono" fo:color="#000000" fo:font-size="10.5pt" style:font-size-asian="10.5pt" style:font-size-complex="10.5pt"/>
    </style:style>
    <style:style style:name="T1216" style:parent-style-name="Fuentedepárrafopredeter." style:family="text">
      <style:text-properties style:font-name="FreeMono" style:font-name-complex="FreeMono" fo:color="#000000" fo:font-size="10.5pt" style:font-size-asian="10.5pt" style:font-size-complex="10.5pt"/>
    </style:style>
    <style:style style:name="T1217" style:parent-style-name="Fuentedepárrafopredeter." style:family="text">
      <style:text-properties style:font-name="FreeMono" style:font-name-complex="FreeMono" fo:color="#000000" fo:font-size="10.5pt" style:font-size-asian="10.5pt" style:font-size-complex="10.5pt"/>
    </style:style>
    <style:style style:name="T1218" style:parent-style-name="Fuentedepárrafopredeter." style:family="text">
      <style:text-properties style:font-name="FreeMono" style:font-name-complex="FreeMono" fo:color="#000000" fo:font-size="10.5pt" style:font-size-asian="10.5pt" style:font-size-complex="10.5pt"/>
    </style:style>
    <style:style style:name="T1219" style:parent-style-name="Fuentedepárrafopredeter." style:family="text">
      <style:text-properties style:font-name="FreeMono" style:font-name-complex="FreeMono" fo:color="#000000" fo:font-size="10.5pt" style:font-size-asian="10.5pt" style:font-size-complex="10.5pt"/>
    </style:style>
    <style:style style:name="T1220" style:parent-style-name="Fuentedepárrafopredeter." style:family="text">
      <style:text-properties style:font-name="FreeMono" style:font-name-complex="FreeMono" fo:color="#000000" fo:font-size="10.5pt" style:font-size-asian="10.5pt" style:font-size-complex="10.5pt"/>
    </style:style>
    <style:style style:name="T1221" style:parent-style-name="Fuentedepárrafopredeter." style:family="text">
      <style:text-properties style:font-name="FreeMono" style:font-name-complex="FreeMono" fo:color="#000000" style:text-position="-33.3% 100%" fo:font-size="10.5pt" style:font-size-asian="10.5pt" style:font-size-complex="10.5pt"/>
    </style:style>
    <style:style style:name="T1222" style:parent-style-name="Fuentedepárrafopredeter." style:family="text">
      <style:text-properties style:font-name="FreeMono" style:font-name-complex="FreeMono" fo:color="#000000" fo:font-size="10.5pt" style:font-size-asian="10.5pt" style:font-size-complex="10.5pt"/>
    </style:style>
    <style:style style:name="T122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2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2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2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2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28" style:parent-style-name="Fuentedepárrafopredeter." style:family="text">
      <style:text-properties style:font-name="FreeMono" style:font-name-complex="FreeMono" fo:color="#000000" fo:font-size="10.5pt" style:font-size-asian="10.5pt" style:font-size-complex="10.5pt"/>
    </style:style>
    <style:style style:name="T1229" style:parent-style-name="Fuentedepárrafopredeter." style:family="text">
      <style:text-properties style:font-name="FreeMono" style:font-name-complex="FreeMono" fo:color="#000000" fo:font-size="10.5pt" style:font-size-asian="10.5pt" style:font-size-complex="10.5pt"/>
    </style:style>
    <style:style style:name="T1230" style:parent-style-name="Fuentedepárrafopredeter." style:family="text">
      <style:text-properties style:font-name="FreeMono" style:font-name-complex="FreeMono" fo:color="#000000" fo:font-size="10.5pt" style:font-size-asian="10.5pt" style:font-size-complex="10.5pt"/>
    </style:style>
    <style:style style:name="T1231" style:parent-style-name="Fuentedepárrafopredeter." style:family="text">
      <style:text-properties style:font-name="FreeMono" style:font-name-complex="FreeMono" fo:color="#000000" style:text-position="-33.3% 100%" fo:font-size="10.5pt" style:font-size-asian="10.5pt" style:font-size-complex="10.5pt"/>
    </style:style>
    <style:style style:name="T1232" style:parent-style-name="Fuentedepárrafopredeter." style:family="text">
      <style:text-properties style:font-name="FreeMono" style:font-name-complex="FreeMono" fo:color="#000000" fo:font-size="10.5pt" style:font-size-asian="10.5pt" style:font-size-complex="10.5pt"/>
    </style:style>
    <style:style style:name="T1233" style:parent-style-name="Fuentedepárrafopredeter." style:family="text">
      <style:text-properties style:font-name="FreeMono" style:font-name-complex="FreeMono" fo:color="#000000" fo:font-size="10.5pt" style:font-size-asian="10.5pt" style:font-size-complex="10.5pt"/>
    </style:style>
    <style:style style:name="T123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9" style:parent-style-name="Fuentedepárrafopredeter." style:family="text">
      <style:text-properties style:font-name="FreeMono" style:font-name-complex="FreeMono" fo:color="#000000" fo:font-size="10.5pt" style:font-size-asian="10.5pt" style:font-size-complex="10.5pt"/>
    </style:style>
    <style:style style:name="T1240" style:parent-style-name="Fuentedepárrafopredeter." style:family="text">
      <style:text-properties style:font-name="FreeMono" style:font-name-complex="FreeMono" fo:color="#000000" fo:font-size="10.5pt" style:font-size-asian="10.5pt" style:font-size-complex="10.5pt"/>
    </style:style>
    <style:style style:name="T1241" style:parent-style-name="Fuentedepárrafopredeter." style:family="text">
      <style:text-properties style:font-name="FreeMono" style:font-name-complex="FreeMono" fo:color="#000000" fo:font-size="10.5pt" style:font-size-asian="10.5pt" style:font-size-complex="10.5pt"/>
    </style:style>
    <style:style style:name="T1242" style:parent-style-name="Fuentedepárrafopredeter." style:family="text">
      <style:text-properties style:font-name="FreeMono" style:font-name-complex="FreeMono" fo:color="#000000" fo:font-size="10.5pt" style:font-size-asian="10.5pt" style:font-size-complex="10.5pt"/>
    </style:style>
    <style:style style:name="T1243" style:parent-style-name="Fuentedepárrafopredeter." style:family="text">
      <style:text-properties style:font-name="FreeMono" style:font-name-complex="FreeMono" fo:color="#000000" fo:font-size="10.5pt" style:font-size-asian="10.5pt" style:font-size-complex="10.5pt"/>
    </style:style>
    <style:style style:name="P1244" style:parent-style-name="Standard" style:family="paragraph">
      <style:text-properties style:font-name="FreeMono" style:font-name-complex="FreeMono" fo:color="#000000" fo:font-size="10.5pt" style:font-size-asian="10.5pt" style:font-size-complex="10.5pt"/>
    </style:style>
    <style:style style:name="P1245" style:parent-style-name="Standard" style:family="paragraph">
      <style:text-properties style:font-name="FreeMono" style:font-name-complex="FreeMono" fo:color="#000000" fo:font-size="10.5pt" style:font-size-asian="10.5pt" style:font-size-complex="10.5pt"/>
    </style:style>
    <style:style style:name="P1246" style:parent-style-name="Standard" style:family="paragraph">
      <style:text-properties style:font-name="FreeMono" style:font-name-complex="FreeMono" fo:color="#000000" fo:font-size="10.5pt" style:font-size-asian="10.5pt" style:font-size-complex="10.5pt"/>
    </style:style>
    <style:style style:name="T1247" style:parent-style-name="Fuentedepárrafopredeter." style:family="text">
      <style:text-properties style:font-name="FreeMono" style:font-name-complex="FreeMono" fo:color="#000000" fo:font-size="10.5pt" style:font-size-asian="10.5pt" style:font-size-complex="10.5pt"/>
    </style:style>
    <style:style style:name="T1248" style:parent-style-name="Fuentedepárrafopredeter." style:family="text">
      <style:text-properties style:font-name="FreeMono" style:font-name-complex="FreeMono" fo:color="#000000" fo:font-size="10.5pt" style:font-size-asian="10.5pt" style:font-size-complex="10.5pt"/>
    </style:style>
    <style:style style:name="T1249" style:parent-style-name="Fuentedepárrafopredeter." style:family="text">
      <style:text-properties style:font-name="FreeMono" style:font-name-complex="FreeMono" fo:color="#000000" fo:font-size="10.5pt" style:font-size-asian="10.5pt" style:font-size-complex="10.5pt"/>
    </style:style>
    <style:style style:name="T1250" style:parent-style-name="Fuentedepárrafopredeter." style:family="text">
      <style:text-properties style:font-name="FreeMono" style:font-name-complex="FreeMono" fo:color="#000000" fo:font-size="10.5pt" style:font-size-asian="10.5pt" style:font-size-complex="10.5pt"/>
    </style:style>
    <style:style style:name="T1251" style:parent-style-name="Fuentedepárrafopredeter." style:family="text">
      <style:text-properties style:font-name="FreeMono" style:font-name-complex="FreeMono" fo:color="#000000" fo:font-size="10.5pt" style:font-size-asian="10.5pt" style:font-size-complex="10.5pt"/>
    </style:style>
    <style:style style:name="T1252" style:parent-style-name="Fuentedepárrafopredeter." style:family="text">
      <style:text-properties style:font-name="FreeMono" style:font-name-complex="FreeMono" fo:color="#000000" style:text-position="-33.3% 100%" fo:font-size="10.5pt" style:font-size-asian="10.5pt" style:font-size-complex="10.5pt"/>
    </style:style>
    <style:style style:name="T1253" style:parent-style-name="Fuentedepárrafopredeter." style:family="text">
      <style:text-properties style:font-name="FreeMono" style:font-name-complex="FreeMono" fo:color="#000000" fo:font-size="10.5pt" style:font-size-asian="10.5pt" style:font-size-complex="10.5pt"/>
    </style:style>
    <style:style style:name="T1254" style:parent-style-name="Fuentedepárrafopredeter." style:family="text">
      <style:text-properties style:font-name="FreeMono" style:font-name-complex="FreeMono" fo:color="#000000" fo:font-size="10.5pt" style:font-size-asian="10.5pt" style:font-size-complex="10.5pt"/>
    </style:style>
    <style:style style:name="T1255" style:parent-style-name="Fuentedepárrafopredeter." style:family="text">
      <style:text-properties style:font-name="FreeMono" style:font-name-complex="FreeMono" fo:color="#000000" fo:font-size="10.5pt" style:font-size-asian="10.5pt" style:font-size-complex="10.5pt"/>
    </style:style>
    <style:style style:name="T1256" style:parent-style-name="Fuentedepárrafopredeter." style:family="text">
      <style:text-properties style:font-name="FreeMono" style:font-name-complex="FreeMono" fo:color="#000000" fo:font-size="10.5pt" style:font-size-asian="10.5pt" style:font-size-complex="10.5pt"/>
    </style:style>
    <style:style style:name="T1257" style:parent-style-name="Fuentedepárrafopredeter." style:family="text">
      <style:text-properties style:font-name="FreeMono" style:font-name-complex="FreeMono" fo:color="#000000" fo:font-size="10.5pt" style:font-size-asian="10.5pt" style:font-size-complex="10.5pt"/>
    </style:style>
    <style:style style:name="T1258" style:parent-style-name="Fuentedepárrafopredeter." style:family="text">
      <style:text-properties style:font-name="FreeMono" style:font-name-complex="FreeMono" fo:color="#000000" fo:font-size="10.5pt" style:font-size-asian="10.5pt" style:font-size-complex="10.5pt"/>
    </style:style>
    <style:style style:name="T1259" style:parent-style-name="Fuentedepárrafopredeter." style:family="text">
      <style:text-properties style:font-name="FreeMono" style:font-name-complex="FreeMono" fo:color="#000000" fo:font-size="10.5pt" style:font-size-asian="10.5pt" style:font-size-complex="10.5pt"/>
    </style:style>
    <style:style style:name="T1260" style:parent-style-name="Fuentedepárrafopredeter." style:family="text">
      <style:text-properties style:font-name="FreeMono" style:font-name-complex="FreeMono" fo:color="#000000" fo:font-size="10.5pt" style:font-size-asian="10.5pt" style:font-size-complex="10.5pt"/>
    </style:style>
    <style:style style:name="T1261" style:parent-style-name="Fuentedepárrafopredeter." style:family="text">
      <style:text-properties style:font-name="FreeMono" style:font-name-complex="FreeMono" fo:color="#000000" fo:font-size="10.5pt" style:font-size-asian="10.5pt" style:font-size-complex="10.5pt"/>
    </style:style>
    <style:style style:name="T1262" style:parent-style-name="Fuentedepárrafopredeter." style:family="text">
      <style:text-properties style:font-name="FreeMono" style:font-name-complex="FreeMono" fo:color="#000000" fo:font-size="10.5pt" style:font-size-asian="10.5pt" style:font-size-complex="10.5pt"/>
    </style:style>
    <style:style style:name="T1263" style:parent-style-name="Fuentedepárrafopredeter." style:family="text">
      <style:text-properties style:font-name="FreeMono" style:font-name-complex="FreeMono" fo:color="#000000" fo:font-size="10.5pt" style:font-size-asian="10.5pt" style:font-size-complex="10.5pt"/>
    </style:style>
    <style:style style:name="T1264" style:parent-style-name="Fuentedepárrafopredeter." style:family="text">
      <style:text-properties style:font-name="FreeMono" style:font-name-complex="FreeMono" fo:color="#000000" fo:font-size="10.5pt" style:font-size-asian="10.5pt" style:font-size-complex="10.5pt"/>
    </style:style>
    <style:style style:name="T1265" style:parent-style-name="Fuentedepárrafopredeter." style:family="text">
      <style:text-properties style:font-name="FreeMono" style:font-name-complex="FreeMono" fo:color="#000000" fo:font-size="10.5pt" style:font-size-asian="10.5pt" style:font-size-complex="10.5pt"/>
    </style:style>
    <style:style style:name="T1266" style:parent-style-name="Fuentedepárrafopredeter." style:family="text">
      <style:text-properties style:font-name="FreeMono" style:font-name-complex="FreeMono" fo:color="#000000" fo:font-size="10.5pt" style:font-size-asian="10.5pt" style:font-size-complex="10.5pt"/>
    </style:style>
    <style:style style:name="T1267" style:parent-style-name="Fuentedepárrafopredeter." style:family="text">
      <style:text-properties style:font-name="FreeMono" style:font-name-complex="FreeMono" fo:color="#000000" fo:font-size="10.5pt" style:font-size-asian="10.5pt" style:font-size-complex="10.5pt"/>
    </style:style>
    <style:style style:name="T1268" style:parent-style-name="Fuentedepárrafopredeter." style:family="text">
      <style:text-properties style:font-name="FreeMono" style:font-name-complex="FreeMono" fo:color="#000000" fo:font-size="10.5pt" style:font-size-asian="10.5pt" style:font-size-complex="10.5pt"/>
    </style:style>
    <style:style style:name="T1269" style:parent-style-name="Fuentedepárrafopredeter." style:family="text">
      <style:text-properties style:font-name="FreeMono" style:font-name-complex="FreeMono" fo:color="#000000" fo:font-size="10.5pt" style:font-size-asian="10.5pt" style:font-size-complex="10.5pt"/>
    </style:style>
    <style:style style:name="T1270" style:parent-style-name="Fuentedepárrafopredeter." style:family="text">
      <style:text-properties style:font-name="FreeMono" style:font-name-complex="FreeMono" fo:color="#000000" fo:font-size="10.5pt" style:font-size-asian="10.5pt" style:font-size-complex="10.5pt"/>
    </style:style>
    <style:style style:name="T1271" style:parent-style-name="Fuentedepárrafopredeter." style:family="text">
      <style:text-properties style:font-name="FreeMono" style:font-name-complex="FreeMono" fo:color="#000000" fo:font-size="10.5pt" style:font-size-asian="10.5pt" style:font-size-complex="10.5pt"/>
    </style:style>
    <style:style style:name="T1272" style:parent-style-name="Fuentedepárrafopredeter." style:family="text">
      <style:text-properties style:font-name="FreeMono" style:font-name-complex="FreeMono" fo:color="#000000" fo:font-size="10.5pt" style:font-size-asian="10.5pt" style:font-size-complex="10.5pt"/>
    </style:style>
    <style:style style:name="T1273" style:parent-style-name="Fuentedepárrafopredeter." style:family="text">
      <style:text-properties style:font-name="FreeMono" style:font-name-complex="FreeMono" fo:color="#000000" fo:font-size="10.5pt" style:font-size-asian="10.5pt" style:font-size-complex="10.5pt"/>
    </style:style>
    <style:style style:name="T1274" style:parent-style-name="Fuentedepárrafopredeter." style:family="text">
      <style:text-properties style:font-name="FreeMono" style:font-name-complex="FreeMono" fo:color="#000000" fo:font-size="10.5pt" style:font-size-asian="10.5pt" style:font-size-complex="10.5pt"/>
    </style:style>
    <style:style style:name="T1275" style:parent-style-name="Fuentedepárrafopredeter." style:family="text">
      <style:text-properties style:font-name="FreeMono" style:font-name-complex="FreeMono" fo:color="#000000" style:text-position="-33.3% 100%" fo:font-size="10.5pt" style:font-size-asian="10.5pt" style:font-size-complex="10.5pt"/>
    </style:style>
    <style:style style:name="T1276" style:parent-style-name="Fuentedepárrafopredeter." style:family="text">
      <style:text-properties style:font-name="FreeMono" style:font-name-complex="FreeMono" fo:color="#000000" fo:font-size="10.5pt" style:font-size-asian="10.5pt" style:font-size-complex="10.5pt"/>
    </style:style>
    <style:style style:name="T1277" style:parent-style-name="Fuentedepárrafopredeter." style:family="text">
      <style:text-properties style:font-name="FreeMono" style:font-name-complex="FreeMono" fo:color="#000000" fo:font-size="10.5pt" style:font-size-asian="10.5pt" style:font-size-complex="10.5pt"/>
    </style:style>
    <style:style style:name="T1278" style:parent-style-name="Fuentedepárrafopredeter." style:family="text">
      <style:text-properties style:font-name="FreeMono" style:font-name-complex="FreeMono" fo:color="#000000" fo:font-size="10.5pt" style:font-size-asian="10.5pt" style:font-size-complex="10.5pt"/>
    </style:style>
    <style:style style:name="T1279" style:parent-style-name="Fuentedepárrafopredeter." style:family="text">
      <style:text-properties style:font-name="FreeMono" style:font-name-complex="FreeMono" fo:color="#000000" fo:font-size="10.5pt" style:font-size-asian="10.5pt" style:font-size-complex="10.5pt"/>
    </style:style>
    <style:style style:name="T1280" style:parent-style-name="Fuentedepárrafopredeter." style:family="text">
      <style:text-properties style:font-name="FreeMono" style:font-name-complex="FreeMono" fo:color="#000000" fo:font-size="10.5pt" style:font-size-asian="10.5pt" style:font-size-complex="10.5pt"/>
    </style:style>
    <style:style style:name="T1281" style:parent-style-name="Fuentedepárrafopredeter." style:family="text">
      <style:text-properties style:font-name="FreeMono" style:font-name-complex="FreeMono" fo:color="#000000" fo:font-size="10.5pt" style:font-size-asian="10.5pt" style:font-size-complex="10.5pt"/>
    </style:style>
    <style:style style:name="T1282" style:parent-style-name="Fuentedepárrafopredeter." style:family="text">
      <style:text-properties style:font-name="FreeMono" style:font-name-complex="FreeMono" fo:color="#000000" fo:font-size="10.5pt" style:font-size-asian="10.5pt" style:font-size-complex="10.5pt"/>
    </style:style>
    <style:style style:name="T1283" style:parent-style-name="Fuentedepárrafopredeter." style:family="text">
      <style:text-properties style:font-name="FreeMono" style:font-name-complex="FreeMono" fo:color="#000000" fo:font-size="10.5pt" style:font-size-asian="10.5pt" style:font-size-complex="10.5pt"/>
    </style:style>
    <style:style style:name="T1284" style:parent-style-name="Fuentedepárrafopredeter." style:family="text">
      <style:text-properties style:font-name="FreeMono" style:font-name-complex="FreeMono" fo:color="#000000" fo:font-size="10.5pt" style:font-size-asian="10.5pt" style:font-size-complex="10.5pt"/>
    </style:style>
    <style:style style:name="T1285" style:parent-style-name="Fuentedepárrafopredeter." style:family="text">
      <style:text-properties style:font-name="FreeMono" style:font-name-complex="FreeMono" fo:color="#000000" fo:font-size="10.5pt" style:font-size-asian="10.5pt" style:font-size-complex="10.5pt"/>
    </style:style>
    <style:style style:name="T1286" style:parent-style-name="Fuentedepárrafopredeter." style:family="text">
      <style:text-properties style:font-name="FreeMono" style:font-name-complex="FreeMono" fo:color="#000000" fo:font-size="10.5pt" style:font-size-asian="10.5pt" style:font-size-complex="10.5pt"/>
    </style:style>
    <style:style style:name="T1287" style:parent-style-name="Fuentedepárrafopredeter." style:family="text">
      <style:text-properties style:font-name="FreeMono" style:font-name-complex="FreeMono" fo:color="#000000" fo:font-size="10.5pt" style:font-size-asian="10.5pt" style:font-size-complex="10.5pt"/>
    </style:style>
    <style:style style:name="T1288" style:parent-style-name="Fuentedepárrafopredeter." style:family="text">
      <style:text-properties style:font-name="FreeMono" style:font-name-complex="FreeMono" fo:color="#000000" fo:font-size="10.5pt" style:font-size-asian="10.5pt" style:font-size-complex="10.5pt"/>
    </style:style>
    <style:style style:name="T1289" style:parent-style-name="Fuentedepárrafopredeter." style:family="text">
      <style:text-properties style:font-name="FreeMono" style:font-name-complex="FreeMono" fo:color="#000000" fo:font-size="10.5pt" style:font-size-asian="10.5pt" style:font-size-complex="10.5pt"/>
    </style:style>
    <style:style style:name="T1290" style:parent-style-name="Fuentedepárrafopredeter." style:family="text">
      <style:text-properties style:font-name="FreeMono" style:font-name-complex="FreeMono" fo:color="#000000" fo:font-size="10.5pt" style:font-size-asian="10.5pt" style:font-size-complex="10.5pt"/>
    </style:style>
    <style:style style:name="T1291" style:parent-style-name="Fuentedepárrafopredeter." style:family="text">
      <style:text-properties style:font-name="FreeMono" style:font-name-complex="FreeMono" fo:color="#000000" fo:font-size="10.5pt" style:font-size-asian="10.5pt" style:font-size-complex="10.5pt"/>
    </style:style>
    <style:style style:name="T1292" style:parent-style-name="Fuentedepárrafopredeter." style:family="text">
      <style:text-properties style:font-name="FreeMono" style:font-name-complex="FreeMono" fo:color="#000000" fo:font-size="10.5pt" style:font-size-asian="10.5pt" style:font-size-complex="10.5pt"/>
    </style:style>
    <style:style style:name="T1293" style:parent-style-name="Fuentedepárrafopredeter." style:family="text">
      <style:text-properties style:font-name="FreeMono" style:font-name-complex="FreeMono" fo:color="#000000" fo:font-size="10.5pt" style:font-size-asian="10.5pt" style:font-size-complex="10.5pt"/>
    </style:style>
    <style:style style:name="T1294" style:parent-style-name="Fuentedepárrafopredeter." style:family="text">
      <style:text-properties style:font-name="FreeMono" style:font-name-complex="FreeMono" fo:color="#000000" fo:font-size="10.5pt" style:font-size-asian="10.5pt" style:font-size-complex="10.5pt"/>
    </style:style>
    <style:style style:name="T1295" style:parent-style-name="Fuentedepárrafopredeter." style:family="text">
      <style:text-properties style:font-name="FreeMono" style:font-name-complex="FreeMono" fo:color="#000000" fo:font-size="10.5pt" style:font-size-asian="10.5pt" style:font-size-complex="10.5pt"/>
    </style:style>
    <style:style style:name="T1296" style:parent-style-name="Fuentedepárrafopredeter." style:family="text">
      <style:text-properties style:font-name="FreeMono" style:font-name-complex="FreeMono" fo:color="#000000" fo:font-size="10.5pt" style:font-size-asian="10.5pt" style:font-size-complex="10.5pt"/>
    </style:style>
    <style:style style:name="T1297" style:parent-style-name="Fuentedepárrafopredeter." style:family="text">
      <style:text-properties style:font-name="FreeMono" style:font-name-complex="FreeMono" fo:color="#000000" style:text-position="-33.3% 100%" fo:font-size="10.5pt" style:font-size-asian="10.5pt" style:font-size-complex="10.5pt"/>
    </style:style>
    <style:style style:name="T1298" style:parent-style-name="Fuentedepárrafopredeter." style:family="text">
      <style:text-properties style:font-name="FreeMono" style:font-name-complex="FreeMono" fo:color="#000000" fo:font-size="10.5pt" style:font-size-asian="10.5pt" style:font-size-complex="10.5pt"/>
    </style:style>
    <style:style style:name="T129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08" style:parent-style-name="Fuentedepárrafopredeter." style:family="text">
      <style:text-properties style:font-name="FreeMono" style:font-name-complex="FreeMono" fo:color="#000000" fo:font-size="10.5pt" style:font-size-asian="10.5pt" style:font-size-complex="10.5pt"/>
    </style:style>
    <style:style style:name="T1309" style:parent-style-name="Fuentedepárrafopredeter." style:family="text">
      <style:text-properties style:font-name="FreeMono" style:font-name-complex="FreeMono" fo:color="#000000" fo:font-size="10.5pt" style:font-size-asian="10.5pt" style:font-size-complex="10.5pt"/>
    </style:style>
    <style:style style:name="T1310" style:parent-style-name="Fuentedepárrafopredeter." style:family="text">
      <style:text-properties style:font-name="FreeMono" style:font-name-complex="FreeMono" fo:color="#000000" fo:font-size="10.5pt" style:font-size-asian="10.5pt" style:font-size-complex="10.5pt"/>
    </style:style>
    <style:style style:name="T1311" style:parent-style-name="Fuentedepárrafopredeter." style:family="text">
      <style:text-properties style:font-name="FreeMono" style:font-name-complex="FreeMono" fo:color="#000000" fo:font-size="10.5pt" style:font-size-asian="10.5pt" style:font-size-complex="10.5pt"/>
    </style:style>
    <style:style style:name="T1312" style:parent-style-name="Fuentedepárrafopredeter." style:family="text">
      <style:text-properties style:font-name="FreeMono" style:font-name-complex="FreeMono" fo:color="#000000" fo:font-size="10.5pt" style:font-size-asian="10.5pt" style:font-size-complex="10.5pt"/>
    </style:style>
    <style:style style:name="T1313" style:parent-style-name="Fuentedepárrafopredeter." style:family="text">
      <style:text-properties style:font-name="FreeMono" style:font-name-complex="FreeMono" fo:color="#000000" fo:font-size="10.5pt" style:font-size-asian="10.5pt" style:font-size-complex="10.5pt"/>
    </style:style>
    <style:style style:name="T1314" style:parent-style-name="Fuentedepárrafopredeter." style:family="text">
      <style:text-properties style:font-name="FreeMono" style:font-name-complex="FreeMono" fo:color="#000000" fo:font-size="10.5pt" style:font-size-asian="10.5pt" style:font-size-complex="10.5pt"/>
    </style:style>
    <style:style style:name="T1315" style:parent-style-name="Fuentedepárrafopredeter." style:family="text">
      <style:text-properties style:font-name="FreeMono" style:font-name-complex="FreeMono" fo:color="#000000" fo:font-size="10.5pt" style:font-size-asian="10.5pt" style:font-size-complex="10.5pt"/>
    </style:style>
    <style:style style:name="T1316" style:parent-style-name="Fuentedepárrafopredeter." style:family="text">
      <style:text-properties style:font-name="FreeMono" style:font-name-complex="FreeMono" fo:color="#000000" fo:font-size="10.5pt" style:font-size-asian="10.5pt" style:font-size-complex="10.5pt"/>
    </style:style>
    <style:style style:name="T1317" style:parent-style-name="Fuentedepárrafopredeter." style:family="text">
      <style:text-properties style:font-name="FreeMono" style:font-name-complex="FreeMono" fo:color="#000000" fo:font-size="10.5pt" style:font-size-asian="10.5pt" style:font-size-complex="10.5pt"/>
    </style:style>
    <style:style style:name="T1318" style:parent-style-name="Fuentedepárrafopredeter." style:family="text">
      <style:text-properties style:font-name="FreeMono" style:font-name-complex="FreeMono" fo:color="#000000" fo:font-size="10.5pt" style:font-size-asian="10.5pt" style:font-size-complex="10.5pt"/>
    </style:style>
    <style:style style:name="T1319" style:parent-style-name="Fuentedepárrafopredeter." style:family="text">
      <style:text-properties style:font-name="FreeMono" style:font-name-complex="FreeMono" fo:color="#000000" fo:font-size="10.5pt" style:font-size-asian="10.5pt" style:font-size-complex="10.5pt"/>
    </style:style>
    <style:style style:name="T1320" style:parent-style-name="Fuentedepárrafopredeter." style:family="text">
      <style:text-properties style:font-name="FreeMono" style:font-name-complex="FreeMono" fo:color="#000000" fo:font-size="10.5pt" style:font-size-asian="10.5pt" style:font-size-complex="10.5pt"/>
    </style:style>
    <style:style style:name="T1321" style:parent-style-name="Fuentedepárrafopredeter." style:family="text">
      <style:text-properties style:font-name="FreeMono" style:font-name-complex="FreeMono" fo:color="#000000" fo:font-size="10.5pt" style:font-size-asian="10.5pt" style:font-size-complex="10.5pt"/>
    </style:style>
    <style:style style:name="T1322" style:parent-style-name="Fuentedepárrafopredeter." style:family="text">
      <style:text-properties style:font-name="FreeMono" style:font-name-complex="FreeMono" fo:color="#000000" fo:font-size="10.5pt" style:font-size-asian="10.5pt" style:font-size-complex="10.5pt"/>
    </style:style>
    <style:style style:name="T1323" style:parent-style-name="Fuentedepárrafopredeter." style:family="text">
      <style:text-properties style:font-name="FreeMono" style:font-name-complex="FreeMono" fo:color="#000000" fo:font-size="10.5pt" style:font-size-asian="10.5pt" style:font-size-complex="10.5pt"/>
    </style:style>
    <style:style style:name="T1324" style:parent-style-name="Fuentedepárrafopredeter." style:family="text">
      <style:text-properties style:font-name="FreeMono" style:font-name-complex="FreeMono" fo:color="#000000" fo:font-size="10.5pt" style:font-size-asian="10.5pt" style:font-size-complex="10.5pt"/>
    </style:style>
    <style:style style:name="T1325" style:parent-style-name="Fuentedepárrafopredeter." style:family="text">
      <style:text-properties style:font-name="FreeMono" style:font-name-complex="FreeMono" fo:color="#000000" fo:font-size="10.5pt" style:font-size-asian="10.5pt" style:font-size-complex="10.5pt"/>
    </style:style>
    <style:style style:name="T1326" style:parent-style-name="Fuentedepárrafopredeter." style:family="text">
      <style:text-properties style:font-name="FreeMono" style:font-name-complex="FreeMono" fo:color="#000000" fo:font-size="10.5pt" style:font-size-asian="10.5pt" style:font-size-complex="10.5pt"/>
    </style:style>
    <style:style style:name="P1327" style:parent-style-name="Standard" style:family="paragraph">
      <style:text-properties style:font-name="FreeMono" style:font-name-complex="FreeMono" fo:color="#000000" fo:font-size="10.5pt" style:font-size-asian="10.5pt" style:font-size-complex="10.5pt"/>
    </style:style>
    <style:style style:name="T1328" style:parent-style-name="Fuentedepárrafopredeter." style:family="text">
      <style:text-properties style:font-name="FreeMono" style:font-name-complex="FreeMono" fo:color="#000000" fo:font-size="10.5pt" style:font-size-asian="10.5pt" style:font-size-complex="10.5pt"/>
    </style:style>
    <style:style style:name="T1329" style:parent-style-name="Fuentedepárrafopredeter." style:family="text">
      <style:text-properties style:font-name="FreeMono" style:font-name-complex="FreeMono" fo:color="#000000" fo:font-size="10.5pt" style:font-size-asian="10.5pt" style:font-size-complex="10.5pt"/>
    </style:style>
    <style:style style:name="T1330" style:parent-style-name="Fuentedepárrafopredeter." style:family="text">
      <style:text-properties style:font-name="FreeMono" style:font-name-complex="FreeMono" fo:color="#000000" fo:font-size="10.5pt" style:font-size-asian="10.5pt" style:font-size-complex="10.5pt"/>
    </style:style>
    <style:style style:name="T1331" style:parent-style-name="Fuentedepárrafopredeter." style:family="text">
      <style:text-properties style:font-name="FreeMono" style:font-name-complex="FreeMono" fo:color="#000000" fo:font-size="10.5pt" style:font-size-asian="10.5pt" style:font-size-complex="10.5pt"/>
    </style:style>
    <style:style style:name="T1332" style:parent-style-name="Fuentedepárrafopredeter." style:family="text">
      <style:text-properties style:font-name="FreeMono" style:font-name-complex="FreeMono" fo:color="#000000" fo:font-size="10.5pt" style:font-size-asian="10.5pt" style:font-size-complex="10.5pt"/>
    </style:style>
    <style:style style:name="T1333" style:parent-style-name="Fuentedepárrafopredeter." style:family="text">
      <style:text-properties style:font-name="FreeMono" style:font-name-complex="FreeMono" fo:color="#000000" style:text-position="-33.3% 100%" fo:font-size="10.5pt" style:font-size-asian="10.5pt" style:font-size-complex="10.5pt"/>
    </style:style>
    <style:style style:name="T1334" style:parent-style-name="Fuentedepárrafopredeter." style:family="text">
      <style:text-properties style:font-name="FreeMono" style:font-name-complex="FreeMono" fo:color="#000000" fo:font-size="10.5pt" style:font-size-asian="10.5pt" style:font-size-complex="10.5pt"/>
    </style:style>
    <style:style style:name="T13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3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4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4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4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4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44" style:parent-style-name="Fuentedepárrafopredeter." style:family="text">
      <style:text-properties style:font-name="FreeMono" style:font-name-complex="FreeMono" fo:color="#000000" fo:font-size="10.5pt" style:font-size-asian="10.5pt" style:font-size-complex="10.5pt"/>
    </style:style>
    <style:style style:name="T1345" style:parent-style-name="Fuentedepárrafopredeter." style:family="text">
      <style:text-properties style:font-name="FreeMono" style:font-name-complex="FreeMono" fo:color="#000000" fo:font-size="10.5pt" style:font-size-asian="10.5pt" style:font-size-complex="10.5pt"/>
    </style:style>
    <style:style style:name="T1346" style:parent-style-name="Fuentedepárrafopredeter." style:family="text">
      <style:text-properties style:font-name="FreeMono" style:font-name-complex="FreeMono" fo:color="#000000" fo:font-size="10.5pt" style:font-size-asian="10.5pt" style:font-size-complex="10.5pt"/>
    </style:style>
    <style:style style:name="T1347" style:parent-style-name="Fuentedepárrafopredeter." style:family="text">
      <style:text-properties style:font-name="FreeMono" style:font-name-complex="FreeMono" fo:color="#000000" fo:font-size="10.5pt" style:font-size-asian="10.5pt" style:font-size-complex="10.5pt"/>
    </style:style>
    <style:style style:name="T1348" style:parent-style-name="Fuentedepárrafopredeter." style:family="text">
      <style:text-properties style:font-name="FreeMono" style:font-name-complex="FreeMono" fo:color="#000000" fo:font-size="10.5pt" style:font-size-asian="10.5pt" style:font-size-complex="10.5pt"/>
    </style:style>
    <style:style style:name="T1349" style:parent-style-name="Fuentedepárrafopredeter." style:family="text">
      <style:text-properties style:font-name="FreeMono" style:font-name-complex="FreeMono" fo:color="#000000" fo:font-size="10.5pt" style:font-size-asian="10.5pt" style:font-size-complex="10.5pt"/>
    </style:style>
    <style:style style:name="T1350" style:parent-style-name="Fuentedepárrafopredeter." style:family="text">
      <style:text-properties style:font-name="FreeMono" style:font-name-complex="FreeMono" fo:color="#000000" fo:font-size="10.5pt" style:font-size-asian="10.5pt" style:font-size-complex="10.5pt"/>
    </style:style>
    <style:style style:name="T1351" style:parent-style-name="Fuentedepárrafopredeter." style:family="text">
      <style:text-properties style:font-name="FreeMono" style:font-name-complex="FreeMono" fo:color="#000000" fo:font-size="10.5pt" style:font-size-asian="10.5pt" style:font-size-complex="10.5pt"/>
    </style:style>
    <style:style style:name="T1352" style:parent-style-name="Fuentedepárrafopredeter." style:family="text">
      <style:text-properties style:font-name="FreeMono" style:font-name-complex="FreeMono" fo:color="#000000" fo:font-size="10.5pt" style:font-size-asian="10.5pt" style:font-size-complex="10.5pt"/>
    </style:style>
    <style:style style:name="T1353" style:parent-style-name="Fuentedepárrafopredeter." style:family="text">
      <style:text-properties style:font-name="FreeMono" style:font-name-complex="FreeMono" fo:color="#000000" fo:font-size="10.5pt" style:font-size-asian="10.5pt" style:font-size-complex="10.5pt"/>
    </style:style>
    <style:style style:name="T1354" style:parent-style-name="Fuentedepárrafopredeter." style:family="text">
      <style:text-properties style:font-name="FreeMono" style:font-name-complex="FreeMono" fo:color="#000000" fo:font-size="10.5pt" style:font-size-asian="10.5pt" style:font-size-complex="10.5pt"/>
    </style:style>
    <style:style style:name="T1355" style:parent-style-name="Fuentedepárrafopredeter." style:family="text">
      <style:text-properties style:font-name="FreeMono" style:font-name-complex="FreeMono" fo:color="#000000" fo:font-size="10.5pt" style:font-size-asian="10.5pt" style:font-size-complex="10.5pt"/>
    </style:style>
    <style:style style:name="T1356" style:parent-style-name="Fuentedepárrafopredeter." style:family="text">
      <style:text-properties style:font-name="FreeMono" style:font-name-complex="FreeMono" fo:color="#000000" fo:font-size="10.5pt" style:font-size-asian="10.5pt" style:font-size-complex="10.5pt"/>
    </style:style>
    <style:style style:name="T1357" style:parent-style-name="Fuentedepárrafopredeter." style:family="text">
      <style:text-properties style:font-name="FreeMono" style:font-name-complex="FreeMono" fo:color="#000000" fo:font-size="10.5pt" style:font-size-asian="10.5pt" style:font-size-complex="10.5pt"/>
    </style:style>
    <style:style style:name="T1358" style:parent-style-name="Fuentedepárrafopredeter." style:family="text">
      <style:text-properties style:font-name="FreeMono" style:font-name-complex="FreeMono" fo:color="#000000" fo:font-size="10.5pt" style:font-size-asian="10.5pt" style:font-size-complex="10.5pt"/>
    </style:style>
    <style:style style:name="T1359" style:parent-style-name="Fuentedepárrafopredeter." style:family="text">
      <style:text-properties style:font-name="FreeMono" style:font-name-complex="FreeMono" fo:color="#000000" fo:font-size="10.5pt" style:font-size-asian="10.5pt" style:font-size-complex="10.5pt"/>
    </style:style>
    <style:style style:name="T1360" style:parent-style-name="Fuentedepárrafopredeter." style:family="text">
      <style:text-properties style:font-name="FreeMono" style:font-name-complex="FreeMono" fo:color="#000000" fo:font-size="10.5pt" style:font-size-asian="10.5pt" style:font-size-complex="10.5pt"/>
    </style:style>
    <style:style style:name="T1361" style:parent-style-name="Fuentedepárrafopredeter." style:family="text">
      <style:text-properties style:font-name="FreeMono" style:font-name-complex="FreeMono" fo:color="#000000" fo:font-size="10.5pt" style:font-size-asian="10.5pt" style:font-size-complex="10.5pt"/>
    </style:style>
    <style:style style:name="T1362" style:parent-style-name="Fuentedepárrafopredeter." style:family="text">
      <style:text-properties style:font-name="FreeMono" style:font-name-complex="FreeMono" fo:color="#000000" fo:font-size="10.5pt" style:font-size-asian="10.5pt" style:font-size-complex="10.5pt"/>
    </style:style>
    <style:style style:name="T1363" style:parent-style-name="Fuentedepárrafopredeter." style:family="text">
      <style:text-properties style:font-name="FreeMono" style:font-name-complex="FreeMono" fo:color="#000000" fo:font-size="10.5pt" style:font-size-asian="10.5pt" style:font-size-complex="10.5pt"/>
    </style:style>
    <style:style style:name="T1364" style:parent-style-name="Fuentedepárrafopredeter." style:family="text">
      <style:text-properties style:font-name="FreeMono" style:font-name-complex="FreeMono" fo:color="#000000" fo:font-size="10.5pt" style:font-size-asian="10.5pt" style:font-size-complex="10.5pt"/>
    </style:style>
    <style:style style:name="T1365" style:parent-style-name="Fuentedepárrafopredeter." style:family="text">
      <style:text-properties style:font-name="FreeMono" style:font-name-complex="FreeMono" fo:color="#000000" fo:font-size="10.5pt" style:font-size-asian="10.5pt" style:font-size-complex="10.5pt"/>
    </style:style>
    <style:style style:name="T1366" style:parent-style-name="Fuentedepárrafopredeter." style:family="text">
      <style:text-properties style:font-name="FreeMono" style:font-name-complex="FreeMono" fo:color="#000000" fo:font-size="10.5pt" style:font-size-asian="10.5pt" style:font-size-complex="10.5pt"/>
    </style:style>
    <style:style style:name="T1367" style:parent-style-name="Fuentedepárrafopredeter." style:family="text">
      <style:text-properties style:font-name="FreeMono" style:font-name-complex="FreeMono" fo:color="#000000" fo:font-size="10.5pt" style:font-size-asian="10.5pt" style:font-size-complex="10.5pt"/>
    </style:style>
    <style:style style:name="T1368" style:parent-style-name="Fuentedepárrafopredeter." style:family="text">
      <style:text-properties style:font-name="FreeMono" style:font-name-complex="FreeMono" fo:color="#000000" fo:font-size="10.5pt" style:font-size-asian="10.5pt" style:font-size-complex="10.5pt"/>
    </style:style>
    <style:style style:name="T1369" style:parent-style-name="Fuentedepárrafopredeter." style:family="text">
      <style:text-properties style:font-name="FreeMono" style:font-name-complex="FreeMono" fo:color="#000000" fo:font-size="10.5pt" style:font-size-asian="10.5pt" style:font-size-complex="10.5pt"/>
    </style:style>
    <style:style style:name="T137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style:text-position="-33.3% 100%" fo:font-size="10.5pt" style:font-size-asian="10.5pt" style:font-size-complex="10.5pt"/>
    </style:style>
    <style:style style:name="T137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5"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6"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7"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8"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79"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0"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1"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2"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3"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8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9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40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40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402" style:parent-style-name="Fuentedepárrafopredeter." style:family="text">
      <style:text-properties style:font-name="FreeMono" style:font-name-complex="FreeMono" fo:color="#000000" fo:font-size="10.5pt" style:font-size-asian="10.5pt" style:font-size-complex="10.5pt"/>
    </style:style>
    <style:style style:name="T1403" style:parent-style-name="Fuentedepárrafopredeter." style:family="text">
      <style:text-properties style:font-name="FreeMono" style:font-name-complex="FreeMono" fo:color="#000000" fo:font-size="10.5pt" style:font-size-asian="10.5pt" style:font-size-complex="10.5pt"/>
    </style:style>
    <style:style style:name="T1404" style:parent-style-name="Fuentedepárrafopredeter." style:family="text">
      <style:text-properties style:font-name="FreeMono" style:font-name-complex="FreeMono" fo:color="#000000" style:text-position="-33.3% 100%" fo:font-size="10.5pt" style:font-size-asian="10.5pt" style:font-size-complex="10.5pt"/>
    </style:style>
    <style:style style:name="T1405" style:parent-style-name="Fuentedepárrafopredeter." style:family="text">
      <style:text-properties style:font-name="FreeMono" style:font-name-complex="FreeMono" fo:color="#000000" fo:font-size="10.5pt" style:font-size-asian="10.5pt" style:font-size-complex="10.5pt"/>
    </style:style>
    <style:style style:name="T1406" style:parent-style-name="Fuentedepárrafopredeter." style:family="text">
      <style:text-properties style:font-name="FreeMono" style:font-name-complex="FreeMono" fo:color="#000000" style:text-position="-33.3% 100%" fo:font-size="10.5pt" style:font-size-asian="10.5pt" style:font-size-complex="10.5pt"/>
    </style:style>
    <style:style style:name="T1407" style:parent-style-name="Fuentedepárrafopredeter." style:family="text">
      <style:text-properties style:font-name="FreeMono" style:font-name-complex="FreeMono" fo:color="#000000" fo:font-size="10.5pt" style:font-size-asian="10.5pt" style:font-size-complex="10.5pt"/>
    </style:style>
    <style:style style:name="T1408" style:parent-style-name="Fuentedepárrafopredeter." style:family="text">
      <style:text-properties style:font-name="FreeMono" style:font-name-complex="FreeMono" fo:color="#000000" fo:font-size="10.5pt" style:font-size-asian="10.5pt" style:font-size-complex="10.5pt"/>
    </style:style>
    <style:style style:name="T1409" style:parent-style-name="Fuentedepárrafopredeter." style:family="text">
      <style:text-properties style:font-name="FreeMono" style:font-name-complex="FreeMono" fo:color="#000000" fo:font-size="10.5pt" style:font-size-asian="10.5pt" style:font-size-complex="10.5pt"/>
    </style:style>
    <style:style style:name="P141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41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412" style:parent-style-name="Fuentedepárrafopredeter." style:family="text">
      <style:text-properties style:font-name="FreeMono" style:font-name-complex="FreeMono" fo:color="#000000" fo:font-size="10.5pt" style:font-size-asian="10.5pt" style:font-size-complex="10.5pt"/>
    </style:style>
    <style:style style:name="T1413" style:parent-style-name="Fuentedepárrafopredeter." style:family="text">
      <style:text-properties style:font-name="FreeMono" style:font-name-complex="FreeMono" fo:color="#000000" fo:font-size="10.5pt" style:font-size-asian="10.5pt" style:font-size-complex="10.5pt"/>
    </style:style>
    <style:style style:name="P1414" style:parent-style-name="Standard" style:family="paragraph">
      <style:text-properties style:font-name="FreeMono" style:font-name-complex="FreeMono" fo:color="#000000" fo:font-size="10.5pt" style:font-size-asian="10.5pt" style:font-size-complex="10.5pt"/>
    </style:style>
    <style:style style:name="P1415" style:parent-style-name="Standard" style:family="paragraph">
      <style:text-properties style:font-name="FreeMono" style:font-name-complex="FreeMono" fo:color="#000000" fo:font-size="10.5pt" style:font-size-asian="10.5pt" style:font-size-complex="10.5pt"/>
    </style:style>
    <style:style style:name="P1416" style:parent-style-name="Standard" style:family="paragraph">
      <style:text-properties style:font-name="FreeMono" style:font-name-complex="FreeMono" fo:color="#000000" fo:font-size="10.5pt" style:font-size-asian="10.5pt" style:font-size-complex="10.5pt"/>
    </style:style>
    <style:style style:name="P141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41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419" style:parent-style-name="Fuentedepárrafopredeter." style:family="text">
      <style:text-properties style:font-name="FreeMono" style:font-name-complex="FreeMono" fo:color="#000000" fo:font-size="10.5pt" style:font-size-asian="10.5pt" style:font-size-complex="10.5pt"/>
    </style:style>
    <style:style style:name="T1420" style:parent-style-name="Fuentedepárrafopredeter." style:family="text">
      <style:text-properties style:font-name="FreeMono" style:font-name-complex="FreeMono" fo:color="#000000" style:text-position="-33.3% 100%" fo:font-size="10.5pt" style:font-size-asian="10.5pt" style:font-size-complex="10.5pt"/>
    </style:style>
    <style:style style:name="T1421" style:parent-style-name="Fuentedepárrafopredeter." style:family="text">
      <style:text-properties style:font-name="FreeMono" style:font-name-complex="FreeMono" fo:color="#000000" fo:font-size="10.5pt" style:font-size-asian="10.5pt" style:font-size-complex="10.5pt"/>
    </style:style>
    <style:style style:name="T1422" style:parent-style-name="Fuentedepárrafopredeter." style:family="text">
      <style:text-properties style:font-name="FreeMono" style:font-name-complex="FreeMono" fo:color="#000000" fo:font-size="10.5pt" style:font-size-asian="10.5pt" style:font-size-complex="10.5pt"/>
    </style:style>
    <style:style style:name="T1423" style:parent-style-name="Fuentedepárrafopredeter." style:family="text">
      <style:text-properties style:font-name="FreeMono" style:font-name-complex="FreeMono" fo:color="#000000" fo:font-size="10.5pt" style:font-size-asian="10.5pt" style:font-size-complex="10.5pt"/>
    </style:style>
    <style:style style:name="T1424" style:parent-style-name="Fuentedepárrafopredeter." style:family="text">
      <style:text-properties style:font-name="FreeMono" style:font-name-complex="FreeMono" fo:color="#000000" fo:font-size="10.5pt" style:font-size-asian="10.5pt" style:font-size-complex="10.5pt"/>
    </style:style>
    <style:style style:name="T1425" style:parent-style-name="Fuentedepárrafopredeter." style:family="text">
      <style:text-properties style:font-name="FreeMono" style:font-name-complex="FreeMono" fo:color="#000000" fo:font-size="10.5pt" style:font-size-asian="10.5pt" style:font-size-complex="10.5pt"/>
    </style:style>
    <style:style style:name="T1426" style:parent-style-name="Fuentedepárrafopredeter." style:family="text">
      <style:text-properties style:font-name="FreeMono" style:font-name-complex="FreeMono" fo:color="#000000" style:text-position="-33.3% 100%" fo:font-size="10.5pt" style:font-size-asian="10.5pt" style:font-size-complex="10.5pt"/>
    </style:style>
    <style:style style:name="T1427" style:parent-style-name="Fuentedepárrafopredeter." style:family="text">
      <style:text-properties style:font-name="FreeMono" style:font-name-complex="FreeMono" fo:color="#000000" fo:font-size="10.5pt" style:font-size-asian="10.5pt" style:font-size-complex="10.5pt"/>
    </style:style>
    <style:style style:name="T1428" style:parent-style-name="Fuentedepárrafopredeter." style:family="text">
      <style:text-properties style:font-name="FreeMono" style:font-name-complex="FreeMono" fo:color="#000000" fo:font-size="10.5pt" style:font-size-asian="10.5pt" style:font-size-complex="10.5pt"/>
    </style:style>
    <style:style style:name="T1429" style:parent-style-name="Fuentedepárrafopredeter." style:family="text">
      <style:text-properties style:font-name="FreeMono" style:font-name-complex="FreeMono" fo:color="#000000" fo:font-size="10.5pt" style:font-size-asian="10.5pt" style:font-size-complex="10.5pt"/>
    </style:style>
    <style:style style:name="T1430" style:parent-style-name="Fuentedepárrafopredeter." style:family="text">
      <style:text-properties style:font-name="FreeMono" style:font-name-complex="FreeMono" fo:color="#000000" fo:font-size="10.5pt" style:font-size-asian="10.5pt" style:font-size-complex="10.5pt"/>
    </style:style>
    <style:style style:name="T1431" style:parent-style-name="Fuentedepárrafopredeter." style:family="text">
      <style:text-properties style:font-name="FreeMono" style:font-name-complex="FreeMono" fo:color="#000000" fo:font-size="10.5pt" style:font-size-asian="10.5pt" style:font-size-complex="10.5pt"/>
    </style:style>
    <style:style style:name="T1432" style:parent-style-name="Fuentedepárrafopredeter." style:family="text">
      <style:text-properties style:font-name="FreeMono" style:font-name-complex="FreeMono" fo:color="#000000" fo:font-size="10.5pt" style:font-size-asian="10.5pt" style:font-size-complex="10.5pt"/>
    </style:style>
    <style:style style:name="T1433" style:parent-style-name="Fuentedepárrafopredeter." style:family="text">
      <style:text-properties style:font-name="FreeMono" style:font-name-complex="FreeMono" fo:color="#000000" fo:font-size="10.5pt" style:font-size-asian="10.5pt" style:font-size-complex="10.5pt"/>
    </style:style>
    <style:style style:name="T1434" style:parent-style-name="Fuentedepárrafopredeter." style:family="text">
      <style:text-properties style:font-name="FreeMono" style:font-name-complex="FreeMono" fo:color="#000000" style:text-position="-33.3% 100%" fo:font-size="10.5pt" style:font-size-asian="10.5pt" style:font-size-complex="10.5pt"/>
    </style:style>
    <style:style style:name="T1435" style:parent-style-name="Fuentedepárrafopredeter." style:family="text">
      <style:text-properties style:font-name="FreeMono" style:font-name-complex="FreeMono" fo:color="#000000" fo:font-size="10.5pt" style:font-size-asian="10.5pt" style:font-size-complex="10.5pt"/>
    </style:style>
    <style:style style:name="T1436" style:parent-style-name="Fuentedepárrafopredeter." style:family="text">
      <style:text-properties style:font-name="FreeMono" style:font-name-complex="FreeMono" fo:color="#000000" fo:font-size="10.5pt" style:font-size-asian="10.5pt" style:font-size-complex="10.5pt"/>
    </style:style>
    <style:style style:name="T1437" style:parent-style-name="Fuentedepárrafopredeter." style:family="text">
      <style:text-properties style:font-name="FreeMono" style:font-name-complex="FreeMono" fo:color="#000000" fo:font-size="10.5pt" style:font-size-asian="10.5pt" style:font-size-complex="10.5pt"/>
    </style:style>
    <style:style style:name="T1438" style:parent-style-name="Fuentedepárrafopredeter." style:family="text">
      <style:text-properties style:font-name="FreeMono" style:font-name-complex="FreeMono" fo:color="#000000" fo:font-size="10.5pt" style:font-size-asian="10.5pt" style:font-size-complex="10.5pt"/>
    </style:style>
    <style:style style:name="T1439" style:parent-style-name="Fuentedepárrafopredeter." style:family="text">
      <style:text-properties style:font-name="FreeMono" style:font-name-complex="FreeMono" fo:color="#000000" fo:font-size="10.5pt" style:font-size-asian="10.5pt" style:font-size-complex="10.5pt"/>
    </style:style>
    <style:style style:name="T1440" style:parent-style-name="Fuentedepárrafopredeter." style:family="text">
      <style:text-properties style:font-name="FreeMono" style:font-name-complex="FreeMono" fo:color="#000000" fo:font-size="10.5pt" style:font-size-asian="10.5pt" style:font-size-complex="10.5pt"/>
    </style:style>
    <style:style style:name="T1441" style:parent-style-name="Fuentedepárrafopredeter." style:family="text">
      <style:text-properties style:font-name="FreeMono" style:font-name-complex="FreeMono" fo:color="#000000" fo:font-size="10.5pt" style:font-size-asian="10.5pt" style:font-size-complex="10.5pt"/>
    </style:style>
    <style:style style:name="T1442" style:parent-style-name="Fuentedepárrafopredeter." style:family="text">
      <style:text-properties style:font-name="FreeMono" style:font-name-complex="FreeMono" fo:color="#000000" style:text-position="-33.3% 100%" fo:font-size="10.5pt" style:font-size-asian="10.5pt" style:font-size-complex="10.5pt"/>
    </style:style>
    <style:style style:name="T1443" style:parent-style-name="Fuentedepárrafopredeter." style:family="text">
      <style:text-properties style:font-name="FreeMono" style:font-name-complex="FreeMono" fo:color="#000000" fo:font-size="10.5pt" style:font-size-asian="10.5pt" style:font-size-complex="10.5pt"/>
    </style:style>
    <style:style style:name="T144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4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4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4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4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49" style:parent-style-name="Fuentedepárrafopredeter." style:family="text">
      <style:text-properties style:font-name="FreeMono" style:font-name-complex="FreeMono" fo:color="#000000" fo:font-size="10.5pt" style:font-size-asian="10.5pt" style:font-size-complex="10.5pt"/>
    </style:style>
    <style:style style:name="T1450" style:parent-style-name="Fuentedepárrafopredeter." style:family="text">
      <style:text-properties style:font-name="FreeMono" style:font-name-complex="FreeMono" fo:color="#000000" fo:font-size="10.5pt" style:font-size-asian="10.5pt" style:font-size-complex="10.5pt"/>
    </style:style>
    <style:style style:name="T1451" style:parent-style-name="Fuentedepárrafopredeter." style:family="text">
      <style:text-properties style:font-name="FreeMono" style:font-name-complex="FreeMono" fo:color="#000000" fo:font-size="10.5pt" style:font-size-asian="10.5pt" style:font-size-complex="10.5pt"/>
    </style:style>
    <style:style style:name="T1452" style:parent-style-name="Fuentedepárrafopredeter." style:family="text">
      <style:text-properties style:font-name="FreeMono" style:font-name-complex="FreeMono" fo:color="#000000" fo:font-size="10.5pt" style:font-size-asian="10.5pt" style:font-size-complex="10.5pt"/>
    </style:style>
    <style:style style:name="T1453" style:parent-style-name="Fuentedepárrafopredeter." style:family="text">
      <style:text-properties style:font-name="FreeMono" style:font-name-complex="FreeMono" fo:color="#000000" style:text-position="-33.3% 100%" fo:font-size="10.5pt" style:font-size-asian="10.5pt" style:font-size-complex="10.5pt"/>
    </style:style>
    <style:style style:name="T1454" style:parent-style-name="Fuentedepárrafopredeter." style:family="text">
      <style:text-properties style:font-name="FreeMono" style:font-name-complex="FreeMono" fo:color="#000000" fo:font-size="10.5pt" style:font-size-asian="10.5pt" style:font-size-complex="10.5pt"/>
    </style:style>
    <style:style style:name="T1455" style:parent-style-name="Fuentedepárrafopredeter." style:family="text">
      <style:text-properties style:font-name="FreeMono" style:font-name-complex="FreeMono" fo:color="#000000" fo:font-size="10.5pt" style:font-size-asian="10.5pt" style:font-size-complex="10.5pt"/>
    </style:style>
    <style:style style:name="T145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1" style:parent-style-name="Fuentedepárrafopredeter." style:family="text">
      <style:text-properties style:font-name="FreeMono" style:font-name-complex="FreeMono" fo:color="#000000" fo:font-size="10.5pt" style:font-size-asian="10.5pt" style:font-size-complex="10.5pt"/>
    </style:style>
    <style:style style:name="T1462" style:parent-style-name="Fuentedepárrafopredeter." style:family="text">
      <style:text-properties style:font-name="FreeMono" style:font-name-complex="FreeMono" fo:color="#000000" fo:font-size="10.5pt" style:font-size-asian="10.5pt" style:font-size-complex="10.5pt"/>
    </style:style>
    <style:style style:name="T1463" style:parent-style-name="Fuentedepárrafopredeter." style:family="text">
      <style:text-properties style:font-name="FreeMono" style:font-name-complex="FreeMono" fo:color="#000000" fo:font-size="10.5pt" style:font-size-asian="10.5pt" style:font-size-complex="10.5pt"/>
    </style:style>
    <style:style style:name="T1464" style:parent-style-name="Fuentedepárrafopredeter." style:family="text">
      <style:text-properties style:font-name="FreeMono" style:font-name-complex="FreeMono" fo:color="#000000" fo:font-size="10.5pt" style:font-size-asian="10.5pt" style:font-size-complex="10.5pt"/>
    </style:style>
    <style:style style:name="P1465" style:parent-style-name="Standard" style:family="paragraph">
      <style:text-properties style:font-name="FreeMono" style:font-name-complex="FreeMono" fo:color="#000000" fo:font-size="10.5pt" style:font-size-asian="10.5pt" style:font-size-complex="10.5pt"/>
    </style:style>
    <style:style style:name="P1466" style:parent-style-name="Standard" style:family="paragraph">
      <style:text-properties style:font-name="FreeMono" style:font-name-complex="FreeMono" fo:color="#000000" fo:font-size="10.5pt" style:font-size-asian="10.5pt" style:font-size-complex="10.5pt"/>
    </style:style>
    <style:style style:name="P1467" style:parent-style-name="Standard" style:family="paragraph">
      <style:text-properties style:font-name="FreeMono" style:font-name-complex="FreeMono" fo:color="#000000" fo:font-size="10.5pt" style:font-size-asian="10.5pt" style:font-size-complex="10.5pt"/>
    </style:style>
    <style:style style:name="T1468" style:parent-style-name="Fuentedepárrafopredeter." style:family="text">
      <style:text-properties style:font-name="FreeMono" style:font-name-complex="FreeMono" fo:color="#000000" fo:font-size="10.5pt" style:font-size-asian="10.5pt" style:font-size-complex="10.5pt"/>
    </style:style>
    <style:style style:name="T1469" style:parent-style-name="Fuentedepárrafopredeter." style:family="text">
      <style:text-properties style:font-name="FreeMono" style:font-name-complex="FreeMono" fo:color="#000000" fo:font-size="10.5pt" style:font-size-asian="10.5pt" style:font-size-complex="10.5pt"/>
    </style:style>
    <style:style style:name="T1470" style:parent-style-name="Fuentedepárrafopredeter." style:family="text">
      <style:text-properties style:font-name="FreeMono" style:font-name-complex="FreeMono" fo:color="#000000" fo:font-size="10.5pt" style:font-size-asian="10.5pt" style:font-size-complex="10.5pt"/>
    </style:style>
    <style:style style:name="T1471" style:parent-style-name="Fuentedepárrafopredeter." style:family="text">
      <style:text-properties style:font-name="FreeMono" style:font-name-complex="FreeMono" fo:color="#000000" fo:font-size="10.5pt" style:font-size-asian="10.5pt" style:font-size-complex="10.5pt"/>
    </style:style>
    <style:style style:name="T1472" style:parent-style-name="Fuentedepárrafopredeter." style:family="text">
      <style:text-properties style:font-name="FreeMono" style:font-name-complex="FreeMono" fo:color="#000000" fo:font-size="10.5pt" style:font-size-asian="10.5pt" style:font-size-complex="10.5pt"/>
    </style:style>
    <style:style style:name="T1473" style:parent-style-name="Fuentedepárrafopredeter." style:family="text">
      <style:text-properties style:font-name="FreeMono" style:font-name-complex="FreeMono" fo:color="#000000" style:text-position="-33.3% 100%" fo:font-size="10.5pt" style:font-size-asian="10.5pt" style:font-size-complex="10.5pt"/>
    </style:style>
    <style:style style:name="T1474" style:parent-style-name="Fuentedepárrafopredeter." style:family="text">
      <style:text-properties style:font-name="FreeMono" style:font-name-complex="FreeMono" fo:color="#000000" fo:font-size="10.5pt" style:font-size-asian="10.5pt" style:font-size-complex="10.5pt"/>
    </style:style>
    <style:style style:name="T1475" style:parent-style-name="Fuentedepárrafopredeter." style:family="text">
      <style:text-properties style:font-name="FreeMono" style:font-name-complex="FreeMono" fo:color="#000000" fo:font-size="10.5pt" style:font-size-asian="10.5pt" style:font-size-complex="10.5pt"/>
    </style:style>
    <style:style style:name="T1476" style:parent-style-name="Fuentedepárrafopredeter." style:family="text">
      <style:text-properties style:font-name="FreeMono" style:font-name-complex="FreeMono" fo:color="#000000" fo:font-size="10.5pt" style:font-size-asian="10.5pt" style:font-size-complex="10.5pt"/>
    </style:style>
    <style:style style:name="T1477" style:parent-style-name="Fuentedepárrafopredeter." style:family="text">
      <style:text-properties style:font-name="FreeMono" style:font-name-complex="FreeMono" fo:color="#000000" fo:font-size="10.5pt" style:font-size-asian="10.5pt" style:font-size-complex="10.5pt"/>
    </style:style>
    <style:style style:name="T1478" style:parent-style-name="Fuentedepárrafopredeter." style:family="text">
      <style:text-properties style:font-name="FreeMono" style:font-name-complex="FreeMono" fo:color="#000000" fo:font-size="10.5pt" style:font-size-asian="10.5pt" style:font-size-complex="10.5pt"/>
    </style:style>
    <style:style style:name="T1479" style:parent-style-name="Fuentedepárrafopredeter." style:family="text">
      <style:text-properties style:font-name="FreeMono" style:font-name-complex="FreeMono" fo:color="#000000" fo:font-size="10.5pt" style:font-size-asian="10.5pt" style:font-size-complex="10.5pt"/>
    </style:style>
    <style:style style:name="T1480" style:parent-style-name="Fuentedepárrafopredeter." style:family="text">
      <style:text-properties style:font-name="FreeMono" style:font-name-complex="FreeMono" fo:color="#000000" fo:font-size="10.5pt" style:font-size-asian="10.5pt" style:font-size-complex="10.5pt"/>
    </style:style>
    <style:style style:name="T1481" style:parent-style-name="Fuentedepárrafopredeter." style:family="text">
      <style:text-properties style:font-name="FreeMono" style:font-name-complex="FreeMono" fo:color="#000000" fo:font-size="10.5pt" style:font-size-asian="10.5pt" style:font-size-complex="10.5pt"/>
    </style:style>
    <style:style style:name="T1482" style:parent-style-name="Fuentedepárrafopredeter." style:family="text">
      <style:text-properties style:font-name="FreeMono" style:font-name-complex="FreeMono" fo:color="#000000" fo:font-size="10.5pt" style:font-size-asian="10.5pt" style:font-size-complex="10.5pt"/>
    </style:style>
    <style:style style:name="T1483" style:parent-style-name="Fuentedepárrafopredeter." style:family="text">
      <style:text-properties style:font-name="FreeMono" style:font-name-complex="FreeMono" fo:color="#000000" fo:font-size="10.5pt" style:font-size-asian="10.5pt" style:font-size-complex="10.5pt"/>
    </style:style>
    <style:style style:name="T1484" style:parent-style-name="Fuentedepárrafopredeter." style:family="text">
      <style:text-properties style:font-name="FreeMono" style:font-name-complex="FreeMono" fo:color="#000000" fo:font-size="10.5pt" style:font-size-asian="10.5pt" style:font-size-complex="10.5pt"/>
    </style:style>
    <style:style style:name="T1485" style:parent-style-name="Fuentedepárrafopredeter." style:family="text">
      <style:text-properties style:font-name="FreeMono" style:font-name-complex="FreeMono" fo:color="#000000" fo:font-size="10.5pt" style:font-size-asian="10.5pt" style:font-size-complex="10.5pt"/>
    </style:style>
    <style:style style:name="T1486" style:parent-style-name="Fuentedepárrafopredeter." style:family="text">
      <style:text-properties style:font-name="FreeMono" style:font-name-complex="FreeMono" fo:color="#000000" fo:font-size="10.5pt" style:font-size-asian="10.5pt" style:font-size-complex="10.5pt"/>
    </style:style>
    <style:style style:name="T1487" style:parent-style-name="Fuentedepárrafopredeter." style:family="text">
      <style:text-properties style:font-name="FreeMono" style:font-name-complex="FreeMono" fo:color="#000000" fo:font-size="10.5pt" style:font-size-asian="10.5pt" style:font-size-complex="10.5pt"/>
    </style:style>
    <style:style style:name="T1488" style:parent-style-name="Fuentedepárrafopredeter." style:family="text">
      <style:text-properties style:font-name="FreeMono" style:font-name-complex="FreeMono" fo:color="#000000" fo:font-size="10.5pt" style:font-size-asian="10.5pt" style:font-size-complex="10.5pt"/>
    </style:style>
    <style:style style:name="T1489" style:parent-style-name="Fuentedepárrafopredeter." style:family="text">
      <style:text-properties style:font-name="FreeMono" style:font-name-complex="FreeMono" fo:color="#000000" fo:font-size="10.5pt" style:font-size-asian="10.5pt" style:font-size-complex="10.5pt"/>
    </style:style>
    <style:style style:name="T1490" style:parent-style-name="Fuentedepárrafopredeter." style:family="text">
      <style:text-properties style:font-name="FreeMono" style:font-name-complex="FreeMono" fo:color="#000000" fo:font-size="10.5pt" style:font-size-asian="10.5pt" style:font-size-complex="10.5pt"/>
    </style:style>
    <style:style style:name="T1491" style:parent-style-name="Fuentedepárrafopredeter." style:family="text">
      <style:text-properties style:font-name="FreeMono" style:font-name-complex="FreeMono" fo:color="#000000" fo:font-size="10.5pt" style:font-size-asian="10.5pt" style:font-size-complex="10.5pt"/>
    </style:style>
    <style:style style:name="T1492" style:parent-style-name="Fuentedepárrafopredeter." style:family="text">
      <style:text-properties style:font-name="FreeMono" style:font-name-complex="FreeMono" fo:color="#000000" fo:font-size="10.5pt" style:font-size-asian="10.5pt" style:font-size-complex="10.5pt"/>
    </style:style>
    <style:style style:name="T1493" style:parent-style-name="Fuentedepárrafopredeter." style:family="text">
      <style:text-properties style:font-name="FreeMono" style:font-name-complex="FreeMono" fo:color="#000000" fo:font-size="10.5pt" style:font-size-asian="10.5pt" style:font-size-complex="10.5pt"/>
    </style:style>
    <style:style style:name="T1494" style:parent-style-name="Fuentedepárrafopredeter." style:family="text">
      <style:text-properties style:font-name="FreeMono" style:font-name-complex="FreeMono" fo:color="#000000" fo:font-size="10.5pt" style:font-size-asian="10.5pt" style:font-size-complex="10.5pt"/>
    </style:style>
    <style:style style:name="T1495" style:parent-style-name="Fuentedepárrafopredeter." style:family="text">
      <style:text-properties style:font-name="FreeMono" style:font-name-complex="FreeMono" fo:color="#000000" fo:font-size="10.5pt" style:font-size-asian="10.5pt" style:font-size-complex="10.5pt"/>
    </style:style>
    <style:style style:name="T1496" style:parent-style-name="Fuentedepárrafopredeter." style:family="text">
      <style:text-properties style:font-name="FreeMono" style:font-name-complex="FreeMono" fo:color="#000000" style:text-position="-33.3% 100%" fo:font-size="10.5pt" style:font-size-asian="10.5pt" style:font-size-complex="10.5pt"/>
    </style:style>
    <style:style style:name="T1497" style:parent-style-name="Fuentedepárrafopredeter." style:family="text">
      <style:text-properties style:font-name="FreeMono" style:font-name-complex="FreeMono" fo:color="#000000" fo:font-size="10.5pt" style:font-size-asian="10.5pt" style:font-size-complex="10.5pt"/>
    </style:style>
    <style:style style:name="T1498" style:parent-style-name="Fuentedepárrafopredeter." style:family="text">
      <style:text-properties style:font-name="FreeMono" style:font-name-complex="FreeMono" fo:color="#000000" fo:font-size="10.5pt" style:font-size-asian="10.5pt" style:font-size-complex="10.5pt"/>
    </style:style>
    <style:style style:name="T1499" style:parent-style-name="Fuentedepárrafopredeter." style:family="text">
      <style:text-properties style:font-name="FreeMono" style:font-name-complex="FreeMono" fo:color="#000000" fo:font-size="10.5pt" style:font-size-asian="10.5pt" style:font-size-complex="10.5pt"/>
    </style:style>
    <style:style style:name="T1500" style:parent-style-name="Fuentedepárrafopredeter." style:family="text">
      <style:text-properties style:font-name="FreeMono" style:font-name-complex="FreeMono" fo:color="#000000" fo:font-size="10.5pt" style:font-size-asian="10.5pt" style:font-size-complex="10.5pt"/>
    </style:style>
    <style:style style:name="T1501" style:parent-style-name="Fuentedepárrafopredeter." style:family="text">
      <style:text-properties style:font-name="FreeMono" style:font-name-complex="FreeMono" fo:color="#000000" fo:font-size="10.5pt" style:font-size-asian="10.5pt" style:font-size-complex="10.5pt"/>
    </style:style>
    <style:style style:name="T1502" style:parent-style-name="Fuentedepárrafopredeter." style:family="text">
      <style:text-properties style:font-name="FreeMono" style:font-name-complex="FreeMono" fo:color="#000000" fo:font-size="10.5pt" style:font-size-asian="10.5pt" style:font-size-complex="10.5pt"/>
    </style:style>
    <style:style style:name="T1503" style:parent-style-name="Fuentedepárrafopredeter." style:family="text">
      <style:text-properties style:font-name="FreeMono" style:font-name-complex="FreeMono" fo:color="#000000" fo:font-size="10.5pt" style:font-size-asian="10.5pt" style:font-size-complex="10.5pt"/>
    </style:style>
    <style:style style:name="T1504" style:parent-style-name="Fuentedepárrafopredeter." style:family="text">
      <style:text-properties style:font-name="FreeMono" style:font-name-complex="FreeMono" fo:color="#000000" fo:font-size="10.5pt" style:font-size-asian="10.5pt" style:font-size-complex="10.5pt"/>
    </style:style>
    <style:style style:name="T1505" style:parent-style-name="Fuentedepárrafopredeter." style:family="text">
      <style:text-properties style:font-name="FreeMono" style:font-name-complex="FreeMono" fo:color="#000000" fo:font-size="10.5pt" style:font-size-asian="10.5pt" style:font-size-complex="10.5pt"/>
    </style:style>
    <style:style style:name="T1506" style:parent-style-name="Fuentedepárrafopredeter." style:family="text">
      <style:text-properties style:font-name="FreeMono" style:font-name-complex="FreeMono" fo:color="#000000" fo:font-size="10.5pt" style:font-size-asian="10.5pt" style:font-size-complex="10.5pt"/>
    </style:style>
    <style:style style:name="T1507" style:parent-style-name="Fuentedepárrafopredeter." style:family="text">
      <style:text-properties style:font-name="FreeMono" style:font-name-complex="FreeMono" fo:color="#000000" fo:font-size="10.5pt" style:font-size-asian="10.5pt" style:font-size-complex="10.5pt"/>
    </style:style>
    <style:style style:name="T1508" style:parent-style-name="Fuentedepárrafopredeter." style:family="text">
      <style:text-properties style:font-name="FreeMono" style:font-name-complex="FreeMono" fo:color="#000000" fo:font-size="10.5pt" style:font-size-asian="10.5pt" style:font-size-complex="10.5pt"/>
    </style:style>
    <style:style style:name="T1509" style:parent-style-name="Fuentedepárrafopredeter." style:family="text">
      <style:text-properties style:font-name="FreeMono" style:font-name-complex="FreeMono" fo:color="#000000" fo:font-size="10.5pt" style:font-size-asian="10.5pt" style:font-size-complex="10.5pt"/>
    </style:style>
    <style:style style:name="T1510" style:parent-style-name="Fuentedepárrafopredeter." style:family="text">
      <style:text-properties style:font-name="FreeMono" style:font-name-complex="FreeMono" fo:color="#000000" fo:font-size="10.5pt" style:font-size-asian="10.5pt" style:font-size-complex="10.5pt"/>
    </style:style>
    <style:style style:name="T1511" style:parent-style-name="Fuentedepárrafopredeter." style:family="text">
      <style:text-properties style:font-name="FreeMono" style:font-name-complex="FreeMono" fo:color="#000000" fo:font-size="10.5pt" style:font-size-asian="10.5pt" style:font-size-complex="10.5pt"/>
    </style:style>
    <style:style style:name="T1512" style:parent-style-name="Fuentedepárrafopredeter." style:family="text">
      <style:text-properties style:font-name="FreeMono" style:font-name-complex="FreeMono" fo:color="#000000" fo:font-size="10.5pt" style:font-size-asian="10.5pt" style:font-size-complex="10.5pt"/>
    </style:style>
    <style:style style:name="T1513" style:parent-style-name="Fuentedepárrafopredeter." style:family="text">
      <style:text-properties style:font-name="FreeMono" style:font-name-complex="FreeMono" fo:color="#000000" fo:font-size="10.5pt" style:font-size-asian="10.5pt" style:font-size-complex="10.5pt"/>
    </style:style>
    <style:style style:name="T1514" style:parent-style-name="Fuentedepárrafopredeter." style:family="text">
      <style:text-properties style:font-name="FreeMono" style:font-name-complex="FreeMono" fo:color="#000000" fo:font-size="10.5pt" style:font-size-asian="10.5pt" style:font-size-complex="10.5pt"/>
    </style:style>
    <style:style style:name="T1515" style:parent-style-name="Fuentedepárrafopredeter." style:family="text">
      <style:text-properties style:font-name="FreeMono" style:font-name-complex="FreeMono" fo:color="#000000" fo:font-size="10.5pt" style:font-size-asian="10.5pt" style:font-size-complex="10.5pt"/>
    </style:style>
    <style:style style:name="T1516" style:parent-style-name="Fuentedepárrafopredeter." style:family="text">
      <style:text-properties style:font-name="FreeMono" style:font-name-complex="FreeMono" fo:color="#000000" fo:font-size="10.5pt" style:font-size-asian="10.5pt" style:font-size-complex="10.5pt"/>
    </style:style>
    <style:style style:name="T1517" style:parent-style-name="Fuentedepárrafopredeter." style:family="text">
      <style:text-properties style:font-name="FreeMono" style:font-name-complex="FreeMono" fo:color="#000000" fo:font-size="10.5pt" style:font-size-asian="10.5pt" style:font-size-complex="10.5pt"/>
    </style:style>
    <style:style style:name="T1518" style:parent-style-name="Fuentedepárrafopredeter." style:family="text">
      <style:text-properties style:font-name="FreeMono" style:font-name-complex="FreeMono" fo:color="#000000" fo:font-size="10.5pt" style:font-size-asian="10.5pt" style:font-size-complex="10.5pt"/>
    </style:style>
    <style:style style:name="T1519" style:parent-style-name="Fuentedepárrafopredeter." style:family="text">
      <style:text-properties style:font-name="FreeMono" style:font-name-complex="FreeMono" fo:color="#000000" style:text-position="-33.3% 100%" fo:font-size="10.5pt" style:font-size-asian="10.5pt" style:font-size-complex="10.5pt"/>
    </style:style>
    <style:style style:name="T1520" style:parent-style-name="Fuentedepárrafopredeter." style:family="text">
      <style:text-properties style:font-name="FreeMono" style:font-name-complex="FreeMono" fo:color="#000000" fo:font-size="10.5pt" style:font-size-asian="10.5pt" style:font-size-complex="10.5pt"/>
    </style:style>
    <style:style style:name="T152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2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30" style:parent-style-name="Fuentedepárrafopredeter." style:family="text">
      <style:text-properties style:font-name="FreeMono" style:font-name-complex="FreeMono" fo:color="#000000" fo:font-size="10.5pt" style:font-size-asian="10.5pt" style:font-size-complex="10.5pt"/>
    </style:style>
    <style:style style:name="T1531" style:parent-style-name="Fuentedepárrafopredeter." style:family="text">
      <style:text-properties style:font-name="FreeMono" style:font-name-complex="FreeMono" fo:color="#000000" fo:font-size="10.5pt" style:font-size-asian="10.5pt" style:font-size-complex="10.5pt"/>
    </style:style>
    <style:style style:name="T1532" style:parent-style-name="Fuentedepárrafopredeter." style:family="text">
      <style:text-properties style:font-name="FreeMono" style:font-name-complex="FreeMono" fo:color="#000000" fo:font-size="10.5pt" style:font-size-asian="10.5pt" style:font-size-complex="10.5pt"/>
    </style:style>
    <style:style style:name="T1533" style:parent-style-name="Fuentedepárrafopredeter." style:family="text">
      <style:text-properties style:font-name="FreeMono" style:font-name-complex="FreeMono" fo:color="#000000" fo:font-size="10.5pt" style:font-size-asian="10.5pt" style:font-size-complex="10.5pt"/>
    </style:style>
    <style:style style:name="T1534" style:parent-style-name="Fuentedepárrafopredeter." style:family="text">
      <style:text-properties style:font-name="FreeMono" style:font-name-complex="FreeMono" fo:color="#000000" fo:font-size="10.5pt" style:font-size-asian="10.5pt" style:font-size-complex="10.5pt"/>
    </style:style>
    <style:style style:name="T1535" style:parent-style-name="Fuentedepárrafopredeter." style:family="text">
      <style:text-properties style:font-name="FreeMono" style:font-name-complex="FreeMono" fo:color="#000000" fo:font-size="10.5pt" style:font-size-asian="10.5pt" style:font-size-complex="10.5pt"/>
    </style:style>
    <style:style style:name="T1536" style:parent-style-name="Fuentedepárrafopredeter." style:family="text">
      <style:text-properties style:font-name="FreeMono" style:font-name-complex="FreeMono" fo:color="#000000" fo:font-size="10.5pt" style:font-size-asian="10.5pt" style:font-size-complex="10.5pt"/>
    </style:style>
    <style:style style:name="T1537" style:parent-style-name="Fuentedepárrafopredeter." style:family="text">
      <style:text-properties style:font-name="FreeMono" style:font-name-complex="FreeMono" fo:color="#000000" fo:font-size="10.5pt" style:font-size-asian="10.5pt" style:font-size-complex="10.5pt"/>
    </style:style>
    <style:style style:name="T1538" style:parent-style-name="Fuentedepárrafopredeter." style:family="text">
      <style:text-properties style:font-name="FreeMono" style:font-name-complex="FreeMono" fo:color="#000000" fo:font-size="10.5pt" style:font-size-asian="10.5pt" style:font-size-complex="10.5pt"/>
    </style:style>
    <style:style style:name="T1539" style:parent-style-name="Fuentedepárrafopredeter." style:family="text">
      <style:text-properties style:font-name="FreeMono" style:font-name-complex="FreeMono" fo:color="#000000" fo:font-size="10.5pt" style:font-size-asian="10.5pt" style:font-size-complex="10.5pt"/>
    </style:style>
    <style:style style:name="T1540" style:parent-style-name="Fuentedepárrafopredeter." style:family="text">
      <style:text-properties style:font-name="FreeMono" style:font-name-complex="FreeMono" fo:color="#000000" fo:font-size="10.5pt" style:font-size-asian="10.5pt" style:font-size-complex="10.5pt"/>
    </style:style>
    <style:style style:name="T1541" style:parent-style-name="Fuentedepárrafopredeter." style:family="text">
      <style:text-properties style:font-name="FreeMono" style:font-name-complex="FreeMono" fo:color="#000000" fo:font-size="10.5pt" style:font-size-asian="10.5pt" style:font-size-complex="10.5pt"/>
    </style:style>
    <style:style style:name="T1542" style:parent-style-name="Fuentedepárrafopredeter." style:family="text">
      <style:text-properties style:font-name="FreeMono" style:font-name-complex="FreeMono" fo:color="#000000" fo:font-size="10.5pt" style:font-size-asian="10.5pt" style:font-size-complex="10.5pt"/>
    </style:style>
    <style:style style:name="T1543" style:parent-style-name="Fuentedepárrafopredeter." style:family="text">
      <style:text-properties style:font-name="FreeMono" style:font-name-complex="FreeMono" fo:color="#000000" fo:font-size="10.5pt" style:font-size-asian="10.5pt" style:font-size-complex="10.5pt"/>
    </style:style>
    <style:style style:name="T1544" style:parent-style-name="Fuentedepárrafopredeter." style:family="text">
      <style:text-properties style:font-name="FreeMono" style:font-name-complex="FreeMono" fo:color="#000000" fo:font-size="10.5pt" style:font-size-asian="10.5pt" style:font-size-complex="10.5pt"/>
    </style:style>
    <style:style style:name="T1545" style:parent-style-name="Fuentedepárrafopredeter." style:family="text">
      <style:text-properties style:font-name="FreeMono" style:font-name-complex="FreeMono" fo:color="#000000" fo:font-size="10.5pt" style:font-size-asian="10.5pt" style:font-size-complex="10.5pt"/>
    </style:style>
    <style:style style:name="T1546" style:parent-style-name="Fuentedepárrafopredeter." style:family="text">
      <style:text-properties style:font-name="FreeMono" style:font-name-complex="FreeMono" fo:color="#000000" fo:font-size="10.5pt" style:font-size-asian="10.5pt" style:font-size-complex="10.5pt"/>
    </style:style>
    <style:style style:name="T1547" style:parent-style-name="Fuentedepárrafopredeter." style:family="text">
      <style:text-properties style:font-name="FreeMono" style:font-name-complex="FreeMono" fo:color="#000000" fo:font-size="10.5pt" style:font-size-asian="10.5pt" style:font-size-complex="10.5pt"/>
    </style:style>
    <style:style style:name="P1548" style:parent-style-name="Standard" style:family="paragraph">
      <style:text-properties style:font-name="FreeMono" style:font-name-complex="FreeMono" fo:color="#000000" fo:font-size="10.5pt" style:font-size-asian="10.5pt" style:font-size-complex="10.5pt"/>
    </style:style>
    <style:style style:name="T1549" style:parent-style-name="Fuentedepárrafopredeter." style:family="text">
      <style:text-properties style:font-name="FreeMono" style:font-name-complex="FreeMono" fo:color="#000000" fo:font-size="10.5pt" style:font-size-asian="10.5pt" style:font-size-complex="10.5pt"/>
    </style:style>
    <style:style style:name="T1550" style:parent-style-name="Fuentedepárrafopredeter." style:family="text">
      <style:text-properties style:font-name="FreeMono" style:font-name-complex="FreeMono" fo:color="#000000" fo:font-size="10.5pt" style:font-size-asian="10.5pt" style:font-size-complex="10.5pt"/>
    </style:style>
    <style:style style:name="T1551" style:parent-style-name="Fuentedepárrafopredeter." style:family="text">
      <style:text-properties style:font-name="FreeMono" style:font-name-complex="FreeMono" fo:color="#000000" fo:font-size="10.5pt" style:font-size-asian="10.5pt" style:font-size-complex="10.5pt"/>
    </style:style>
    <style:style style:name="T1552" style:parent-style-name="Fuentedepárrafopredeter." style:family="text">
      <style:text-properties style:font-name="FreeMono" style:font-name-complex="FreeMono" fo:color="#000000" fo:font-size="10.5pt" style:font-size-asian="10.5pt" style:font-size-complex="10.5pt"/>
    </style:style>
    <style:style style:name="T1553" style:parent-style-name="Fuentedepárrafopredeter." style:family="text">
      <style:text-properties style:font-name="FreeMono" style:font-name-complex="FreeMono" fo:color="#000000" fo:font-size="10.5pt" style:font-size-asian="10.5pt" style:font-size-complex="10.5pt"/>
    </style:style>
    <style:style style:name="T1554" style:parent-style-name="Fuentedepárrafopredeter." style:family="text">
      <style:text-properties style:font-name="FreeMono" style:font-name-complex="FreeMono" fo:color="#000000" fo:font-size="10.5pt" style:font-size-asian="10.5pt" style:font-size-complex="10.5pt"/>
    </style:style>
    <style:style style:name="T1555" style:parent-style-name="Fuentedepárrafopredeter." style:family="text">
      <style:text-properties style:font-name="FreeMono" style:font-name-complex="FreeMono" fo:color="#000000" fo:font-size="10.5pt" style:font-size-asian="10.5pt" style:font-size-complex="10.5pt"/>
    </style:style>
    <style:style style:name="T1556" style:parent-style-name="Fuentedepárrafopredeter." style:family="text">
      <style:text-properties style:font-name="FreeMono" style:font-name-complex="FreeMono" fo:color="#000000" fo:font-size="10.5pt" style:font-size-asian="10.5pt" style:font-size-complex="10.5pt"/>
    </style:style>
    <style:style style:name="T1557" style:parent-style-name="Fuentedepárrafopredeter." style:family="text">
      <style:text-properties style:font-name="FreeMono" style:font-name-complex="FreeMono" fo:color="#000000" fo:font-size="10.5pt" style:font-size-asian="10.5pt" style:font-size-complex="10.5pt"/>
    </style:style>
    <style:style style:name="T1558" style:parent-style-name="Fuentedepárrafopredeter." style:family="text">
      <style:text-properties style:font-name="FreeMono" style:font-name-complex="FreeMono" fo:color="#000000" fo:font-size="10.5pt" style:font-size-asian="10.5pt" style:font-size-complex="10.5pt"/>
    </style:style>
    <style:style style:name="T1559" style:parent-style-name="Fuentedepárrafopredeter." style:family="text">
      <style:text-properties style:font-name="FreeMono" style:font-name-complex="FreeMono" fo:color="#000000" fo:font-size="10.5pt" style:font-size-asian="10.5pt" style:font-size-complex="10.5pt"/>
    </style:style>
    <style:style style:name="T1560" style:parent-style-name="Fuentedepárrafopredeter." style:family="text">
      <style:text-properties style:font-name="FreeMono" style:font-name-complex="FreeMono" fo:color="#000000" fo:font-size="10.5pt" style:font-size-asian="10.5pt" style:font-size-complex="10.5pt"/>
    </style:style>
    <style:style style:name="T1561" style:parent-style-name="Fuentedepárrafopredeter." style:family="text">
      <style:text-properties style:font-name="FreeMono" style:font-name-complex="FreeMono" fo:color="#000000" fo:font-size="10.5pt" style:font-size-asian="10.5pt" style:font-size-complex="10.5pt"/>
    </style:style>
    <style:style style:name="T1562" style:parent-style-name="Fuentedepárrafopredeter." style:family="text">
      <style:text-properties style:font-name="FreeMono" style:font-name-complex="FreeMono" fo:color="#000000" style:text-position="-33.3% 100%" fo:font-size="10.5pt" style:font-size-asian="10.5pt" style:font-size-complex="10.5pt"/>
    </style:style>
    <style:style style:name="T1563" style:parent-style-name="Fuentedepárrafopredeter." style:family="text">
      <style:text-properties style:font-name="FreeMono" style:font-name-complex="FreeMono" fo:color="#000000" fo:font-size="10.5pt" style:font-size-asian="10.5pt" style:font-size-complex="10.5pt"/>
    </style:style>
    <style:style style:name="T1564" style:parent-style-name="Fuentedepárrafopredeter." style:family="text">
      <style:text-properties style:font-name="FreeMono" style:font-name-complex="FreeMono" fo:color="#000000" fo:font-size="10.5pt" style:font-size-asian="10.5pt" style:font-size-complex="10.5pt"/>
    </style:style>
    <style:style style:name="T1565" style:parent-style-name="Fuentedepárrafopredeter." style:family="text">
      <style:text-properties style:font-name="FreeMono" style:font-name-complex="FreeMono" fo:color="#000000" fo:font-size="10.5pt" style:font-size-asian="10.5pt" style:font-size-complex="10.5pt"/>
    </style:style>
    <style:style style:name="T1566" style:parent-style-name="Fuentedepárrafopredeter." style:family="text">
      <style:text-properties style:font-name="FreeMono" style:font-name-complex="FreeMono" fo:color="#000000" fo:font-size="10.5pt" style:font-size-asian="10.5pt" style:font-size-complex="10.5pt"/>
    </style:style>
    <style:style style:name="T1567" style:parent-style-name="Fuentedepárrafopredeter." style:family="text">
      <style:text-properties style:font-name="FreeMono" style:font-name-complex="FreeMono" fo:color="#000000" fo:font-size="10.5pt" style:font-size-asian="10.5pt" style:font-size-complex="10.5pt"/>
    </style:style>
    <style:style style:name="T1568" style:parent-style-name="Fuentedepárrafopredeter." style:family="text">
      <style:text-properties style:font-name="FreeMono" style:font-name-complex="FreeMono" fo:color="#000000" fo:font-size="10.5pt" style:font-size-asian="10.5pt" style:font-size-complex="10.5pt"/>
    </style:style>
    <style:style style:name="T1569" style:parent-style-name="Fuentedepárrafopredeter." style:family="text">
      <style:text-properties style:font-name="FreeMono" style:font-name-complex="FreeMono" fo:color="#000000" fo:font-size="10.5pt" style:font-size-asian="10.5pt" style:font-size-complex="10.5pt"/>
    </style:style>
    <style:style style:name="T1570" style:parent-style-name="Fuentedepárrafopredeter." style:family="text">
      <style:text-properties style:font-name="FreeMono" style:font-name-complex="FreeMono" fo:color="#000000" fo:font-size="10.5pt" style:font-size-asian="10.5pt" style:font-size-complex="10.5pt"/>
    </style:style>
    <style:style style:name="T1571" style:parent-style-name="Fuentedepárrafopredeter." style:family="text">
      <style:text-properties style:font-name="FreeMono" style:font-name-complex="FreeMono" fo:color="#000000" fo:font-size="10.5pt" style:font-size-asian="10.5pt" style:font-size-complex="10.5pt"/>
    </style:style>
    <style:style style:name="T1572" style:parent-style-name="Fuentedepárrafopredeter." style:family="text">
      <style:text-properties style:font-name="FreeMono" style:font-name-complex="FreeMono" fo:color="#000000" style:text-position="-33.3% 100%" fo:font-size="10.5pt" style:font-size-asian="10.5pt" style:font-size-complex="10.5pt"/>
    </style:style>
    <style:style style:name="T1573" style:parent-style-name="Fuentedepárrafopredeter." style:family="text">
      <style:text-properties style:font-name="FreeMono" style:font-name-complex="FreeMono" fo:color="#000000" fo:font-size="10.5pt" style:font-size-asian="10.5pt" style:font-size-complex="10.5pt"/>
    </style:style>
    <style:style style:name="T1574" style:parent-style-name="Fuentedepárrafopredeter." style:family="text">
      <style:text-properties style:font-name="FreeMono" style:font-name-complex="FreeMono" fo:color="#000000" fo:font-size="10.5pt" style:font-size-asian="10.5pt" style:font-size-complex="10.5pt"/>
    </style:style>
    <style:style style:name="T1575" style:parent-style-name="Fuentedepárrafopredeter." style:family="text">
      <style:text-properties style:font-name="FreeMono" style:font-name-complex="FreeMono" fo:color="#000000" fo:font-size="10.5pt" style:font-size-asian="10.5pt" style:font-size-complex="10.5pt"/>
    </style:style>
    <style:style style:name="T1576" style:parent-style-name="Fuentedepárrafopredeter." style:family="text">
      <style:text-properties style:font-name="FreeMono" style:font-name-complex="FreeMono" fo:color="#000000" fo:font-size="10.5pt" style:font-size-asian="10.5pt" style:font-size-complex="10.5pt"/>
    </style:style>
    <style:style style:name="T1577" style:parent-style-name="Fuentedepárrafopredeter." style:family="text">
      <style:text-properties style:font-name="FreeMono" style:font-name-complex="FreeMono" fo:color="#000000" fo:font-size="10.5pt" style:font-size-asian="10.5pt" style:font-size-complex="10.5pt"/>
    </style:style>
    <style:style style:name="T1578" style:parent-style-name="Fuentedepárrafopredeter." style:family="text">
      <style:text-properties style:font-name="FreeMono" style:font-name-complex="FreeMono" fo:color="#000000" fo:font-size="10.5pt" style:font-size-asian="10.5pt" style:font-size-complex="10.5pt"/>
    </style:style>
    <style:style style:name="T1579" style:parent-style-name="Fuentedepárrafopredeter." style:family="text">
      <style:text-properties style:font-name="FreeMono" style:font-name-complex="FreeMono" fo:color="#000000" fo:font-size="10.5pt" style:font-size-asian="10.5pt" style:font-size-complex="10.5pt"/>
    </style:style>
    <style:style style:name="T1580" style:parent-style-name="Fuentedepárrafopredeter." style:family="text">
      <style:text-properties style:font-name="FreeMono" style:font-name-complex="FreeMono" fo:color="#000000" style:text-position="-33.3% 100%" fo:font-size="10.5pt" style:font-size-asian="10.5pt" style:font-size-complex="10.5pt"/>
    </style:style>
    <style:style style:name="T1581" style:parent-style-name="Fuentedepárrafopredeter." style:family="text">
      <style:text-properties style:font-name="FreeMono" style:font-name-complex="FreeMono" fo:color="#000000" fo:font-size="10.5pt" style:font-size-asian="10.5pt" style:font-size-complex="10.5pt"/>
    </style:style>
    <style:style style:name="T1582" style:parent-style-name="Fuentedepárrafopredeter." style:family="text">
      <style:text-properties style:font-name="FreeMono" style:font-name-complex="FreeMono" fo:color="#000000" fo:font-size="10.5pt" style:font-size-asian="10.5pt" style:font-size-complex="10.5pt"/>
    </style:style>
    <style:style style:name="T1583" style:parent-style-name="Fuentedepárrafopredeter." style:family="text">
      <style:text-properties style:font-name="FreeMono" style:font-name-complex="FreeMono" fo:color="#000000" fo:font-size="10.5pt" style:font-size-asian="10.5pt" style:font-size-complex="10.5pt"/>
    </style:style>
    <style:style style:name="T1584" style:parent-style-name="Fuentedepárrafopredeter." style:family="text">
      <style:text-properties style:font-name="FreeMono" style:font-name-complex="FreeMono" fo:color="#000000" fo:font-size="10.5pt" style:font-size-asian="10.5pt" style:font-size-complex="10.5pt"/>
    </style:style>
    <style:style style:name="T1585" style:parent-style-name="Fuentedepárrafopredeter." style:family="text">
      <style:text-properties style:font-name="FreeMono" style:font-name-complex="FreeMono" fo:color="#000000" fo:font-size="10.5pt" style:font-size-asian="10.5pt" style:font-size-complex="10.5pt"/>
    </style:style>
    <style:style style:name="T1586" style:parent-style-name="Fuentedepárrafopredeter." style:family="text">
      <style:text-properties style:font-name="FreeMono" style:font-name-complex="FreeMono" fo:color="#000000" fo:font-size="10.5pt" style:font-size-asian="10.5pt" style:font-size-complex="10.5pt"/>
    </style:style>
    <style:style style:name="T1587" style:parent-style-name="Fuentedepárrafopredeter." style:family="text">
      <style:text-properties style:font-name="FreeMono" style:font-name-complex="FreeMono" fo:color="#000000" fo:font-size="10.5pt" style:font-size-asian="10.5pt" style:font-size-complex="10.5pt"/>
    </style:style>
    <style:style style:name="T1588" style:parent-style-name="Fuentedepárrafopredeter." style:family="text">
      <style:text-properties style:font-name="FreeMono" style:font-name-complex="FreeMono" fo:color="#000000" fo:font-size="10.5pt" style:font-size-asian="10.5pt" style:font-size-complex="10.5pt"/>
    </style:style>
    <style:style style:name="T1589" style:parent-style-name="Fuentedepárrafopredeter." style:family="text">
      <style:text-properties style:font-name="FreeMono" style:font-name-complex="FreeMono" fo:color="#000000" fo:font-size="10.5pt" style:font-size-asian="10.5pt" style:font-size-complex="10.5pt"/>
    </style:style>
    <style:style style:name="T1590" style:parent-style-name="Fuentedepárrafopredeter." style:family="text">
      <style:text-properties style:font-name="FreeMono" style:font-name-complex="FreeMono" fo:color="#000000" fo:font-size="10.5pt" style:font-size-asian="10.5pt" style:font-size-complex="10.5pt"/>
    </style:style>
    <style:style style:name="T1591" style:parent-style-name="Fuentedepárrafopredeter." style:family="text">
      <style:text-properties style:font-name="FreeMono" style:font-name-complex="FreeMono" fo:color="#000000" fo:font-size="10.5pt" style:font-size-asian="10.5pt" style:font-size-complex="10.5pt"/>
    </style:style>
    <style:style style:name="P1592" style:parent-style-name="Standard" style:family="paragraph">
      <style:text-properties style:font-name="FreeMono" style:font-name-complex="FreeMono" fo:color="#000000" fo:font-size="10.5pt" style:font-size-asian="10.5pt" style:font-size-complex="10.5pt"/>
    </style:style>
    <style:style style:name="T1593" style:parent-style-name="Fuentedepárrafopredeter." style:family="text">
      <style:text-properties style:font-name="FreeMono" style:font-name-complex="FreeMono" fo:color="#000000" fo:font-size="10.5pt" style:font-size-asian="10.5pt" style:font-size-complex="10.5pt"/>
    </style:style>
    <style:style style:name="T1594" style:parent-style-name="Fuentedepárrafopredeter." style:family="text">
      <style:text-properties style:font-name="FreeMono" style:font-name-complex="FreeMono" fo:color="#000000" fo:font-size="10.5pt" style:font-size-asian="10.5pt" style:font-size-complex="10.5pt"/>
    </style:style>
    <style:style style:name="T1595" style:parent-style-name="Fuentedepárrafopredeter." style:family="text">
      <style:text-properties style:font-name="FreeMono" style:font-name-complex="FreeMono" fo:color="#000000" fo:font-size="10.5pt" style:font-size-asian="10.5pt" style:font-size-complex="10.5pt"/>
    </style:style>
    <style:style style:name="T1596" style:parent-style-name="Fuentedepárrafopredeter." style:family="text">
      <style:text-properties style:font-name="FreeMono" style:font-name-complex="FreeMono" fo:color="#000000" fo:font-size="10.5pt" style:font-size-asian="10.5pt" style:font-size-complex="10.5pt"/>
    </style:style>
    <style:style style:name="T1597" style:parent-style-name="Fuentedepárrafopredeter." style:family="text">
      <style:text-properties style:font-name="FreeMono" style:font-name-complex="FreeMono" fo:color="#000000" fo:font-size="10.5pt" style:font-size-asian="10.5pt" style:font-size-complex="10.5pt"/>
    </style:style>
    <style:style style:name="T1598" style:parent-style-name="Fuentedepárrafopredeter." style:family="text">
      <style:text-properties style:font-name="FreeMono" style:font-name-complex="FreeMono" fo:color="#000000" style:text-position="-33.3% 100%" fo:font-size="10.5pt" style:font-size-asian="10.5pt" style:font-size-complex="10.5pt"/>
    </style:style>
    <style:style style:name="T1599" style:parent-style-name="Fuentedepárrafopredeter." style:family="text">
      <style:text-properties style:font-name="FreeMono" style:font-name-complex="FreeMono" fo:color="#000000" fo:font-size="10.5pt" style:font-size-asian="10.5pt" style:font-size-complex="10.5pt"/>
    </style:style>
    <style:style style:name="T160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609" style:parent-style-name="Fuentedepárrafopredeter." style:family="text">
      <style:text-properties style:font-name="FreeMono" style:font-name-complex="FreeMono" fo:color="#000000" fo:font-size="10.5pt" style:font-size-asian="10.5pt" style:font-size-complex="10.5pt"/>
    </style:style>
    <style:style style:name="T1610" style:parent-style-name="Fuentedepárrafopredeter." style:family="text">
      <style:text-properties style:font-name="FreeMono" style:font-name-complex="FreeMono" fo:color="#000000" fo:font-size="10.5pt" style:font-size-asian="10.5pt" style:font-size-complex="10.5pt"/>
    </style:style>
    <style:style style:name="T1611" style:parent-style-name="Fuentedepárrafopredeter." style:family="text">
      <style:text-properties style:font-name="FreeMono" style:font-name-complex="FreeMono" fo:color="#000000" fo:font-size="10.5pt" style:font-size-asian="10.5pt" style:font-size-complex="10.5pt"/>
    </style:style>
    <style:style style:name="T1612" style:parent-style-name="Fuentedepárrafopredeter." style:family="text">
      <style:text-properties style:font-name="FreeMono" style:font-name-complex="FreeMono" fo:color="#000000" fo:font-size="10.5pt" style:font-size-asian="10.5pt" style:font-size-complex="10.5pt"/>
    </style:style>
    <style:style style:name="T1613" style:parent-style-name="Fuentedepárrafopredeter." style:family="text">
      <style:text-properties style:font-name="FreeMono" style:font-name-complex="FreeMono" fo:color="#000000" fo:font-size="10.5pt" style:font-size-asian="10.5pt" style:font-size-complex="10.5pt"/>
    </style:style>
    <style:style style:name="T1614" style:parent-style-name="Fuentedepárrafopredeter." style:family="text">
      <style:text-properties style:font-name="FreeMono" style:font-name-complex="FreeMono" fo:color="#000000" fo:font-size="10.5pt" style:font-size-asian="10.5pt" style:font-size-complex="10.5pt"/>
    </style:style>
    <style:style style:name="T1615" style:parent-style-name="Fuentedepárrafopredeter." style:family="text">
      <style:text-properties style:font-name="FreeMono" style:font-name-complex="FreeMono" fo:color="#000000" fo:font-size="10.5pt" style:font-size-asian="10.5pt" style:font-size-complex="10.5pt"/>
    </style:style>
    <style:style style:name="T1616" style:parent-style-name="Fuentedepárrafopredeter." style:family="text">
      <style:text-properties style:font-name="FreeMono" style:font-name-complex="FreeMono" fo:color="#000000" fo:font-size="10.5pt" style:font-size-asian="10.5pt" style:font-size-complex="10.5pt"/>
    </style:style>
    <style:style style:name="T1617" style:parent-style-name="Fuentedepárrafopredeter." style:family="text">
      <style:text-properties style:font-name="FreeMono" style:font-name-complex="FreeMono" fo:color="#000000" fo:font-size="10.5pt" style:font-size-asian="10.5pt" style:font-size-complex="10.5pt"/>
    </style:style>
    <style:style style:name="T1618" style:parent-style-name="Fuentedepárrafopredeter." style:family="text">
      <style:text-properties style:font-name="FreeMono" style:font-name-complex="FreeMono" fo:color="#000000" fo:font-size="10.5pt" style:font-size-asian="10.5pt" style:font-size-complex="10.5pt"/>
    </style:style>
    <style:style style:name="T1619" style:parent-style-name="Fuentedepárrafopredeter." style:family="text">
      <style:text-properties style:font-name="FreeMono" style:font-name-complex="FreeMono" fo:color="#000000" fo:font-size="10.5pt" style:font-size-asian="10.5pt" style:font-size-complex="10.5pt"/>
    </style:style>
    <style:style style:name="T1620" style:parent-style-name="Fuentedepárrafopredeter." style:family="text">
      <style:text-properties style:font-name="FreeMono" style:font-name-complex="FreeMono" fo:color="#000000" fo:font-size="10.5pt" style:font-size-asian="10.5pt" style:font-size-complex="10.5pt"/>
    </style:style>
    <style:style style:name="T1621" style:parent-style-name="Fuentedepárrafopredeter." style:family="text">
      <style:text-properties style:font-name="FreeMono" style:font-name-complex="FreeMono" fo:color="#000000" fo:font-size="10.5pt" style:font-size-asian="10.5pt" style:font-size-complex="10.5pt"/>
    </style:style>
    <style:style style:name="T1622" style:parent-style-name="Fuentedepárrafopredeter." style:family="text">
      <style:text-properties style:font-name="FreeMono" style:font-name-complex="FreeMono" fo:color="#000000" fo:font-size="10.5pt" style:font-size-asian="10.5pt" style:font-size-complex="10.5pt"/>
    </style:style>
    <style:style style:name="T1623" style:parent-style-name="Fuentedepárrafopredeter." style:family="text">
      <style:text-properties style:font-name="FreeMono" style:font-name-complex="FreeMono" fo:color="#000000" fo:font-size="10.5pt" style:font-size-asian="10.5pt" style:font-size-complex="10.5pt"/>
    </style:style>
    <style:style style:name="T1624" style:parent-style-name="Fuentedepárrafopredeter." style:family="text">
      <style:text-properties style:font-name="FreeMono" style:font-name-complex="FreeMono" fo:color="#000000" fo:font-size="10.5pt" style:font-size-asian="10.5pt" style:font-size-complex="10.5pt"/>
    </style:style>
    <style:style style:name="T1625" style:parent-style-name="Fuentedepárrafopredeter." style:family="text">
      <style:text-properties style:font-name="FreeMono" style:font-name-complex="FreeMono" fo:color="#000000" fo:font-size="10.5pt" style:font-size-asian="10.5pt" style:font-size-complex="10.5pt"/>
    </style:style>
    <style:style style:name="T1626" style:parent-style-name="Fuentedepárrafopredeter." style:family="text">
      <style:text-properties style:font-name="FreeMono" style:font-name-complex="FreeMono" fo:color="#000000" fo:font-size="10.5pt" style:font-size-asian="10.5pt" style:font-size-complex="10.5pt"/>
    </style:style>
    <style:style style:name="T1627" style:parent-style-name="Fuentedepárrafopredeter." style:family="text">
      <style:text-properties style:font-name="FreeMono" style:font-name-complex="FreeMono" fo:color="#000000" fo:font-size="10.5pt" style:font-size-asian="10.5pt" style:font-size-complex="10.5pt"/>
    </style:style>
    <style:style style:name="T1628" style:parent-style-name="Fuentedepárrafopredeter." style:family="text">
      <style:text-properties style:font-name="FreeMono" style:font-name-complex="FreeMono" fo:color="#000000" fo:font-size="10.5pt" style:font-size-asian="10.5pt" style:font-size-complex="10.5pt"/>
    </style:style>
    <style:style style:name="T1629" style:parent-style-name="Fuentedepárrafopredeter." style:family="text">
      <style:text-properties style:font-name="FreeMono" style:font-name-complex="FreeMono" fo:color="#000000" fo:font-size="10.5pt" style:font-size-asian="10.5pt" style:font-size-complex="10.5pt"/>
    </style:style>
    <style:style style:name="T1630" style:parent-style-name="Fuentedepárrafopredeter." style:family="text">
      <style:text-properties style:font-name="FreeMono" style:font-name-complex="FreeMono" fo:color="#000000" fo:font-size="10.5pt" style:font-size-asian="10.5pt" style:font-size-complex="10.5pt"/>
    </style:style>
    <style:style style:name="T1631" style:parent-style-name="Fuentedepárrafopredeter." style:family="text">
      <style:text-properties style:font-name="FreeMono" style:font-name-complex="FreeMono" fo:color="#000000" fo:font-size="10.5pt" style:font-size-asian="10.5pt" style:font-size-complex="10.5pt"/>
    </style:style>
    <style:style style:name="T1632" style:parent-style-name="Fuentedepárrafopredeter." style:family="text">
      <style:text-properties style:font-name="FreeMono" style:font-name-complex="FreeMono" fo:color="#000000" fo:font-size="10.5pt" style:font-size-asian="10.5pt" style:font-size-complex="10.5pt"/>
    </style:style>
    <style:style style:name="T1633" style:parent-style-name="Fuentedepárrafopredeter." style:family="text">
      <style:text-properties style:font-name="FreeMono" style:font-name-complex="FreeMono" fo:color="#000000" fo:font-size="10.5pt" style:font-size-asian="10.5pt" style:font-size-complex="10.5pt"/>
    </style:style>
    <style:style style:name="T1634" style:parent-style-name="Fuentedepárrafopredeter." style:family="text">
      <style:text-properties style:font-name="FreeMono" style:font-name-complex="FreeMono" fo:color="#000000" fo:font-size="10.5pt" style:font-size-asian="10.5pt" style:font-size-complex="10.5pt"/>
    </style:style>
    <style:style style:name="T1635" style:parent-style-name="Fuentedepárrafopredeter." style:family="text">
      <style:text-properties style:font-name="FreeMono" style:font-name-complex="FreeMono" fo:color="#000000" fo:font-size="10.5pt" style:font-size-asian="10.5pt" style:font-size-complex="10.5pt"/>
    </style:style>
    <style:style style:name="T163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3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3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style:text-position="-33.3% 100%" fo:font-size="10.5pt" style:font-size-asian="10.5pt" style:font-size-complex="10.5pt"/>
    </style:style>
    <style:style style:name="T163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0"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1"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2"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3"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4"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5"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6"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7"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8"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4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5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68" style:parent-style-name="Fuentedepárrafopredeter." style:family="text">
      <style:text-properties style:font-name="FreeMono" style:font-name-complex="FreeMono" fo:color="#000000" fo:font-size="10.5pt" style:font-size-asian="10.5pt" style:font-size-complex="10.5pt"/>
    </style:style>
    <style:style style:name="T1669" style:parent-style-name="Fuentedepárrafopredeter." style:family="text">
      <style:text-properties style:font-name="FreeMono" style:font-name-complex="FreeMono" fo:color="#000000" fo:font-size="10.5pt" style:font-size-asian="10.5pt" style:font-size-complex="10.5pt"/>
    </style:style>
    <style:style style:name="T1670" style:parent-style-name="Fuentedepárrafopredeter." style:family="text">
      <style:text-properties style:font-name="FreeMono" style:font-name-complex="FreeMono" fo:color="#000000" fo:font-size="10.5pt" style:font-size-asian="10.5pt" style:font-size-complex="10.5pt"/>
    </style:style>
    <style:style style:name="T1671" style:parent-style-name="Fuentedepárrafopredeter." style:family="text">
      <style:text-properties style:font-name="FreeMono" style:font-name-complex="FreeMono" fo:color="#000000" fo:font-size="10.5pt" style:font-size-asian="10.5pt" style:font-size-complex="10.5pt"/>
    </style:style>
    <style:style style:name="T1672" style:parent-style-name="Fuentedepárrafopredeter." style:family="text">
      <style:text-properties style:font-name="FreeMono" style:font-name-complex="FreeMono" fo:color="#000000" fo:font-size="10.5pt" style:font-size-asian="10.5pt" style:font-size-complex="10.5pt"/>
    </style:style>
    <style:style style:name="T1673" style:parent-style-name="Fuentedepárrafopredeter." style:family="text">
      <style:text-properties style:font-name="FreeMono" style:font-name-complex="FreeMono" fo:color="#000000" fo:font-size="10.5pt" style:font-size-asian="10.5pt" style:font-size-complex="10.5pt"/>
    </style:style>
    <style:style style:name="T1674" style:parent-style-name="Fuentedepárrafopredeter." style:family="text">
      <style:text-properties style:font-name="FreeMono" style:font-name-complex="FreeMono" fo:color="#000000" fo:font-size="10.5pt" style:font-size-asian="10.5pt" style:font-size-complex="10.5pt"/>
    </style:style>
    <style:style style:name="T1675" style:parent-style-name="Fuentedepárrafopredeter." style:family="text">
      <style:text-properties style:font-name="FreeMono" style:font-name-complex="FreeMono" fo:color="#000000" fo:font-size="10.5pt" style:font-size-asian="10.5pt" style:font-size-complex="10.5pt"/>
    </style:style>
    <style:style style:name="T1676" style:parent-style-name="Fuentedepárrafopredeter." style:family="text">
      <style:text-properties style:font-name="FreeMono" style:font-name-complex="FreeMono" fo:color="#000000" style:text-position="-33.3% 100%" fo:font-size="10.5pt" style:font-size-asian="10.5pt" style:font-size-complex="10.5pt"/>
    </style:style>
    <style:style style:name="T1677" style:parent-style-name="Fuentedepárrafopredeter." style:family="text">
      <style:text-properties style:font-name="FreeMono" style:font-name-complex="FreeMono" fo:color="#000000" fo:font-size="10.5pt" style:font-size-asian="10.5pt" style:font-size-complex="10.5pt"/>
    </style:style>
    <style:style style:name="T1678" style:parent-style-name="Fuentedepárrafopredeter." style:family="text">
      <style:text-properties style:font-name="FreeMono" style:font-name-complex="FreeMono" fo:color="#000000" style:text-position="-33.3% 100%" fo:font-size="10.5pt" style:font-size-asian="10.5pt" style:font-size-complex="10.5pt"/>
    </style:style>
    <style:style style:name="T1679" style:parent-style-name="Fuentedepárrafopredeter." style:family="text">
      <style:text-properties style:font-name="FreeMono" style:font-name-complex="FreeMono" fo:color="#000000" fo:font-size="10.5pt" style:font-size-asian="10.5pt" style:font-size-complex="10.5pt"/>
    </style:style>
    <style:style style:name="T1680" style:parent-style-name="Fuentedepárrafopredeter." style:family="text">
      <style:text-properties style:font-name="FreeMono" style:font-name-complex="FreeMono" fo:color="#000000" fo:font-size="10.5pt" style:font-size-asian="10.5pt" style:font-size-complex="10.5pt"/>
    </style:style>
    <style:style style:name="T1681" style:parent-style-name="Fuentedepárrafopredeter." style:family="text">
      <style:text-properties style:font-name="FreeMono" style:font-name-complex="FreeMono" fo:color="#000000" fo:font-size="10.5pt" style:font-size-asian="10.5pt" style:font-size-complex="10.5pt"/>
    </style:style>
    <style:style style:name="P1682" style:parent-style-name="Standard" style:family="paragraph">
      <style:text-properties style:font-name="FreeMono" style:font-name-complex="FreeMono" fo:color="#000000"/>
    </style:style>
    <style:style style:name="P168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8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85" style:parent-style-name="Fuentedepárrafopredeter." style:family="text">
      <style:text-properties style:font-name="FreeMono" style:font-name-complex="FreeMono" fo:color="#000000" fo:font-size="10.5pt" style:font-size-asian="10.5pt" style:font-size-complex="10.5pt"/>
    </style:style>
    <style:style style:name="T1686" style:parent-style-name="Fuentedepárrafopredeter." style:family="text">
      <style:text-properties style:font-name="FreeMono" style:font-name-complex="FreeMono" fo:color="#000000" fo:font-size="10.5pt" style:font-size-asian="10.5pt" style:font-size-complex="10.5pt"/>
    </style:style>
    <style:style style:name="P1687" style:parent-style-name="Standard" style:family="paragraph">
      <style:text-properties style:font-name="FreeMono" style:font-name-complex="FreeMono" fo:color="#000000" fo:font-size="10.5pt" style:font-size-asian="10.5pt" style:font-size-complex="10.5pt"/>
    </style:style>
    <style:style style:name="P1688" style:parent-style-name="Standard" style:family="paragraph">
      <style:text-properties style:font-name="FreeMono" style:font-name-complex="FreeMono" fo:color="#000000" fo:font-size="10.5pt" style:font-size-asian="10.5pt" style:font-size-complex="10.5pt"/>
    </style:style>
    <style:style style:name="P1689" style:parent-style-name="Standard" style:family="paragraph">
      <style:text-properties style:font-name="FreeMono" style:font-name-complex="FreeMono" fo:color="#000000" fo:font-size="10.5pt" style:font-size-asian="10.5pt" style:font-size-complex="10.5pt"/>
    </style:style>
    <style:style style:name="P169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9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92" style:parent-style-name="Fuentedepárrafopredeter." style:family="text">
      <style:text-properties style:font-name="FreeMono" style:font-name-complex="FreeMono" fo:color="#000000" fo:font-size="10.5pt" style:font-size-asian="10.5pt" style:font-size-complex="10.5pt"/>
    </style:style>
    <style:style style:name="T1693" style:parent-style-name="Fuentedepárrafopredeter." style:family="text">
      <style:text-properties style:font-name="FreeMono" style:font-name-complex="FreeMono" fo:color="#000000" style:text-position="-33.3% 100%" fo:font-size="10.5pt" style:font-size-asian="10.5pt" style:font-size-complex="10.5pt"/>
    </style:style>
    <style:style style:name="T1694" style:parent-style-name="Fuentedepárrafopredeter." style:family="text">
      <style:text-properties style:font-name="FreeMono" style:font-name-complex="FreeMono" fo:color="#000000" fo:font-size="10.5pt" style:font-size-asian="10.5pt" style:font-size-complex="10.5pt"/>
    </style:style>
    <style:style style:name="T1695" style:parent-style-name="Fuentedepárrafopredeter." style:family="text">
      <style:text-properties style:font-name="FreeMono" style:font-name-complex="FreeMono" fo:color="#000000" fo:font-size="10.5pt" style:font-size-asian="10.5pt" style:font-size-complex="10.5pt"/>
    </style:style>
    <style:style style:name="T1696" style:parent-style-name="Fuentedepárrafopredeter." style:family="text">
      <style:text-properties style:font-name="FreeMono" style:font-name-complex="FreeMono" fo:color="#000000" fo:font-size="10.5pt" style:font-size-asian="10.5pt" style:font-size-complex="10.5pt"/>
    </style:style>
    <style:style style:name="T1697" style:parent-style-name="Fuentedepárrafopredeter." style:family="text">
      <style:text-properties style:font-name="FreeMono" style:font-name-complex="FreeMono" fo:color="#000000" fo:font-size="10.5pt" style:font-size-asian="10.5pt" style:font-size-complex="10.5pt"/>
    </style:style>
    <style:style style:name="T1698" style:parent-style-name="Fuentedepárrafopredeter." style:family="text">
      <style:text-properties style:font-name="FreeMono" style:font-name-complex="FreeMono" fo:color="#000000" fo:font-size="10.5pt" style:font-size-asian="10.5pt" style:font-size-complex="10.5pt"/>
    </style:style>
    <style:style style:name="T1699" style:parent-style-name="Fuentedepárrafopredeter." style:family="text">
      <style:text-properties style:font-name="FreeMono" style:font-name-complex="FreeMono" fo:color="#000000" fo:font-size="10.5pt" style:font-size-asian="10.5pt" style:font-size-complex="10.5pt"/>
    </style:style>
    <style:style style:name="T1700" style:parent-style-name="Fuentedepárrafopredeter." style:family="text">
      <style:text-properties style:font-name="FreeMono" style:font-name-complex="FreeMono" fo:color="#000000" fo:font-size="10.5pt" style:font-size-asian="10.5pt" style:font-size-complex="10.5pt"/>
    </style:style>
    <style:style style:name="T1701" style:parent-style-name="Fuentedepárrafopredeter." style:family="text">
      <style:text-properties style:font-name="FreeMono" style:font-name-complex="FreeMono" fo:color="#000000" fo:font-size="10.5pt" style:font-size-asian="10.5pt" style:font-size-complex="10.5pt"/>
    </style:style>
    <style:style style:name="T1702" style:parent-style-name="Fuentedepárrafopredeter." style:family="text">
      <style:text-properties style:font-name="FreeMono" style:font-name-complex="FreeMono" fo:color="#000000" style:text-position="-33.3% 100%" fo:font-size="10.5pt" style:font-size-asian="10.5pt" style:font-size-complex="10.5pt"/>
    </style:style>
    <style:style style:name="T1703" style:parent-style-name="Fuentedepárrafopredeter." style:family="text">
      <style:text-properties style:font-name="FreeMono" style:font-name-complex="FreeMono" fo:color="#000000" fo:font-size="10.5pt" style:font-size-asian="10.5pt" style:font-size-complex="10.5pt"/>
    </style:style>
    <style:style style:name="T1704" style:parent-style-name="Fuentedepárrafopredeter." style:family="text">
      <style:text-properties style:font-name="FreeMono" style:font-name-complex="FreeMono" fo:color="#000000" fo:font-size="10.5pt" style:font-size-asian="10.5pt" style:font-size-complex="10.5pt"/>
    </style:style>
    <style:style style:name="T1705" style:parent-style-name="Fuentedepárrafopredeter." style:family="text">
      <style:text-properties style:font-name="FreeMono" style:font-name-complex="FreeMono" fo:color="#000000" fo:font-size="10.5pt" style:font-size-asian="10.5pt" style:font-size-complex="10.5pt"/>
    </style:style>
    <style:style style:name="T1706" style:parent-style-name="Fuentedepárrafopredeter." style:family="text">
      <style:text-properties style:font-name="FreeMono" style:font-name-complex="FreeMono" fo:color="#000000" fo:font-size="10.5pt" style:font-size-asian="10.5pt" style:font-size-complex="10.5pt"/>
    </style:style>
    <style:style style:name="T1707" style:parent-style-name="Fuentedepárrafopredeter." style:family="text">
      <style:text-properties style:font-name="FreeMono" style:font-name-complex="FreeMono" fo:color="#000000" fo:font-size="10.5pt" style:font-size-asian="10.5pt" style:font-size-complex="10.5pt"/>
    </style:style>
    <style:style style:name="T1708" style:parent-style-name="Fuentedepárrafopredeter." style:family="text">
      <style:text-properties style:font-name="FreeMono" style:font-name-complex="FreeMono" fo:color="#000000" fo:font-size="10.5pt" style:font-size-asian="10.5pt" style:font-size-complex="10.5pt"/>
    </style:style>
    <style:style style:name="T1709" style:parent-style-name="Fuentedepárrafopredeter." style:family="text">
      <style:text-properties style:font-name="FreeMono" style:font-name-complex="FreeMono" fo:color="#000000" style:text-position="-33.3% 100%" fo:font-size="10.5pt" style:font-size-asian="10.5pt" style:font-size-complex="10.5pt"/>
    </style:style>
    <style:style style:name="T1710" style:parent-style-name="Fuentedepárrafopredeter." style:family="text">
      <style:text-properties style:font-name="FreeMono" style:font-name-complex="FreeMono" fo:color="#000000" fo:font-size="10.5pt" style:font-size-asian="10.5pt" style:font-size-complex="10.5pt"/>
    </style:style>
    <style:style style:name="T1711" style:parent-style-name="Fuentedepárrafopredeter." style:family="text">
      <style:text-properties style:font-name="FreeMono" style:font-name-complex="FreeMono" fo:color="#000000" fo:font-size="10.5pt" style:font-size-asian="10.5pt" style:font-size-complex="10.5pt"/>
    </style:style>
    <style:style style:name="T1712" style:parent-style-name="Fuentedepárrafopredeter." style:family="text">
      <style:text-properties style:font-name="FreeMono" style:font-name-complex="FreeMono" fo:color="#000000" fo:font-size="10.5pt" style:font-size-asian="10.5pt" style:font-size-complex="10.5pt"/>
    </style:style>
    <style:style style:name="T1713" style:parent-style-name="Fuentedepárrafopredeter." style:family="text">
      <style:text-properties style:font-name="FreeMono" style:font-name-complex="FreeMono" fo:color="#000000" fo:font-size="10.5pt" style:font-size-asian="10.5pt" style:font-size-complex="10.5pt"/>
    </style:style>
    <style:style style:name="T1714" style:parent-style-name="Fuentedepárrafopredeter." style:family="text">
      <style:text-properties style:font-name="FreeMono" style:font-name-complex="FreeMono" fo:color="#000000" fo:font-size="10.5pt" style:font-size-asian="10.5pt" style:font-size-complex="10.5pt"/>
    </style:style>
    <style:style style:name="T1715" style:parent-style-name="Fuentedepárrafopredeter." style:family="text">
      <style:text-properties style:font-name="FreeMono" style:font-name-complex="FreeMono" fo:color="#000000" fo:font-size="10.5pt" style:font-size-asian="10.5pt" style:font-size-complex="10.5pt"/>
    </style:style>
    <style:style style:name="T1716" style:parent-style-name="Fuentedepárrafopredeter." style:family="text">
      <style:text-properties style:font-name="FreeMono" style:font-name-complex="FreeMono" fo:color="#000000" fo:font-size="10.5pt" style:font-size-asian="10.5pt" style:font-size-complex="10.5pt"/>
    </style:style>
    <style:style style:name="T1717" style:parent-style-name="Fuentedepárrafopredeter." style:family="text">
      <style:text-properties style:font-name="FreeMono" style:font-name-complex="FreeMono" fo:color="#000000" fo:font-size="10.5pt" style:font-size-asian="10.5pt" style:font-size-complex="10.5pt"/>
    </style:style>
    <style:style style:name="T1718" style:parent-style-name="Fuentedepárrafopredeter." style:family="text">
      <style:text-properties style:font-name="FreeMono" style:font-name-complex="FreeMono" fo:color="#000000" fo:font-size="10.5pt" style:font-size-asian="10.5pt" style:font-size-complex="10.5pt"/>
    </style:style>
    <style:style style:name="T1719" style:parent-style-name="Fuentedepárrafopredeter." style:family="text">
      <style:text-properties style:font-name="FreeMono" style:font-name-complex="FreeMono" fo:color="#000000" fo:font-size="10.5pt" style:font-size-asian="10.5pt" style:font-size-complex="10.5pt"/>
    </style:style>
    <style:style style:name="T1720" style:parent-style-name="Fuentedepárrafopredeter." style:family="text">
      <style:text-properties style:font-name="FreeMono" style:font-name-complex="FreeMono" fo:color="#000000" fo:font-size="10.5pt" style:font-size-asian="10.5pt" style:font-size-complex="10.5pt"/>
    </style:style>
    <style:style style:name="T1721" style:parent-style-name="Fuentedepárrafopredeter." style:family="text">
      <style:text-properties style:font-name="FreeMono" style:font-name-complex="FreeMono" fo:color="#000000" fo:font-size="10.5pt" style:font-size-asian="10.5pt" style:font-size-complex="10.5pt"/>
    </style:style>
    <style:style style:name="T1722" style:parent-style-name="Fuentedepárrafopredeter." style:family="text">
      <style:text-properties style:font-name="FreeMono" style:font-name-complex="FreeMono" fo:color="#000000" fo:font-size="10.5pt" style:font-size-asian="10.5pt" style:font-size-complex="10.5pt"/>
    </style:style>
    <style:style style:name="T1723" style:parent-style-name="Fuentedepárrafopredeter." style:family="text">
      <style:text-properties style:font-name="FreeMono" style:font-name-complex="FreeMono" fo:color="#000000" style:text-position="-33.3% 100%" fo:font-size="10.5pt" style:font-size-asian="10.5pt" style:font-size-complex="10.5pt"/>
    </style:style>
    <style:style style:name="T1724" style:parent-style-name="Fuentedepárrafopredeter." style:family="text">
      <style:text-properties style:font-name="FreeMono" style:font-name-complex="FreeMono" fo:color="#000000" fo:font-size="10.5pt" style:font-size-asian="10.5pt" style:font-size-complex="10.5pt"/>
    </style:style>
    <style:style style:name="T1725" style:parent-style-name="Fuentedepárrafopredeter." style:family="text">
      <style:text-properties style:font-name="FreeMono" style:font-name-complex="FreeMono" fo:color="#000000" style:text-position="-33.3% 100%" fo:font-size="10.5pt" style:font-size-asian="10.5pt" style:font-size-complex="10.5pt"/>
    </style:style>
    <style:style style:name="T1726" style:parent-style-name="Fuentedepárrafopredeter." style:family="text">
      <style:text-properties style:font-name="FreeMono" style:font-name-complex="FreeMono" fo:color="#000000" fo:font-size="10.5pt" style:font-size-asian="10.5pt" style:font-size-complex="10.5pt"/>
    </style:style>
    <style:style style:name="T1727" style:parent-style-name="Fuentedepárrafopredeter." style:family="text">
      <style:text-properties style:font-name="FreeMono" style:font-name-complex="FreeMono" fo:color="#000000" fo:font-size="10.5pt" style:font-size-asian="10.5pt" style:font-size-complex="10.5pt"/>
    </style:style>
    <style:style style:name="T1728" style:parent-style-name="Fuentedepárrafopredeter." style:family="text">
      <style:text-properties style:font-name="FreeMono" style:font-name-complex="FreeMono" fo:color="#000000" fo:font-size="10.5pt" style:font-size-asian="10.5pt" style:font-size-complex="10.5pt"/>
    </style:style>
    <style:style style:name="P172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73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731" style:parent-style-name="Fuentedepárrafopredeter." style:family="text">
      <style:text-properties style:font-name="FreeMono" style:font-name-complex="FreeMono" fo:color="#000000" fo:font-size="10.5pt" style:font-size-asian="10.5pt" style:font-size-complex="10.5pt"/>
    </style:style>
    <style:style style:name="T1732" style:parent-style-name="Fuentedepárrafopredeter." style:family="text">
      <style:text-properties style:font-name="FreeMono" style:font-name-complex="FreeMono" fo:color="#000000" fo:font-size="10.5pt" style:font-size-asian="10.5pt" style:font-size-complex="10.5pt"/>
    </style:style>
    <style:style style:name="P1733" style:parent-style-name="Standard" style:family="paragraph">
      <style:text-properties style:font-name="FreeMono" style:font-name-complex="FreeMono" fo:color="#000000" fo:font-size="10.5pt" style:font-size-asian="10.5pt" style:font-size-complex="10.5pt"/>
    </style:style>
    <style:style style:name="P1734" style:parent-style-name="Standard" style:family="paragraph">
      <style:text-properties style:font-name="FreeMono" style:font-name-complex="FreeMono" fo:color="#000000" fo:font-size="10.5pt" style:font-size-asian="10.5pt" style:font-size-complex="10.5pt"/>
    </style:style>
    <style:style style:name="P1735" style:parent-style-name="Standard" style:family="paragraph">
      <style:text-properties style:font-name="FreeMono" style:font-name-complex="FreeMono" fo:color="#000000" fo:font-size="10.5pt" style:font-size-asian="10.5pt" style:font-size-complex="10.5pt"/>
    </style:style>
    <style:style style:name="P173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73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738" style:parent-style-name="Fuentedepárrafopredeter." style:family="text">
      <style:text-properties style:font-name="FreeMono" style:font-name-complex="FreeMono" fo:color="#000000" fo:font-size="10.5pt" style:font-size-asian="10.5pt" style:font-size-complex="10.5pt"/>
    </style:style>
    <style:style style:name="T1739" style:parent-style-name="Fuentedepárrafopredeter." style:family="text">
      <style:text-properties style:font-name="FreeMono" style:font-name-complex="FreeMono" fo:color="#000000" style:text-position="-33.3% 100%" fo:font-size="10.5pt" style:font-size-asian="10.5pt" style:font-size-complex="10.5pt"/>
    </style:style>
    <style:style style:name="T1740" style:parent-style-name="Fuentedepárrafopredeter." style:family="text">
      <style:text-properties style:font-name="FreeMono" style:font-name-complex="FreeMono" fo:color="#000000" fo:font-size="10.5pt" style:font-size-asian="10.5pt" style:font-size-complex="10.5pt"/>
    </style:style>
    <style:style style:name="T1741" style:parent-style-name="Fuentedepárrafopredeter." style:family="text">
      <style:text-properties style:font-name="FreeMono" style:font-name-complex="FreeMono" fo:color="#000000" fo:font-size="10.5pt" style:font-size-asian="10.5pt" style:font-size-complex="10.5pt"/>
    </style:style>
    <style:style style:name="T1742" style:parent-style-name="Fuentedepárrafopredeter." style:family="text">
      <style:text-properties style:font-name="FreeMono" style:font-name-complex="FreeMono" fo:color="#000000" fo:font-size="10.5pt" style:font-size-asian="10.5pt" style:font-size-complex="10.5pt"/>
    </style:style>
    <style:style style:name="T1743" style:parent-style-name="Fuentedepárrafopredeter." style:family="text">
      <style:text-properties style:font-name="FreeMono" style:font-name-complex="FreeMono" fo:color="#000000" fo:font-size="10.5pt" style:font-size-asian="10.5pt" style:font-size-complex="10.5pt"/>
    </style:style>
    <style:style style:name="T1744" style:parent-style-name="Fuentedepárrafopredeter." style:family="text">
      <style:text-properties style:font-name="FreeMono" style:font-name-complex="FreeMono" fo:color="#000000" style:text-position="-33.3% 100%" fo:font-size="10.5pt" style:font-size-asian="10.5pt" style:font-size-complex="10.5pt"/>
    </style:style>
    <style:style style:name="T1745" style:parent-style-name="Fuentedepárrafopredeter." style:family="text">
      <style:text-properties style:font-name="FreeMono" style:font-name-complex="FreeMono" fo:color="#000000" fo:font-size="10.5pt" style:font-size-asian="10.5pt" style:font-size-complex="10.5pt"/>
    </style:style>
    <style:style style:name="T1746" style:parent-style-name="Fuentedepárrafopredeter." style:family="text">
      <style:text-properties style:font-name="FreeMono" style:font-name-complex="FreeMono" fo:color="#000000" fo:font-size="10.5pt" style:font-size-asian="10.5pt" style:font-size-complex="10.5pt"/>
    </style:style>
    <style:style style:name="P1747" style:parent-style-name="Standard" style:family="paragraph">
      <style:text-properties style:font-name="FreeMono" style:font-name-complex="FreeMono" fo:color="#000000" fo:font-size="10.5pt" style:font-size-asian="10.5pt" style:font-size-complex="10.5pt"/>
    </style:style>
    <style:style style:name="P1748" style:parent-style-name="Standard" style:family="paragraph">
      <style:text-properties style:font-name="FreeMono" style:font-name-complex="FreeMono" fo:color="#000000" fo:font-size="10.5pt" style:font-size-asian="10.5pt" style:font-size-complex="10.5pt"/>
    </style:style>
    <style:style style:name="P1749" style:parent-style-name="Standard" style:family="paragraph">
      <style:text-properties style:font-name="FreeMono" style:font-name-complex="FreeMono" fo:color="#000000" fo:font-size="10.5pt" style:font-size-asian="10.5pt" style:font-size-complex="10.5pt"/>
    </style:style>
    <style:style style:name="T1750" style:parent-style-name="Fuentedepárrafopredeter." style:family="text">
      <style:text-properties style:font-name="FreeMono" style:font-name-complex="FreeMono" fo:color="#000000" fo:font-size="10.5pt" style:font-size-asian="10.5pt" style:font-size-complex="10.5pt"/>
    </style:style>
    <style:style style:name="T1751" style:parent-style-name="Fuentedepárrafopredeter." style:family="text">
      <style:text-properties style:font-name="FreeMono" style:font-name-complex="FreeMono" fo:color="#000000" fo:font-size="10.5pt" style:font-size-asian="10.5pt" style:font-size-complex="10.5pt"/>
    </style:style>
    <style:style style:name="T1752" style:parent-style-name="Fuentedepárrafopredeter." style:family="text">
      <style:text-properties style:font-name="FreeMono" style:font-name-complex="FreeMono" fo:color="#000000" fo:font-size="10.5pt" style:font-size-asian="10.5pt" style:font-size-complex="10.5pt"/>
    </style:style>
    <style:style style:name="T1753" style:parent-style-name="Fuentedepárrafopredeter." style:family="text">
      <style:text-properties style:font-name="FreeMono" style:font-name-complex="FreeMono" fo:color="#000000" fo:font-size="10.5pt" style:font-size-asian="10.5pt" style:font-size-complex="10.5pt"/>
    </style:style>
    <style:style style:name="T1754" style:parent-style-name="Fuentedepárrafopredeter." style:family="text">
      <style:text-properties style:font-name="FreeMono" style:font-name-complex="FreeMono" fo:color="#000000" style:text-position="-33.3% 100%" fo:font-size="10.5pt" style:font-size-asian="10.5pt" style:font-size-complex="10.5pt"/>
    </style:style>
    <style:style style:name="T1755" style:parent-style-name="Fuentedepárrafopredeter." style:family="text">
      <style:text-properties style:font-name="FreeMono" style:font-name-complex="FreeMono" fo:color="#000000" fo:font-size="10.5pt" style:font-size-asian="10.5pt" style:font-size-complex="10.5pt"/>
    </style:style>
    <style:style style:name="T1756" style:parent-style-name="Fuentedepárrafopredeter." style:family="text">
      <style:text-properties style:font-name="FreeMono" style:font-name-complex="FreeMono" fo:color="#000000" fo:font-size="10.5pt" style:font-size-asian="10.5pt" style:font-size-complex="10.5pt"/>
    </style:style>
    <style:style style:name="T1757" style:parent-style-name="Fuentedepárrafopredeter." style:family="text">
      <style:text-properties style:font-name="FreeMono" style:font-name-complex="FreeMono" fo:color="#000000" fo:font-size="10.5pt" style:font-size-asian="10.5pt" style:font-size-complex="10.5pt"/>
    </style:style>
    <style:style style:name="T1758" style:parent-style-name="Fuentedepárrafopredeter." style:family="text">
      <style:text-properties style:font-name="FreeMono" style:font-name-complex="FreeMono" fo:color="#000000" fo:font-size="10.5pt" style:font-size-asian="10.5pt" style:font-size-complex="10.5pt"/>
    </style:style>
    <style:style style:name="T1759" style:parent-style-name="Fuentedepárrafopredeter." style:family="text">
      <style:text-properties style:font-name="FreeMono" style:font-name-complex="FreeMono" fo:color="#000000" fo:font-size="10.5pt" style:font-size-asian="10.5pt" style:font-size-complex="10.5pt"/>
    </style:style>
    <style:style style:name="T1760" style:parent-style-name="Fuentedepárrafopredeter." style:family="text">
      <style:text-properties style:font-name="FreeMono" style:font-name-complex="FreeMono" fo:color="#000000" fo:font-size="10.5pt" style:font-size-asian="10.5pt" style:font-size-complex="10.5pt"/>
    </style:style>
    <style:style style:name="T1761" style:parent-style-name="Fuentedepárrafopredeter." style:family="text">
      <style:text-properties style:font-name="FreeMono" style:font-name-complex="FreeMono" fo:color="#000000" fo:font-size="10.5pt" style:font-size-asian="10.5pt" style:font-size-complex="10.5pt"/>
    </style:style>
    <style:style style:name="T1762" style:parent-style-name="Fuentedepárrafopredeter." style:family="text">
      <style:text-properties style:font-name="FreeMono" style:font-name-complex="FreeMono" fo:color="#000000" fo:font-size="10.5pt" style:font-size-asian="10.5pt" style:font-size-complex="10.5pt"/>
    </style:style>
    <style:style style:name="T1763" style:parent-style-name="Fuentedepárrafopredeter." style:family="text">
      <style:text-properties style:font-name="FreeMono" style:font-name-complex="FreeMono" fo:color="#000000" fo:font-size="10.5pt" style:font-size-asian="10.5pt" style:font-size-complex="10.5pt"/>
    </style:style>
    <style:style style:name="T1764" style:parent-style-name="Fuentedepárrafopredeter." style:family="text">
      <style:text-properties style:font-name="FreeMono" style:font-name-complex="FreeMono" fo:color="#000000" fo:font-size="10.5pt" style:font-size-asian="10.5pt" style:font-size-complex="10.5pt"/>
    </style:style>
    <style:style style:name="T1765" style:parent-style-name="Fuentedepárrafopredeter." style:family="text">
      <style:text-properties style:font-name="FreeMono" style:font-name-complex="FreeMono" fo:color="#000000" fo:font-size="10.5pt" style:font-size-asian="10.5pt" style:font-size-complex="10.5pt"/>
    </style:style>
    <style:style style:name="T1766" style:parent-style-name="Fuentedepárrafopredeter." style:family="text">
      <style:text-properties style:font-name="FreeMono" style:font-name-complex="FreeMono" fo:color="#000000" fo:font-size="10.5pt" style:font-size-asian="10.5pt" style:font-size-complex="10.5pt"/>
    </style:style>
    <style:style style:name="T1767" style:parent-style-name="Fuentedepárrafopredeter." style:family="text">
      <style:text-properties style:font-name="FreeMono" style:font-name-complex="FreeMono" fo:color="#000000" fo:font-size="10.5pt" style:font-size-asian="10.5pt" style:font-size-complex="10.5pt"/>
    </style:style>
    <style:style style:name="T1768" style:parent-style-name="Fuentedepárrafopredeter." style:family="text">
      <style:text-properties style:font-name="FreeMono" style:font-name-complex="FreeMono" fo:color="#000000" fo:font-size="10.5pt" style:font-size-asian="10.5pt" style:font-size-complex="10.5pt"/>
    </style:style>
    <style:style style:name="T1769" style:parent-style-name="Fuentedepárrafopredeter." style:family="text">
      <style:text-properties style:font-name="FreeMono" style:font-name-complex="FreeMono" fo:color="#000000" fo:font-size="10.5pt" style:font-size-asian="10.5pt" style:font-size-complex="10.5pt"/>
    </style:style>
    <style:style style:name="T1770" style:parent-style-name="Fuentedepárrafopredeter." style:family="text">
      <style:text-properties style:font-name="FreeMono" style:font-name-complex="FreeMono" fo:color="#000000" fo:font-size="10.5pt" style:font-size-asian="10.5pt" style:font-size-complex="10.5pt"/>
    </style:style>
    <style:style style:name="T1771" style:parent-style-name="Fuentedepárrafopredeter." style:family="text">
      <style:text-properties style:font-name="FreeMono" style:font-name-complex="FreeMono" fo:color="#000000" fo:font-size="10.5pt" style:font-size-asian="10.5pt" style:font-size-complex="10.5pt"/>
    </style:style>
    <style:style style:name="T1772" style:parent-style-name="Fuentedepárrafopredeter." style:family="text">
      <style:text-properties style:font-name="FreeMono" style:font-name-complex="FreeMono" fo:color="#000000" fo:font-size="10.5pt" style:font-size-asian="10.5pt" style:font-size-complex="10.5pt"/>
    </style:style>
    <style:style style:name="P1773" style:parent-style-name="Standard" style:family="paragraph">
      <style:text-properties style:font-name="FreeMono" style:font-name-complex="FreeMono" fo:color="#000000" fo:font-size="10.5pt" style:font-size-asian="10.5pt" style:font-size-complex="10.5pt"/>
    </style:style>
    <style:style style:name="T1774" style:parent-style-name="Fuentedepárrafopredeter." style:family="text">
      <style:text-properties style:font-name="FreeMono" style:font-name-complex="FreeMono" fo:color="#000000" fo:font-size="10.5pt" style:font-size-asian="10.5pt" style:font-size-complex="10.5pt"/>
    </style:style>
    <style:style style:name="T1775" style:parent-style-name="Fuentedepárrafopredeter." style:family="text">
      <style:text-properties style:font-name="FreeMono" style:font-name-complex="FreeMono" fo:color="#000000" fo:font-size="10.5pt" style:font-size-asian="10.5pt" style:font-size-complex="10.5pt"/>
    </style:style>
    <style:style style:name="T1776" style:parent-style-name="Fuentedepárrafopredeter." style:family="text">
      <style:text-properties style:font-name="FreeMono" style:font-name-complex="FreeMono" fo:color="#000000" fo:font-size="10.5pt" style:font-size-asian="10.5pt" style:font-size-complex="10.5pt"/>
    </style:style>
    <style:style style:name="T1777" style:parent-style-name="Fuentedepárrafopredeter." style:family="text">
      <style:text-properties style:font-name="FreeMono" style:font-name-complex="FreeMono" fo:color="#000000" fo:font-size="10.5pt" style:font-size-asian="10.5pt" style:font-size-complex="10.5pt"/>
    </style:style>
    <style:style style:name="T1778" style:parent-style-name="Fuentedepárrafopredeter." style:family="text">
      <style:text-properties style:font-name="FreeMono" style:font-name-complex="FreeMono" fo:color="#000000" style:text-position="-33.3% 100%" fo:font-size="10.5pt" style:font-size-asian="10.5pt" style:font-size-complex="10.5pt"/>
    </style:style>
    <style:style style:name="T1779" style:parent-style-name="Fuentedepárrafopredeter." style:family="text">
      <style:text-properties style:font-name="FreeMono" style:font-name-complex="FreeMono" fo:color="#000000" fo:font-size="10.5pt" style:font-size-asian="10.5pt" style:font-size-complex="10.5pt"/>
    </style:style>
    <style:style style:name="T1780" style:parent-style-name="Fuentedepárrafopredeter." style:family="text">
      <style:text-properties style:font-name="FreeMono" style:font-name-complex="FreeMono" fo:color="#000000" fo:font-size="10.5pt" style:font-size-asian="10.5pt" style:font-size-complex="10.5pt"/>
    </style:style>
    <style:style style:name="T1781" style:parent-style-name="Fuentedepárrafopredeter." style:family="text">
      <style:text-properties style:font-name="FreeMono" style:font-name-complex="FreeMono" fo:color="#000000" fo:font-size="10.5pt" style:font-size-asian="10.5pt" style:font-size-complex="10.5pt"/>
    </style:style>
    <style:style style:name="T1782" style:parent-style-name="Fuentedepárrafopredeter." style:family="text">
      <style:text-properties style:font-name="FreeMono" style:font-name-complex="FreeMono" fo:color="#000000" fo:font-size="10.5pt" style:font-size-asian="10.5pt" style:font-size-complex="10.5pt"/>
    </style:style>
    <style:style style:name="T1783" style:parent-style-name="Fuentedepárrafopredeter." style:family="text">
      <style:text-properties style:font-name="FreeMono" style:font-name-complex="FreeMono" fo:color="#000000" fo:font-size="10.5pt" style:font-size-asian="10.5pt" style:font-size-complex="10.5pt"/>
    </style:style>
    <style:style style:name="T1784" style:parent-style-name="Fuentedepárrafopredeter." style:family="text">
      <style:text-properties style:font-name="FreeMono" style:font-name-complex="FreeMono" fo:color="#000000" fo:font-size="10.5pt" style:font-size-asian="10.5pt" style:font-size-complex="10.5pt"/>
    </style:style>
    <style:style style:name="T1785" style:parent-style-name="Fuentedepárrafopredeter." style:family="text">
      <style:text-properties style:font-name="FreeMono" style:font-name-complex="FreeMono" fo:color="#000000" fo:font-size="10.5pt" style:font-size-asian="10.5pt" style:font-size-complex="10.5pt"/>
    </style:style>
    <style:style style:name="T1786" style:parent-style-name="Fuentedepárrafopredeter." style:family="text">
      <style:text-properties style:font-name="FreeMono" style:font-name-complex="FreeMono" fo:color="#000000" fo:font-size="10.5pt" style:font-size-asian="10.5pt" style:font-size-complex="10.5pt"/>
    </style:style>
    <style:style style:name="T1787" style:parent-style-name="Fuentedepárrafopredeter." style:family="text">
      <style:text-properties style:font-name="FreeMono" style:font-name-complex="FreeMono" fo:color="#000000" fo:font-size="10.5pt" style:font-size-asian="10.5pt" style:font-size-complex="10.5pt"/>
    </style:style>
    <style:style style:name="T1788" style:parent-style-name="Fuentedepárrafopredeter." style:family="text">
      <style:text-properties style:font-name="FreeMono" style:font-name-complex="FreeMono" fo:color="#000000" fo:font-size="10.5pt" style:font-size-asian="10.5pt" style:font-size-complex="10.5pt"/>
    </style:style>
    <style:style style:name="T1789" style:parent-style-name="Fuentedepárrafopredeter." style:family="text">
      <style:text-properties style:font-name="FreeMono" style:font-name-complex="FreeMono" fo:color="#000000" fo:font-size="10.5pt" style:font-size-asian="10.5pt" style:font-size-complex="10.5pt"/>
    </style:style>
    <style:style style:name="T1790" style:parent-style-name="Fuentedepárrafopredeter." style:family="text">
      <style:text-properties style:font-name="FreeMono" style:font-name-complex="FreeMono" fo:color="#000000" fo:font-size="10.5pt" style:font-size-asian="10.5pt" style:font-size-complex="10.5pt"/>
    </style:style>
    <style:style style:name="T1791" style:parent-style-name="Fuentedepárrafopredeter." style:family="text">
      <style:text-properties style:font-name="FreeMono" style:font-name-complex="FreeMono" fo:color="#000000" fo:font-size="10.5pt" style:font-size-asian="10.5pt" style:font-size-complex="10.5pt"/>
    </style:style>
    <style:style style:name="T1792" style:parent-style-name="Fuentedepárrafopredeter." style:family="text">
      <style:text-properties style:font-name="FreeMono" style:font-name-complex="FreeMono" fo:color="#000000" style:text-position="-33.3% 100%" fo:font-size="10.5pt" style:font-size-asian="10.5pt" style:font-size-complex="10.5pt"/>
    </style:style>
    <style:style style:name="T1793" style:parent-style-name="Fuentedepárrafopredeter." style:family="text">
      <style:text-properties style:font-name="FreeMono" style:font-name-complex="FreeMono" fo:color="#000000" fo:font-size="10.5pt" style:font-size-asian="10.5pt" style:font-size-complex="10.5pt"/>
    </style:style>
    <style:style style:name="T1794" style:parent-style-name="Fuentedepárrafopredeter." style:family="text">
      <style:text-properties style:font-name="FreeMono" style:font-name-complex="FreeMono" fo:color="#000000" fo:font-size="10.5pt" style:font-size-asian="10.5pt" style:font-size-complex="10.5pt"/>
    </style:style>
    <style:style style:name="T1795" style:parent-style-name="Fuentedepárrafopredeter." style:family="text">
      <style:text-properties style:font-name="FreeMono" style:font-name-complex="FreeMono" fo:color="#000000" fo:font-size="10.5pt" style:font-size-asian="10.5pt" style:font-size-complex="10.5pt"/>
    </style:style>
    <style:style style:name="T1796" style:parent-style-name="Fuentedepárrafopredeter." style:family="text">
      <style:text-properties style:font-name="FreeMono" style:font-name-complex="FreeMono" fo:color="#000000" fo:font-size="10.5pt" style:font-size-asian="10.5pt" style:font-size-complex="10.5pt"/>
    </style:style>
    <style:style style:name="T1797" style:parent-style-name="Fuentedepárrafopredeter." style:family="text">
      <style:text-properties style:font-name="FreeMono" style:font-name-complex="FreeMono" fo:color="#000000" fo:font-size="10.5pt" style:font-size-asian="10.5pt" style:font-size-complex="10.5pt"/>
    </style:style>
    <style:style style:name="T1798" style:parent-style-name="Fuentedepárrafopredeter." style:family="text">
      <style:text-properties style:font-name="FreeMono" style:font-name-complex="FreeMono" fo:color="#000000" fo:font-size="10.5pt" style:font-size-asian="10.5pt" style:font-size-complex="10.5pt"/>
    </style:style>
    <style:style style:name="T1799" style:parent-style-name="Fuentedepárrafopredeter." style:family="text">
      <style:text-properties style:font-name="FreeMono" style:font-name-complex="FreeMono" fo:color="#000000" fo:font-size="10.5pt" style:font-size-asian="10.5pt" style:font-size-complex="10.5pt"/>
    </style:style>
    <style:style style:name="T1800" style:parent-style-name="Fuentedepárrafopredeter." style:family="text">
      <style:text-properties style:font-name="FreeMono" style:font-name-complex="FreeMono" fo:color="#000000" fo:font-size="10.5pt" style:font-size-asian="10.5pt" style:font-size-complex="10.5pt"/>
    </style:style>
    <style:style style:name="T1801" style:parent-style-name="Fuentedepárrafopredeter." style:family="text">
      <style:text-properties style:font-name="FreeMono" style:font-name-complex="FreeMono" fo:color="#000000" style:text-position="-33.3% 100%" fo:font-size="10.5pt" style:font-size-asian="10.5pt" style:font-size-complex="10.5pt"/>
    </style:style>
    <style:style style:name="T1802" style:parent-style-name="Fuentedepárrafopredeter." style:family="text">
      <style:text-properties style:font-name="FreeMono" style:font-name-complex="FreeMono" fo:color="#000000" fo:font-size="10.5pt" style:font-size-asian="10.5pt" style:font-size-complex="10.5pt"/>
    </style:style>
    <style:style style:name="T1803" style:parent-style-name="Fuentedepárrafopredeter." style:family="text">
      <style:text-properties style:font-name="FreeMono" style:font-name-complex="FreeMono" fo:color="#000000" fo:font-size="10.5pt" style:font-size-asian="10.5pt" style:font-size-complex="10.5pt"/>
    </style:style>
    <style:style style:name="T1804" style:parent-style-name="Fuentedepárrafopredeter." style:family="text">
      <style:text-properties style:font-name="FreeMono" style:font-name-complex="FreeMono" fo:color="#000000" fo:font-size="10.5pt" style:font-size-asian="10.5pt" style:font-size-complex="10.5pt"/>
    </style:style>
    <style:style style:name="T1805" style:parent-style-name="Fuentedepárrafopredeter." style:family="text">
      <style:text-properties style:font-name="FreeMono" style:font-name-complex="FreeMono" fo:color="#000000" fo:font-size="10.5pt" style:font-size-asian="10.5pt" style:font-size-complex="10.5pt"/>
    </style:style>
    <style:style style:name="T1806" style:parent-style-name="Fuentedepárrafopredeter." style:family="text">
      <style:text-properties style:font-name="FreeMono" style:font-name-complex="FreeMono" fo:color="#000000" fo:font-size="10.5pt" style:font-size-asian="10.5pt" style:font-size-complex="10.5pt"/>
    </style:style>
    <style:style style:name="T1807" style:parent-style-name="Fuentedepárrafopredeter." style:family="text">
      <style:text-properties style:font-name="FreeMono" style:font-name-complex="FreeMono" fo:color="#000000" fo:font-size="10.5pt" style:font-size-asian="10.5pt" style:font-size-complex="10.5pt"/>
    </style:style>
    <style:style style:name="T1808" style:parent-style-name="Fuentedepárrafopredeter." style:family="text">
      <style:text-properties style:font-name="FreeMono" style:font-name-complex="FreeMono" fo:color="#000000" fo:font-size="10.5pt" style:font-size-asian="10.5pt" style:font-size-complex="10.5pt"/>
    </style:style>
    <style:style style:name="T1809" style:parent-style-name="Fuentedepárrafopredeter." style:family="text">
      <style:text-properties style:font-name="FreeMono" style:font-name-complex="FreeMono" fo:color="#000000" fo:font-size="10.5pt" style:font-size-asian="10.5pt" style:font-size-complex="10.5pt"/>
    </style:style>
    <style:style style:name="T1810" style:parent-style-name="Fuentedepárrafopredeter." style:family="text">
      <style:text-properties style:font-name="FreeMono" style:font-name-complex="FreeMono" fo:color="#000000" fo:font-size="10.5pt" style:font-size-asian="10.5pt" style:font-size-complex="10.5pt"/>
    </style:style>
    <style:style style:name="T1811" style:parent-style-name="Fuentedepárrafopredeter." style:family="text">
      <style:text-properties style:font-name="FreeMono" style:font-name-complex="FreeMono" fo:color="#000000" fo:font-size="10.5pt" style:font-size-asian="10.5pt" style:font-size-complex="10.5pt"/>
    </style:style>
    <style:style style:name="T1812" style:parent-style-name="Fuentedepárrafopredeter." style:family="text">
      <style:text-properties style:font-name="FreeMono" style:font-name-complex="FreeMono" fo:color="#000000" fo:font-size="10.5pt" style:font-size-asian="10.5pt" style:font-size-complex="10.5pt"/>
    </style:style>
    <style:style style:name="T1813" style:parent-style-name="Fuentedepárrafopredeter." style:family="text">
      <style:text-properties style:font-name="FreeMono" style:font-name-complex="FreeMono" fo:color="#000000" fo:font-size="10.5pt" style:font-size-asian="10.5pt" style:font-size-complex="10.5pt"/>
    </style:style>
    <style:style style:name="T1814" style:parent-style-name="Fuentedepárrafopredeter." style:family="text">
      <style:text-properties style:font-name="FreeMono" style:font-name-complex="FreeMono" fo:color="#000000" fo:font-size="10.5pt" style:font-size-asian="10.5pt" style:font-size-complex="10.5pt"/>
    </style:style>
    <style:style style:name="T1815" style:parent-style-name="Fuentedepárrafopredeter." style:family="text">
      <style:text-properties style:font-name="FreeMono" style:font-name-complex="FreeMono" fo:color="#000000" fo:font-size="10.5pt" style:font-size-asian="10.5pt" style:font-size-complex="10.5pt"/>
    </style:style>
    <style:style style:name="T1816" style:parent-style-name="Fuentedepárrafopredeter." style:family="text">
      <style:text-properties style:font-name="FreeMono" style:font-name-complex="FreeMono" fo:color="#000000" fo:font-size="10.5pt" style:font-size-asian="10.5pt" style:font-size-complex="10.5pt"/>
    </style:style>
    <style:style style:name="T1817" style:parent-style-name="Fuentedepárrafopredeter." style:family="text">
      <style:text-properties style:font-name="FreeMono" style:font-name-complex="FreeMono" fo:color="#000000" fo:font-size="10.5pt" style:font-size-asian="10.5pt" style:font-size-complex="10.5pt"/>
    </style:style>
    <style:style style:name="T1818" style:parent-style-name="Fuentedepárrafopredeter." style:family="text">
      <style:text-properties style:font-name="FreeMono" style:font-name-complex="FreeMono" fo:color="#000000" fo:font-size="10.5pt" style:font-size-asian="10.5pt" style:font-size-complex="10.5pt"/>
    </style:style>
    <style:style style:name="T1819" style:parent-style-name="Fuentedepárrafopredeter." style:family="text">
      <style:text-properties style:font-name="FreeMono" style:font-name-complex="FreeMono" fo:color="#000000" fo:font-size="10.5pt" style:font-size-asian="10.5pt" style:font-size-complex="10.5pt"/>
    </style:style>
    <style:style style:name="T1820" style:parent-style-name="Fuentedepárrafopredeter." style:family="text">
      <style:text-properties style:font-name="FreeMono" style:font-name-complex="FreeMono" fo:color="#000000" fo:font-size="10.5pt" style:font-size-asian="10.5pt" style:font-size-complex="10.5pt"/>
    </style:style>
    <style:style style:name="T1821" style:parent-style-name="Fuentedepárrafopredeter." style:family="text">
      <style:text-properties style:font-name="FreeMono" style:font-name-complex="FreeMono" fo:color="#000000" fo:font-size="10.5pt" style:font-size-asian="10.5pt" style:font-size-complex="10.5pt"/>
    </style:style>
    <style:style style:name="T1822" style:parent-style-name="Fuentedepárrafopredeter." style:family="text">
      <style:text-properties style:font-name="FreeMono" style:font-name-complex="FreeMono" fo:color="#000000" fo:font-size="10.5pt" style:font-size-asian="10.5pt" style:font-size-complex="10.5pt"/>
    </style:style>
    <style:style style:name="T1823" style:parent-style-name="Fuentedepárrafopredeter." style:family="text">
      <style:text-properties style:font-name="FreeMono" style:font-name-complex="FreeMono" fo:color="#000000" fo:font-size="10.5pt" style:font-size-asian="10.5pt" style:font-size-complex="10.5pt" fo:language="en" fo:country="US"/>
    </style:style>
    <style:style style:name="T1824" style:parent-style-name="Fuentedepárrafopredeter." style:family="text">
      <style:text-properties style:font-name="FreeMono" style:font-name-complex="FreeMono" fo:color="#000000" fo:font-size="10.5pt" style:font-size-asian="10.5pt" style:font-size-complex="10.5pt" fo:language="en" fo:country="US"/>
    </style:style>
    <style:style style:name="T1825" style:parent-style-name="Fuentedepárrafopredeter." style:family="text">
      <style:text-properties style:font-name="FreeMono" style:font-name-complex="FreeMono" fo:color="#000000" fo:font-size="10.5pt" style:font-size-asian="10.5pt" style:font-size-complex="10.5pt" fo:language="en" fo:country="US"/>
    </style:style>
    <style:style style:name="T1826" style:parent-style-name="Fuentedepárrafopredeter." style:family="text">
      <style:text-properties style:font-name="FreeMono" style:font-name-complex="FreeMono" fo:color="#000000" fo:font-size="10.5pt" style:font-size-asian="10.5pt" style:font-size-complex="10.5pt" fo:language="en" fo:country="US"/>
    </style:style>
    <style:style style:name="T1827" style:parent-style-name="Fuentedepárrafopredeter." style:family="text">
      <style:text-properties style:font-name="FreeMono" style:font-name-complex="FreeMono" fo:color="#000000" fo:font-size="10.5pt" style:font-size-asian="10.5pt" style:font-size-complex="10.5pt" fo:language="en" fo:country="US"/>
    </style:style>
    <style:style style:name="T1828" style:parent-style-name="Fuentedepárrafopredeter." style:family="text">
      <style:text-properties style:font-name="FreeMono" style:font-name-complex="FreeMono" fo:color="#000000" fo:font-size="10.5pt" style:font-size-asian="10.5pt" style:font-size-complex="10.5pt" fo:language="en" fo:country="US"/>
    </style:style>
    <style:style style:name="T1829" style:parent-style-name="Fuentedepárrafopredeter." style:family="text">
      <style:text-properties style:font-name="FreeMono" style:font-name-complex="FreeMono" fo:color="#000000" style:text-position="-33.3% 100%" fo:font-size="10.5pt" style:font-size-asian="10.5pt" style:font-size-complex="10.5pt" fo:language="en" fo:country="US"/>
    </style:style>
    <style:style style:name="T1830" style:parent-style-name="Fuentedepárrafopredeter." style:family="text">
      <style:text-properties style:font-name="FreeMono" style:font-name-complex="FreeMono" fo:color="#000000" fo:font-size="10.5pt" style:font-size-asian="10.5pt" style:font-size-complex="10.5pt" fo:language="en" fo:country="US"/>
    </style:style>
    <style:style style:name="T1831" style:parent-style-name="Fuentedepárrafopredeter." style:family="text">
      <style:text-properties style:font-name="FreeMono" style:font-name-complex="FreeMono" fo:color="#000000" fo:font-size="10.5pt" style:font-size-asian="10.5pt" style:font-size-complex="10.5pt" fo:language="en" fo:country="US"/>
    </style:style>
    <style:style style:name="T1832" style:parent-style-name="Fuentedepárrafopredeter." style:family="text">
      <style:text-properties style:font-name="FreeMono" style:font-name-complex="FreeMono" fo:color="#000000" fo:font-size="10.5pt" style:font-size-asian="10.5pt" style:font-size-complex="10.5pt" fo:language="en" fo:country="US"/>
    </style:style>
    <style:style style:name="T1833" style:parent-style-name="Fuentedepárrafopredeter." style:family="text">
      <style:text-properties style:font-name="FreeMono" style:font-name-complex="FreeMono" fo:color="#000000" fo:font-size="10.5pt" style:font-size-asian="10.5pt" style:font-size-complex="10.5pt" fo:language="en" fo:country="US"/>
    </style:style>
    <style:style style:name="T1834" style:parent-style-name="Fuentedepárrafopredeter." style:family="text">
      <style:text-properties style:font-name="FreeMono" style:font-name-complex="FreeMono" fo:color="#000000" fo:font-size="10.5pt" style:font-size-asian="10.5pt" style:font-size-complex="10.5pt" fo:language="en" fo:country="US"/>
    </style:style>
    <style:style style:name="T1835" style:parent-style-name="Fuentedepárrafopredeter." style:family="text">
      <style:text-properties style:font-name="FreeMono" style:font-name-complex="FreeMono" fo:color="#000000" fo:font-size="10.5pt" style:font-size-asian="10.5pt" style:font-size-complex="10.5pt" fo:language="en" fo:country="US"/>
    </style:style>
    <style:style style:name="T1836" style:parent-style-name="Fuentedepárrafopredeter." style:family="text">
      <style:text-properties style:font-name="FreeMono" style:font-name-complex="FreeMono" fo:color="#000000" fo:font-size="10.5pt" style:font-size-asian="10.5pt" style:font-size-complex="10.5pt" fo:language="en" fo:country="US"/>
    </style:style>
    <style:style style:name="T1837" style:parent-style-name="Fuentedepárrafopredeter." style:family="text">
      <style:text-properties style:font-name="FreeMono" style:font-name-complex="FreeMono" fo:color="#000000" fo:font-size="10.5pt" style:font-size-asian="10.5pt" style:font-size-complex="10.5pt" fo:language="en" fo:country="US"/>
    </style:style>
    <style:style style:name="T1838" style:parent-style-name="Fuentedepárrafopredeter." style:family="text">
      <style:text-properties style:font-name="FreeMono" style:font-name-complex="FreeMono" fo:color="#000000" fo:font-size="10.5pt" style:font-size-asian="10.5pt" style:font-size-complex="10.5pt" fo:language="en" fo:country="US"/>
    </style:style>
    <style:style style:name="T1839" style:parent-style-name="Fuentedepárrafopredeter." style:family="text">
      <style:text-properties style:font-name="FreeMono" style:font-name-complex="FreeMono" fo:color="#000000" fo:font-size="10.5pt" style:font-size-asian="10.5pt" style:font-size-complex="10.5pt" fo:language="en" fo:country="US"/>
    </style:style>
    <style:style style:name="T1840" style:parent-style-name="Fuentedepárrafopredeter." style:family="text">
      <style:text-properties style:font-name="FreeMono" style:font-name-complex="FreeMono" fo:color="#000000" fo:font-size="10.5pt" style:font-size-asian="10.5pt" style:font-size-complex="10.5pt" fo:language="en" fo:country="US"/>
    </style:style>
    <style:style style:name="T1841" style:parent-style-name="Fuentedepárrafopredeter." style:family="text">
      <style:text-properties style:font-name="FreeMono" style:font-name-complex="FreeMono" fo:color="#000000" fo:font-size="10.5pt" style:font-size-asian="10.5pt" style:font-size-complex="10.5pt"/>
    </style:style>
    <style:style style:name="T1842" style:parent-style-name="Fuentedepárrafopredeter." style:family="text">
      <style:text-properties style:font-name="FreeMono" style:font-name-complex="FreeMono" fo:color="#000000" fo:font-size="10.5pt" style:font-size-asian="10.5pt" style:font-size-complex="10.5pt"/>
    </style:style>
    <style:style style:name="T1843" style:parent-style-name="Fuentedepárrafopredeter." style:family="text">
      <style:text-properties style:font-name="FreeMono" style:font-name-complex="FreeMono" fo:color="#000000" fo:font-size="10.5pt" style:font-size-asian="10.5pt" style:font-size-complex="10.5pt"/>
    </style:style>
    <style:style style:name="T1844" style:parent-style-name="Fuentedepárrafopredeter." style:family="text">
      <style:text-properties style:font-name="FreeMono" style:font-name-complex="FreeMono" fo:color="#000000" fo:font-size="10.5pt" style:font-size-asian="10.5pt" style:font-size-complex="10.5pt"/>
    </style:style>
    <style:style style:name="T1845" style:parent-style-name="Fuentedepárrafopredeter." style:family="text">
      <style:text-properties style:font-name="FreeMono" style:font-name-complex="FreeMono" fo:color="#000000" fo:font-size="10.5pt" style:font-size-asian="10.5pt" style:font-size-complex="10.5pt"/>
    </style:style>
    <style:style style:name="T1846" style:parent-style-name="Fuentedepárrafopredeter." style:family="text">
      <style:text-properties style:font-name="FreeMono" style:font-name-complex="FreeMono" fo:color="#000000" fo:font-size="10.5pt" style:font-size-asian="10.5pt" style:font-size-complex="10.5pt"/>
    </style:style>
    <style:style style:name="T1847" style:parent-style-name="Fuentedepárrafopredeter." style:family="text">
      <style:text-properties style:font-name="FreeMono" style:font-name-complex="FreeMono" fo:color="#000000" fo:font-size="10.5pt" style:font-size-asian="10.5pt" style:font-size-complex="10.5pt"/>
    </style:style>
    <style:style style:name="P1848" style:parent-style-name="Standard" style:family="paragraph">
      <style:text-properties style:font-name="FreeMono" style:font-name-complex="FreeMono" fo:color="#000000" fo:font-size="10.5pt" style:font-size-asian="10.5pt" style:font-size-complex="10.5pt"/>
    </style:style>
    <style:style style:name="T1849" style:parent-style-name="Fuentedepárrafopredeter." style:family="text">
      <style:text-properties style:font-name="FreeMono" style:font-name-complex="FreeMono" fo:color="#000000" fo:font-size="10.5pt" style:font-size-asian="10.5pt" style:font-size-complex="10.5pt"/>
    </style:style>
    <style:style style:name="T1850" style:parent-style-name="Fuentedepárrafopredeter." style:family="text">
      <style:text-properties style:font-name="FreeMono" style:font-name-complex="FreeMono" fo:color="#000000" fo:font-size="10.5pt" style:font-size-asian="10.5pt" style:font-size-complex="10.5pt"/>
    </style:style>
    <style:style style:name="T1851" style:parent-style-name="Fuentedepárrafopredeter." style:family="text">
      <style:text-properties style:font-name="FreeMono" style:font-name-complex="FreeMono" fo:color="#000000" fo:font-size="10.5pt" style:font-size-asian="10.5pt" style:font-size-complex="10.5pt"/>
    </style:style>
    <style:style style:name="T1852" style:parent-style-name="Fuentedepárrafopredeter." style:family="text">
      <style:text-properties style:font-name="FreeMono" style:font-name-complex="FreeMono" fo:color="#000000" fo:font-size="10.5pt" style:font-size-asian="10.5pt" style:font-size-complex="10.5pt"/>
    </style:style>
    <style:style style:name="T1853" style:parent-style-name="Fuentedepárrafopredeter." style:family="text">
      <style:text-properties style:font-name="FreeMono" style:font-name-complex="FreeMono" fo:color="#000000" style:text-position="-33.3% 100%" fo:font-size="10.5pt" style:font-size-asian="10.5pt" style:font-size-complex="10.5pt"/>
    </style:style>
    <style:style style:name="T1854" style:parent-style-name="Fuentedepárrafopredeter." style:family="text">
      <style:text-properties style:font-name="FreeMono" style:font-name-complex="FreeMono" fo:color="#000000" fo:font-size="10.5pt" style:font-size-asian="10.5pt" style:font-size-complex="10.5pt"/>
    </style:style>
    <style:style style:name="T1855" style:parent-style-name="Fuentedepárrafopredeter." style:family="text">
      <style:text-properties style:font-name="FreeMono" style:font-name-complex="FreeMono" fo:color="#000000" fo:font-size="10.5pt" style:font-size-asian="10.5pt" style:font-size-complex="10.5pt"/>
    </style:style>
    <style:style style:name="T1856" style:parent-style-name="Fuentedepárrafopredeter." style:family="text">
      <style:text-properties style:font-name="FreeMono" style:font-name-complex="FreeMono" fo:color="#000000" fo:font-size="10.5pt" style:font-size-asian="10.5pt" style:font-size-complex="10.5pt"/>
    </style:style>
    <style:style style:name="T1857" style:parent-style-name="Fuentedepárrafopredeter." style:family="text">
      <style:text-properties style:font-name="FreeMono" style:font-name-complex="FreeMono" fo:color="#000000" fo:font-size="10.5pt" style:font-size-asian="10.5pt" style:font-size-complex="10.5pt"/>
    </style:style>
    <style:style style:name="T1858" style:parent-style-name="Fuentedepárrafopredeter." style:family="text">
      <style:text-properties style:font-name="FreeMono" style:font-name-complex="FreeMono" fo:color="#000000" fo:font-size="10.5pt" style:font-size-asian="10.5pt" style:font-size-complex="10.5pt"/>
    </style:style>
    <style:style style:name="T1859" style:parent-style-name="Fuentedepárrafopredeter." style:family="text">
      <style:text-properties style:font-name="FreeMono" style:font-name-complex="FreeMono" fo:color="#000000" fo:font-size="10.5pt" style:font-size-asian="10.5pt" style:font-size-complex="10.5pt"/>
    </style:style>
    <style:style style:name="T1860" style:parent-style-name="Fuentedepárrafopredeter." style:family="text">
      <style:text-properties style:font-name="FreeMono" style:font-name-complex="FreeMono" fo:color="#000000" fo:font-size="10.5pt" style:font-size-asian="10.5pt" style:font-size-complex="10.5pt"/>
    </style:style>
    <style:style style:name="T1861" style:parent-style-name="Fuentedepárrafopredeter." style:family="text">
      <style:text-properties style:font-name="FreeMono" style:font-name-complex="FreeMono" fo:color="#000000" fo:font-size="10.5pt" style:font-size-asian="10.5pt" style:font-size-complex="10.5pt"/>
    </style:style>
    <style:style style:name="T1862" style:parent-style-name="Fuentedepárrafopredeter." style:family="text">
      <style:text-properties style:font-name="FreeMono" style:font-name-complex="FreeMono" fo:color="#000000" fo:font-size="10.5pt" style:font-size-asian="10.5pt" style:font-size-complex="10.5pt"/>
    </style:style>
    <style:style style:name="T1863" style:parent-style-name="Fuentedepárrafopredeter." style:family="text">
      <style:text-properties style:font-name="FreeMono" style:font-name-complex="FreeMono" fo:color="#000000" fo:font-size="10.5pt" style:font-size-asian="10.5pt" style:font-size-complex="10.5pt"/>
    </style:style>
    <style:style style:name="T1864" style:parent-style-name="Fuentedepárrafopredeter." style:family="text">
      <style:text-properties style:font-name="FreeMono" style:font-name-complex="FreeMono" fo:color="#000000" fo:font-size="10.5pt" style:font-size-asian="10.5pt" style:font-size-complex="10.5pt"/>
    </style:style>
    <style:style style:name="T1865" style:parent-style-name="Fuentedepárrafopredeter." style:family="text">
      <style:text-properties style:font-name="FreeMono" style:font-name-complex="FreeMono" fo:color="#000000" fo:font-size="10.5pt" style:font-size-asian="10.5pt" style:font-size-complex="10.5pt"/>
    </style:style>
    <style:style style:name="T1866" style:parent-style-name="Fuentedepárrafopredeter." style:family="text">
      <style:text-properties style:font-name="FreeMono" style:font-name-complex="FreeMono" fo:color="#000000" fo:font-size="10.5pt" style:font-size-asian="10.5pt" style:font-size-complex="10.5pt"/>
    </style:style>
    <style:style style:name="T1867" style:parent-style-name="Fuentedepárrafopredeter." style:family="text">
      <style:text-properties style:font-name="FreeMono" style:font-name-complex="FreeMono" fo:color="#000000" fo:font-size="10.5pt" style:font-size-asian="10.5pt" style:font-size-complex="10.5pt"/>
    </style:style>
    <style:style style:name="T1868" style:parent-style-name="Fuentedepárrafopredeter." style:family="text">
      <style:text-properties style:font-name="FreeMono" style:font-name-complex="FreeMono" fo:color="#000000" fo:font-size="10.5pt" style:font-size-asian="10.5pt" style:font-size-complex="10.5pt"/>
    </style:style>
    <style:style style:name="T1869" style:parent-style-name="Fuentedepárrafopredeter." style:family="text">
      <style:text-properties style:font-name="FreeMono" style:font-name-complex="FreeMono" fo:color="#000000" fo:font-size="10.5pt" style:font-size-asian="10.5pt" style:font-size-complex="10.5pt"/>
    </style:style>
    <style:style style:name="T1870" style:parent-style-name="Fuentedepárrafopredeter." style:family="text">
      <style:text-properties style:font-name="FreeMono" style:font-name-complex="FreeMono" fo:color="#000000" fo:font-size="10.5pt" style:font-size-asian="10.5pt" style:font-size-complex="10.5pt"/>
    </style:style>
    <style:style style:name="P1871" style:parent-style-name="Standard" style:family="paragraph">
      <style:text-properties style:font-name="FreeMono" style:font-name-complex="FreeMono" fo:color="#000000" fo:font-size="10.5pt" style:font-size-asian="10.5pt" style:font-size-complex="10.5pt"/>
    </style:style>
    <style:style style:name="T1872" style:parent-style-name="Fuentedepárrafopredeter." style:family="text">
      <style:text-properties style:font-name="FreeMono" style:font-name-complex="FreeMono" fo:color="#000000" fo:font-size="10.5pt" style:font-size-asian="10.5pt" style:font-size-complex="10.5pt"/>
    </style:style>
    <style:style style:name="T1873" style:parent-style-name="Fuentedepárrafopredeter." style:family="text">
      <style:text-properties style:font-name="FreeMono" style:font-name-complex="FreeMono" fo:color="#000000" fo:font-size="10.5pt" style:font-size-asian="10.5pt" style:font-size-complex="10.5pt"/>
    </style:style>
    <style:style style:name="T1874" style:parent-style-name="Fuentedepárrafopredeter." style:family="text">
      <style:text-properties style:font-name="FreeMono" style:font-name-complex="FreeMono" fo:color="#000000" fo:font-size="10.5pt" style:font-size-asian="10.5pt" style:font-size-complex="10.5pt"/>
    </style:style>
    <style:style style:name="T1875" style:parent-style-name="Fuentedepárrafopredeter." style:family="text">
      <style:text-properties style:font-name="FreeMono" style:font-name-complex="FreeMono" fo:color="#000000" fo:font-size="10.5pt" style:font-size-asian="10.5pt" style:font-size-complex="10.5pt"/>
    </style:style>
    <style:style style:name="T1876" style:parent-style-name="Fuentedepárrafopredeter." style:family="text">
      <style:text-properties style:font-name="FreeMono" style:font-name-complex="FreeMono" fo:color="#000000" fo:font-size="10.5pt" style:font-size-asian="10.5pt" style:font-size-complex="10.5pt"/>
    </style:style>
    <style:style style:name="T1877" style:parent-style-name="Fuentedepárrafopredeter." style:family="text">
      <style:text-properties style:font-name="FreeMono" style:font-name-complex="FreeMono" fo:color="#000000" fo:font-size="10.5pt" style:font-size-asian="10.5pt" style:font-size-complex="10.5pt"/>
    </style:style>
    <style:style style:name="T1878" style:parent-style-name="Fuentedepárrafopredeter." style:family="text">
      <style:text-properties style:font-name="FreeMono" style:font-name-complex="FreeMono" fo:color="#000000" style:text-position="-33.3% 100%" fo:font-size="10.5pt" style:font-size-asian="10.5pt" style:font-size-complex="10.5pt"/>
    </style:style>
    <style:style style:name="T1879" style:parent-style-name="Fuentedepárrafopredeter." style:family="text">
      <style:text-properties style:font-name="FreeMono" style:font-name-complex="FreeMono" fo:color="#000000" fo:font-size="10.5pt" style:font-size-asian="10.5pt" style:font-size-complex="10.5pt"/>
    </style:style>
    <style:style style:name="T1880" style:parent-style-name="Fuentedepárrafopredeter." style:family="text">
      <style:text-properties style:font-name="FreeMono" style:font-name-complex="FreeMono" fo:color="#000000" fo:font-size="10.5pt" style:font-size-asian="10.5pt" style:font-size-complex="10.5pt"/>
    </style:style>
    <style:style style:name="T1881" style:parent-style-name="Fuentedepárrafopredeter." style:family="text">
      <style:text-properties style:font-name="FreeMono" style:font-name-complex="FreeMono" fo:color="#000000" fo:font-size="10.5pt" style:font-size-asian="10.5pt" style:font-size-complex="10.5pt"/>
    </style:style>
    <style:style style:name="T1882" style:parent-style-name="Fuentedepárrafopredeter." style:family="text">
      <style:text-properties style:font-name="FreeMono" style:font-name-complex="FreeMono" fo:color="#000000" fo:font-size="10.5pt" style:font-size-asian="10.5pt" style:font-size-complex="10.5pt"/>
    </style:style>
    <style:style style:name="T1883" style:parent-style-name="Fuentedepárrafopredeter." style:family="text">
      <style:text-properties style:font-name="FreeMono" style:font-name-complex="FreeMono" fo:color="#000000" fo:font-size="10.5pt" style:font-size-asian="10.5pt" style:font-size-complex="10.5pt"/>
    </style:style>
    <style:style style:name="T1884" style:parent-style-name="Fuentedepárrafopredeter." style:family="text">
      <style:text-properties style:font-name="FreeMono" style:font-name-complex="FreeMono" fo:color="#000000" fo:font-size="10.5pt" style:font-size-asian="10.5pt" style:font-size-complex="10.5pt"/>
    </style:style>
    <style:style style:name="T1885" style:parent-style-name="Fuentedepárrafopredeter." style:family="text">
      <style:text-properties style:font-name="FreeMono" style:font-name-complex="FreeMono" fo:color="#000000" fo:font-size="10.5pt" style:font-size-asian="10.5pt" style:font-size-complex="10.5pt"/>
    </style:style>
    <style:style style:name="T1886" style:parent-style-name="Fuentedepárrafopredeter." style:family="text">
      <style:text-properties style:font-name="FreeMono" style:font-name-complex="FreeMono" fo:color="#000000" fo:font-size="10.5pt" style:font-size-asian="10.5pt" style:font-size-complex="10.5pt"/>
    </style:style>
    <style:style style:name="T1887" style:parent-style-name="Fuentedepárrafopredeter." style:family="text">
      <style:text-properties style:font-name="FreeMono" style:font-name-complex="FreeMono" fo:color="#000000" style:text-position="-33.3% 100%" fo:font-size="10.5pt" style:font-size-asian="10.5pt" style:font-size-complex="10.5pt"/>
    </style:style>
    <style:style style:name="T1888" style:parent-style-name="Fuentedepárrafopredeter." style:family="text">
      <style:text-properties style:font-name="FreeMono" style:font-name-complex="FreeMono" fo:color="#000000" fo:font-size="10.5pt" style:font-size-asian="10.5pt" style:font-size-complex="10.5pt"/>
    </style:style>
    <style:style style:name="T1889" style:parent-style-name="Fuentedepárrafopredeter." style:family="text">
      <style:text-properties style:font-name="FreeMono" style:font-name-complex="FreeMono" fo:color="#000000" fo:font-size="10.5pt" style:font-size-asian="10.5pt" style:font-size-complex="10.5pt"/>
    </style:style>
    <style:style style:name="T1890" style:parent-style-name="Fuentedepárrafopredeter." style:family="text">
      <style:text-properties style:font-name="FreeMono" style:font-name-complex="FreeMono" fo:color="#000000" fo:font-size="10.5pt" style:font-size-asian="10.5pt" style:font-size-complex="10.5pt"/>
    </style:style>
    <style:style style:name="T1891" style:parent-style-name="Fuentedepárrafopredeter." style:family="text">
      <style:text-properties style:font-name="FreeMono" style:font-name-complex="FreeMono" fo:color="#000000" fo:font-size="10.5pt" style:font-size-asian="10.5pt" style:font-size-complex="10.5pt"/>
    </style:style>
    <style:style style:name="T1892" style:parent-style-name="Fuentedepárrafopredeter." style:family="text">
      <style:text-properties style:font-name="FreeMono" style:font-name-complex="FreeMono" fo:color="#000000" fo:font-size="10.5pt" style:font-size-asian="10.5pt" style:font-size-complex="10.5pt"/>
    </style:style>
    <style:style style:name="T1893" style:parent-style-name="Fuentedepárrafopredeter." style:family="text">
      <style:text-properties style:font-name="FreeMono" style:font-name-complex="FreeMono" fo:color="#000000" fo:font-size="10.5pt" style:font-size-asian="10.5pt" style:font-size-complex="10.5pt"/>
    </style:style>
    <style:style style:name="T1894" style:parent-style-name="Fuentedepárrafopredeter." style:family="text">
      <style:text-properties style:font-name="FreeMono" style:font-name-complex="FreeMono" fo:color="#000000" fo:font-size="10.5pt" style:font-size-asian="10.5pt" style:font-size-complex="10.5pt"/>
    </style:style>
    <style:style style:name="T1895" style:parent-style-name="Fuentedepárrafopredeter." style:family="text">
      <style:text-properties style:font-name="FreeMono" style:font-name-complex="FreeMono" fo:color="#000000" fo:font-size="10.5pt" style:font-size-asian="10.5pt" style:font-size-complex="10.5pt"/>
    </style:style>
    <style:style style:name="T1896" style:parent-style-name="Fuentedepárrafopredeter." style:family="text">
      <style:text-properties style:font-name="FreeMono" style:font-name-complex="FreeMono" fo:color="#000000" fo:font-size="10.5pt" style:font-size-asian="10.5pt" style:font-size-complex="10.5pt"/>
    </style:style>
    <style:style style:name="T1897" style:parent-style-name="Fuentedepárrafopredeter." style:family="text">
      <style:text-properties style:font-name="FreeMono" style:font-name-complex="FreeMono" fo:color="#000000" fo:font-size="10.5pt" style:font-size-asian="10.5pt" style:font-size-complex="10.5pt"/>
    </style:style>
    <style:style style:name="T1898" style:parent-style-name="Fuentedepárrafopredeter." style:family="text">
      <style:text-properties style:font-name="FreeMono" style:font-name-complex="FreeMono" fo:color="#000000" fo:font-size="10.5pt" style:font-size-asian="10.5pt" style:font-size-complex="10.5pt"/>
    </style:style>
    <style:style style:name="T1899" style:parent-style-name="Fuentedepárrafopredeter." style:family="text">
      <style:text-properties style:font-name="FreeMono" style:font-name-complex="FreeMono" fo:color="#000000" fo:font-size="10.5pt" style:font-size-asian="10.5pt" style:font-size-complex="10.5pt"/>
    </style:style>
    <style:style style:name="T1900" style:parent-style-name="Fuentedepárrafopredeter." style:family="text">
      <style:text-properties style:font-name="FreeMono" style:font-name-complex="FreeMono" fo:color="#000000" fo:font-size="10.5pt" style:font-size-asian="10.5pt" style:font-size-complex="10.5pt"/>
    </style:style>
    <style:style style:name="T1901" style:parent-style-name="Fuentedepárrafopredeter." style:family="text">
      <style:text-properties style:font-name="FreeMono" style:font-name-complex="FreeMono" fo:color="#000000" fo:font-size="10.5pt" style:font-size-asian="10.5pt" style:font-size-complex="10.5pt"/>
    </style:style>
    <style:style style:name="T1902" style:parent-style-name="Fuentedepárrafopredeter." style:family="text">
      <style:text-properties style:font-name="FreeMono" style:font-name-complex="FreeMono" fo:color="#000000" fo:font-size="10.5pt" style:font-size-asian="10.5pt" style:font-size-complex="10.5pt"/>
    </style:style>
    <style:style style:name="T1903" style:parent-style-name="Fuentedepárrafopredeter." style:family="text">
      <style:text-properties style:font-name="FreeMono" style:font-name-complex="FreeMono" fo:color="#000000" fo:font-size="10.5pt" style:font-size-asian="10.5pt" style:font-size-complex="10.5pt"/>
    </style:style>
    <style:style style:name="T1904" style:parent-style-name="Fuentedepárrafopredeter." style:family="text">
      <style:text-properties style:font-name="FreeMono" style:font-name-complex="FreeMono" fo:color="#000000" fo:font-size="10.5pt" style:font-size-asian="10.5pt" style:font-size-complex="10.5pt"/>
    </style:style>
    <style:style style:name="P1905" style:parent-style-name="Standard" style:family="paragraph">
      <style:text-properties style:font-name="FreeMono" style:font-name-complex="FreeMono" fo:color="#000000" fo:font-size="10.5pt" style:font-size-asian="10.5pt" style:font-size-complex="10.5pt"/>
    </style:style>
    <style:style style:name="T1906" style:parent-style-name="Fuentedepárrafopredeter." style:family="text">
      <style:text-properties style:font-name="FreeMono" style:font-name-complex="FreeMono" fo:color="#000000" fo:font-size="10.5pt" style:font-size-asian="10.5pt" style:font-size-complex="10.5pt"/>
    </style:style>
    <style:style style:name="T1907" style:parent-style-name="Fuentedepárrafopredeter." style:family="text">
      <style:text-properties style:font-name="FreeMono" style:font-name-complex="FreeMono" fo:color="#000000" fo:font-size="10.5pt" style:font-size-asian="10.5pt" style:font-size-complex="10.5pt"/>
    </style:style>
    <style:style style:name="T1908" style:parent-style-name="Fuentedepárrafopredeter." style:family="text">
      <style:text-properties style:font-name="FreeMono" style:font-name-complex="FreeMono" fo:color="#000000" fo:font-size="10.5pt" style:font-size-asian="10.5pt" style:font-size-complex="10.5pt"/>
    </style:style>
    <style:style style:name="T1909" style:parent-style-name="Fuentedepárrafopredeter." style:family="text">
      <style:text-properties style:font-name="FreeMono" style:font-name-complex="FreeMono" fo:color="#000000" fo:font-size="10.5pt" style:font-size-asian="10.5pt" style:font-size-complex="10.5pt"/>
    </style:style>
    <style:style style:name="T1910" style:parent-style-name="Fuentedepárrafopredeter." style:family="text">
      <style:text-properties style:font-name="FreeMono" style:font-name-complex="FreeMono" fo:color="#000000" fo:font-size="10.5pt" style:font-size-asian="10.5pt" style:font-size-complex="10.5pt"/>
    </style:style>
    <style:style style:name="T1911" style:parent-style-name="Fuentedepárrafopredeter." style:family="text">
      <style:text-properties style:font-name="FreeMono" style:font-name-complex="FreeMono" fo:color="#000000" style:text-position="-33.3% 100%" fo:font-size="10.5pt" style:font-size-asian="10.5pt" style:font-size-complex="10.5pt"/>
    </style:style>
    <style:style style:name="T1912" style:parent-style-name="Fuentedepárrafopredeter." style:family="text">
      <style:text-properties style:font-name="FreeMono" style:font-name-complex="FreeMono" fo:color="#000000" fo:font-size="10.5pt" style:font-size-asian="10.5pt" style:font-size-complex="10.5pt"/>
    </style:style>
    <style:style style:name="T1913" style:parent-style-name="Fuentedepárrafopredeter." style:family="text">
      <style:text-properties style:font-name="FreeMono" style:font-name-complex="FreeMono" fo:color="#000000" fo:font-size="10.5pt" style:font-size-asian="10.5pt" style:font-size-complex="10.5pt"/>
    </style:style>
    <style:style style:name="T1914" style:parent-style-name="Fuentedepárrafopredeter." style:family="text">
      <style:text-properties style:font-name="FreeMono" style:font-name-complex="FreeMono" fo:color="#000000" fo:font-size="10.5pt" style:font-size-asian="10.5pt" style:font-size-complex="10.5pt"/>
    </style:style>
    <style:style style:name="T1915" style:parent-style-name="Fuentedepárrafopredeter." style:family="text">
      <style:text-properties style:font-name="FreeMono" style:font-name-complex="FreeMono" fo:color="#000000" fo:font-size="10.5pt" style:font-size-asian="10.5pt" style:font-size-complex="10.5pt"/>
    </style:style>
    <style:style style:name="T1916" style:parent-style-name="Fuentedepárrafopredeter." style:family="text">
      <style:text-properties style:font-name="FreeMono" style:font-name-complex="FreeMono" fo:color="#000000" fo:font-size="10.5pt" style:font-size-asian="10.5pt" style:font-size-complex="10.5pt"/>
    </style:style>
    <style:style style:name="T1917" style:parent-style-name="Fuentedepárrafopredeter." style:family="text">
      <style:text-properties style:font-name="FreeMono" style:font-name-complex="FreeMono" fo:color="#000000" fo:font-size="10.5pt" style:font-size-asian="10.5pt" style:font-size-complex="10.5pt"/>
    </style:style>
    <style:style style:name="T1918" style:parent-style-name="Fuentedepárrafopredeter." style:family="text">
      <style:text-properties style:font-name="FreeMono" style:font-name-complex="FreeMono" fo:color="#000000" fo:font-size="10.5pt" style:font-size-asian="10.5pt" style:font-size-complex="10.5pt"/>
    </style:style>
    <style:style style:name="T1919" style:parent-style-name="Fuentedepárrafopredeter." style:family="text">
      <style:text-properties style:font-name="FreeMono" style:font-name-complex="FreeMono" fo:color="#000000" fo:font-size="10.5pt" style:font-size-asian="10.5pt" style:font-size-complex="10.5pt"/>
    </style:style>
    <style:style style:name="T1920" style:parent-style-name="Fuentedepárrafopredeter." style:family="text">
      <style:text-properties style:font-name="FreeMono" style:font-name-complex="FreeMono" fo:color="#000000" style:text-position="-33.3% 100%" fo:font-size="10.5pt" style:font-size-asian="10.5pt" style:font-size-complex="10.5pt"/>
    </style:style>
    <style:style style:name="T1921" style:parent-style-name="Fuentedepárrafopredeter." style:family="text">
      <style:text-properties style:font-name="FreeMono" style:font-name-complex="FreeMono" fo:color="#000000" fo:font-size="10.5pt" style:font-size-asian="10.5pt" style:font-size-complex="10.5pt"/>
    </style:style>
    <style:style style:name="T1922" style:parent-style-name="Fuentedepárrafopredeter." style:family="text">
      <style:text-properties style:font-name="FreeMono" style:font-name-complex="FreeMono" fo:color="#000000" fo:font-size="10.5pt" style:font-size-asian="10.5pt" style:font-size-complex="10.5pt"/>
    </style:style>
    <style:style style:name="T1923" style:parent-style-name="Fuentedepárrafopredeter." style:family="text">
      <style:text-properties style:font-name="FreeMono" style:font-name-complex="FreeMono" fo:color="#000000" fo:font-size="10.5pt" style:font-size-asian="10.5pt" style:font-size-complex="10.5pt"/>
    </style:style>
    <style:style style:name="T1924" style:parent-style-name="Fuentedepárrafopredeter." style:family="text">
      <style:text-properties style:font-name="FreeMono" style:font-name-complex="FreeMono" fo:color="#000000" fo:font-size="10.5pt" style:font-size-asian="10.5pt" style:font-size-complex="10.5pt"/>
    </style:style>
    <style:style style:name="T1925" style:parent-style-name="Fuentedepárrafopredeter." style:family="text">
      <style:text-properties style:font-name="FreeMono" style:font-name-complex="FreeMono" fo:color="#000000" fo:font-size="10.5pt" style:font-size-asian="10.5pt" style:font-size-complex="10.5pt"/>
    </style:style>
    <style:style style:name="T1926" style:parent-style-name="Fuentedepárrafopredeter." style:family="text">
      <style:text-properties style:font-name="FreeMono" style:font-name-complex="FreeMono" fo:color="#000000" fo:font-size="10.5pt" style:font-size-asian="10.5pt" style:font-size-complex="10.5pt"/>
    </style:style>
    <style:style style:name="T1927" style:parent-style-name="Fuentedepárrafopredeter." style:family="text">
      <style:text-properties style:font-name="FreeMono" style:font-name-complex="FreeMono" fo:color="#000000" fo:font-size="10.5pt" style:font-size-asian="10.5pt" style:font-size-complex="10.5pt"/>
    </style:style>
    <style:style style:name="T1928" style:parent-style-name="Fuentedepárrafopredeter." style:family="text">
      <style:text-properties style:font-name="FreeMono" style:font-name-complex="FreeMono" fo:color="#000000" fo:font-size="10.5pt" style:font-size-asian="10.5pt" style:font-size-complex="10.5pt"/>
    </style:style>
    <style:style style:name="T1929" style:parent-style-name="Fuentedepárrafopredeter." style:family="text">
      <style:text-properties style:font-name="FreeMono" style:font-name-complex="FreeMono" fo:color="#000000" fo:font-size="10.5pt" style:font-size-asian="10.5pt" style:font-size-complex="10.5pt"/>
    </style:style>
    <style:style style:name="T1930" style:parent-style-name="Fuentedepárrafopredeter." style:family="text">
      <style:text-properties style:font-name="FreeMono" style:font-name-complex="FreeMono" fo:color="#000000" fo:font-size="10.5pt" style:font-size-asian="10.5pt" style:font-size-complex="10.5pt"/>
    </style:style>
    <style:style style:name="T1931" style:parent-style-name="Fuentedepárrafopredeter." style:family="text">
      <style:text-properties style:font-name="FreeMono" style:font-name-complex="FreeMono" fo:color="#000000" fo:font-size="10.5pt" style:font-size-asian="10.5pt" style:font-size-complex="10.5pt"/>
    </style:style>
    <style:style style:name="T1932" style:parent-style-name="Fuentedepárrafopredeter." style:family="text">
      <style:text-properties style:font-name="FreeMono" style:font-name-complex="FreeMono" fo:color="#000000" fo:font-size="10.5pt" style:font-size-asian="10.5pt" style:font-size-complex="10.5pt"/>
    </style:style>
    <style:style style:name="T1933" style:parent-style-name="Fuentedepárrafopredeter." style:family="text">
      <style:text-properties style:font-name="FreeMono" style:font-name-complex="FreeMono" fo:color="#000000" fo:font-size="10.5pt" style:font-size-asian="10.5pt" style:font-size-complex="10.5pt"/>
    </style:style>
    <style:style style:name="T1934" style:parent-style-name="Fuentedepárrafopredeter." style:family="text">
      <style:text-properties style:font-name="FreeMono" style:font-name-complex="FreeMono" fo:color="#000000" fo:font-size="10.5pt" style:font-size-asian="10.5pt" style:font-size-complex="10.5pt"/>
    </style:style>
    <style:style style:name="T1935" style:parent-style-name="Fuentedepárrafopredeter." style:family="text">
      <style:text-properties style:font-name="FreeMono" style:font-name-complex="FreeMono" fo:color="#000000" fo:font-size="10.5pt" style:font-size-asian="10.5pt" style:font-size-complex="10.5pt"/>
    </style:style>
    <style:style style:name="T1936" style:parent-style-name="Fuentedepárrafopredeter." style:family="text">
      <style:text-properties style:font-name="FreeMono" style:font-name-complex="FreeMono" fo:color="#000000" fo:font-size="10.5pt" style:font-size-asian="10.5pt" style:font-size-complex="10.5pt"/>
    </style:style>
    <style:style style:name="T1937" style:parent-style-name="Fuentedepárrafopredeter." style:family="text">
      <style:text-properties style:font-name="FreeMono" style:font-name-complex="FreeMono" fo:color="#000000" fo:font-size="10.5pt" style:font-size-asian="10.5pt" style:font-size-complex="10.5pt"/>
    </style:style>
    <style:style style:name="T1938" style:parent-style-name="Fuentedepárrafopredeter." style:family="text">
      <style:text-properties style:font-name="FreeMono" style:font-name-complex="FreeMono" fo:color="#000000" fo:font-size="10.5pt" style:font-size-asian="10.5pt" style:font-size-complex="10.5pt"/>
    </style:style>
    <style:style style:name="T1939" style:parent-style-name="Fuentedepárrafopredeter." style:family="text">
      <style:text-properties style:font-name="FreeMono" style:font-name-complex="FreeMono" fo:color="#000000" fo:font-size="10.5pt" style:font-size-asian="10.5pt" style:font-size-complex="10.5pt"/>
    </style:style>
    <style:style style:name="T1940" style:parent-style-name="Fuentedepárrafopredeter." style:family="text">
      <style:text-properties style:font-name="FreeMono" style:font-name-complex="FreeMono" fo:color="#000000" style:text-position="-33.3% 100%" fo:font-size="10.5pt" style:font-size-asian="10.5pt" style:font-size-complex="10.5pt"/>
    </style:style>
    <style:style style:name="T1941" style:parent-style-name="Fuentedepárrafopredeter." style:family="text">
      <style:text-properties style:font-name="FreeMono" style:font-name-complex="FreeMono" fo:color="#000000" fo:font-size="10.5pt" style:font-size-asian="10.5pt" style:font-size-complex="10.5pt"/>
    </style:style>
    <style:style style:name="T1942" style:parent-style-name="Fuentedepárrafopredeter." style:family="text">
      <style:text-properties style:font-name="FreeMono" style:font-name-complex="FreeMono" fo:color="#000000" fo:font-size="10.5pt" style:font-size-asian="10.5pt" style:font-size-complex="10.5pt"/>
    </style:style>
    <style:style style:name="T1943" style:parent-style-name="Fuentedepárrafopredeter." style:family="text">
      <style:text-properties style:font-name="FreeMono" style:font-name-complex="FreeMono" fo:color="#000000" style:text-position="-33.3% 100%" fo:font-size="10.5pt" style:font-size-asian="10.5pt" style:font-size-complex="10.5pt"/>
    </style:style>
    <style:style style:name="T1944" style:parent-style-name="Fuentedepárrafopredeter." style:family="text">
      <style:text-properties style:font-name="FreeMono" style:font-name-complex="FreeMono" fo:color="#000000" fo:font-size="10.5pt" style:font-size-asian="10.5pt" style:font-size-complex="10.5pt"/>
    </style:style>
    <style:style style:name="T1945" style:parent-style-name="Fuentedepárrafopredeter." style:family="text">
      <style:text-properties style:font-name="FreeMono" style:font-name-complex="FreeMono" fo:color="#000000" fo:font-size="10.5pt" style:font-size-asian="10.5pt" style:font-size-complex="10.5pt"/>
    </style:style>
    <style:style style:name="T1946" style:parent-style-name="Fuentedepárrafopredeter." style:family="text">
      <style:text-properties style:font-name="FreeMono" style:font-name-complex="FreeMono" fo:color="#000000" fo:font-size="10.5pt" style:font-size-asian="10.5pt" style:font-size-complex="10.5pt"/>
    </style:style>
    <style:style style:name="P194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4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49" style:parent-style-name="Fuentedepárrafopredeter." style:family="text">
      <style:text-properties style:font-name="FreeMono" style:font-name-complex="FreeMono" fo:color="#000000" fo:font-size="10.5pt" style:font-size-asian="10.5pt" style:font-size-complex="10.5pt"/>
    </style:style>
    <style:style style:name="T1950" style:parent-style-name="Fuentedepárrafopredeter." style:family="text">
      <style:text-properties style:font-name="FreeMono" style:font-name-complex="FreeMono" fo:color="#000000" fo:font-size="10.5pt" style:font-size-asian="10.5pt" style:font-size-complex="10.5pt"/>
    </style:style>
    <style:style style:name="T1951" style:parent-style-name="Fuentedepárrafopredeter." style:family="text">
      <style:text-properties style:font-name="FreeMono" style:font-name-complex="FreeMono" fo:color="#000000" fo:font-size="10.5pt" style:font-size-asian="10.5pt" style:font-size-complex="10.5pt"/>
    </style:style>
    <style:style style:name="T1952" style:parent-style-name="Fuentedepárrafopredeter." style:family="text">
      <style:text-properties style:font-name="FreeMono" style:font-name-complex="FreeMono" fo:color="#000000" fo:font-size="10.5pt" style:font-size-asian="10.5pt" style:font-size-complex="10.5pt"/>
    </style:style>
    <style:style style:name="T1953" style:parent-style-name="Fuentedepárrafopredeter." style:family="text">
      <style:text-properties style:font-name="FreeMono" style:font-name-complex="FreeMono" fo:color="#000000" fo:font-size="10.5pt" style:font-size-asian="10.5pt" style:font-size-complex="10.5pt"/>
    </style:style>
    <style:style style:name="T1954" style:parent-style-name="Fuentedepárrafopredeter." style:family="text">
      <style:text-properties style:font-name="FreeMono" style:font-name-complex="FreeMono" fo:color="#000000" fo:font-size="10.5pt" style:font-size-asian="10.5pt" style:font-size-complex="10.5pt"/>
    </style:style>
    <style:style style:name="T1955" style:parent-style-name="Fuentedepárrafopredeter." style:family="text">
      <style:text-properties style:font-name="FreeMono" style:font-name-complex="FreeMono" fo:color="#000000" fo:font-size="10.5pt" style:font-size-asian="10.5pt" style:font-size-complex="10.5pt"/>
    </style:style>
    <style:style style:name="T1956" style:parent-style-name="Fuentedepárrafopredeter." style:family="text">
      <style:text-properties style:font-name="FreeMono" style:font-name-complex="FreeMono" fo:color="#000000" fo:font-size="10.5pt" style:font-size-asian="10.5pt" style:font-size-complex="10.5pt"/>
    </style:style>
    <style:style style:name="T1957" style:parent-style-name="Fuentedepárrafopredeter." style:family="text">
      <style:text-properties style:font-name="FreeMono" style:font-name-complex="FreeMono" fo:color="#000000" fo:font-size="10.5pt" style:font-size-asian="10.5pt" style:font-size-complex="10.5pt"/>
    </style:style>
    <style:style style:name="T1958" style:parent-style-name="Fuentedepárrafopredeter." style:family="text">
      <style:text-properties style:font-name="FreeMono" style:font-name-complex="FreeMono" fo:color="#000000" fo:font-size="10.5pt" style:font-size-asian="10.5pt" style:font-size-complex="10.5pt"/>
    </style:style>
    <style:style style:name="T1959" style:parent-style-name="Fuentedepárrafopredeter." style:family="text">
      <style:text-properties style:font-name="FreeMono" style:font-name-complex="FreeMono" fo:color="#000000" fo:font-size="10.5pt" style:font-size-asian="10.5pt" style:font-size-complex="10.5pt"/>
    </style:style>
    <style:style style:name="T1960" style:parent-style-name="Fuentedepárrafopredeter." style:family="text">
      <style:text-properties style:font-name="FreeMono" style:font-name-complex="FreeMono" fo:color="#000000" fo:font-size="10.5pt" style:font-size-asian="10.5pt" style:font-size-complex="10.5pt"/>
    </style:style>
    <style:style style:name="T1961" style:parent-style-name="Fuentedepárrafopredeter." style:family="text">
      <style:text-properties style:font-name="FreeMono" style:font-name-complex="FreeMono" fo:color="#000000" fo:font-size="10.5pt" style:font-size-asian="10.5pt" style:font-size-complex="10.5pt"/>
    </style:style>
    <style:style style:name="T1962" style:parent-style-name="Fuentedepárrafopredeter." style:family="text">
      <style:text-properties style:font-name="FreeMono" style:font-name-complex="FreeMono" fo:color="#000000" fo:font-size="10.5pt" style:font-size-asian="10.5pt" style:font-size-complex="10.5pt"/>
    </style:style>
    <style:style style:name="T1963" style:parent-style-name="Fuentedepárrafopredeter." style:family="text">
      <style:text-properties style:font-name="FreeMono" style:font-name-complex="FreeMono" fo:color="#000000" fo:font-size="10.5pt" style:font-size-asian="10.5pt" style:font-size-complex="10.5pt"/>
    </style:style>
    <style:style style:name="T1964" style:parent-style-name="Fuentedepárrafopredeter." style:family="text">
      <style:text-properties style:font-name="FreeMono" style:font-name-complex="FreeMono" fo:color="#000000" fo:font-size="10.5pt" style:font-size-asian="10.5pt" style:font-size-complex="10.5pt"/>
    </style:style>
    <style:style style:name="T1965" style:parent-style-name="Fuentedepárrafopredeter." style:family="text">
      <style:text-properties style:font-name="FreeMono" style:font-name-complex="FreeMono" fo:color="#000000" fo:font-size="10.5pt" style:font-size-asian="10.5pt" style:font-size-complex="10.5pt"/>
    </style:style>
    <style:style style:name="T1966" style:parent-style-name="Fuentedepárrafopredeter." style:family="text">
      <style:text-properties style:font-name="FreeMono" style:font-name-complex="FreeMono" fo:color="#000000" fo:font-size="10.5pt" style:font-size-asian="10.5pt" style:font-size-complex="10.5pt"/>
    </style:style>
    <style:style style:name="T1967" style:parent-style-name="Fuentedepárrafopredeter." style:family="text">
      <style:text-properties style:font-name="FreeMono" style:font-name-complex="FreeMono" fo:color="#000000" fo:font-size="10.5pt" style:font-size-asian="10.5pt" style:font-size-complex="10.5pt"/>
    </style:style>
    <style:style style:name="T1968" style:parent-style-name="Fuentedepárrafopredeter." style:family="text">
      <style:text-properties style:font-name="FreeMono" style:font-name-complex="FreeMono" fo:color="#000000" fo:font-size="10.5pt" style:font-size-asian="10.5pt" style:font-size-complex="10.5pt"/>
    </style:style>
    <style:style style:name="T1969" style:parent-style-name="Fuentedepárrafopredeter." style:family="text">
      <style:text-properties style:font-name="FreeMono" style:font-name-complex="FreeMono" fo:color="#000000" fo:font-size="10.5pt" style:font-size-asian="10.5pt" style:font-size-complex="10.5pt"/>
    </style:style>
    <style:style style:name="T1970" style:parent-style-name="Fuentedepárrafopredeter." style:family="text">
      <style:text-properties style:font-name="FreeMono" style:font-name-complex="FreeMono" fo:color="#000000" fo:font-size="10.5pt" style:font-size-asian="10.5pt" style:font-size-complex="10.5pt"/>
    </style:style>
    <style:style style:name="T1971" style:parent-style-name="Fuentedepárrafopredeter." style:family="text">
      <style:text-properties style:font-name="FreeMono" style:font-name-complex="FreeMono" fo:color="#000000" fo:font-size="10.5pt" style:font-size-asian="10.5pt" style:font-size-complex="10.5pt"/>
    </style:style>
    <style:style style:name="T1972" style:parent-style-name="Fuentedepárrafopredeter." style:family="text">
      <style:text-properties style:font-name="FreeMono" style:font-name-complex="FreeMono" fo:color="#000000" fo:font-size="10.5pt" style:font-size-asian="10.5pt" style:font-size-complex="10.5pt"/>
    </style:style>
    <style:style style:name="T1973" style:parent-style-name="Fuentedepárrafopredeter." style:family="text">
      <style:text-properties style:font-name="FreeMono" style:font-name-complex="FreeMono" fo:color="#000000" fo:font-size="10.5pt" style:font-size-asian="10.5pt" style:font-size-complex="10.5pt"/>
    </style:style>
    <style:style style:name="T1974" style:parent-style-name="Fuentedepárrafopredeter." style:family="text">
      <style:text-properties style:font-name="FreeMono" style:font-name-complex="FreeMono" fo:color="#000000" fo:font-size="10.5pt" style:font-size-asian="10.5pt" style:font-size-complex="10.5pt"/>
    </style:style>
    <style:style style:name="T1975" style:parent-style-name="Fuentedepárrafopredeter." style:family="text">
      <style:text-properties style:font-name="FreeMono" style:font-name-complex="FreeMono" fo:color="#000000" fo:font-size="10.5pt" style:font-size-asian="10.5pt" style:font-size-complex="10.5pt"/>
    </style:style>
    <style:style style:name="T1976" style:parent-style-name="Fuentedepárrafopredeter." style:family="text">
      <style:text-properties style:font-name="FreeMono" style:font-name-complex="FreeMono" fo:color="#000000" fo:font-size="10.5pt" style:font-size-asian="10.5pt" style:font-size-complex="10.5pt"/>
    </style:style>
    <style:style style:name="T1977" style:parent-style-name="Fuentedepárrafopredeter." style:family="text">
      <style:text-properties style:font-name="FreeMono" style:font-name-complex="FreeMono" fo:color="#000000" fo:font-size="10.5pt" style:font-size-asian="10.5pt" style:font-size-complex="10.5pt"/>
    </style:style>
    <style:style style:name="T1978" style:parent-style-name="Fuentedepárrafopredeter." style:family="text">
      <style:text-properties style:font-name="FreeMono" style:font-name-complex="FreeMono" fo:color="#000000" fo:font-size="10.5pt" style:font-size-asian="10.5pt" style:font-size-complex="10.5pt"/>
    </style:style>
    <style:style style:name="T1979" style:parent-style-name="Fuentedepárrafopredeter." style:family="text">
      <style:text-properties style:font-name="FreeMono" style:font-name-complex="FreeMono" fo:color="#000000" fo:font-size="10.5pt" style:font-size-asian="10.5pt" style:font-size-complex="10.5pt"/>
    </style:style>
    <style:style style:name="T1980" style:parent-style-name="Fuentedepárrafopredeter." style:family="text">
      <style:text-properties style:font-name="FreeMono" style:font-name-complex="FreeMono" fo:color="#000000" fo:font-size="10.5pt" style:font-size-asian="10.5pt" style:font-size-complex="10.5pt"/>
    </style:style>
    <style:style style:name="T1981" style:parent-style-name="Fuentedepárrafopredeter." style:family="text">
      <style:text-properties style:font-name="FreeMono" style:font-name-complex="FreeMono" fo:color="#000000" fo:font-size="10.5pt" style:font-size-asian="10.5pt" style:font-size-complex="10.5pt"/>
    </style:style>
    <style:style style:name="T1982" style:parent-style-name="Fuentedepárrafopredeter." style:family="text">
      <style:text-properties style:font-name="FreeMono" style:font-name-complex="FreeMono" fo:color="#000000" fo:font-size="10.5pt" style:font-size-asian="10.5pt" style:font-size-complex="10.5pt"/>
    </style:style>
    <style:style style:name="T1983" style:parent-style-name="Fuentedepárrafopredeter." style:family="text">
      <style:text-properties style:font-name="FreeMono" style:font-name-complex="FreeMono" fo:color="#000000" fo:font-size="10.5pt" style:font-size-asian="10.5pt" style:font-size-complex="10.5pt"/>
    </style:style>
    <style:style style:name="T1984" style:parent-style-name="Fuentedepárrafopredeter." style:family="text">
      <style:text-properties style:font-name="FreeMono" style:font-name-complex="FreeMono" fo:color="#000000" fo:font-size="10.5pt" style:font-size-asian="10.5pt" style:font-size-complex="10.5pt"/>
    </style:style>
    <style:style style:name="T1985" style:parent-style-name="Fuentedepárrafopredeter." style:family="text">
      <style:text-properties style:font-name="FreeMono" style:font-name-complex="FreeMono" fo:color="#000000" fo:font-size="10.5pt" style:font-size-asian="10.5pt" style:font-size-complex="10.5pt"/>
    </style:style>
    <style:style style:name="T1986" style:parent-style-name="Fuentedepárrafopredeter." style:family="text">
      <style:text-properties style:font-name="FreeMono" style:font-name-complex="FreeMono" fo:color="#000000" fo:font-size="10.5pt" style:font-size-asian="10.5pt" style:font-size-complex="10.5pt"/>
    </style:style>
    <style:style style:name="T1987" style:parent-style-name="Fuentedepárrafopredeter." style:family="text">
      <style:text-properties style:font-name="FreeMono" style:font-name-complex="FreeMono" fo:color="#000000" fo:font-size="10.5pt" style:font-size-asian="10.5pt" style:font-size-complex="10.5pt"/>
    </style:style>
    <style:style style:name="T1988" style:parent-style-name="Fuentedepárrafopredeter." style:family="text">
      <style:text-properties style:font-name="FreeMono" style:font-name-complex="FreeMono" fo:color="#000000" fo:font-size="10.5pt" style:font-size-asian="10.5pt" style:font-size-complex="10.5pt"/>
    </style:style>
    <style:style style:name="P1989" style:parent-style-name="Standard" style:family="paragraph">
      <style:text-properties style:font-name="FreeMono" style:font-name-complex="FreeMono" fo:color="#000000" fo:font-size="10.5pt" style:font-size-asian="10.5pt" style:font-size-complex="10.5pt"/>
    </style:style>
    <style:style style:name="P1990" style:parent-style-name="Standard" style:family="paragraph">
      <style:text-properties style:font-name="FreeMono" style:font-name-complex="FreeMono" fo:color="#000000" fo:font-size="10.5pt" style:font-size-asian="10.5pt" style:font-size-complex="10.5pt"/>
    </style:style>
    <style:style style:name="P1991" style:parent-style-name="Standard" style:family="paragraph">
      <style:text-properties style:font-name="FreeMono" style:font-name-complex="FreeMono" fo:color="#000000" fo:font-size="10.5pt" style:font-size-asian="10.5pt" style:font-size-complex="10.5pt"/>
    </style:style>
    <style:style style:name="P199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9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94" style:parent-style-name="Fuentedepárrafopredeter." style:family="text">
      <style:text-properties style:font-name="FreeMono" style:font-name-complex="FreeMono" fo:color="#000000" fo:font-size="10.5pt" style:font-size-asian="10.5pt" style:font-size-complex="10.5pt"/>
    </style:style>
    <style:style style:name="T1995" style:parent-style-name="Fuentedepárrafopredeter." style:family="text">
      <style:text-properties style:font-name="FreeMono" style:font-name-complex="FreeMono" fo:color="#000000" fo:font-size="10.5pt" style:font-size-asian="10.5pt" style:font-size-complex="10.5pt"/>
    </style:style>
    <style:style style:name="P1996" style:parent-style-name="Standard" style:family="paragraph">
      <style:text-properties style:font-name="FreeMono" style:font-name-complex="FreeMono" fo:color="#000000" fo:font-size="10.5pt" style:font-size-asian="10.5pt" style:font-size-complex="10.5pt"/>
    </style:style>
    <style:style style:name="P1997" style:parent-style-name="Standard" style:family="paragraph">
      <style:text-properties style:font-name="FreeMono" style:font-name-complex="FreeMono" fo:color="#000000" fo:font-size="10.5pt" style:font-size-asian="10.5pt" style:font-size-complex="10.5pt"/>
    </style:style>
    <style:style style:name="P1998" style:parent-style-name="Standard" style:family="paragraph">
      <style:text-properties style:font-name="FreeMono" style:font-name-complex="FreeMono" fo:color="#000000" fo:font-size="10.5pt" style:font-size-asian="10.5pt" style:font-size-complex="10.5pt"/>
    </style:style>
    <style:style style:name="P199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0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01" style:parent-style-name="Fuentedepárrafopredeter." style:family="text">
      <style:text-properties style:font-name="FreeMono" style:font-name-complex="FreeMono" fo:color="#000000" fo:font-size="10.5pt" style:font-size-asian="10.5pt" style:font-size-complex="10.5pt"/>
    </style:style>
    <style:style style:name="T2002" style:parent-style-name="Fuentedepárrafopredeter." style:family="text">
      <style:text-properties style:font-name="FreeMono" style:font-name-complex="FreeMono" fo:color="#000000" fo:font-size="10.5pt" style:font-size-asian="10.5pt" style:font-size-complex="10.5pt"/>
    </style:style>
    <style:style style:name="T200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04" style:parent-style-name="Fuentedepárrafopredeter." style:family="text">
      <style:text-properties style:font-name="FreeMono" style:font-name-complex="FreeMono" fo:color="#000000" fo:font-size="10.5pt" style:font-size-asian="10.5pt" style:font-size-complex="10.5pt"/>
    </style:style>
    <style:style style:name="T2005" style:parent-style-name="Fuentedepárrafopredeter." style:family="text">
      <style:text-properties style:font-name="FreeMono" style:font-name-complex="FreeMono" fo:color="#000000" fo:font-size="10.5pt" style:font-size-asian="10.5pt" style:font-size-complex="10.5pt"/>
    </style:style>
    <style:style style:name="T2006" style:parent-style-name="Fuentedepárrafopredeter." style:family="text">
      <style:text-properties style:font-name="FreeMono" style:font-name-complex="FreeMono" fo:color="#000000" fo:font-size="10.5pt" style:font-size-asian="10.5pt" style:font-size-complex="10.5pt"/>
    </style:style>
    <style:style style:name="T2007" style:parent-style-name="Fuentedepárrafopredeter." style:family="text">
      <style:text-properties style:font-name="FreeMono" style:font-name-complex="FreeMono" fo:color="#000000" fo:font-size="10.5pt" style:font-size-asian="10.5pt" style:font-size-complex="10.5pt"/>
    </style:style>
    <style:style style:name="T2008" style:parent-style-name="Fuentedepárrafopredeter." style:family="text">
      <style:text-properties style:font-name="FreeMono" style:font-name-complex="FreeMono" fo:color="#000000" fo:font-size="10.5pt" style:font-size-asian="10.5pt" style:font-size-complex="10.5pt"/>
    </style:style>
    <style:style style:name="T2009" style:parent-style-name="Fuentedepárrafopredeter." style:family="text">
      <style:text-properties style:font-name="FreeMono" style:font-name-complex="FreeMono" fo:color="#000000" fo:font-size="10.5pt" style:font-size-asian="10.5pt" style:font-size-complex="10.5pt"/>
    </style:style>
    <style:style style:name="T201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1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12" style:parent-style-name="Fuentedepárrafopredeter." style:family="text">
      <style:text-properties style:font-name="FreeMono" style:font-name-complex="FreeMono" fo:color="#000000" fo:font-size="10.5pt" style:font-size-asian="10.5pt" style:font-size-complex="10.5pt"/>
    </style:style>
    <style:style style:name="T2013" style:parent-style-name="Fuentedepárrafopredeter." style:family="text">
      <style:text-properties style:font-name="FreeMono" style:font-name-complex="FreeMono" fo:color="#000000" fo:font-size="10.5pt" style:font-size-asian="10.5pt" style:font-size-complex="10.5pt"/>
    </style:style>
    <style:style style:name="P2014" style:parent-style-name="Standard" style:family="paragraph">
      <style:text-properties style:font-name="FreeMono" style:font-name-complex="FreeMono" fo:color="#000000" fo:font-size="10.5pt" style:font-size-asian="10.5pt" style:font-size-complex="10.5pt"/>
    </style:style>
    <style:style style:name="T2015" style:parent-style-name="Fuentedepárrafopredeter." style:family="text">
      <style:text-properties style:font-name="FreeMono" style:font-name-complex="FreeMono" fo:color="#000000" fo:font-size="10.5pt" style:font-size-asian="10.5pt" style:font-size-complex="10.5pt"/>
    </style:style>
    <style:style style:name="T2016" style:parent-style-name="Fuentedepárrafopredeter." style:family="text">
      <style:text-properties style:font-name="FreeMono" style:font-name-complex="FreeMono" fo:color="#000000"/>
    </style:style>
    <style:style style:name="T2017" style:parent-style-name="Fuentedepárrafopredeter." style:family="text">
      <style:text-properties style:font-name="FreeMono" style:font-name-complex="FreeMono" fo:color="#000000" fo:font-size="10.5pt" style:font-size-asian="10.5pt" style:font-size-complex="10.5pt"/>
    </style:style>
    <style:style style:name="T2018" style:parent-style-name="Fuentedepárrafopredeter." style:family="text">
      <style:text-properties style:font-name="FreeMono" style:font-name-complex="FreeMono" fo:color="#000000" fo:font-size="10.5pt" style:font-size-asian="10.5pt" style:font-size-complex="10.5pt"/>
    </style:style>
    <style:style style:name="P2019" style:parent-style-name="Standard" style:family="paragraph">
      <style:text-properties style:font-name="FreeMono" style:font-name-complex="FreeMono" fo:color="#000000" fo:font-size="10.5pt" style:font-size-asian="10.5pt" style:font-size-complex="10.5pt"/>
    </style:style>
    <style:style style:name="P202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2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22" style:parent-style-name="Fuentedepárrafopredeter." style:family="text">
      <style:text-properties style:font-name="FreeMono" style:font-name-complex="FreeMono" fo:color="#000000" fo:font-size="10.5pt" style:font-size-asian="10.5pt" style:font-size-complex="10.5pt"/>
    </style:style>
    <style:style style:name="T2023" style:parent-style-name="Fuentedepárrafopredeter." style:family="text">
      <style:text-properties style:font-name="FreeMono" style:font-name-complex="FreeMono" fo:color="#000000" fo:font-size="10.5pt" style:font-size-asian="10.5pt" style:font-size-complex="10.5pt"/>
    </style:style>
    <style:style style:name="P202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2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26" style:parent-style-name="Fuentedepárrafopredeter." style:family="text">
      <style:text-properties style:font-name="FreeMono" style:font-name-complex="FreeMono" fo:color="#000000" fo:font-size="10.5pt" style:font-size-asian="10.5pt" style:font-size-complex="10.5pt"/>
    </style:style>
    <style:style style:name="T2027" style:parent-style-name="Fuentedepárrafopredeter." style:family="text">
      <style:text-properties style:font-name="FreeMono" style:font-name-complex="FreeMono" fo:color="#000000" fo:font-size="10.5pt" style:font-size-asian="10.5pt" style:font-size-complex="10.5pt"/>
    </style:style>
    <style:style style:name="T2028" style:parent-style-name="Fuentedepárrafopredeter." style:family="text">
      <style:text-properties style:font-name="FreeMono" style:font-name-complex="FreeMono" fo:color="#000000" fo:font-size="10.5pt" style:font-size-asian="10.5pt" style:font-size-complex="10.5pt"/>
    </style:style>
    <style:style style:name="P202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3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31" style:parent-style-name="Fuentedepárrafopredeter." style:family="text">
      <style:text-properties style:font-name="FreeMono" style:font-name-complex="FreeMono" fo:color="#000000" fo:font-size="10.5pt" style:font-size-asian="10.5pt" style:font-size-complex="10.5pt"/>
    </style:style>
    <style:style style:name="T2032" style:parent-style-name="Fuentedepárrafopredeter." style:family="text">
      <style:text-properties style:font-name="FreeMono" style:font-name-complex="FreeMono" fo:color="#000000" fo:font-size="10.5pt" style:font-size-asian="10.5pt" style:font-size-complex="10.5pt"/>
    </style:style>
    <style:style style:name="P203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34" style:parent-style-name="Fuentedepárrafopredeter." style:family="text">
      <style:text-properties style:font-name="FreeMono" style:font-name-complex="FreeMono" fo:color="#000000" fo:font-size="10.5pt" style:font-size-asian="10.5pt" style:font-size-complex="10.5pt"/>
    </style:style>
    <style:style style:name="T2035" style:parent-style-name="Fuentedepárrafopredeter." style:family="text">
      <style:text-properties style:font-name="FreeMono" style:font-name-complex="FreeMono" fo:color="#000000" fo:font-size="10.5pt" style:font-size-asian="10.5pt" style:font-size-complex="10.5pt"/>
    </style:style>
    <style:style style:name="P203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3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38" style:parent-style-name="Fuentedepárrafopredeter." style:family="text">
      <style:text-properties style:font-name="FreeMono" style:font-name-complex="FreeMono" fo:color="#000000" fo:font-size="10.5pt" style:font-size-asian="10.5pt" style:font-size-complex="10.5pt"/>
    </style:style>
    <style:style style:name="T2039" style:parent-style-name="Fuentedepárrafopredeter." style:family="text">
      <style:text-properties style:font-name="FreeMono" style:font-name-complex="FreeMono" fo:color="#000000" fo:font-size="10.5pt" style:font-size-asian="10.5pt" style:font-size-complex="10.5pt"/>
    </style:style>
    <style:style style:name="P2040" style:parent-style-name="Standard" style:family="paragraph">
      <style:text-properties style:font-name="FreeMono" style:font-name-complex="FreeMono" fo:font-weight="bold" style:font-weight-asian="bold" style:font-weight-complex="bold" fo:color="#FF0000" fo:font-size="10.5pt" style:font-size-asian="10.5pt" style:font-size-complex="10.5pt"/>
    </style:style>
    <style:style style:name="T2041" style:parent-style-name="Fuentedepárrafopredeter." style:family="text">
      <style:text-properties style:font-name="FreeMono" style:font-name-complex="FreeMono" fo:font-weight="bold" style:font-weight-asian="bold" style:font-weight-complex="bold" fo:color="#FF0000" fo:font-size="10.5pt" style:font-size-asian="10.5pt" style:font-size-complex="10.5pt"/>
    </style:style>
    <style:style style:name="T2042" style:parent-style-name="Fuentedepárrafopredeter." style:family="text">
      <style:text-properties style:font-name="FreeMono" style:font-name-complex="FreeMono" fo:color="#FF0000" fo:font-size="10.5pt" style:font-size-asian="10.5pt" style:font-size-complex="10.5pt"/>
    </style:style>
    <style:style style:name="T2043" style:parent-style-name="Fuentedepárrafopredeter." style:family="text">
      <style:text-properties style:font-name="FreeMono" style:font-name-complex="FreeMono" fo:color="#FF0000" fo:font-size="10.5pt" style:font-size-asian="10.5pt" style:font-size-complex="10.5pt"/>
    </style:style>
    <style:style style:name="P204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46" style:parent-style-name="Fuentedepárrafopredeter." style:family="text">
      <style:text-properties style:font-name="FreeMono" style:font-name-complex="FreeMono" fo:color="#000000" fo:font-size="10.5pt" style:font-size-asian="10.5pt" style:font-size-complex="10.5pt"/>
    </style:style>
    <style:style style:name="T2047" style:parent-style-name="Fuentedepárrafopredeter." style:family="text">
      <style:text-properties style:font-name="FreeMono" style:font-name-complex="FreeMono" fo:color="#000000" fo:font-size="10.5pt" style:font-size-asian="10.5pt" style:font-size-complex="10.5pt"/>
    </style:style>
    <style:style style:name="P204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4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50" style:parent-style-name="Fuentedepárrafopredeter." style:family="text">
      <style:text-properties style:font-name="FreeMono" style:font-name-complex="FreeMono" fo:color="#000000" fo:font-size="10.5pt" style:font-size-asian="10.5pt" style:font-size-complex="10.5pt"/>
    </style:style>
    <style:style style:name="T2051" style:parent-style-name="Fuentedepárrafopredeter." style:family="text">
      <style:text-properties style:font-name="FreeMono" style:font-name-complex="FreeMono" fo:color="#000000" fo:font-size="10.5pt" style:font-size-asian="10.5pt" style:font-size-complex="10.5pt"/>
    </style:style>
    <style:style style:name="T2052" style:parent-style-name="Fuentedepárrafopredeter." style:family="text">
      <style:text-properties style:font-name="FreeMono" style:font-name-complex="FreeMono" fo:color="#000000" fo:font-size="10.5pt" style:font-size-asian="10.5pt" style:font-size-complex="10.5pt"/>
    </style:style>
    <style:style style:name="P205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5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55" style:parent-style-name="Fuentedepárrafopredeter." style:family="text">
      <style:text-properties style:font-name="FreeMono" style:font-name-complex="FreeMono" fo:color="#000000" fo:font-size="10.5pt" style:font-size-asian="10.5pt" style:font-size-complex="10.5pt"/>
    </style:style>
    <style:style style:name="T2056" style:parent-style-name="Fuentedepárrafopredeter." style:family="text">
      <style:text-properties style:font-name="FreeMono" style:font-name-complex="FreeMono" fo:color="#000000" fo:font-size="10.5pt" style:font-size-asian="10.5pt" style:font-size-complex="10.5pt"/>
    </style:style>
    <style:style style:name="T2057" style:parent-style-name="Fuentedepárrafopredeter." style:family="text">
      <style:text-properties style:font-name="FreeMono" style:font-name-complex="FreeMono" fo:color="#000000" fo:font-size="10.5pt" style:font-size-asian="10.5pt" style:font-size-complex="10.5pt"/>
    </style:style>
    <style:style style:name="P205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60" style:parent-style-name="Fuentedepárrafopredeter." style:family="text">
      <style:text-properties style:font-name="FreeMono" style:font-name-complex="FreeMono" fo:color="#000000" fo:font-size="10.5pt" style:font-size-asian="10.5pt" style:font-size-complex="10.5pt" fo:language="en" fo:country="US"/>
    </style:style>
    <style:style style:name="T2061" style:parent-style-name="Fuentedepárrafopredeter." style:family="text">
      <style:text-properties style:font-name="FreeMono" style:font-name-complex="FreeMono" fo:color="#000000" fo:font-size="10.5pt" style:font-size-asian="10.5pt" style:font-size-complex="10.5pt" fo:language="en" fo:country="US"/>
    </style:style>
    <style:style style:name="P206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6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64" style:parent-style-name="Fuentedepárrafopredeter." style:family="text">
      <style:text-properties style:font-name="FreeMono" style:font-name-complex="FreeMono" fo:color="#000000" fo:font-size="10.5pt" style:font-size-asian="10.5pt" style:font-size-complex="10.5pt"/>
    </style:style>
    <style:style style:name="T2065" style:parent-style-name="Fuentedepárrafopredeter." style:family="text">
      <style:text-properties style:font-name="FreeMono" style:font-name-complex="FreeMono" fo:color="#000000" fo:font-size="10.5pt" style:font-size-asian="10.5pt" style:font-size-complex="10.5pt"/>
    </style:style>
    <style:style style:name="P206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6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68" style:parent-style-name="Fuentedepárrafopredeter." style:family="text">
      <style:text-properties style:font-name="FreeMono" style:font-name-complex="FreeMono" fo:color="#000000" fo:font-size="10.5pt" style:font-size-asian="10.5pt" style:font-size-complex="10.5pt"/>
    </style:style>
    <style:style style:name="T2069" style:parent-style-name="Fuentedepárrafopredeter." style:family="text">
      <style:text-properties style:font-name="FreeMono" style:font-name-complex="FreeMono" fo:color="#000000" fo:font-size="10.5pt" style:font-size-asian="10.5pt" style:font-size-complex="10.5pt"/>
    </style:style>
    <style:style style:name="P207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7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72" style:parent-style-name="Fuentedepárrafopredeter." style:family="text">
      <style:text-properties style:font-name="FreeMono" style:font-name-complex="FreeMono" fo:color="#000000" fo:font-size="10.5pt" style:font-size-asian="10.5pt" style:font-size-complex="10.5pt"/>
    </style:style>
    <style:style style:name="T2073" style:parent-style-name="Fuentedepárrafopredeter." style:family="text">
      <style:text-properties style:font-name="FreeMono" style:font-name-complex="FreeMono" fo:color="#000000" fo:font-size="10.5pt" style:font-size-asian="10.5pt" style:font-size-complex="10.5pt"/>
    </style:style>
    <style:style style:name="P207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7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76" style:parent-style-name="Fuentedepárrafopredeter." style:family="text">
      <style:text-properties style:font-name="FreeMono" style:font-name-complex="FreeMono" fo:color="#000000" fo:font-size="10.5pt" style:font-size-asian="10.5pt" style:font-size-complex="10.5pt"/>
    </style:style>
    <style:style style:name="T2077" style:parent-style-name="Fuentedepárrafopredeter." style:family="text">
      <style:text-properties style:font-name="FreeMono" style:font-name-complex="FreeMono" fo:color="#000000" fo:font-size="10.5pt" style:font-size-asian="10.5pt" style:font-size-complex="10.5pt"/>
    </style:style>
    <style:style style:name="P207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7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80" style:parent-style-name="Fuentedepárrafopredeter." style:family="text">
      <style:text-properties style:font-name="FreeMono" style:font-name-complex="FreeMono" fo:color="#000000" fo:font-size="10.5pt" style:font-size-asian="10.5pt" style:font-size-complex="10.5pt"/>
    </style:style>
    <style:style style:name="T2081" style:parent-style-name="Fuentedepárrafopredeter." style:family="text">
      <style:text-properties style:font-name="FreeMono" style:font-name-complex="FreeMono" fo:color="#000000" fo:font-size="10.5pt" style:font-size-asian="10.5pt" style:font-size-complex="10.5pt"/>
    </style:style>
    <style:style style:name="P208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8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84" style:parent-style-name="Fuentedepárrafopredeter." style:family="text">
      <style:text-properties style:font-name="FreeMono" style:font-name-complex="FreeMono" fo:color="#000000" fo:font-size="10.5pt" style:font-size-asian="10.5pt" style:font-size-complex="10.5pt"/>
    </style:style>
    <style:style style:name="T2085" style:parent-style-name="Fuentedepárrafopredeter." style:family="text">
      <style:text-properties style:font-name="FreeMono" style:font-name-complex="FreeMono" fo:color="#000000" fo:font-size="10.5pt" style:font-size-asian="10.5pt" style:font-size-complex="10.5pt"/>
    </style:style>
    <style:style style:name="P208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8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88" style:parent-style-name="Fuentedepárrafopredeter." style:family="text">
      <style:text-properties style:font-name="FreeMono" style:font-name-complex="FreeMono" fo:color="#000000" fo:font-size="10.5pt" style:font-size-asian="10.5pt" style:font-size-complex="10.5pt"/>
    </style:style>
    <style:style style:name="T2089" style:parent-style-name="Fuentedepárrafopredeter." style:family="text">
      <style:text-properties style:font-name="FreeMono" style:font-name-complex="FreeMono" fo:color="#000000" fo:font-size="10.5pt" style:font-size-asian="10.5pt" style:font-size-complex="10.5pt"/>
    </style:style>
    <style:style style:name="P209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9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92" style:parent-style-name="Fuentedepárrafopredeter." style:family="text">
      <style:text-properties style:font-name="FreeMono" style:font-name-complex="FreeMono" fo:color="#000000" fo:font-size="10.5pt" style:font-size-asian="10.5pt" style:font-size-complex="10.5pt"/>
    </style:style>
    <style:style style:name="T2093" style:parent-style-name="Fuentedepárrafopredeter." style:family="text">
      <style:text-properties style:font-name="FreeMono" style:font-name-complex="FreeMono" fo:color="#000000" fo:font-size="10.5pt" style:font-size-asian="10.5pt" style:font-size-complex="10.5pt"/>
    </style:style>
    <style:style style:name="P2094"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9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96" style:parent-style-name="Fuentedepárrafopredeter." style:family="text">
      <style:text-properties style:font-name="FreeMono" style:font-name-complex="FreeMono" fo:color="#000000" fo:font-size="10.5pt" style:font-size-asian="10.5pt" style:font-size-complex="10.5pt" fo:language="en" fo:country="US"/>
    </style:style>
    <style:style style:name="T2097" style:parent-style-name="Fuentedepárrafopredeter." style:family="text">
      <style:text-properties style:font-name="FreeMono" style:font-name-complex="FreeMono" fo:color="#000000" fo:font-size="10.5pt" style:font-size-asian="10.5pt" style:font-size-complex="10.5pt" fo:language="en" fo:country="US"/>
    </style:style>
    <style:style style:name="P209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9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00" style:parent-style-name="Fuentedepárrafopredeter." style:family="text">
      <style:text-properties style:font-name="FreeMono" style:font-name-complex="FreeMono" fo:color="#000000" fo:font-size="10.5pt" style:font-size-asian="10.5pt" style:font-size-complex="10.5pt" fo:language="en" fo:country="US"/>
    </style:style>
    <style:style style:name="T2101" style:parent-style-name="Fuentedepárrafopredeter." style:family="text">
      <style:text-properties style:font-name="FreeMono" style:font-name-complex="FreeMono" fo:color="#000000" fo:font-size="10.5pt" style:font-size-asian="10.5pt" style:font-size-complex="10.5pt" fo:language="en" fo:country="US"/>
    </style:style>
    <style:style style:name="P210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0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04" style:parent-style-name="Fuentedepárrafopredeter." style:family="text">
      <style:text-properties style:font-name="FreeMono" style:font-name-complex="FreeMono" fo:color="#000000" fo:font-size="10.5pt" style:font-size-asian="10.5pt" style:font-size-complex="10.5pt" fo:language="en" fo:country="US"/>
    </style:style>
    <style:style style:name="T2105" style:parent-style-name="Fuentedepárrafopredeter." style:family="text">
      <style:text-properties style:font-name="FreeMono" style:font-name-complex="FreeMono" fo:color="#000000" fo:font-size="10.5pt" style:font-size-asian="10.5pt" style:font-size-complex="10.5pt" fo:language="en" fo:country="US"/>
    </style:style>
    <style:style style:name="P2106"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0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08" style:parent-style-name="Fuentedepárrafopredeter." style:family="text">
      <style:text-properties style:font-name="FreeMono" style:font-name-complex="FreeMono" fo:color="#000000" fo:font-size="10.5pt" style:font-size-asian="10.5pt" style:font-size-complex="10.5pt" fo:language="en" fo:country="US"/>
    </style:style>
    <style:style style:name="T2109" style:parent-style-name="Fuentedepárrafopredeter." style:family="text">
      <style:text-properties style:font-name="FreeMono" style:font-name-complex="FreeMono" fo:color="#000000" fo:font-size="10.5pt" style:font-size-asian="10.5pt" style:font-size-complex="10.5pt" fo:language="en" fo:country="US"/>
    </style:style>
    <style:style style:name="P2110"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1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12" style:parent-style-name="Fuentedepárrafopredeter." style:family="text">
      <style:text-properties style:font-name="FreeMono" style:font-name-complex="FreeMono" fo:color="#000000" fo:font-size="10.5pt" style:font-size-asian="10.5pt" style:font-size-complex="10.5pt" fo:language="en" fo:country="US"/>
    </style:style>
    <style:style style:name="T2113" style:parent-style-name="Fuentedepárrafopredeter." style:family="text">
      <style:text-properties style:font-name="FreeMono" style:font-name-complex="FreeMono" fo:color="#000000" fo:font-size="10.5pt" style:font-size-asian="10.5pt" style:font-size-complex="10.5pt" fo:language="en" fo:country="US"/>
    </style:style>
    <style:style style:name="P2114"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1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16" style:parent-style-name="Fuentedepárrafopredeter." style:family="text">
      <style:text-properties style:font-name="FreeMono" style:font-name-complex="FreeMono" fo:color="#000000" fo:font-size="10.5pt" style:font-size-asian="10.5pt" style:font-size-complex="10.5pt" fo:language="en" fo:country="US"/>
    </style:style>
    <style:style style:name="T2117" style:parent-style-name="Fuentedepárrafopredeter." style:family="text">
      <style:text-properties style:font-name="FreeMono" style:font-name-complex="FreeMono" fo:color="#000000" fo:font-size="10.5pt" style:font-size-asian="10.5pt" style:font-size-complex="10.5pt" fo:language="en" fo:country="US"/>
    </style:style>
    <style:style style:name="P211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1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20" style:parent-style-name="Fuentedepárrafopredeter." style:family="text">
      <style:text-properties style:font-name="FreeMono" style:font-name-complex="FreeMono" fo:color="#000000" fo:font-size="10.5pt" style:font-size-asian="10.5pt" style:font-size-complex="10.5pt" fo:language="en" fo:country="US"/>
    </style:style>
    <style:style style:name="T2121" style:parent-style-name="Fuentedepárrafopredeter." style:family="text">
      <style:text-properties style:font-name="FreeMono" style:font-name-complex="FreeMono" fo:color="#000000" fo:font-size="10.5pt" style:font-size-asian="10.5pt" style:font-size-complex="10.5pt" fo:language="en" fo:country="US"/>
    </style:style>
    <style:style style:name="P212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2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24" style:parent-style-name="Fuentedepárrafopredeter." style:family="text">
      <style:text-properties style:font-name="FreeMono" style:font-name-complex="FreeMono" fo:color="#000000" fo:font-size="10.5pt" style:font-size-asian="10.5pt" style:font-size-complex="10.5pt" fo:language="en" fo:country="US"/>
    </style:style>
    <style:style style:name="T2125" style:parent-style-name="Fuentedepárrafopredeter." style:family="text">
      <style:text-properties style:font-name="FreeMono" style:font-name-complex="FreeMono" fo:color="#000000" fo:font-size="10.5pt" style:font-size-asian="10.5pt" style:font-size-complex="10.5pt" fo:language="en" fo:country="US"/>
    </style:style>
    <style:style style:name="P2126"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127" style:parent-style-name="Fuentedepárrafopredeter." style:family="text">
      <style:text-properties style:font-name="FreeMono" style:font-name-complex="FreeMono" fo:color="#000000" fo:font-size="10.5pt" style:font-size-asian="10.5pt" style:font-size-complex="10.5pt" fo:language="en" fo:country="US"/>
    </style:style>
    <style:style style:name="T2128" style:parent-style-name="Fuentedepárrafopredeter." style:family="text">
      <style:text-properties style:font-name="FreeMono" style:font-name-complex="FreeMono" fo:color="#000000" fo:font-size="10.5pt" style:font-size-asian="10.5pt" style:font-size-complex="10.5pt"/>
    </style:style>
    <style:style style:name="T2129" style:parent-style-name="Fuentedepárrafopredeter." style:family="text">
      <style:text-properties style:font-name="FreeMono" style:font-name-complex="FreeMono" fo:color="#000000" fo:font-size="10.5pt" style:font-size-asian="10.5pt" style:font-size-complex="10.5pt"/>
    </style:style>
  </office:automatic-styles>
  <office:body>
    <office:text text:use-soft-page-breaks="true">
      <text:p text:style-name="P1">4. Especificación de las restricciones contextuales</text:p>
      <text:p text:style-name="P2"/>
      <text:p text:style-name="P3">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4"/>
      <text:p text:style-name="P5">Las restricciones que tienen que ver con la declaración de variables tipos y procedimientos son:</text:p>
      <text:list text:style-name="LFO4" text:continue-numbering="true">
        <text:list-item>
          <text:p text:style-name="P6">Solo se puede definir una variable o un tipo con el mismo nombre. En el caso de los procedimientos puede haber dos definiciones de procedimientos con el mismo nombre y el mismo nivel, en ese caso uno será con cuerpo definido y el otro con cuerpo diferido.</text:p>
        </text:list-item>
      </text:list>
      <text:p text:style-name="P7"/>
      <text:p text:style-name="P8">Las restricciones contextuales de la instrucción if (if Exp then I0 else I1), while (while Exp do I) son:</text:p>
      <text:list text:style-name="LFO4" text:continue-numbering="true">
        <text:list-item>
          <text:p text:style-name="P9">La condición Exp de if y while tiene que ser una expresión booleana</text:p>
        </text:list-item>
      </text:list>
      <text:p text:style-name="P10"/>
      <text:p text:style-name="P11">Las restricciones contextuales del la instrucción for( for v=Exp0 to Exp1do I):</text:p>
      <text:list text:style-name="LFO4" text:continue-numbering="true">
        <text:list-item>
          <text:p text:style-name="P12">Exp0 y Exp1 tienen que ser expresiones naturales o enteras y v es una variable cuyo tipo es compatible con el de Exp0 y Exp1.</text:p>
        </text:list-item>
      </text:list>
      <text:p text:style-name="P13"/>
      <text:p text:style-name="P14">La asignación lleva consigo muchas restricciones contextuales, dependiendo de cual sea el tipo al que queramos asignar:</text:p>
      <text:list text:style-name="LFO4" text:continue-numbering="true">
        <text:list-item>
          <text:p text:style-name="P15">Un objeto de tipo boolean únicamente puede asignarse a otro objeto de tipo boolean.</text:p>
        </text:list-item>
        <text:list-item>
          <text:p text:style-name="P16">Un objeto de tipo character únicamente puede asignarse a otro objeto de tipo character.</text:p>
        </text:list-item>
        <text:list-item>
          <text:p text:style-name="P17">Un objeto de tipo natural puede asignarse a otro objeto de tipo natural, a un objeto de tipo integer, o a un objeto de tipo float.</text:p>
        </text:list-item>
        <text:list-item>
          <text:p text:style-name="P18">Un objeto de tipo integer puede asignarse a otro objeto de tipo integer, o a un objeto de tipo float.</text:p>
        </text:list-item>
        <text:list-item>
          <text:p text:style-name="P19">Un objeto de tipo float puede asignarse únicamente a otro objeto de tipo float.</text:p>
        </text:list-item>
        <text:list-item>
          <text:p text:style-name="P20"><text:span text:style-name="T21">Un objeto de tipo<text:s/></text:span><text:span text:style-name="T22">array<text:s/></text:span><text:span text:style-name="T23">puede asignarse únicamente a otro objeto de tipo<text:s/></text:span><text:span text:style-name="T24">array</text:span><text:span text:style-name="T25">. Además, ambos objetos deben: (i) tener el mismo número de elementos, (ii) tener tipos base estruct</text:span><text:span text:style-name="T26">u</text:span><text:span text:style-name="T27">ralmente compatibles.</text:span></text:p>
        </text:list-item>
        <text:list-item>
          <text:p text:style-name="P28"><text:span text:style-name="T29">Un objeto de tipo<text:s/></text:span><text:span text:style-name="T30">registro<text:s/></text:span><text:span text:style-name="T31">puede asignarse únicamente a otro objeto de tipo<text:s/></text:span><text:span text:style-name="T32">registro</text:span><text:span text:style-name="T33">. Además:</text:span></text:p>
        </text:list-item>
        <text:list-item>
          <text:p text:style-name="P34">Ambos registros deben tener exactamente el mismo número de campos.</text:p>
        </text:list-item>
        <text:list-item>
          <text:p text:style-name="P35"><text:span text:style-name="T36">Sea<text:s/></text:span><text:span text:style-name="T37">n<text:s/></text:span><text:span text:style-name="T38">el número de campos en ambos registros. Para cada<text:s/></text:span><text:span text:style-name="T39">i<text:s/></text:span><text:span text:style-name="T40">(1 £<text:s/></text:span><text:span text:style-name="T41">i<text:s/></text:span><text:span text:style-name="T42">£<text:s/></text:span><text:span text:style-name="T43">n</text:span><text:span text:style-name="T44">), los campos que ap</text:span><text:span text:style-name="T45">a</text:span><text:span text:style-name="T46">recen declarados en las posiciones<text:s/></text:span><text:span text:style-name="T47">i</text:span><text:span text:style-name="T48">-esimas en los tipos de ambos registros han de tener el mismo nombre, y, además, tipos estructuralmente compatibles.</text:span></text:p>
        </text:list-item>
        <text:list-item>
          <text:p text:style-name="P49"><text:span text:style-name="T50">Un objeto de tipo<text:s/></text:span><text:span text:style-name="T51">puntero<text:s/></text:span><text:span text:style-name="T52">puede asignarse únicamente a otro objeto de tipo<text:s/></text:span><text:span text:style-name="T53">puntero<text:s/></text:span><text:span text:style-name="T54">siempre y cuando los tipos base sean estructuralmente compatibles.</text:span></text:p>
        </text:list-item>
        <text:list-item>
          <text:p text:style-name="P55"><text:span text:style-name="T56">Al considerar identificadores de tipo, se entenderá que dichos identificadores son equivale</text:span><text:span text:style-name="T57">n</text:span><text:span text:style-name="T58">tes a sus descripciones de tipo asociadas.</text:span></text:p>
        </text:list-item>
        <text:list-item>
          <text:p text:style-name="P59"><text:span text:style-name="T60">Si, durante el proceso de comprobación de compatibilidad estructural, se plantea más de una vez la compatibilidad estructural del mismo par de tipos, ambos tipos deben considerarse e</text:span><text:span text:style-name="T61">s</text:span><text:span text:style-name="T62">tructuralmente compatibles.</text:span></text:p>
        </text:list-item>
      </text:list>
      <text:p text:style-name="P63"/>
      <text:p text:style-name="P64">Las restricciones las instrucciones que llaman a procedimientos son:</text:p>
      <text:list text:style-name="LFO5" text:continue-numbering="true">
        <text:list-item>
          <text:p text:style-name="P65">Además de <text:s/>que el procedimiento ha tenido que ser declarado, los parámetros asociados a esta instrucción deben coincidir en tipo y numero a los de la declaración del procedimiento.</text:p>
        </text:list-item>
      </text:list>
      <text:p text:style-name="P66"/>
      <text:soft-page-break/>
      <text:p text:style-name="P67">Las restricciones contextuales de las de las expresiones son las siguientes:</text:p>
      <text:list text:style-name="LFO6" text:continue-numbering="true">
        <text:list-item>
          <text:p text:style-name="P68">Los operadores &lt;, &gt;, &lt;=, &gt;=, =/= son capaces de comparar entre si valores numéricos (natural con natural, natural con entero, natural con real, entero con natural, entero con entero, entero con real, real con natural con entero, real con real) caracteres y booleanos.</text:p>
        </text:list-item>
        <text:list-item>
          <text:p text:style-name="P69"><text:span text:style-name="T70">Los operadores<text:s/></text:span><text:span text:style-name="T71">+<text:s/></text:span><text:span text:style-name="T72">y<text:s/></text:span><text:span text:style-name="T73">–<text:s/></text:span><text:span text:style-name="T74">operan solo sobre valores numéricos. El resultado será un valor real (siempre y cuando alguno de los operadores sea real), un valor entero (siempre y cuando alguno del os operandos sea entero y no haya operando reales) o un natural (solo cuando los dos operandos sean naturales).</text:span></text:p>
        </text:list-item>
        <text:list-item>
          <text:p text:style-name="P75"><text:span text:style-name="T76">El operador<text:s/></text:span><text:span text:style-name="T77">or<text:s/></text:span><text:span text:style-name="T78">opera únicamente sobre valores booleanos.</text:span></text:p>
        </text:list-item>
        <text:list-item>
          <text:p text:style-name="P79"><text:span text:style-name="T80">Los operadores <text:s/></text:span><text:span text:style-name="T81">*</text:span><text:span text:style-name="T82">y<text:s/></text:span><text:span text:style-name="T83">/</text:span><text:span text:style-name="T84"><text:s/>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span></text:p>
        </text:list-item>
        <text:list-item>
          <text:p text:style-name="P85"><text:span text:style-name="T86">En el operador<text:s/></text:span><text:span text:style-name="T87">%</text:span><text:span text:style-name="T88"><text:s/>no opera sobre valores reales, caracteres y booleanos. El primer operando puede ser entero o natural, pero el segundo operando solo puede ser natural. El tipo del resultado será el mismo que el del primer operando.</text:span></text:p>
        </text:list-item>
        <text:list-item>
          <text:p text:style-name="P89"><text:span text:style-name="T90">El operador<text:s/></text:span><text:span text:style-name="T91">and<text:s/></text:span><text:span text:style-name="T92">opera solo sobre valores booleanos.</text:span></text:p>
        </text:list-item>
        <text:list-item>
          <text:p text:style-name="P93"><text:span text:style-name="T94">Los operadores<text:s/></text:span><text:span text:style-name="T95">&lt;&lt;</text:span><text:span text:style-name="T96">y<text:s/></text:span><text:span text:style-name="T97">&gt;&gt;</text:span><text:span text:style-name="T98">operan únicamente sobre valores naturales.</text:span></text:p>
        </text:list-item>
        <text:list-item>
          <text:p text:style-name="P99"><text:span text:style-name="T100">El operador<text:s/></text:span><text:span text:style-name="T101">not<text:s/></text:span><text:span text:style-name="T102">opera solo sobre valores booleanos.</text:span></text:p>
        </text:list-item>
        <text:list-item>
          <text:p text:style-name="P103"><text:span text:style-name="T104">El operador<text:s/></text:span><text:span text:style-name="T105">–</text:span><text:span text:style-name="T106">opera solo sobre valores numéricos y el resultado es su operando cambiado de signo. Este resultado será real si el tipo del operando es real, y entero en otro caso.</text:span></text:p>
        </text:list-item>
        <text:list-item>
          <text:p text:style-name="P107"><text:span text:style-name="T108">El operador<text:s/></text:span><text:span text:style-name="T109">(float)<text:s/></text:span><text:span text:style-name="T110">admite expresiones reales, enteras, de naturales y de caracteres. En todas el resultado es real.</text:span></text:p>
        </text:list-item>
        <text:list-item>
          <text:p text:style-name="P111"><text:span text:style-name="T112">El operador<text:s/></text:span><text:span text:style-name="T113">(int)<text:s/></text:span><text:span text:style-name="T114">admite expresiones reales, enteras, de naturales y de caracteres. En todas el resultado es entero.</text:span></text:p>
        </text:list-item>
        <text:list-item>
          <text:p text:style-name="P115"><text:span text:style-name="T116">El operador<text:s/></text:span><text:span text:style-name="T117">(nat)<text:s/></text:span><text:span text:style-name="T118">admite solo expresiones de naturales y de caracteres y en ambas el resultado es natural.</text:span></text:p>
        </text:list-item>
        <text:list-item>
          <text:p text:style-name="P119"><text:span text:style-name="T120">El operador<text:s/></text:span><text:span text:style-name="T121">(char)<text:s/></text:span><text:span text:style-name="T122">admite solo expresiones de naturales y de caracteres y en ambas el resultado es caracter.</text:span></text:p>
        </text:list-item>
        <text:list-item>
          <text:p text:style-name="P123"><text:span text:style-name="T124">El operador<text:s/></text:span><text:span text:style-name="T125">valor absoluto<text:s/></text:span><text:span text:style-name="T126">solo admite expresiones numéricas y el resultado es real y la expresión es real o natural si la expresión que evalúa es natural o entera.</text:span></text:p>
        </text:list-item>
      </text:list>
      <text:p text:style-name="P127"/>
      <text:p text:style-name="P128">4.1. Funciones semánticas</text:p>
      <text:p text:style-name="P129"/>
      <text:p text:style-name="P130">Descripción, si procede, de las funciones semánticas adicionales utilizadas en la</text:p>
      <text:p text:style-name="P131">especificación. Para cada función debe indicarse explícitamente su cabecera, así como</text:p>
      <text:p text:style-name="P132">informalmente su cometido, incluyendo el propósito de cada uno de sus parámetros.</text:p>
      <text:p text:style-name="P133">Esta sección puede dejarse vacía si no se van a usar funciones semánticas adicionales.</text:p>
      <text:p text:style-name="P134"><text:tab/></text:p>
      <text:p text:style-name="P135">refErronea(GestorTs gestor, TipoTs tipo):boolean</text:p>
      <text:p text:style-name="P136"><text:tab/>devuelve tipo=ref /\ not existeID(gestor,tipo.id)</text:p>
      <text:p text:style-name="P137"/>
      <text:p text:style-name="P138">compatibles(TipoTs tipo1, TipoTs tipo2, GestorTs gestor):boolean</text:p>
      <text:p text:style-name="P139"><text:span text:style-name="T140">si<text:s/></text:span><text:span text:style-name="T141">(tipo1 = natural)</text:span></text:p>
      <text:p text:style-name="P142"><text:tab/>si (tipo2=natural) devuelve true</text:p>
      <text:p text:style-name="P143"><text:span text:style-name="T144">si no<text:s/></text:span><text:span text:style-name="T145">si (tipo1 = integer)</text:span></text:p>
      <text:p text:style-name="P146"><text:tab/>si(tipo2 = natural || tipo2 = integer) devuelve true</text:p>
      <text:p text:style-name="P147"><text:span text:style-name="T148">si no<text:s/></text:span><text:span text:style-name="T149">si (tipo1 = float)</text:span></text:p>
      <text:p text:style-name="P150"><text:tab/>si(tipo2 = natural || tipo2 = integer || tipo2 = float) devuelve true</text:p>
      <text:p text:style-name="P151"><text:span text:style-name="T152">si no<text:s/></text:span><text:span text:style-name="T153">si ((tipo1 = boolean &amp;&amp; tipo2 =boolean) || (tipo1 = carácter || tipo2 = carácter)</text:span></text:p>
      <text:soft-page-break/>
      <text:p text:style-name="P154"><text:tab/><text:tab/>devuelve true</text:p>
      <text:p text:style-name="P155"><text:span text:style-name="T156">si no si<text:s/></text:span><text:span text:style-name="T157">tipo1 = ref<text:s/></text:span><text:span text:style-name="T158">devuelve<text:s/></text:span><text:span text:style-name="T159">compatibles2(ts[tipo1.id].tipo,tipo2)</text:span></text:p>
      <text:p text:style-name="P160"><text:span text:style-name="T161">si no si<text:s/></text:span><text:span text:style-name="T162">tipo2 = ref<text:s/></text:span><text:span text:style-name="T163">devuelve<text:s/></text:span><text:span text:style-name="T164">compatibles2(tipo1,ts[tipo2.id].tipo)</text:span></text:p>
      <text:p text:style-name="P165"><text:span text:style-name="T166">si no si<text:s/></text:span><text:span text:style-name="T167">tipo1=tipo2=array Ù tipo1.nelems=tipo2.nelems</text:span></text:p>
      <text:p text:style-name="P168"><text:span text:style-name="T169">devuelve<text:s/></text:span><text:span text:style-name="T170">compatibles2(tipo1.tbase,tipo2.tbase)</text:span></text:p>
      <text:p text:style-name="P171"><text:span text:style-name="T172">si no si<text:s/></text:span><text:span text:style-name="T173">tipo1.t = tipo2.t = rec Ù |tipo1.campos| = |tipo2.campos|</text:span></text:p>
      <text:p text:style-name="P174"><text:span text:style-name="T175">para<text:s/></text:span><text:span text:style-name="T176">i=1<text:s/></text:span><text:span text:style-name="T177">hasta<text:s/></text:span><text:span text:style-name="T178">|tipo1.campos|<text:s/></text:span><text:span text:style-name="T179">hacer</text:span></text:p>
      <text:p text:style-name="P180"><text:span text:style-name="T181">si<text:s/></text:span><text:span text:style-name="T182">¬compatibles2(tipo1.campos[i].tipo,tipo2.campos[i].tipo)</text:span></text:p>
      <text:p text:style-name="P183"><text:span text:style-name="T184">devolver<text:s/></text:span><text:span text:style-name="T185">false</text:span></text:p>
      <text:p text:style-name="P186">fsi</text:p>
      <text:p text:style-name="P187">fpara</text:p>
      <text:p text:style-name="P188"><text:span text:style-name="T189">devolver<text:s/></text:span><text:span text:style-name="T190">true</text:span></text:p>
      <text:p text:style-name="P191"><text:span text:style-name="T192">si no si<text:s/></text:span><text:span text:style-name="T193">e1.t = e2.t = puntero</text:span></text:p>
      <text:p text:style-name="P194"><text:span text:style-name="T195">devuelve<text:s/></text:span><text:span text:style-name="T196">compatible2(e1.tbase,e2.tbase)</text:span></text:p>
      <text:p text:style-name="P197"><text:span text:style-name="T198">si no devuelve<text:s/></text:span><text:span text:style-name="T199">false</text:span></text:p>
      <text:p text:style-name="P200"/>
      <text:p text:style-name="P201">ref(TipoTs tipo, GestorTs gestor):TipoTs</text:p>
      <text:p text:style-name="P202"><text:span text:style-name="T203">si<text:s/></text:span><text:span text:style-name="T204">tipo = ref<text:s/></text:span><text:span text:style-name="T205">entonces</text:span></text:p>
      <text:p text:style-name="P206"><text:span text:style-name="T207">si<text:s/></text:span><text:span text:style-name="T208">existeID(ts,tipo.id)</text:span></text:p>
      <text:p text:style-name="P209"><text:span text:style-name="T210">devuelve<text:s/></text:span><text:span text:style-name="T211">ref(gestor[tipo.id].tipo , gestor)</text:span></text:p>
      <text:p text:style-name="P212"><text:span text:style-name="T213">si no devuelve<text:s/></text:span><text:span text:style-name="T214">error</text:span></text:p>
      <text:p text:style-name="P215"><text:span text:style-name="T216">si no devuelve<text:s/></text:span><text:span text:style-name="T217">tipo</text:span></text:p>
      <text:p text:style-name="P218"/>
      <text:p text:style-name="P219">esCompatibleConTipoBasico(TipoTs tipo, GestorTs gestor):boolean</text:p>
      <text:p text:style-name="P220"><text:tab/>devuelve<text:s/><text:tab/>compatible(tipo1,boolean,gestor) ||<text:s/></text:p>
      <text:p text:style-name="P221">compatible(tipo1,character,gestor) ||<text:s/></text:p>
      <text:p text:style-name="P222">compatible(tipo1,float,gestor) ||<text:s/></text:p>
      <text:p text:style-name="P223">compatible(tipo1,integer,gestor) ||<text:s/></text:p>
      <text:p text:style-name="P224"><text:span text:style-name="T225">compatible(tipo1,natural,gestor)<text:s/></text:span></text:p>
      <text:p text:style-name="P226"/>
      <text:p text:style-name="P227">existeCampo(ArrayList&lt;Campo&gt; campos, String id):boolean</text:p>
      <text:p text:style-name="P228"><text:tab/>para i=0 hasta |campos| hacer</text:p>
      <text:p text:style-name="P229"><text:tab/><text:tab/>si (campos[i] = id)</text:p>
      <text:p text:style-name="P230"><text:tab/><text:tab/><text:tab/>devuelve true;</text:p>
      <text:p text:style-name="P231"><text:tab/>devuelve false</text:p>
      <text:p text:style-name="P232"/>
      <text:p text:style-name="P233"/>
      <text:p text:style-name="P234"/>
      <text:p text:style-name="P235">4.2. Atributos semánticos</text:p>
      <text:p text:style-name="P236"/>
      <text:p text:style-name="P237">Para cada categoría sintáctica relevante en este procesamiento deben enumerarse sus</text:p>
      <text:p text:style-name="P238">atributos semánticos, indicando si son heredados o sintetizados, y describiendo</text:p>
      <text:p text:style-name="P239">informalmente su propósito.</text:p>
      <text:p text:style-name="P240"/>
      <text:p text:style-name="P241">Categoría Programa:</text:p>
      <text:p text:style-name="Standard"><text:span text:style-name="T242"><text:tab/></text:span><text:span text:style-name="T243">error</text:span><text:span text:style-name="T244">: sintetizado. Sirve para indicar si hay errores contextuales del programa.</text:span></text:p>
      <text:p text:style-name="Standard"><text:span text:style-name="T245"><text:tab/></text:span><text:span text:style-name="T246">pend</text:span><text:span text:style-name="T247">: sintetizado. Sirve para ver si en alguna declaración de variable se ha utilizado un tipo no definido anteriormente.</text:span></text:p>
      <text:p text:style-name="Standard"><text:span text:style-name="T248"><text:tab/></text:span><text:span text:style-name="T249">forward</text:span><text:span text:style-name="T250">: sintetizado. Sirve para comprobar que todas las llamadas a procedimientos se han realizado con procedimientos declarados.</text:span></text:p>
      <text:p text:style-name="P251">Categoría Declaraciones:</text:p>
      <text:p text:style-name="Standard"><text:span text:style-name="T252"><text:tab/></text:span><text:span text:style-name="T253">error</text:span><text:span text:style-name="T254">: sintetizado. Indica si hay errores en las declaraciones.</text:span></text:p>
      <text:soft-page-break/>
      <text:p text:style-name="Standard"><text:span text:style-name="T255"><text:tab/></text:span><text:span text:style-name="T256">pend</text:span><text:span text:style-name="T257">: sintetizado. Contiene las declaraciones de variable cuyo tipo no ha sido declarado.</text:span></text:p>
      <text:p text:style-name="Standard"><text:span text:style-name="T258"><text:tab/></text:span><text:span text:style-name="T259">forward</text:span><text:span text:style-name="T260">: sintetizado. Contiene las llamadas a procedimientos cuya declaración no ha sido realizada. La información viene de DeclaracionesVariable, DeclaracionesTipo y DeclaracionesProcedimiento.</text:span></text:p>
      <text:p text:style-name="Standard"><text:span text:style-name="T261"><text:tab/></text:span><text:span text:style-name="T262">forwardh</text:span><text:span text:style-name="T263">: heredado. Contiene la misma información, pero en este caso se le pasa a las instrucciones de los procedimientos para que si alguna de ellas es una llamada a procedimiento, que tenga la información.</text:span></text:p>
      <text:p text:style-name="P264"/>
      <text:p text:style-name="P265">Categoria Bloque;</text:p>
      <text:p text:style-name="Standard"><text:span text:style-name="T266"><text:tab/></text:span><text:span text:style-name="T267">error</text:span><text:span text:style-name="T268">: sintetizado. Indica si hay algún error en las declaraciones e instrucciones del procedimiento.</text:span></text:p>
      <text:p text:style-name="Standard"><text:span text:style-name="T269"><text:tab/></text:span><text:span text:style-name="T270">pend</text:span><text:span text:style-name="T271">: sintetizado. Indica las declaraciones de variable cuyo tipo no ha sido definido en el procedimiento.</text:span><text:span text:style-name="T272"><text:tab/></text:span></text:p>
      <text:p text:style-name="P273"/>
      <text:p text:style-name="P274">Categoría FParametros:</text:p>
      <text:p text:style-name="Standard"><text:span text:style-name="T275"><text:tab/></text:span><text:span text:style-name="T276">error</text:span><text:span text:style-name="T277">: sintetizado. Indica los errores que hay en la declaración de los parámetros de un procedimiento. Este error es sintetizado de LFParametros y LFParametro.</text:span></text:p>
      <text:p text:style-name="P278"/>
      <text:p text:style-name="P279">Categoría Tipo:</text:p>
      <text:p text:style-name="Standard"><text:span text:style-name="T280"><text:tab/></text:span><text:span text:style-name="T281">error</text:span><text:span text:style-name="T282">: sintetizado. Muestra si hay error en algunos de los tipos existentes.</text:span></text:p>
      <text:p text:style-name="P283"/>
      <text:p text:style-name="P284">Categoria Campo:</text:p>
      <text:p text:style-name="Standard"><text:span text:style-name="T285"><text:tab/></text:span><text:span text:style-name="T286">error</text:span><text:span text:style-name="T287">: sintetizado. Indica si hay error en alguno de los campos de un registro.</text:span></text:p>
      <text:p text:style-name="P288"/>
      <text:p text:style-name="P289">Categoría Instrucciones:</text:p>
      <text:p text:style-name="Standard"><text:span text:style-name="T290"><text:tab/></text:span><text:span text:style-name="T291">error</text:span><text:span text:style-name="T292">: sintetizado. Indica si hay errores en la sección de instrucciones.</text:span></text:p>
      <text:p text:style-name="Standard"><text:span text:style-name="T293"><text:tab/></text:span><text:span text:style-name="T294">tsh</text:span><text:span text:style-name="T295">: heredado.<text:s/></text:span><text:span text:style-name="T296">Es la tabla de símbolos que proviene de las declaraciones y que heredan las categorías sintácticas Instrucciones, Instruccion, InsLectura, InsEscritura, InsAsignacion, InsFor, InsWhile, InsIf, InsCompuesta, InsNew, InsDel, AParametros, LAParametros, Expresion, ExpresionNiv1, ExpresionNiv2, ExpresionNiv3 y ExpresionNiv4, Mem.</text:span></text:p>
      <text:p text:style-name="P297"/>
      <text:p text:style-name="P298">Categoría AParametros:</text:p>
      <text:p text:style-name="Standard"><text:span text:style-name="T299"><text:tab/></text:span><text:span text:style-name="T300">fparametrosh</text:span><text:span text:style-name="T301">: heredado. Coge esta estructura de la tabla de símbolos, es una lista que guarda el modo y el tipo de cada parámetro. Este parámetro se pasará a la categoría sintáctica LAParametros.</text:span></text:p>
      <text:p text:style-name="Standard"><text:span text:style-name="T302"><text:tab/></text:span><text:span text:style-name="T303">nparametrosh</text:span><text:span text:style-name="T304">: hereadado. Al igual que el anterior coge la información de la tabla de simbolos y guarda el numero de parámetros que debe tener el procedimiento. Este parámetro se le pasará a la categoría sintáctica LAParametros.</text:span></text:p>
      <text:p text:style-name="P305"/>
      <text:p text:style-name="P306">Categoría Expresión:</text:p>
      <text:p text:style-name="Standard"><text:span text:style-name="T307"><text:tab/></text:span><text:span text:style-name="T308">tipo</text:span><text:span text:style-name="T309">: sintetizado. Contiene el tipo de la expresión y, en su caso, error si existe un error de tipos.</text:span></text:p>
      <text:p text:style-name="Standard"><text:span text:style-name="T310"><text:tab/></text:span><text:span text:style-name="T311">modo</text:span><text:span text:style-name="T312">: sintetizado. Indica si se trata de una expresión por variable o por valor. Este valor viene sintetizado de las categorías ExpresionNiv1, ExpresionNiv2, ExpresionNiv3, ExpresionNiv4.</text:span></text:p>
      <text:p text:style-name="P313"/>
      <text:p text:style-name="P314">Categoria Mem:</text:p>
      <text:p text:style-name="Standard"><text:span text:style-name="T315"><text:tab/></text:span><text:span text:style-name="T316">tipo</text:span><text:span text:style-name="T317">: sintetizado. Indica el tipo de Mem, si es de tipo error es que la expresión está mal definicida.</text:span></text:p>
      <text:p text:style-name="P318"/>
      <text:p text:style-name="P319">Categorías opNivX:</text:p>
      <text:p text:style-name="Standard"><text:span text:style-name="T320"><text:tab/></text:span><text:span text:style-name="T321">op</text:span><text:span text:style-name="T322">: sintetizado. Contiene el tipo de operación.</text:span><text:span text:style-name="T323"><text:s/></text:span></text:p>
      <text:p text:style-name="Standard"/>
      <text:soft-page-break/>
      <text:p text:style-name="P324">4.4. Gramática de atributos</text:p>
      <text:p text:style-name="P325">Gramática de atributos que formaliza la comprobación de las restricciones contextuales.</text:p>
      <text:p text:style-name="P326"/>
      <text:p text:style-name="P327"><text:bookmark-start text:name="__DdeLink__21981_1730890738"/>Programa → Declaraciones &amp;<text:s/>Instrucciones</text:p>
      <text:p text:style-name="Standard"><text:span text:style-name="T328"><text:tab/>Programa.error<text:s/></text:span><text:span text:style-name="T329"><text:tab/>=</text:span></text:p>
      <text:p text:style-name="Standard"><text:span text:style-name="T330"><text:tab/></text:span><text:span text:style-name="T331"><text:tab/>Declaraciones.error v</text:span></text:p>
      <text:p text:style-name="Standard"><text:span text:style-name="T332"><text:tab/></text:span><text:span text:style-name="T333"><text:tab/>Instrucciones.error v</text:span></text:p>
      <text:p text:style-name="Standard"><text:span text:style-name="T334"><text:tab/></text:span><text:span text:style-name="T335"><text:tab/>Declaraciones.pend !=<text:s/></text:span><text:span text:style-name="T336">ⵁ</text:span><text:span text:style-name="T337"><text:s/>v</text:span></text:p>
      <text:p text:style-name="Standard"><text:bookmark-end text:name="__DdeLink__21981_1730890738"/><text:span text:style-name="T338"><text:tab/></text:span><text:span text:style-name="T339"><text:tab/>Declaraciones.forward !=<text:s/></text:span><text:span text:style-name="T340">ⵁ</text:span></text:p>
      <text:p text:style-name="Standard"><text:span text:style-name="T341"><text:tab/>Instrucciones.forwardh =<text:s/></text:span><text:span text:style-name="T342">ⵁ</text:span></text:p>
      <text:p text:style-name="P343"/>
      <text:p text:style-name="P344"><text:bookmark-start text:name="__DdeLink__12453_1948327631"/>Declaraciones → Declaraciones ; Declaracion</text:p>
      <text:p text:style-name="P345"><text:span text:style-name="T346">Declaraciones1.forwardh= Declaraciones0.ford</text:span><text:span text:style-name="T347">wardh</text:span></text:p>
      <text:p text:style-name="P348"><text:span text:style-name="T349">Declaracion.forwardh= Declaraciones1.fordward</text:span></text:p>
      <text:p text:style-name="Standard"><text:span text:style-name="T350"><text:tab/>Declaraciones0.error<text:s/></text:span><text:span text:style-name="T351"><text:tab/>=</text:span></text:p>
      <text:p text:style-name="Standard"><text:span text:style-name="T352"><text:tab/></text:span><text:span text:style-name="T353"><text:tab/>Declaraciones1.error v</text:span></text:p>
      <text:p text:style-name="Standard"><text:span text:style-name="T354"><text:tab/></text:span><text:span text:style-name="T355"><text:tab/>Declaracion.error v<text:s/></text:span><text:span text:style-name="T356"><text:tab/></text:span><text:span text:style-name="T357"><text:tab/></text:span><text:span text:style-name="T358"><text:tab/></text:span><text:span text:style-name="T359"><text:tab/></text:span><text:span text:style-name="T360"><text:tab/></text:span><text:span text:style-name="T361"><text:tab/></text:span><text:span text:style-name="T362"><text:tab/></text:span><text:span text:style-name="T363"><text:tab/></text:span><text:span text:style-name="T364"><text:tab/></text:span><text:span text:style-name="T365"><text:tab/>(existeID(Declaraciones1.ts,Declaracion.id)<text:s/></text:span><text:bookmark-start text:name="__DdeLink__14594_437054955"/><text:span text:style-name="T366"><text:s/></text:span><text:bookmark-end text:name="__DdeLink__14594_437054955"/><text:span text:style-name="T367">٨</text:span><text:span text:style-name="T368"><text:tab/></text:span><text:span text:style-name="T369"><text:tab/></text:span><text:span text:style-name="T370"><text:tab/></text:span><text:span text:style-name="T371"><text:tab/></text:span><text:span text:style-name="T372"><text:tab/></text:span><text:span text:style-name="T373"><text:tab/>Declaraciones1.ts[Declaracion.id].nivel=Declaraciones0.nh)</text:span></text:p>
      <text:p text:style-name="P374"><text:span text:style-name="T375">Declaracion</text:span><text:span text:style-name="T376">es0.pend =</text:span></text:p>
      <text:p text:style-name="P377"><text:span text:style-name="T378"><text:tab/>Declaraciones1.pend unión</text:span></text:p>
      <text:p text:style-name="P379"><text:span text:style-name="T380"><text:tab/>Declaracion.pend –</text:span></text:p>
      <text:p text:style-name="P381"><text:tab/>(si (Declaracion.props.clase = tipo)</text:p>
      <text:p text:style-name="P382"><text:tab/><text:tab/>{Declaracion.id}</text:p>
      <text:p text:style-name="P383"><text:span text:style-name="T384"><text:tab/>sino<text:s/></text:span><text:span text:style-name="T385">ⵁ</text:span><text:span text:style-name="T386">)</text:span></text:p>
      <text:p text:style-name="Standard"><text:span text:style-name="T387"><text:tab/>Declaraciones0.forward</text:span><text:span text:style-name="T388"><text:tab/>= Declaracion.forward</text:span></text:p>
      <text:p text:style-name="P389"/>
      <text:p text:style-name="P390"/>
      <text:p text:style-name="Standard"><text:span text:style-name="T391">Declaraciones → Declaracion</text:span></text:p>
      <text:p text:style-name="Standard"><text:span text:style-name="T392"><text:tab/>Declaracion.forwardh</text:span><text:span text:style-name="T393"><text:tab/>= Declaraciones.fordwardh</text:span></text:p>
      <text:p text:style-name="Standard"><text:span text:style-name="T394"><text:tab/></text:span><text:span text:style-name="T395">Declaraciones.error<text:s/></text:span><text:span text:style-name="T396"><text:tab/>=</text:span></text:p>
      <text:p text:style-name="Standard"><text:span text:style-name="T397"><text:tab/></text:span><text:span text:style-name="T398"><text:tab/>Declaracion.error v</text:span></text:p>
      <text:p text:style-name="Standard"><text:span text:style-name="T399"><text:tab/></text:span><text:span text:style-name="T400"><text:tab/>(existeID(Declaraciones.tsh,Declaracion.id) <text:s/></text:span><text:span text:style-name="T401">٨</text:span><text:span text:style-name="T402"><text:s/></text:span><text:span text:style-name="T403"><text:tab/></text:span><text:span text:style-name="T404"><text:tab/></text:span><text:span text:style-name="T405"><text:tab/></text:span><text:span text:style-name="T406"><text:tab/></text:span><text:span text:style-name="T407"><text:tab/></text:span><text:span text:style-name="T408"><text:tab/>Declaraciones.tsh[Declaracion.id].nivel = Declaraciones.nh)</text:span></text:p>
      <text:p text:style-name="Standard"><text:span text:style-name="T409"><text:tab/>Declaracion.pend<text:s/></text:span><text:span text:style-name="T410"><text:tab/>=</text:span><text:bookmark-end text:name="__DdeLink__12453_1948327631"/></text:p>
      <text:p text:style-name="Standard"><text:span text:style-name="T411"><text:tab/></text:span><text:span text:style-name="T412"><text:tab/>Declaraciones.pend –</text:span></text:p>
      <text:p text:style-name="Standard"><text:span text:style-name="T413"><text:tab/></text:span><text:span text:style-name="T414"><text:tab/>(si (Declaracion.props.clase = tipo)</text:span></text:p>
      <text:p text:style-name="Standard"><text:span text:style-name="T415"><text:tab/></text:span><text:span text:style-name="T416"><text:tab/></text:span><text:span text:style-name="T417"><text:tab/>{Declaraci</text:span><text:span text:style-name="T418">on.id}</text:span></text:p>
      <text:p text:style-name="Standard"><text:span text:style-name="T419"><text:tab/></text:span><text:span text:style-name="T420"><text:tab/>sino {})</text:span></text:p>
      <text:p text:style-name="Standard"><text:span text:style-name="T421"><text:tab/>Declaraciones.forward<text:s/></text:span><text:span text:style-name="T422"><text:tab/>= Declaracion.forward</text:span></text:p>
      <text:p text:style-name="P423"/>
      <text:p text:style-name="Standard"/>
      <text:p text:style-name="P424">Declaracion → DeclaracionTipo</text:p>
      <text:p text:style-name="Standard"><text:bookmark-start text:name="__DdeLink__22042_1730890738"/><text:span text:style-name="T425"><text:tab/></text:span><text:span text:style-name="T426">Declaracion.error <text:s/></text:span><text:span text:style-name="T427"><text:tab/>= DeclaracionTipo.error</text:span></text:p>
      <text:p text:style-name="P428"><text:tab/>Declaracion.pend<text:s/><text:tab/>= DeclaracionTipo.pend</text:p>
      <text:p text:style-name="Standard"><text:span text:style-name="T429"><text:tab/>Declaracion.forward =<text:s/></text:span><text:span text:style-name="T430">Declarion.forwardh</text:span></text:p>
      <text:p text:style-name="P431"><text:bookmark-end text:name="__DdeLink__22042_1730890738"/></text:p>
      <text:p text:style-name="P432">Declaracion →<text:s/>DeclaracionVariable</text:p>
      <text:p text:style-name="Standard"><text:bookmark-start text:name="__DdeLink__22050_1730890738"/><text:span text:style-name="T433"><text:tab/></text:span><text:span text:style-name="T434">Declaracion.error<text:s/></text:span><text:span text:style-name="T435"><text:tab/>= DeclaracionVariable.error</text:span></text:p>
      <text:p text:style-name="P436"><text:tab/>Declaracion.pend<text:s/><text:tab/>= DeclaracionVariable.pend</text:p>
      <text:p text:style-name="Standard"><text:span text:style-name="T437"><text:tab/>Declaracion.forward =<text:s/></text:span><text:span text:style-name="T438">Declarion.forwardh</text:span></text:p>
      <text:p text:style-name="P439"><text:bookmark-end text:name="__DdeLink__22050_1730890738"/></text:p>
      <text:p text:style-name="Standard"><text:span text:style-name="T440">Declaracion → DeclaracionProcedimiento</text:span></text:p>
      <text:soft-page-break/>
      <text:p text:style-name="Standard"><text:span text:style-name="T441"><text:tab/></text:span><text:span text:style-name="T442">DeclaracionProcedimiento.forwardh = Declaracion.forwardh</text:span></text:p>
      <text:p text:style-name="Standard"><text:bookmark-start text:name="__DdeLink__22054_1730890738"/><text:span text:style-name="T443"><text:tab/></text:span><text:span text:style-name="T444">Declaracion.error<text:s/></text:span><text:span text:style-name="T445"><text:tab/>= DeclaracionProcedimiento.error</text:span></text:p>
      <text:p text:style-name="Standard"><text:span text:style-name="T446"><text:tab/>Declaracion.pend<text:s/></text:span><text:span text:style-name="T447"><text:tab/>= DeclaracionProcedimiento.pend</text:span></text:p>
      <text:p text:style-name="Standard"><text:bookmark-end text:name="__DdeLink__22054_1730890738"/><text:span text:style-name="T448"><text:tab/>Declaracion.forward<text:s/></text:span><text:span text:style-name="T449"><text:tab/>= DeclaracionProcedimiento.forward</text:span></text:p>
      <text:p text:style-name="P450"/>
      <text:p text:style-name="P451">DeclaracionTipo → tipo id = Tipo</text:p>
      <text:p text:style-name="P452"><text:bookmark-start text:name="__DdeLink__22062_1730890738"/><text:tab/>DeclaracionTipo.error<text:s/><text:tab/>=</text:p>
      <text:p text:style-name="P453"><text:tab/><text:tab/>Tipo.error v</text:p>
      <text:p text:style-name="P454"><text:tab/><text:tab/>existeID(DeclaracionTipo.tsh, id.lex) v</text:p>
      <text:p text:style-name="P455"><text:tab/><text:tab/>¬existeRef(DeclaracionTipo.tsh,Tipo.tipo)</text:p>
      <text:p text:style-name="P456"><text:tab/>DeclaracionTipo.pend<text:s/><text:tab/>= Tipo.pend</text:p>
      <text:p text:style-name="P457"><text:bookmark-end text:name="__DdeLink__22062_1730890738"/></text:p>
      <text:p text:style-name="P458">DeclaraciónVarible → Tipo id</text:p>
      <text:p text:style-name="P459"><text:bookmark-start text:name="__DdeLink__22068_1730890738"/><text:tab/>DeclaracionVariable.error<text:s/><text:tab/>=</text:p>
      <text:p text:style-name="P460"><text:tab/><text:tab/>Tipo.error v</text:p>
      <text:p text:style-name="P461"><text:tab/><text:tab/>existeID(DeclaracionVariable.tsh, id.lex) v<text:s/><text:tab/><text:tab/><text:tab/><text:tab/><text:tab/><text:tab/>¬existeRef(DeclaracionVariable.tsh,Tipo.tipo)</text:p>
      <text:p text:style-name="P462"><text:tab/>DeclaracionVariable.pend<text:s/><text:tab/>= Tipo.pend</text:p>
      <text:p text:style-name="P463"/>
      <text:p text:style-name="Standard"><text:bookmark-start text:name="__DdeLink__14734_250290990"/><text:bookmark-start text:name="__DdeLink__14727_250290990"/><text:span text:style-name="T464">DeclaracionProcedimiento → procedure id FParametros forward</text:span></text:p>
      <text:p text:style-name="Standard"><text:span text:style-name="T465"><text:tab/></text:span><text:span text:style-name="T466">DeclaracionProcedimiento.forward = DeclaracionProcedimiento.forwardh ++ {id}</text:span></text:p>
      <text:p text:style-name="Standard"><text:span text:style-name="T467"><text:tab/>DeclaracionProcedimiento.error<text:s/></text:span><text:span text:style-name="T468"><text:tab/>=</text:span></text:p>
      <text:p text:style-name="Standard"><text:span text:style-name="T469"><text:tab/></text:span><text:span text:style-name="T470"><text:tab/>FPara</text:span><text:span text:style-name="T471">metros.error v</text:span></text:p>
      <text:p text:style-name="Standard"><text:span text:style-name="T472"><text:tab/></text:span><text:span text:style-name="T473"><text:tab/>(existeID(FParametros.ts, id.lex) <text:s/></text:span><text:span text:style-name="T474">٨</text:span></text:p>
      <text:p text:style-name="Standard"><text:span text:style-name="T475"><text:tab/></text:span><text:span text:style-name="T476"><text:tab/></text:span><text:span text:style-name="T477"><text:tab/>Fparametros.ts[id.lex].nivel=DeclaracionProcedimiento.nh+1)</text:span></text:p>
      <text:p text:style-name="Standard"><text:span text:style-name="T478"><text:tab/>DeclaracionProcedimiento.pend =<text:s/></text:span><text:span text:style-name="T479">ⵁ</text:span></text:p>
      <text:p text:style-name="P480"><text:bookmark-end text:name="__DdeLink__22068_1730890738"/></text:p>
      <text:p text:style-name="Standard"><text:span text:style-name="T481">DeclaracionProcedimiento → procedure id FParametros Bloque</text:span></text:p>
      <text:p text:style-name="Standard"><text:bookmark-start text:name="__DdeLink__22079_1730890738"/><text:span text:style-name="T482"><text:tab/></text:span><text:span text:style-name="T483">DeclaracionProcedimiento.error<text:s/></text:span><text:span text:style-name="T484"><text:tab/>=</text:span></text:p>
      <text:p text:style-name="Standard"><text:span text:style-name="T485"><text:tab/></text:span><text:span text:style-name="T486"><text:tab/></text:span><text:span text:style-name="T487">FParametros.error v</text:span></text:p>
      <text:p text:style-name="Standard"><text:span text:style-name="T488"><text:tab/></text:span><text:span text:style-name="T489"><text:tab/>Bloque.error v</text:span></text:p>
      <text:p text:style-name="Standard"><text:span text:style-name="T490"><text:tab/></text:span><text:span text:style-name="T491"><text:tab/>(existeID(FParametros.ts, id.lex) <text:s/></text:span><text:span text:style-name="T492">٨</text:span></text:p>
      <text:p text:style-name="Standard"><text:span text:style-name="T493"><text:tab/></text:span><text:span text:style-name="T494"><text:tab/></text:span><text:span text:style-name="T495"><text:tab/>Fparametros.ts[id.lex].nivel=DeclaracionProcedimiento.nh+1<text:s/></text:span><text:span text:style-name="T496"><text:tab/></text:span><text:span text:style-name="T497"><text:tab/></text:span><text:span text:style-name="T498"><text:tab/>^FParametros.ts[id.lex].props.t != forward)</text:span></text:p>
      <text:p text:style-name="Standard"><text:span text:style-name="T499"><text:tab/>DeclaracionProcedimiento.pend = Bloque.pend</text:span></text:p>
      <text:p text:style-name="Standard"><text:span text:style-name="T500"><text:tab/></text:span><text:span text:style-name="T501">DeclaracionProcedimiento.forward = DeclaracionProcedimiento.forwardh –<text:s/></text:span><text:span text:style-name="T502"><text:tab/></text:span><text:span text:style-name="T503"><text:tab/></text:span><text:span text:style-name="T504"><text:tab/></text:span><text:span text:style-name="T505"><text:tab/></text:span><text:span text:style-name="T506"><text:tab/></text:span><text:span text:style-name="T507"><text:tab/></text:span><text:span text:style-name="T508"><text:tab/></text:span><text:span text:style-name="T509"><text:tab/></text:span><text:span text:style-name="T510"><text:tab/></text:span><text:span text:style-name="T511"><text:tab/></text:span><text:span text:style-name="T512"><text:tab/></text:span><text:span text:style-name="T513"><text:tab/>{id}</text:span></text:p>
      <text:p text:style-name="Standard"><text:bookmark-end text:name="__DdeLink__22079_1730890738"/><text:span text:style-name="T514"><text:tab/>Bloque.forwardh<text:s/></text:span><text:span text:style-name="T515"><text:tab/></text:span><text:span text:style-name="T516"><text:tab/></text:span><text:span text:style-name="T517"><text:tab/><text:s text:c="5"/>= DeclaracionProcedimiento.forwardh</text:span><text:bookmark-end text:name="__DdeLink__14734_250290990"/><text:bookmark-end text:name="__DdeLink__14727_250290990"/><text:span text:style-name="T518"><text:s/>-<text:s/></text:span><text:span text:style-name="T519"><text:tab/></text:span><text:span text:style-name="T520"><text:tab/></text:span><text:span text:style-name="T521"><text:tab/></text:span><text:span text:style-name="T522"><text:tab/></text:span><text:span text:style-name="T523"><text:tab/></text:span><text:span text:style-name="T524"><text:tab/></text:span><text:span text:style-name="T525"><text:tab/></text:span><text:span text:style-name="T526"><text:tab/></text:span><text:span text:style-name="T527"><text:tab/></text:span><text:span text:style-name="T528"><text:tab/></text:span><text:span text:style-name="T529"><text:tab/></text:span><text:span text:style-name="T530"><text:tab/>{id}</text:span></text:p>
      <text:p text:style-name="P531"/>
      <text:p text:style-name="Standard"><text:span text:style-name="T532">Bloque → Declaraciones &amp; Instrucciones</text:span></text:p>
      <text:p text:style-name="Standard"><text:bookmark-start text:name="__DdeLink__22101_1730890738"/><text:span text:style-name="T533"><text:tab/></text:span><text:span text:style-name="T534">Bloque.error<text:s/></text:span><text:span text:style-name="T535"><text:tab/>= Declaraciones.error v Instrucci</text:span><text:span text:style-name="T536">ones.error</text:span></text:p>
      <text:p text:style-name="Standard"><text:span text:style-name="T537"><text:tab/>Bloque.pend<text:s/></text:span><text:span text:style-name="T538"><text:tab/>= Declaraciones.pend</text:span></text:p>
      <text:p text:style-name="Standard"><text:span text:style-name="T539"><text:tab/>Bloque.forward<text:s/></text:span><text:span text:style-name="T540"><text:tab/>= Declaraciones.forward</text:span></text:p>
      <text:p text:style-name="Standard"><text:span text:style-name="T541"><text:tab/>Declaraciones.forwardh</text:span><text:span text:style-name="T542"><text:tab/>= Bloque.forwardh</text:span></text:p>
      <text:p text:style-name="Standard"><text:span text:style-name="T543"><text:tab/>Instrucciones.forwardh = Declaraciones.forward</text:span></text:p>
      <text:p text:style-name="Standard"><text:bookmark-end text:name="__DdeLink__22101_1730890738"/></text:p>
      <text:p text:style-name="Standard"><text:span text:style-name="T544">Bloque → Instrucciones</text:span></text:p>
      <text:p text:style-name="Standard"><text:span text:style-name="T545"><text:tab/></text:span><text:bookmark-start text:name="__DdeLink__22107_1730890738"/><text:span text:style-name="T546">Bloque.error<text:s/></text:span><text:span text:style-name="T547"><text:tab/>= Instrucciones.error</text:span><text:bookmark-end text:name="__DdeLink__22107_1730890738"/></text:p>
      <text:soft-page-break/>
      <text:p text:style-name="Standard"><text:span text:style-name="T548"><text:tab/></text:span><text:span text:style-name="T549">Instrucciones.for</text:span><text:span text:style-name="T550">wardh = Bloque.forwardh</text:span></text:p>
      <text:p text:style-name="Standard"/>
      <text:p text:style-name="Standard"><text:span text:style-name="T551">FParametros → (LFParametros)</text:span></text:p>
      <text:p text:style-name="Standard"><text:span text:style-name="T552"><text:tab/></text:span><text:bookmark-start text:name="__DdeLink__22111_1730890738"/><text:span text:style-name="T553">FParametros.error<text:s/></text:span><text:span text:style-name="T554"><text:tab/>= LFParametros.error</text:span><text:bookmark-end text:name="__DdeLink__22111_1730890738"/></text:p>
      <text:p text:style-name="Standard"><text:span text:style-name="T555">FParametros →<text:s/></text:span><text:bookmark-start text:name="__DdeLink__20805_213522392"/><text:span text:style-name="T556">λ</text:span><text:bookmark-end text:name="__DdeLink__20805_213522392"/></text:p>
      <text:p text:style-name="Standard"><text:bookmark-start text:name="__DdeLink__22113_1730890738"/><text:span text:style-name="T557"><text:tab/></text:span><text:span text:style-name="T558">FParametros.error<text:s/></text:span><text:span text:style-name="T559"><text:tab/>= false</text:span><text:bookmark-end text:name="__DdeLink__22113_1730890738"/></text:p>
      <text:p text:style-name="Standard"><text:bookmark-start text:name="__DdeLink__12455_1948327631"/><text:bookmark-start text:name="__DdeLink__12458_1948327631"/><text:span text:style-name="T560">LFParametros → LFParametros , FParametro</text:span></text:p>
      <text:p text:style-name="Standard"><text:span text:style-name="T561"><text:tab/></text:span><text:span text:style-name="T562">LFParametros0.error<text:s/></text:span><text:span text:style-name="T563"><text:tab/>=</text:span></text:p>
      <text:p text:style-name="Standard"><text:span text:style-name="T564"><text:tab/></text:span><text:span text:style-name="T565"><text:tab/>LFParametros1.error v</text:span></text:p>
      <text:p text:style-name="Standard"><text:span text:style-name="T566"><text:tab/></text:span><text:span text:style-name="T567"><text:tab/>Fparametro.error v<text:s/></text:span><text:span text:style-name="T568"><text:tab/></text:span><text:span text:style-name="T569"><text:tab/></text:span><text:span text:style-name="T570"><text:tab/></text:span><text:span text:style-name="T571"><text:tab/></text:span><text:span text:style-name="T572"><text:tab/></text:span><text:span text:style-name="T573"><text:tab/></text:span><text:span text:style-name="T574"><text:tab/></text:span><text:span text:style-name="T575"><text:tab/></text:span><text:span text:style-name="T576"><text:tab/></text:span><text:span text:style-name="T577"><text:tab/>(existeID(LFParametros1.ts,FParametro.id) <text:s/></text:span><text:span text:style-name="T578">٨</text:span><text:span text:style-name="T579"><text:s/></text:span><text:span text:style-name="T580"><text:tab/></text:span><text:span text:style-name="T581"><text:tab/></text:span><text:span text:style-name="T582"><text:tab/></text:span><text:span text:style-name="T583"><text:tab/></text:span><text:span text:style-name="T584"><text:tab/></text:span><text:span text:style-name="T585"><text:tab/></text:span><text:span text:style-name="T586"><text:tab/>LFParametro1.ts[FParametro.id].nivel = LFParametros0.nh)</text:span></text:p>
      <text:p text:style-name="Standard"/>
      <text:p text:style-name="Standard"><text:span text:style-name="T587">LFParametros → Fparametro</text:span></text:p>
      <text:p text:style-name="Standard"><text:span text:style-name="T588"><text:tab/></text:span><text:span text:style-name="T589">LFParametros.error<text:s/></text:span><text:span text:style-name="T590"><text:tab/>=</text:span></text:p>
      <text:p text:style-name="Standard"><text:span text:style-name="T591"><text:tab/></text:span><text:span text:style-name="T592"><text:tab/>Fparametro.error v<text:s/></text:span><text:span text:style-name="T593"><text:tab/></text:span><text:span text:style-name="T594"><text:tab/></text:span><text:span text:style-name="T595"><text:tab/></text:span><text:span text:style-name="T596"><text:tab/></text:span><text:span text:style-name="T597"><text:tab/></text:span><text:span text:style-name="T598"><text:tab/></text:span><text:span text:style-name="T599"><text:tab/></text:span><text:span text:style-name="T600"><text:tab/></text:span><text:span text:style-name="T601"><text:tab/></text:span><text:span text:style-name="T602"><text:tab/>(existeID(LFParametros.ts,FParametro.id) <text:s/></text:span><text:span text:style-name="T603">٨</text:span><text:span text:style-name="T604"><text:s/></text:span><text:span text:style-name="T605"><text:tab/></text:span><text:span text:style-name="T606"><text:tab/></text:span><text:span text:style-name="T607"><text:tab/></text:span><text:span text:style-name="T608"><text:tab/></text:span><text:span text:style-name="T609"><text:tab/></text:span><text:span text:style-name="T610"><text:tab/></text:span><text:span text:style-name="T611"><text:tab/></text:span><text:span text:style-name="T612">LFParametros.ts[FParametro.id].nivel = LFParametros.nh)</text:span></text:p>
      <text:p text:style-name="Standard"><text:bookmark-end text:name="__DdeLink__12455_1948327631"/><text:bookmark-end text:name="__DdeLink__12458_1948327631"/></text:p>
      <text:p text:style-name="Standard"><text:span text:style-name="T613">FParametro → var Tipo id</text:span></text:p>
      <text:p text:style-name="Standard"><text:span text:style-name="T614"><text:tab/></text:span><text:bookmark-start text:name="__DdeLink__22145_1730890738"/><text:span text:style-name="T615">Fparametro.error</text:span><text:span text:style-name="T616"><text:tab/></text:span><text:span text:style-name="T617"><text:tab/>= Tipo.error</text:span><text:bookmark-end text:name="__DdeLink__22145_1730890738"/></text:p>
      <text:p text:style-name="Standard"><text:span text:style-name="T618">FParametro → Tipo id</text:span></text:p>
      <text:p text:style-name="P619"><text:bookmark-start text:name="__DdeLink__22149_1730890738"/><text:tab/>Fparametro.error<text:s/><text:tab/>= Tipo.error<text:bookmark-end text:name="__DdeLink__22149_1730890738"/></text:p>
      <text:p text:style-name="Standard"><text:span text:style-name="T620">Tipo<text:s/></text:span><text:span text:style-name="T621">→ id</text:span></text:p>
      <text:p text:style-name="P622"><text:bookmark-start text:name="__DdeLink__22155_1730890738"/><text:tab/>Tipo.error<text:s/><text:tab/>= <text:s/><text:tab/>si existeID(Tipo.tsh,id.lex)</text:p>
      <text:p text:style-name="P623"><text:tab/><text:tab/><text:tab/><text:tab/><text:tab/>Tipo.tsh[id.lex].clase != tipo</text:p>
      <text:p text:style-name="P624"><text:tab/><text:tab/><text:s text:c="8"/><text:tab/>sino</text:p>
      <text:p text:style-name="P625"><text:span text:style-name="T626"><text:tab/></text:span><text:span text:style-name="T627"><text:tab/>false</text:span><text:span text:style-name="T628"><text:tab/></text:span><text:span text:style-name="T629"><text:tab/></text:span></text:p>
      <text:p text:style-name="P630"><text:tab/>Tipo.pend<text:s/><text:tab/>= <text:s/><text:tab/>si (¬existeID(Tipo.tsh,id.lex))</text:p>
      <text:p text:style-name="P631"><text:tab/><text:tab/><text:tab/><text:tab/><text:tab/>{id.lex}</text:p>
      <text:p text:style-name="P632"><text:tab/><text:tab/><text:s text:c="8"/><text:tab/>sino</text:p>
      <text:p text:style-name="P633"><text:span text:style-name="T634"><text:tab/></text:span><text:span text:style-name="T635"><text:tab/></text:span><text:span text:style-name="T636">ⵁ</text:span><text:span text:style-name="T637"><text:tab/></text:span><text:bookmark-end text:name="__DdeLink__22155_1730890738"/><text:span text:style-name="T638"><text:s text:c="4"/></text:span></text:p>
      <text:p text:style-name="P639">Tipo → Boolean</text:p>
      <text:p text:style-name="Standard"><text:bookmark-start text:name="__DdeLink__22157_1730890738"/><text:span text:style-name="T640"><text:tab/></text:span><text:span text:style-name="T641">Tipo.error<text:s/></text:span><text:span text:style-name="T642"><text:tab/>= false</text:span></text:p>
      <text:p text:style-name="Standard"><text:span text:style-name="T643"><text:tab/>Tipo.pend<text:s/></text:span><text:span text:style-name="T644"><text:tab/>=<text:s/></text:span><text:span text:style-name="T645">ⵁ</text:span></text:p>
      <text:p text:style-name="Standard"><text:bookmark-end text:name="__DdeLink__22157_1730890738"/></text:p>
      <text:p text:style-name="P646">Tipo → character</text:p>
      <text:p text:style-name="Standard"><text:span text:style-name="T647"><text:tab/></text:span><text:span text:style-name="T648">Tipo.error<text:s/></text:span><text:span text:style-name="T649"><text:tab/>= false</text:span></text:p>
      <text:p text:style-name="Standard"><text:span text:style-name="T650"><text:tab/>Tipo.pend<text:s/></text:span><text:span text:style-name="T651"><text:tab/>=<text:s/></text:span><text:span text:style-name="T652">ⵁ</text:span></text:p>
      <text:p text:style-name="Standard"/>
      <text:p text:style-name="P653">Tipo → Float</text:p>
      <text:p text:style-name="Standard"><text:span text:style-name="T654"><text:tab/></text:span><text:span text:style-name="T655">Tipo.error<text:s/></text:span><text:span text:style-name="T656"><text:tab/>=<text:s/></text:span><text:span text:style-name="T657">false</text:span></text:p>
      <text:p text:style-name="Standard"><text:span text:style-name="T658"><text:tab/>Tipo.pend<text:s/></text:span><text:span text:style-name="T659"><text:tab/>=<text:s/></text:span><text:span text:style-name="T660">ⵁ</text:span></text:p>
      <text:p text:style-name="P661"/>
      <text:p text:style-name="P662">Tipo → Natural</text:p>
      <text:p text:style-name="Standard"><text:span text:style-name="T663"><text:tab/></text:span><text:span text:style-name="T664">Tipo.error<text:s/></text:span><text:span text:style-name="T665"><text:tab/>= false</text:span></text:p>
      <text:p text:style-name="Standard"><text:span text:style-name="T666"><text:tab/>Tipo.pend<text:s/></text:span><text:span text:style-name="T667"><text:tab/>=<text:s/></text:span><text:span text:style-name="T668">ⵁ</text:span></text:p>
      <text:p text:style-name="P669"/>
      <text:p text:style-name="P670">Tipo → array [Expresion] of Tipo</text:p>
      <text:p text:style-name="Standard"><text:bookmark-start text:name="__DdeLink__22161_1730890738"/><text:span text:style-name="T671"><text:tab/>Tipo</text:span><text:span text:style-name="T672">o</text:span><text:span text:style-name="T673">.error</text:span><text:span text:style-name="T674"><text:tab/>=</text:span></text:p>
      <text:p text:style-name="Standard"><text:span text:style-name="T675"><text:tab/></text:span><text:span text:style-name="T676"><text:tab/>Expresion.tipo.t != natural v</text:span></text:p>
      <text:p text:style-name="Standard"><text:span text:style-name="T677"><text:tab/></text:span><text:span text:style-name="T678"><text:tab/>Tipo</text:span><text:span text:style-name="T679">1</text:span><text:span text:style-name="T680">.error v</text:span></text:p>
      <text:soft-page-break/>
      <text:p text:style-name="Standard"><text:span text:style-name="T681"><text:tab/></text:span><text:span text:style-name="T682"><text:tab/>¬existeRef (Tipo</text:span><text:span text:style-name="T683">o</text:span><text:span text:style-name="T684">.tsh , Tipo</text:span><text:span text:style-name="T685">1</text:span><text:span text:style-name="T686">.tipo)</text:span></text:p>
      <text:p text:style-name="Standard"><text:span text:style-name="T687"><text:tab/>Tipo</text:span><text:span text:style-name="T688">o</text:span><text:span text:style-name="T689">.pend<text:s/></text:span><text:span text:style-name="T690"><text:tab/>= Tipo</text:span><text:span text:style-name="T691">1</text:span><text:span text:style-name="T692">.pend</text:span></text:p>
      <text:p text:style-name="Standard"><text:bookmark-end text:name="__DdeLink__22161_1730890738"/></text:p>
      <text:p text:style-name="P693">Tipo → record {<text:s/>Campos }</text:p>
      <text:p text:style-name="Standard"><text:bookmark-start text:name="__DdeLink__22169_1730890738"/><text:span text:style-name="T694"><text:tab/></text:span><text:span text:style-name="T695">Tipo.error<text:s/></text:span><text:span text:style-name="T696"><text:tab/>= Campos.error</text:span></text:p>
      <text:p text:style-name="P697"><text:tab/>Tipo.pend<text:s/><text:tab/>= Campos.pend<text:bookmark-end text:name="__DdeLink__22169_1730890738"/></text:p>
      <text:p text:style-name="P698">Tipo → pointer Tipo</text:p>
      <text:p text:style-name="Standard"><text:bookmark-start text:name="__DdeLink__22165_1730890738"/><text:span text:style-name="T699"><text:tab/></text:span><text:span text:style-name="T700">Tipo</text:span><text:span text:style-name="T701">o</text:span><text:span text:style-name="T702">.error</text:span><text:span text:style-name="T703"><text:tab/>= Tipo</text:span><text:span text:style-name="T704">1</text:span><text:span text:style-name="T705">.error</text:span></text:p>
      <text:p text:style-name="Standard"><text:span text:style-name="T706"><text:tab/>Tipo</text:span><text:span text:style-name="T707">o</text:span><text:span text:style-name="T708">.pend<text:s/></text:span><text:span text:style-name="T709"><text:tab/>= Tipo</text:span><text:span text:style-name="T710">1</text:span><text:span text:style-name="T711">.pend</text:span><text:bookmark-end text:name="__DdeLink__22165_1730890738"/></text:p>
      <text:p text:style-name="P712"/>
      <text:p text:style-name="P713"><text:bookmark-start text:name="__DdeLink__12462_1948327631"/><text:bookmark-start text:name="__DdeLink__12466_1948327631"/>Campos → Campos ';' Campo</text:p>
      <text:p text:style-name="Standard"><text:span text:style-name="T714"><text:tab/></text:span><text:span text:style-name="T715">Campos</text:span><text:span text:style-name="T716">o</text:span><text:span text:style-name="T717">.error<text:s/></text:span><text:span text:style-name="T718"><text:tab/>=</text:span></text:p>
      <text:p text:style-name="Standard"><text:span text:style-name="T719"><text:tab/></text:span><text:span text:style-name="T720"><text:tab/>Campos</text:span><text:span text:style-name="T721">1</text:span><text:span text:style-name="T722">.error v</text:span></text:p>
      <text:p text:style-name="Standard"><text:span text:style-name="T723"><text:tab/></text:span><text:span text:style-name="T724"><text:tab/>existeCampo(Campos</text:span><text:span text:style-name="T725">1</text:span><text:span text:style-name="T726">.campos , Campo.id) v</text:span></text:p>
      <text:p text:style-name="Standard"><text:span text:style-name="T727"><text:tab/></text:span><text:span text:style-name="T728"><text:tab/>Campo.error</text:span></text:p>
      <text:p text:style-name="Standard"><text:span text:style-name="T729"><text:tab/>Campos</text:span><text:span text:style-name="T730">o</text:span><text:span text:style-name="T731">.pend<text:s/></text:span><text:span text:style-name="T732"><text:tab/>= Campos</text:span><text:span text:style-name="T733">1</text:span><text:span text:style-name="T734">.pend unión Campo.pend</text:span></text:p>
      <text:p text:style-name="P735">Campos → Campo</text:p>
      <text:p text:style-name="Standard"><text:span text:style-name="T736"><text:tab/></text:span><text:span text:style-name="T737">Campos.error<text:s/></text:span><text:span text:style-name="T738"><text:tab/>= Campo.error</text:span></text:p>
      <text:p text:style-name="P739"><text:tab/>Campos.pend<text:s/><text:tab/>= Campo.pend<text:bookmark-end text:name="__DdeLink__12462_1948327631"/><text:bookmark-end text:name="__DdeLink__12466_1948327631"/></text:p>
      <text:p text:style-name="P740">Campo → Tipo id</text:p>
      <text:p text:style-name="P741"><text:bookmark-start text:name="__DdeLink__22655_1730890738"/>Campo.error<text:s/><text:tab/>= Tipo.error v ¬existeRef(Campo.tsh , Tipo.tipo)</text:p>
      <text:p text:style-name="P742">Campo.pend<text:s/><text:tab/><text:tab/>= Tipo.pend<text:bookmark-end text:name="__DdeLink__22655_1730890738"/></text:p>
      <text:p text:style-name="P743"/>
      <text:p text:style-name="P744"/>
      <text:p text:style-name="P745"><text:bookmark-start text:name="__DdeLink__20809_213522392"/><text:bookmark-start text:name="__DdeLink__20341_213522392"/><text:bookmark-start text:name="__DdeLink__12470_1948327631"/>Instrucciones → Instrucciones ;<text:s/>Instrucción</text:p>
      <text:p text:style-name="Standard"><text:span text:style-name="T746"><text:tab/>Instrucciones</text:span><text:span text:style-name="T747">o</text:span><text:span text:style-name="T748">.error<text:s/></text:span><text:span text:style-name="T749"><text:tab/>= Instrucciones</text:span><text:span text:style-name="T750">1</text:span><text:span text:style-name="T751">.error v Instrucción.error</text:span></text:p>
      <text:p text:style-name="Standard"><text:span text:style-name="T752"><text:tab/>Instruccion.tsh<text:s/></text:span><text:span text:style-name="T753"><text:tab/></text:span><text:span text:style-name="T754"><text:tab/>= Instrucciones</text:span><text:span text:style-name="T755">1</text:span><text:span text:style-name="T756">.tsh = Instrucciónes</text:span><text:span text:style-name="T757">o</text:span><text:span text:style-name="T758">.tsh</text:span></text:p>
      <text:p text:style-name="Standard"><text:span text:style-name="T759"><text:tab/></text:span><text:span text:style-name="T760">Instrucciones1.forwardh = Instrucciones0.forwardh</text:span></text:p>
      <text:p text:style-name="Standard"><text:span text:style-name="T761"><text:tab/>instrucción.forwardh = Instrucciones0.forwardh</text:span></text:p>
      <text:p text:style-name="P762"/>
      <text:p text:style-name="P763">Instrucciones →<text:s/>Instrucción</text:p>
      <text:p text:style-name="Standard"><text:span text:style-name="T764"><text:tab/></text:span><text:span text:style-name="T765">Instrucciones.error<text:s/></text:span><text:span text:style-name="T766"><text:tab/>= Instrucción.error</text:span></text:p>
      <text:p text:style-name="Standard"><text:span text:style-name="T767"><text:tab/></text:span><text:span text:style-name="T768">Instrucción.tsh<text:s/></text:span><text:span text:style-name="T769"><text:tab/></text:span><text:span text:style-name="T770"><text:tab/>= Instrucciones.tsh</text:span><text:bookmark-end text:name="__DdeLink__20809_213522392"/><text:bookmark-end text:name="__DdeLink__20341_213522392"/><text:bookmark-end text:name="__DdeLink__12470_1948327631"/></text:p>
      <text:p text:style-name="Standard"><text:span text:style-name="T771"><text:tab/>instrucción.forwardh = Instrucciones.forwardh</text:span></text:p>
      <text:p text:style-name="Standard"/>
      <text:p text:style-name="Standard"><text:span text:style-name="T772">Instrucción → InsProcedimiento</text:span></text:p>
      <text:p text:style-name="Standard"><text:bookmark-start text:name="__DdeLink__20830_213522392"/><text:span text:style-name="T773"><text:tab/></text:span><text:span text:style-name="T774">Instrucción.error<text:s/></text:span><text:span text:style-name="T775"><text:tab/>= InsProcedimiento.error</text:span></text:p>
      <text:p text:style-name="Standard"><text:span text:style-name="T776"><text:tab/></text:span><text:span text:style-name="T777">InsProcedimiento.tsh<text:s/></text:span><text:span text:style-name="T778"><text:tab/>= Instrucción.ts</text:span><text:span text:style-name="T779">h</text:span><text:bookmark-end text:name="__DdeLink__20830_213522392"/></text:p>
      <text:p text:style-name="Standard"><text:span text:style-name="T780"><text:tab/>insProcedimiento.forwardh = Instruccion.forwardh</text:span></text:p>
      <text:p text:style-name="P781"/>
      <text:p text:style-name="P782">Instrucción → InsLectura</text:p>
      <text:p text:style-name="Standard"><text:bookmark-start text:name="__DdeLink__20832_213522392"/><text:span text:style-name="T783"><text:tab/></text:span><text:span text:style-name="T784">Instrucción.error<text:s/></text:span><text:span text:style-name="T785"><text:tab/>= InsLectura.error</text:span></text:p>
      <text:p text:style-name="P786"><text:tab/>InsLectura.tsh<text:s/><text:tab/><text:tab/>= Instrucción.tsh<text:bookmark-end text:name="__DdeLink__20832_213522392"/></text:p>
      <text:p text:style-name="P787"/>
      <text:p text:style-name="P788">Instrucción → InsEscritura</text:p>
      <text:p text:style-name="Standard"><text:bookmark-start text:name="__DdeLink__20834_213522392"/><text:span text:style-name="T789"><text:tab/></text:span><text:span text:style-name="T790">Instrucción.error<text:s/></text:span><text:span text:style-name="T791"><text:tab/>= InsEscritura.error</text:span></text:p>
      <text:p text:style-name="P792"><text:tab/>InsEscritura.tsh<text:s/><text:tab/>=<text:s/>Instrucción.tsh<text:bookmark-end text:name="__DdeLink__20834_213522392"/></text:p>
      <text:p text:style-name="P793"/>
      <text:p text:style-name="P794">Instrucción → InsAsignacion</text:p>
      <text:p text:style-name="P795"><text:bookmark-start text:name="__DdeLink__20838_213522392"/><text:tab/>Instrucción.error<text:s/><text:tab/>= InsAsignacion.error <text:s/></text:p>
      <text:soft-page-break/>
      <text:p text:style-name="P796"><text:tab/>InsAsignacion.tsh<text:s/><text:tab/>= Instrucción.tsh<text:bookmark-end text:name="__DdeLink__20838_213522392"/></text:p>
      <text:p text:style-name="P797"/>
      <text:p text:style-name="P798">Instrucción → InsCompuesta</text:p>
      <text:p text:style-name="Standard"><text:bookmark-start text:name="__DdeLink__20840_213522392"/><text:span text:style-name="T799"><text:tab/></text:span><text:span text:style-name="T800">Instrucción.error<text:s/></text:span><text:span text:style-name="T801"><text:tab/>= InsCompuesta.error</text:span></text:p>
      <text:p text:style-name="P802"><text:tab/>InsCompuesta.tsh<text:s/><text:tab/>= Instrucción.tsh</text:p>
      <text:p text:style-name="P803"><text:bookmark-end text:name="__DdeLink__20840_213522392"/><text:tab/>InsCompuesta.forwardh<text:s/>= instrucción.forwardh</text:p>
      <text:p text:style-name="P804"/>
      <text:p text:style-name="P805">Instrucción → InsIf</text:p>
      <text:p text:style-name="Standard"><text:bookmark-start text:name="__DdeLink__20842_213522392"/><text:span text:style-name="T806"><text:tab/></text:span><text:span text:style-name="T807">Instrucción.error<text:s/></text:span><text:span text:style-name="T808"><text:tab/>= InsIf.error</text:span></text:p>
      <text:p text:style-name="P809"><text:tab/>InsIf.tsh<text:s/><text:tab/><text:tab/><text:tab/>= Instrucción.tsh</text:p>
      <text:p text:style-name="P810"><text:bookmark-end text:name="__DdeLink__20842_213522392"/><text:tab/>InsIf.forwardh<text:s/><text:tab/><text:tab/>= instrucción.forwardh</text:p>
      <text:p text:style-name="P811"/>
      <text:p text:style-name="P812">Instrucción → InsWhile</text:p>
      <text:p text:style-name="P813"><text:bookmark-start text:name="__DdeLink__20844_213522392"/><text:tab/>Instrucción.error<text:s/><text:tab/>= InsWhile.error</text:p>
      <text:p text:style-name="P814"><text:tab/>InsWhile.tsh<text:s/><text:tab/><text:tab/>= Instrucción.tsh</text:p>
      <text:p text:style-name="P815"><text:bookmark-end text:name="__DdeLink__20844_213522392"/><text:tab/>InsWhile.forwardh<text:s/><text:tab/>= instrucción.forwardh</text:p>
      <text:p text:style-name="P816"/>
      <text:p text:style-name="P817">Instrucción → InsFor</text:p>
      <text:p text:style-name="P818"><text:bookmark-start text:name="__DdeLink__20846_213522392"/><text:tab/>Instrucción.error<text:s/><text:tab/>= InsFor.error</text:p>
      <text:p text:style-name="P819"><text:tab/>InsFor.tsh<text:s/><text:tab/><text:tab/><text:tab/>= Instrucción.tsh</text:p>
      <text:p text:style-name="P820"><text:bookmark-end text:name="__DdeLink__20846_213522392"/><text:tab/>InsFor.forwardh<text:s/><text:tab/><text:tab/>= instrucción.forwardh</text:p>
      <text:p text:style-name="P821"/>
      <text:p text:style-name="P822">Instrucción → InsNew</text:p>
      <text:p text:style-name="Standard"><text:span text:style-name="T823"><text:tab/></text:span><text:bookmark-start text:name="__DdeLink__20848_213522392"/><text:span text:style-name="T824">Instrucción.error<text:s/></text:span><text:span text:style-name="T825"><text:tab/>= InsNew.error</text:span><text:bookmark-end text:name="__DdeLink__20848_213522392"/></text:p>
      <text:p text:style-name="P826"/>
      <text:p text:style-name="P827">Instrucción → InsDis</text:p>
      <text:p text:style-name="Standard"><text:span text:style-name="T828"><text:tab/></text:span><text:bookmark-start text:name="__DdeLink__20851_213522392"/><text:span text:style-name="T829">Instrucción.error<text:s/></text:span><text:span text:style-name="T830"><text:tab/>= InsDis.error</text:span><text:bookmark-end text:name="__DdeLink__20851_213522392"/></text:p>
      <text:p text:style-name="Standard"/>
      <text:p text:style-name="Standard"><text:span text:style-name="T831">InsProcedimiento → id Aparametros</text:span></text:p>
      <text:p text:style-name="Standard"><text:bookmark-start text:name="__DdeLink__20875_213522392"/><text:span text:style-name="T832"><text:tab/></text:span><text:span text:style-name="T833">InsProcedimiento.error<text:s/></text:span><text:span text:style-name="T834"><text:tab/>=</text:span></text:p>
      <text:p text:style-name="Standard"><text:span text:style-name="T835"><text:tab/></text:span><text:span text:style-name="T836"><text:tab/>¬existeID(InsProcedimiento.tsh,id.lex) v</text:span></text:p>
      <text:p text:style-name="Standard"><text:span text:style-name="T837"><text:tab/></text:span><text:span text:style-name="T838"><text:tab/>InsProcedimiento.tsh[id.lex].clase != proc v</text:span></text:p>
      <text:p text:style-name="Standard"><text:span text:style-name="T839"><text:tab/></text:span><text:span text:style-name="T840"><text:tab/>Aparametros.error</text:span><text:bookmark-end text:name="__DdeLink__20875_213522392"/></text:p>
      <text:p text:style-name="Standard"><text:bookmark-start text:name="__DdeLink__20878_213522392"/><text:span text:style-name="T841"><text:tab/>AParametros.tsh<text:s/></text:span><text:span text:style-name="T842"><text:tab/></text:span><text:span text:style-name="T843"><text:tab/></text:span><text:span text:style-name="T844"><text:tab/>= InsProcedimiento.tsh</text:span></text:p>
      <text:p text:style-name="Standard"><text:span text:style-name="T845"><text:tab/></text:span><text:span text:style-name="T846">AParametros.fparametrosh<text:s/></text:span><text:span text:style-name="T847"><text:tab/>=<text:s/></text:span><text:span text:style-name="T848"><text:tab/></text:span><text:span text:style-name="T849"><text:tab/></text:span><text:span text:style-name="T850"><text:tab/></text:span><text:span text:style-name="T851"><text:tab/></text:span><text:span text:style-name="T852"><text:tab/></text:span><text:span text:style-name="T853"><text:tab/></text:span><text:span text:style-name="T854"><text:tab/></text:span><text:span text:style-name="T855"><text:tab/></text:span><text:span text:style-name="T856"><text:tab/></text:span><text:span text:style-name="T857"><text:tab/>InsProcedimiento.tsh[id.lex].tipo.parametros</text:span></text:p>
      <text:p text:style-name="Standard"><text:bookmark-end text:name="__DdeLink__20878_213522392"/></text:p>
      <text:p text:style-name="Standard"><text:span text:style-name="T858">AParametros → (LAParametros)</text:span></text:p>
      <text:p text:style-name="Standard"><text:bookmark-start text:name="__DdeLink__20882_213522392"/><text:span text:style-name="T859"><text:tab/></text:span><text:span text:style-name="T860">AParametros.error<text:s/></text:span><text:span text:style-name="T861"><text:tab/></text:span><text:span text:style-name="T862"><text:tab/>=</text:span></text:p>
      <text:p text:style-name="Standard"><text:span text:style-name="T863"><text:tab/></text:span><text:span text:style-name="T864"><text:tab/>LAParametros.error v</text:span></text:p>
      <text:p text:style-name="Standard"><text:span text:style-name="T865"><text:tab/></text:span><text:span text:style-name="T866"><text:tab/>|Aparametros.fparametrosh| != LAParametros.nparametros</text:span><text:bookmark-end text:name="__DdeLink__20882_213522392"/></text:p>
      <text:p text:style-name="Standard"><text:bookmark-start text:name="__DdeLink__20880_213522392"/><text:span text:style-name="T867"><text:tab/>LAParametros.tsh<text:s/></text:span><text:span text:style-name="T868"><text:tab/></text:span><text:span text:style-name="T869"><text:tab/>= Aparametros.tsh</text:span></text:p>
      <text:p text:style-name="Standard"><text:span text:style-name="T870"><text:tab/>L</text:span><text:span text:style-name="T871">AParametros.fparametrosh<text:s/></text:span><text:span text:style-name="T872"><text:tab/>= Aparametros.fparametrosh</text:span></text:p>
      <text:p text:style-name="Standard"><text:bookmark-end text:name="__DdeLink__20880_213522392"/></text:p>
      <text:p text:style-name="Standard"><text:span text:style-name="T873">AParametros → λ</text:span></text:p>
      <text:p text:style-name="Standard"><text:span text:style-name="T874"><text:tab/></text:span><text:bookmark-start text:name="__DdeLink__20884_213522392"/><text:span text:style-name="T875">AParametros.error<text:s/></text:span><text:span text:style-name="T876"><text:tab/></text:span><text:span text:style-name="T877"><text:tab/>= |AParametros.fparametrosh | &gt; 0</text:span><text:bookmark-end text:name="__DdeLink__20884_213522392"/></text:p>
      <text:p text:style-name="Standard"/>
      <text:p text:style-name="Standard"><text:bookmark-start text:name="__DdeLink__12474_1948327631"/><text:span text:style-name="T878">LAParametros → LAParametros , Expresion</text:span></text:p>
      <text:p text:style-name="Standard"><text:span text:style-name="T879"><text:tab/></text:span><text:span text:style-name="T880">LAParametros0.error<text:s/></text:span><text:span text:style-name="T881"><text:tab/></text:span><text:span text:style-name="T882"><text:tab/>= <text:s text:c="2"/></text:span></text:p>
      <text:p text:style-name="Standard"><text:span text:style-name="T883"><text:tab/></text:span><text:span text:style-name="T884"><text:tab/>LAParametros</text:span><text:span text:style-name="T885">1</text:span><text:span text:style-name="T886">.error v</text:span></text:p>
      <text:p text:style-name="Standard"><text:span text:style-name="T887"><text:tab/></text:span><text:span text:style-name="T888"><text:tab/>Expresion.error v</text:span></text:p>
      <text:p text:style-name="Standard"><text:span text:style-name="T889"><text:tab/></text:span><text:span text:style-name="T890"><text:tab/>LAParametros0.np</text:span><text:span text:style-name="T891">arametros &gt; | LAParametros0.fparametrosh | <text:s/>v</text:span></text:p>
      <text:p text:style-name="Standard"><text:span text:style-name="T892"><text:tab/></text:span><text:span text:style-name="T893"><text:tab/>(LAParemtros0.fparametrosh[LAParemetros0.nparametros].modo=var <text:s/></text:span><text:span text:style-name="T894">٨</text:span></text:p>
      <text:soft-page-break/>
      <text:p text:style-name="Standard"><text:span text:style-name="T895"><text:tab/></text:span><text:span text:style-name="T896"><text:tab/></text:span><text:span text:style-name="T897"><text:tab/>Expresion.modo = var) <text:s/>v</text:span></text:p>
      <text:p text:style-name="Standard"><text:span text:style-name="T898">¬compatibles(LAParametros0.fparametrosh[LAParametros0.nparametros].tipo,</text:span></text:p>
      <text:p text:style-name="Standard"><text:span text:style-name="T899"><text:tab/></text:span><text:span text:style-name="T900"><text:tab/></text:span><text:span text:style-name="T901"><text:tab/></text:span><text:span text:style-name="T902"><text:tab/></text:span><text:span text:style-name="T903"><text:tab/></text:span><text:span text:style-name="T904"><text:tab/>Expresion.tipo, LAParametros0.tsh)</text:span></text:p>
      <text:p text:style-name="Standard"><text:span text:style-name="T905"><text:tab/>LAParametros1.tsh<text:s/></text:span><text:span text:style-name="T906"><text:tab/></text:span><text:span text:style-name="T907"><text:tab/>= Expresion.tsh = LAParemtros0.tsh</text:span></text:p>
      <text:p text:style-name="Standard"><text:span text:style-name="T908"><text:tab/>LAParametros0.nparametros<text:s/></text:span><text:span text:style-name="T909"><text:tab/>= LAParemetros1.nparametros +1</text:span></text:p>
      <text:p text:style-name="Standard"><text:span text:style-name="T910"><text:tab/>LAParametros1.fparametrosh<text:s/></text:span><text:span text:style-name="T911"><text:tab/>= LAParametros0.fparametrosh</text:span></text:p>
      <text:p text:style-name="Standard"/>
      <text:p text:style-name="Standard"><text:span text:style-name="T912">LAParametros → Expresion</text:span></text:p>
      <text:p text:style-name="Standard"><text:span text:style-name="T913"><text:tab/></text:span><text:span text:style-name="T914">LAParametros.error<text:s/></text:span><text:span text:style-name="T915"><text:tab/>= <text:s text:c="4"/></text:span></text:p>
      <text:p text:style-name="Standard"><text:span text:style-name="T916"><text:tab/></text:span><text:span text:style-name="T917"><text:tab/>| LAParemetros.fparametrosh</text:span><text:span text:style-name="T918"><text:s/>| &lt; 1 v</text:span></text:p>
      <text:p text:style-name="Standard"><text:span text:style-name="T919"><text:tab/></text:span><text:span text:style-name="T920"><text:tab/>(LAParametros.fparametrosh[0].modo = var<text:s/></text:span><text:span text:style-name="T921">٨</text:span></text:p>
      <text:p text:style-name="Standard"><text:span text:style-name="T922"><text:tab/></text:span><text:span text:style-name="T923"><text:tab/></text:span><text:span text:style-name="T924"><text:tab/>Expresion.modo = val) <text:s/>v</text:span></text:p>
      <text:p text:style-name="Standard"><text:span text:style-name="T925"><text:tab/></text:span><text:span text:style-name="T926"><text:tab/>¬compatible(LAParametros.fparametrosh[1].tipo, Expresion.tipo,<text:s/></text:span><text:span text:style-name="T927"><text:tab/></text:span><text:span text:style-name="T928"><text:tab/></text:span><text:span text:style-name="T929"><text:tab/></text:span><text:span text:style-name="T930"><text:tab/></text:span><text:span text:style-name="T931"><text:tab/></text:span><text:span text:style-name="T932"><text:tab/></text:span><text:span text:style-name="T933"><text:tab/></text:span><text:span text:style-name="T934"><text:tab/>LAParametros.tsh)</text:span></text:p>
      <text:p text:style-name="Standard"><text:bookmark-start text:name="__DdeLink__14731_1844718597"/><text:span text:style-name="T935"><text:tab/>Expresion.tsh<text:s/></text:span><text:span text:style-name="T936"><text:tab/></text:span><text:span text:style-name="T937"><text:tab/></text:span><text:span text:style-name="T938"><text:tab/>= LAParams.tsh</text:span></text:p>
      <text:p text:style-name="Standard"><text:span text:style-name="T939"><text:tab/>LAParametros.nparametros<text:s/></text:span><text:span text:style-name="T940"><text:tab/>= 1</text:span><text:bookmark-end text:name="__DdeLink__14731_1844718597"/></text:p>
      <text:p text:style-name="P941"><text:bookmark-end text:name="__DdeLink__12474_1948327631"/></text:p>
      <text:p text:style-name="P942">InsLectura → <text:s/>in(id)</text:p>
      <text:p text:style-name="Standard"><text:bookmark-start text:name="__DdeLink__28785_213522392"/><text:span text:style-name="T943"><text:tab/></text:span><text:span text:style-name="T944">InsLectura.error<text:s/></text:span><text:span text:style-name="T945"><text:tab/>= NOT existeID(InsLectura.tsh,id.lex)</text:span><text:bookmark-end text:name="__DdeLink__28785_213522392"/></text:p>
      <text:p text:style-name="P946"/>
      <text:p text:style-name="P947">InsEscritura → out(Expresion)</text:p>
      <text:p text:style-name="P948"><text:tab/><text:bookmark-start text:name="__DdeLink__28789_213522392"/>InsEscritura.error<text:s/><text:tab/>= (Expresion.tipo = error)<text:bookmark-end text:name="__DdeLink__28789_213522392"/></text:p>
      <text:p text:style-name="P949"/>
      <text:p text:style-name="P950">InsAsignación → Mem := Expresión</text:p>
      <text:p text:style-name="P951"><text:tab/><text:bookmark-start text:name="__DdeLink__28795_213522392"/>InsAsignacion.error<text:s/><text:tab/>=</text:p>
      <text:p text:style-name="P952"><text:tab/><text:tab/>¬ esCompatible(Mem.tipo, Expresion.tipo, InsAsignacion.tsh)<text:bookmark-end text:name="__DdeLink__28795_213522392"/></text:p>
      <text:p text:style-name="P953"><text:tab/><text:bookmark-start text:name="__DdeLink__28792_213522392"/>Expresion.tsh<text:s/><text:tab/><text:tab/>= Mem.tsh = InsAsignacion.tsh<text:bookmark-end text:name="__DdeLink__28792_213522392"/></text:p>
      <text:p text:style-name="P954"/>
      <text:p text:style-name="P955">InsCompuesta → { Instrucciones }</text:p>
      <text:p text:style-name="P956"><text:tab/><text:bookmark-start text:name="__DdeLink__28800_213522392"/>InsCompuesta.error <text:s/><text:tab/>= Instrucciones.error<text:bookmark-end text:name="__DdeLink__28800_213522392"/></text:p>
      <text:p text:style-name="P957"><text:bookmark-start text:name="__DdeLink__28797_213522392"/><text:tab/>Instrucciones.tsh<text:s/><text:tab/>= InsCompuesta.tsh<text:bookmark-end text:name="__DdeLink__28797_213522392"/></text:p>
      <text:p text:style-name="P958"><text:tab/>Instrucciones.forwardh = InsCompuesta.forwardh</text:p>
      <text:p text:style-name="P959"/>
      <text:p text:style-name="P960">InsIf → if Expresion then<text:s/>Instrucción Pelse</text:p>
      <text:p text:style-name="Standard"><text:span text:style-name="T961"><text:tab/></text:span><text:bookmark-start text:name="__DdeLink__28803_213522392"/><text:span text:style-name="T962">InsIf.error<text:s/></text:span><text:span text:style-name="T963"><text:tab/>=</text:span></text:p>
      <text:p text:style-name="Standard"><text:span text:style-name="T964"><text:tab/></text:span><text:span text:style-name="T965"><text:tab/>Expresion.tipo != &lt;t:bool&gt; v Instrucción.error v Pelse.error</text:span><text:bookmark-end text:name="__DdeLink__28803_213522392"/></text:p>
      <text:p text:style-name="P966"><text:tab/><text:bookmark-start text:name="__DdeLink__28806_213522392"/>Pelse.tsh<text:s/><text:tab/><text:tab/>= Instrucción.tsh = Expresion.tsh =InsIf.tsh<text:bookmark-end text:name="__DdeLink__28806_213522392"/></text:p>
      <text:p text:style-name="P967"><text:tab/>Instruccion.forwardh<text:s/><text:tab/>= InsIf.forwardh</text:p>
      <text:p text:style-name="Standard"><text:span text:style-name="T968"><text:tab/></text:span><text:span text:style-name="T969">Pelse.forwardh<text:s/></text:span><text:span text:style-name="T970"><text:tab/></text:span><text:span text:style-name="T971"><text:tab/>= InsIf.forwardh</text:span></text:p>
      <text:p text:style-name="P972"/>
      <text:p text:style-name="P973">PElse → else Instrucción</text:p>
      <text:p text:style-name="Standard"><text:span text:style-name="T974"><text:tab/></text:span><text:span text:style-name="T975">Pelse.error<text:s/></text:span><text:span text:style-name="T976"><text:tab/>= Instrucción.error</text:span></text:p>
      <text:p text:style-name="P977"><text:tab/>Instrucción.tsh<text:s/><text:tab/>= Pelse.tsh</text:p>
      <text:p text:style-name="P978"><text:tab/>Instruccion.forwardh<text:s/><text:tab/>= Pelse.forwardh</text:p>
      <text:p text:style-name="P979"/>
      <text:p text:style-name="Standard"><text:span text:style-name="T980">PElse → λ</text:span></text:p>
      <text:p text:style-name="Standard"><text:span text:style-name="T981"><text:tab/></text:span><text:span text:style-name="T982">Pelse.error<text:s/></text:span><text:span text:style-name="T983"><text:tab/>= false</text:span></text:p>
      <text:p text:style-name="P984"/>
      <text:p text:style-name="P985">InsWhile → while Expresion do Instrucción</text:p>
      <text:p text:style-name="P986"><text:tab/>InsWhile.error<text:s/><text:tab/>=</text:p>
      <text:p text:style-name="P987"><text:tab/><text:tab/>Expresion.tipo = &lt;t:bool&gt;<text:s/>v</text:p>
      <text:p text:style-name="P988"><text:tab/><text:tab/>Instrucción.error</text:p>
      <text:p text:style-name="P989"><text:tab/>Instrucción.tsh<text:s/><text:tab/>= Expresion.tsh = InsWhile.tsh</text:p>
      <text:soft-page-break/>
      <text:p text:style-name="Standard"><text:span text:style-name="T990"><text:tab/></text:span><text:span text:style-name="T991">Instruccion.forwardh<text:s/></text:span><text:span text:style-name="T992"><text:tab/>= InsWhile.forwardh</text:span></text:p>
      <text:p text:style-name="P993"/>
      <text:p text:style-name="P994">InsFor → for id=Expresion to Expresion do Instruccion</text:p>
      <text:p text:style-name="Standard"><text:span text:style-name="T995"><text:tab/></text:span><text:span text:style-name="T996">InsFor.error<text:s/></text:span><text:span text:style-name="T997"><text:tab/>=<text:s/></text:span><text:span text:style-name="T998"><text:tab/></text:span></text:p>
      <text:p text:style-name="Standard"><text:span text:style-name="T999"><text:tab/></text:span><text:span text:style-name="T1000"><text:tab/>(Expresion0.tipo!=&lt;t:natural&gt; y Expresion0.tipo != &lt;t:integer&gt;) v</text:span></text:p>
      <text:p text:style-name="P1001"><text:tab/><text:tab/>(Expresion1.tipo!=&lt;t:natural&gt; y Expresion1.tipo != &lt;t:integer&gt;) v</text:p>
      <text:p text:style-name="Standard"><text:span text:style-name="T1002"><text:tab/></text:span><text:span text:style-name="T1003"><text:tab/>(id.tipo != &lt;t:natural&gt; y id.tipo !=<text:s/></text:span><text:span text:style-name="T1004">&lt;t:integer&gt;)</text:span></text:p>
      <text:p text:style-name="Standard"><text:span text:style-name="T1005"><text:tab/>Instrucción.tsh = Expresion1.tsh = Expresion0.tsh = InsFor.tsh</text:span></text:p>
      <text:p text:style-name="P1006"><text:tab/>Instruccion.forwardh<text:s/><text:tab/>= InsFor.forwardh</text:p>
      <text:p text:style-name="P1007"/>
      <text:p text:style-name="P1008">InsNew → new Mem</text:p>
      <text:p text:style-name="Standard"><text:span text:style-name="T1009"><text:tab/></text:span><text:span text:style-name="T1010">InsNew.error<text:s/></text:span><text:span text:style-name="T1011"><text:tab/>= Mem.tipo.t != puntero</text:span></text:p>
      <text:p text:style-name="P1012"/>
      <text:p text:style-name="P1013">InsDis → dispose Mem</text:p>
      <text:p text:style-name="Standard"><text:span text:style-name="T1014"><text:tab/></text:span><text:span text:style-name="T1015">InsDis.error<text:s/></text:span><text:span text:style-name="T1016"><text:tab/>= Mem.tipo.t != puntero</text:span></text:p>
      <text:p text:style-name="P1017"/>
      <text:p text:style-name="P1018"><text:bookmark-start text:name="__DdeLink__14738_1844718597"/><text:bookmark-start text:name="__DdeLink__12477_1948327631"/>Mem → id</text:p>
      <text:p text:style-name="Standard"><text:span text:style-name="T1019"><text:tab/></text:span><text:span text:style-name="T1020">Mem.tipo<text:s/></text:span><text:span text:style-name="T1021"><text:tab/>=</text:span><text:span text:style-name="T1022"><text:tab/></text:span></text:p>
      <text:p text:style-name="Standard"><text:span text:style-name="T1023"><text:tab/></text:span><text:span text:style-name="T1024"><text:tab/>si existe(Mem.tsh , id.lex)</text:span></text:p>
      <text:p text:style-name="P1025"><text:tab/><text:tab/><text:tab/>si Mem.tsh[id.lex].clase = var</text:p>
      <text:p text:style-name="Standard"><text:span text:style-name="T1026"><text:tab/></text:span><text:span text:style-name="T1027"><text:tab/></text:span><text:span text:style-name="T1028"><text:tab/></text:span><text:span text:style-name="T1029"><text:tab/></text:span><text:span text:style-name="T1030">ref!(Mem.tsh[id.lex].tipo, Mem.tsh)</text:span></text:p>
      <text:p text:style-name="Standard"><text:span text:style-name="T1031"><text:tab/></text:span><text:span text:style-name="T1032"><text:tab/></text:span><text:span text:style-name="T1033"><text:tab/></text:span><text:span text:style-name="T1034">sino</text:span></text:p>
      <text:p text:style-name="Standard"><text:span text:style-name="T1035"><text:tab/></text:span><text:span text:style-name="T1036"><text:tab/></text:span><text:span text:style-name="T1037"><text:tab/></text:span><text:span text:style-name="T1038"><text:tab/>&lt;t:error&gt;</text:span></text:p>
      <text:p text:style-name="P1039"><text:tab/><text:tab/>sino</text:p>
      <text:p text:style-name="P1040"><text:tab/><text:tab/><text:tab/>&lt;t:error&gt;<text:tab/></text:p>
      <text:p text:style-name="P1041"><text:bookmark-end text:name="__DdeLink__14738_1844718597"/></text:p>
      <text:p text:style-name="P1042">Mem → Mem^</text:p>
      <text:p text:style-name="Standard"><text:span text:style-name="T1043"><text:tab/></text:span><text:span text:style-name="T1044">Mem0.tipo<text:s/></text:span><text:span text:style-name="T1045"><text:tab/>=<text:s/></text:span><text:span text:style-name="T1046"><text:tab/></text:span></text:p>
      <text:p text:style-name="Standard"><text:span text:style-name="T1047"><text:tab/></text:span><text:span text:style-name="T1048"><text:tab/>si Mem1.tipo.t = puntero</text:span></text:p>
      <text:p text:style-name="Standard"><text:span text:style-name="T1049"><text:tab/></text:span><text:span text:style-name="T1050"><text:tab/></text:span><text:span text:style-name="T1051"><text:tab/></text:span><text:span text:style-name="T1052">ref!(Mem1.tipo.tbase , Mem0.tsh)</text:span></text:p>
      <text:p text:style-name="Standard"><text:span text:style-name="T1053"><text:tab/></text:span><text:span text:style-name="T1054"><text:tab/></text:span><text:span text:style-name="T1055">sino</text:span></text:p>
      <text:p text:style-name="Standard"><text:span text:style-name="T1056"><text:tab/></text:span><text:span text:style-name="T1057"><text:tab/></text:span><text:span text:style-name="T1058"><text:tab/>&lt;t:error&gt;</text:span></text:p>
      <text:p text:style-name="P1059"><text:tab/>Mem1.tsh<text:tab/>= Mem0.tsh</text:p>
      <text:p text:style-name="P1060"/>
      <text:p text:style-name="P1061">Mem → Mem[Expresion]</text:p>
      <text:p text:style-name="Standard"><text:span text:style-name="T1062"><text:tab/></text:span><text:span text:style-name="T1063">Mem0.tipo<text:s/></text:span><text:span text:style-name="T1064"><text:tab/>=</text:span></text:p>
      <text:p text:style-name="Standard"><text:span text:style-name="T1065"><text:tab/></text:span><text:span text:style-name="T1066"><text:tab/>si Mem1.tipo.t =array<text:s/></text:span><text:span text:style-name="T1067">∧</text:span><text:span text:style-name="T1068"><text:s/>Expresion.tipo.t = natural</text:span></text:p>
      <text:p text:style-name="Standard"><text:span text:style-name="T1069"><text:tab/></text:span><text:span text:style-name="T1070"><text:tab/></text:span><text:span text:style-name="T1071"><text:tab/></text:span><text:span text:style-name="T1072">ref!(Mem1.tipo.tba</text:span><text:span text:style-name="T1073">se, Mem0.tsh)</text:span></text:p>
      <text:p text:style-name="Standard"><text:span text:style-name="T1074"><text:tab/></text:span><text:span text:style-name="T1075"><text:tab/></text:span><text:span text:style-name="T1076">sino</text:span></text:p>
      <text:p text:style-name="Standard"><text:span text:style-name="T1077"><text:tab/></text:span><text:span text:style-name="T1078"><text:tab/></text:span><text:span text:style-name="T1079"><text:tab/>&lt;t:error&gt;</text:span></text:p>
      <text:p text:style-name="P1080"><text:tab/>Expresion.tsh = Mem.tsh</text:p>
      <text:p text:style-name="P1081"/>
      <text:p text:style-name="P1082">Mem → Mem.id</text:p>
      <text:p text:style-name="Standard"><text:span text:style-name="T1083"><text:tab/></text:span><text:span text:style-name="T1084">Mem0.tipo<text:s/></text:span><text:span text:style-name="T1085"><text:tab/>=<text:s/></text:span><text:span text:style-name="T1086"><text:tab/></text:span></text:p>
      <text:p text:style-name="Standard"><text:span text:style-name="T1087"><text:tab/></text:span><text:span text:style-name="T1088"><text:tab/></text:span><text:span text:style-name="T1089">si Mem1.tipo.t = rec</text:span></text:p>
      <text:p text:style-name="P1090"><text:tab/><text:tab/><text:tab/>si campo?(Mem1.tipo.campos, id.lex)</text:p>
      <text:p text:style-name="P1091"><text:tab/><text:tab/><text:tab/><text:tab/>ref!(Mem1.tipo.campos[id.lex].tipo, Mem0.tsh)</text:p>
      <text:p text:style-name="P1092"><text:tab/><text:tab/><text:tab/>sino &lt;t:error&gt;</text:p>
      <text:p text:style-name="P1093"><text:tab/><text:tab/>sino &lt;t:error&gt;<text:bookmark-end text:name="__DdeLink__12477_1948327631"/></text:p>
      <text:p text:style-name="P1094"/>
      <text:p text:style-name="P1095"><text:bookmark-start text:name="__DdeLink__12480_1948327631"/>Expresión →<text:s/>ExpresiónNiv1 OpNiv0 ExpresiónNiv1</text:p>
      <text:p text:style-name="P1096"><text:tab/>Expresion.tipo<text:s/><text:tab/><text:tab/>=</text:p>
      <text:p text:style-name="Standard"><text:span text:style-name="T1097"><text:tab/></text:span><text:span text:style-name="T1098"><text:tab/>si</text:span><text:span text:style-name="T1099"><text:tab/>(ExpresionNiv1</text:span><text:span text:style-name="T1100">o</text:span><text:span text:style-name="T1101">.tipo = &lt;t:error&gt;</text:span><text:span text:style-name="T1102"><text:s/>v</text:span></text:p>
      <text:soft-page-break/>
      <text:p text:style-name="Standard"><text:span text:style-name="T1103"><text:tab/></text:span><text:span text:style-name="T1104"><text:tab/></text:span><text:span text:style-name="T1105"><text:tab/>ExpresionNiv1</text:span><text:span text:style-name="T1106">1</text:span><text:span text:style-name="T1107">.tipo = &lt;t:error&gt;) v<text:s/></text:span><text:span text:style-name="T1108"><text:tab/></text:span><text:span text:style-name="T1109"><text:tab/></text:span><text:span text:style-name="T1110"><text:tab/></text:span><text:span text:style-name="T1111"><text:tab/></text:span><text:span text:style-name="T1112"><text:tab/></text:span><text:span text:style-name="T1113"><text:tab/></text:span><text:span text:style-name="T1114"><text:tab/>(ExpresionNiv1</text:span><text:span text:style-name="T1115">o</text:span><text:span text:style-name="T1116">.tipo = &lt;t:character&gt;<text:s/></text:span><text:span text:style-name="T1117">٨</text:span></text:p>
      <text:p text:style-name="Standard"><text:span text:style-name="T1118"><text:tab/></text:span><text:span text:style-name="T1119"><text:tab/></text:span><text:span text:style-name="T1120"><text:tab/></text:span><text:span text:style-name="T1121"><text:tab/></text:span><text:span text:style-name="T1122">ExpresionNiv1</text:span><text:span text:style-name="T1123">1</text:span><text:span text:style-name="T1124">.tipo =/= &lt;t:character&gt;) v</text:span></text:p>
      <text:p text:style-name="Standard"><text:span text:style-name="T1125"><text:tab/></text:span><text:span text:style-name="T1126"><text:tab/></text:span><text:span text:style-name="T1127"><text:tab/>(ExpresionNiv1</text:span><text:span text:style-name="T1128">o</text:span><text:span text:style-name="T1129">.tipo =/= &lt;t:character&gt;<text:s/></text:span><text:span text:style-name="T1130">٨</text:span><text:span text:style-name="T1131"><text:s/></text:span><text:span text:style-name="T1132"><text:tab/></text:span><text:span text:style-name="T1133"><text:tab/></text:span><text:span text:style-name="T1134"><text:tab/></text:span><text:span text:style-name="T1135"><text:tab/></text:span><text:span text:style-name="T1136"><text:tab/></text:span><text:span text:style-name="T1137"><text:tab/></text:span><text:span text:style-name="T1138"><text:tab/></text:span><text:span text:style-name="T1139">ExpresionNiv1</text:span><text:span text:style-name="T1140">1</text:span><text:span text:style-name="T1141">.tipo = &lt;t:character&gt;) v</text:span></text:p>
      <text:p text:style-name="Standard"><text:span text:style-name="T1142"><text:tab/><text:s/></text:span><text:span text:style-name="T1143"><text:tab/></text:span><text:span text:style-name="T1144"><text:tab/>(ExpresionNiv1</text:span><text:span text:style-name="T1145">o</text:span><text:span text:style-name="T1146">.tipo = &lt;t:bool</text:span><text:span text:style-name="T1147">ean&gt;<text:s/></text:span><text:span text:style-name="T1148">٨</text:span></text:p>
      <text:p text:style-name="Standard"><text:span text:style-name="T1149"><text:tab/></text:span><text:span text:style-name="T1150"><text:tab/></text:span><text:span text:style-name="T1151"><text:tab/></text:span><text:span text:style-name="T1152"><text:tab/></text:span><text:span text:style-name="T1153">ExpresionNiv1</text:span><text:span text:style-name="T1154">1</text:span><text:span text:style-name="T1155">.tipo =/= &lt;t:boolean&gt;) v</text:span></text:p>
      <text:p text:style-name="Standard"><text:span text:style-name="T1156"><text:tab/></text:span><text:span text:style-name="T1157"><text:tab/></text:span><text:span text:style-name="T1158"><text:tab/>(ExpresionNiv1</text:span><text:span text:style-name="T1159">o</text:span><text:span text:style-name="T1160">.tipo =/= &lt;t:boolean&gt;<text:s/></text:span><text:span text:style-name="T1161">٨</text:span></text:p>
      <text:p text:style-name="Standard"><text:span text:style-name="T1162"><text:tab/></text:span><text:span text:style-name="T1163"><text:tab/></text:span><text:span text:style-name="T1164"><text:tab/></text:span><text:span text:style-name="T1165"><text:tab/></text:span><text:span text:style-name="T1166">ExpresionNiv1</text:span><text:span text:style-name="T1167">1</text:span><text:span text:style-name="T1168">.tipo = &lt;t:boolean&gt;))</text:span></text:p>
      <text:p text:style-name="Standard"><text:span text:style-name="T1169"><text:tab/></text:span><text:span text:style-name="T1170"><text:tab/></text:span><text:span text:style-name="T1171"><text:tab/></text:span><text:span text:style-name="T1172"><text:tab/>&lt;t:error&gt;</text:span></text:p>
      <text:p text:style-name="P1173"><text:tab/><text:tab/>sino <text:s text:c="3"/><text:tab/><text:tab/></text:p>
      <text:p text:style-name="Standard"><text:span text:style-name="T1174"><text:tab/></text:span><text:span text:style-name="T1175"><text:tab/></text:span><text:span text:style-name="T1176"><text:tab/>&lt;t:boolean&gt;</text:span></text:p>
      <text:p text:style-name="Standard"><text:span text:style-name="T1177"><text:tab/>ExpresionNiv1</text:span><text:span text:style-name="T1178">1</text:span><text:span text:style-name="T1179">.tsh<text:s/></text:span><text:span text:style-name="T1180"><text:tab/>= ExpresionNiv1</text:span><text:span text:style-name="T1181">o</text:span><text:span text:style-name="T1182">.tsh <text:s/>= Expresion.tsh</text:span></text:p>
      <text:p text:style-name="Standard"><text:span text:style-name="T1183"><text:tab/>Expresion.modo<text:s/></text:span><text:span text:style-name="T1184"><text:tab/></text:span><text:span text:style-name="T1185"><text:tab/>= val</text:span></text:p>
      <text:p text:style-name="Standard"/>
      <text:p text:style-name="P1186">Expresión → ExpresiónNiv1</text:p>
      <text:p text:style-name="Standard"><text:span text:style-name="T1187"><text:tab/></text:span><text:span text:style-name="T1188">Expresion.tipo<text:s/></text:span><text:span text:style-name="T1189"><text:tab/></text:span><text:span text:style-name="T1190"><text:tab/>= ExpresionNiv1.tipo</text:span></text:p>
      <text:p text:style-name="P1191"><text:tab/>ExpresionNiv1.tsh<text:s/><text:tab/>= Expresion.tsh</text:p>
      <text:p text:style-name="P1192"><text:tab/>Expresion.modo<text:s/><text:tab/><text:tab/>= ExpresionNiv1.modo</text:p>
      <text:p text:style-name="P1193"><text:bookmark-end text:name="__DdeLink__12480_1948327631"/></text:p>
      <text:p text:style-name="P1194"><text:bookmark-start text:name="__DdeLink__12482_1948327631"/><text:bookmark-start text:name="__DdeLink__12483_1948327631"/>ExpresiónNiv1 → ExpresiónNiv1 OpNiv1 ExpresiónNiv2</text:p>
      <text:p text:style-name="Standard"><text:span text:style-name="T1195"><text:tab/></text:span><text:span text:style-name="T1196">ExpresionNiv1</text:span><text:span text:style-name="T1197">o</text:span><text:span text:style-name="T1198">.tipo<text:s/></text:span><text:span text:style-name="T1199"><text:tab/>=</text:span></text:p>
      <text:p text:style-name="Standard"><text:span text:style-name="T1200"><text:tab/></text:span><text:span text:style-name="T1201"><text:tab/>si<text:s/></text:span><text:span text:style-name="T1202"><text:tab/>(ExpresionNiv1</text:span><text:span text:style-name="T1203">1</text:span><text:span text:style-name="T1204">.tipo = &lt;t:error&gt;</text:span><text:span text:style-name="T1205"><text:s/>v</text:span></text:p>
      <text:p text:style-name="Standard"><text:span text:style-name="T1206"><text:tab/></text:span><text:span text:style-name="T1207"><text:tab/></text:span><text:span text:style-name="T1208"><text:tab/>ExpresionNiv2.tipo = &lt;t:error&gt; v</text:span></text:p>
      <text:p text:style-name="Standard"><text:span text:style-name="T1209"><text:tab/></text:span><text:span text:style-name="T1210"><text:tab/><text:s text:c="4"/></text:span><text:span text:style-name="T1211"><text:tab/>(ExpresionNiv1</text:span><text:span text:style-name="T1212">1</text:span><text:span text:style-name="T1213">.tipo = &lt;t:character&gt;<text:s/></text:span><text:span text:style-name="T1214">v</text:span></text:p>
      <text:p text:style-name="Standard"><text:span text:style-name="T1215"><text:tab/></text:span><text:span text:style-name="T1216"><text:tab/></text:span><text:span text:style-name="T1217"><text:tab/>ExpresionNiv2.tipo =/= &lt;t:character&gt;) v</text:span></text:p>
      <text:p text:style-name="Standard"><text:span text:style-name="T1218"><text:tab/></text:span><text:span text:style-name="T1219"><text:tab/><text:s text:c="4"/></text:span><text:span text:style-name="T1220"><text:tab/>(ExpresionNiv1</text:span><text:span text:style-name="T1221">1</text:span><text:span text:style-name="T1222">.tipo = &lt;t:boolean&gt;<text:s/></text:span><text:bookmark-start text:name="__DdeLink__14754_1844718597"/><text:span text:style-name="T1223">٨</text:span><text:bookmark-end text:name="__DdeLink__14754_1844718597"/></text:p>
      <text:p text:style-name="Standard"><text:span text:style-name="T1224"><text:tab/></text:span><text:span text:style-name="T1225"><text:tab/></text:span><text:span text:style-name="T1226"><text:tab/></text:span><text:span text:style-name="T1227"><text:tab/></text:span><text:span text:style-name="T1228">ExpresionNiv2.tipo =/= &lt;t:boolean&gt;) v</text:span></text:p>
      <text:p text:style-name="Standard"><text:span text:style-name="T1229"><text:tab/><text:s text:c="8"/></text:span><text:span text:style-name="T1230"><text:tab/>(ExpresionNiv1</text:span><text:span text:style-name="T1231">1</text:span><text:span text:style-name="T1232">.tipo =/= &lt;t:bool</text:span><text:span text:style-name="T1233">ean&gt;<text:s/></text:span><text:span text:style-name="T1234">٨</text:span></text:p>
      <text:p text:style-name="Standard"><text:span text:style-name="T1235"><text:tab/></text:span><text:span text:style-name="T1236"><text:tab/></text:span><text:span text:style-name="T1237"><text:tab/></text:span><text:span text:style-name="T1238"><text:tab/></text:span><text:span text:style-name="T1239">ExpresionNiv2.tipo = &lt;t:boolean&gt;))</text:span></text:p>
      <text:p text:style-name="Standard"><text:span text:style-name="T1240"><text:tab/></text:span><text:span text:style-name="T1241"><text:tab/></text:span><text:span text:style-name="T1242"><text:tab/></text:span><text:span text:style-name="T1243"><text:tab/>&lt;t:error&gt;</text:span></text:p>
      <text:p text:style-name="P1244"><text:tab/><text:tab/>sino</text:p>
      <text:p text:style-name="P1245"><text:tab/><text:tab/><text:tab/>case (OpNiv1.op)</text:p>
      <text:p text:style-name="P1246"><text:tab/><text:tab/><text:tab/><text:tab/>suma,resta:</text:p>
      <text:p text:style-name="Standard"><text:span text:style-name="T1247"><text:tab/></text:span><text:span text:style-name="T1248"><text:tab/></text:span><text:span text:style-name="T1249"><text:tab/><text:s text:c="9"/></text:span><text:span text:style-name="T1250"><text:tab/>si<text:s/></text:span><text:span text:style-name="T1251"><text:tab/>(ExpresionNiv1</text:span><text:span text:style-name="T1252">1</text:span><text:span text:style-name="T1253">.tipo=&lt;t:float&gt;</text:span><text:span text:style-name="T1254"><text:s/>v<text:s/></text:span><text:span text:style-name="T1255"><text:tab/></text:span><text:span text:style-name="T1256"><text:tab/></text:span><text:span text:style-name="T1257"><text:tab/></text:span><text:span text:style-name="T1258"><text:tab/></text:span><text:span text:style-name="T1259"><text:tab/></text:span><text:span text:style-name="T1260"><text:tab/></text:span><text:span text:style-name="T1261"><text:tab/></text:span><text:span text:style-name="T1262"><text:tab/>ExpresionNiv2.tipo = &lt;t:float&gt;)</text:span></text:p>
      <text:p text:style-name="Standard"><text:span text:style-name="T1263"><text:tab/></text:span><text:span text:style-name="T1264"><text:tab/></text:span><text:span text:style-name="T1265"><text:tab/></text:span><text:span text:style-name="T1266"><text:tab/></text:span><text:span text:style-name="T1267"><text:tab/></text:span><text:span text:style-name="T1268"><text:tab/>&lt;t:float&gt;</text:span></text:p>
      <text:p text:style-name="Standard"><text:span text:style-name="T1269"><text:tab/></text:span><text:span text:style-name="T1270"><text:tab/></text:span><text:span text:style-name="T1271"><text:tab/><text:s text:c="9"/></text:span><text:span text:style-name="T1272"><text:tab/>sino<text:s/></text:span><text:span text:style-name="T1273"><text:tab/>si<text:s/></text:span><text:span text:style-name="T1274"><text:tab/>(ExpresionNiv1</text:span><text:span text:style-name="T1275">1</text:span><text:span text:style-name="T1276">.tipo = &lt;t:integer&gt; v<text:s/></text:span><text:span text:style-name="T1277"><text:tab/></text:span><text:span text:style-name="T1278"><text:tab/></text:span><text:span text:style-name="T1279"><text:tab/></text:span><text:span text:style-name="T1280"><text:tab/></text:span><text:span text:style-name="T1281"><text:tab/></text:span><text:span text:style-name="T1282"><text:tab/></text:span><text:span text:style-name="T1283"><text:tab/>ExpresionNiv2.tipo = &lt;t:integer&gt;)</text:span></text:p>
      <text:p text:style-name="Standard"><text:span text:style-name="T1284"><text:tab/></text:span><text:span text:style-name="T1285"><text:tab/></text:span><text:span text:style-name="T1286"><text:tab/></text:span><text:span text:style-name="T1287"><text:tab/><text:s/></text:span><text:span text:style-name="T1288"><text:tab/></text:span><text:span text:style-name="T1289"><text:tab/></text:span><text:span text:style-name="T1290"><text:tab/>&lt;t:integer&gt;</text:span></text:p>
      <text:p text:style-name="Standard"><text:span text:style-name="T1291"><text:tab/></text:span><text:span text:style-name="T1292"><text:tab/></text:span><text:span text:style-name="T1293"><text:tab/><text:s text:c="9"/></text:span><text:span text:style-name="T1294"><text:tab/>sino<text:s/></text:span><text:span text:style-name="T1295"><text:tab/>si<text:s/></text:span><text:span text:style-name="T1296"><text:tab/>(ExpresionNiv1</text:span><text:span text:style-name="T1297">1</text:span><text:span text:style-name="T1298">.tipo =&lt;t:natural&gt;<text:s/></text:span><text:span text:style-name="T1299">٨</text:span><text:span text:style-name="T1300"><text:s/></text:span><text:span text:style-name="T1301"><text:tab/></text:span><text:span text:style-name="T1302"><text:tab/></text:span><text:span text:style-name="T1303"><text:tab/></text:span><text:span text:style-name="T1304"><text:tab/></text:span><text:span text:style-name="T1305"><text:tab/></text:span><text:span text:style-name="T1306"><text:tab/></text:span><text:span text:style-name="T1307"><text:tab/></text:span><text:span text:style-name="T1308">ExpresionN</text:span><text:span text:style-name="T1309">iv2.tipo = &lt;t:natural&gt;)</text:span></text:p>
      <text:p text:style-name="Standard"><text:span text:style-name="T1310"><text:tab/></text:span><text:span text:style-name="T1311"><text:tab/></text:span><text:span text:style-name="T1312"><text:tab/></text:span><text:span text:style-name="T1313"><text:tab/></text:span><text:span text:style-name="T1314"><text:tab/><text:s/></text:span><text:span text:style-name="T1315"><text:tab/></text:span><text:span text:style-name="T1316"><text:tab/>&lt;t:natural&gt;</text:span></text:p>
      <text:p text:style-name="Standard"><text:span text:style-name="T1317"><text:tab/></text:span><text:span text:style-name="T1318"><text:tab/></text:span><text:span text:style-name="T1319"><text:tab/><text:s text:c="9"/></text:span><text:span text:style-name="T1320"><text:tab/>sino</text:span></text:p>
      <text:p text:style-name="Standard"><text:span text:style-name="T1321"><text:tab/></text:span><text:span text:style-name="T1322"><text:tab/></text:span><text:span text:style-name="T1323"><text:tab/></text:span><text:span text:style-name="T1324"><text:tab/></text:span><text:span text:style-name="T1325"><text:tab/></text:span><text:span text:style-name="T1326"><text:tab/>&lt;t:error&gt;</text:span></text:p>
      <text:p text:style-name="P1327"><text:tab/><text:tab/><text:tab/><text:tab/>o: <text:s/></text:p>
      <text:p text:style-name="Standard"><text:span text:style-name="T1328"><text:tab/></text:span><text:span text:style-name="T1329"><text:tab/></text:span><text:span text:style-name="T1330"><text:tab/><text:s text:c="9"/></text:span><text:span text:style-name="T1331"><text:tab/>si<text:s/></text:span><text:span text:style-name="T1332"><text:tab/>(ExpresionNiv1</text:span><text:span text:style-name="T1333">1</text:span><text:span text:style-name="T1334">.tipo = &lt;t:boolean&gt;<text:s/></text:span><text:span text:style-name="T1335">٨</text:span><text:span text:style-name="T1336"><text:s/></text:span><text:span text:style-name="T1337"><text:tab/></text:span><text:span text:style-name="T1338"><text:tab/></text:span><text:span text:style-name="T1339"><text:tab/></text:span><text:span text:style-name="T1340"><text:tab/></text:span><text:span text:style-name="T1341"><text:tab/></text:span><text:span text:style-name="T1342"><text:tab/></text:span><text:span text:style-name="T1343"><text:tab/></text:span><text:span text:style-name="T1344">ExpresionNiv2.tipo = &lt;t:boolean&gt;)</text:span></text:p>
      <text:soft-page-break/>
      <text:p text:style-name="Standard"><text:span text:style-name="T1345"><text:tab/></text:span><text:span text:style-name="T1346"><text:tab/></text:span><text:span text:style-name="T1347"><text:tab/></text:span><text:span text:style-name="T1348"><text:tab/><text:s text:c="4"/></text:span><text:span text:style-name="T1349"><text:tab/></text:span><text:span text:style-name="T1350"><text:tab/>&lt;t:boolean&gt;</text:span></text:p>
      <text:p text:style-name="Standard"><text:span text:style-name="T1351"><text:tab/></text:span><text:span text:style-name="T1352"><text:tab/></text:span><text:span text:style-name="T1353"><text:tab/><text:s text:c="9"/></text:span><text:span text:style-name="T1354"><text:tab/>sino</text:span></text:p>
      <text:p text:style-name="Standard"><text:span text:style-name="T1355"><text:tab/></text:span><text:span text:style-name="T1356"><text:tab/></text:span><text:span text:style-name="T1357"><text:tab/></text:span><text:span text:style-name="T1358"><text:tab/></text:span><text:span text:style-name="T1359"><text:tab/></text:span><text:span text:style-name="T1360"><text:tab/>&lt;t:error&gt;</text:span></text:p>
      <text:p text:style-name="Standard"><text:span text:style-name="T1361"><text:tab/></text:span><text:span text:style-name="T1362"><text:tab/></text:span><text:span text:style-name="T1363"><text:tab/></text:span><text:span text:style-name="T1364"><text:tab/>or:</text:span></text:p>
      <text:p text:style-name="Standard"><text:span text:style-name="T1365"><text:tab/></text:span><text:span text:style-name="T1366"><text:tab/></text:span><text:span text:style-name="T1367"><text:tab/></text:span><text:span text:style-name="T1368"><text:tab/></text:span><text:span text:style-name="T1369"><text:tab/></text:span><text:span text:style-name="T1370">si<text:s/></text:span><text:span text:style-name="T1371"><text:tab/></text:span><text:span text:style-name="T1372">(ExpresionNiv1</text:span><text:span text:style-name="T1373">1</text:span><text:span text:style-name="T1374">.tipo = &lt;t:boolean&gt;<text:s/></text:span><text:span text:style-name="T1375">٨</text:span><text:span text:style-name="T1376"><text:s/></text:span><text:span text:style-name="T1377"><text:tab/></text:span><text:span text:style-name="T1378"><text:tab/></text:span><text:span text:style-name="T1379"><text:tab/></text:span><text:span text:style-name="T1380"><text:tab/></text:span><text:span text:style-name="T1381"><text:tab/></text:span><text:span text:style-name="T1382"><text:tab/></text:span><text:span text:style-name="T1383"><text:tab/></text:span><text:span text:style-name="T1384">ExpresionNiv2.tipo = &lt;t:boolean&gt;)</text:span></text:p>
      <text:p text:style-name="Standard"><text:span text:style-name="T1385"><text:tab/></text:span><text:span text:style-name="T1386"><text:tab/></text:span><text:span text:style-name="T1387"><text:tab/></text:span><text:span text:style-name="T1388"><text:tab/></text:span><text:span text:style-name="T1389"><text:tab/></text:span><text:span text:style-name="T1390"><text:tab/>&lt;t:boolean&gt;</text:span></text:p>
      <text:p text:style-name="Standard"><text:span text:style-name="T1391"><text:tab/></text:span><text:span text:style-name="T1392"><text:tab/></text:span><text:span text:style-name="T1393"><text:tab/></text:span><text:span text:style-name="T1394"><text:tab/></text:span><text:span text:style-name="T1395"><text:tab/>sino</text:span></text:p>
      <text:p text:style-name="Standard"><text:span text:style-name="T1396"><text:tab/></text:span><text:span text:style-name="T1397"><text:tab/></text:span><text:span text:style-name="T1398"><text:tab/></text:span><text:span text:style-name="T1399"><text:tab/></text:span><text:span text:style-name="T1400"><text:tab/></text:span><text:span text:style-name="T1401"><text:tab/>&lt;t:error&gt;</text:span></text:p>
      <text:p text:style-name="Standard"><text:span text:style-name="T1402"><text:tab/>ExpresionNiv2.tsh<text:s/></text:span><text:span text:style-name="T1403"><text:tab/>= ExpresionNiv1</text:span><text:span text:style-name="T1404">1</text:span><text:span text:style-name="T1405">.tsh = ExpresionNiv1</text:span><text:span text:style-name="T1406">o</text:span><text:span text:style-name="T1407">.tsh</text:span></text:p>
      <text:p text:style-name="Standard"><text:span text:style-name="T1408"><text:tab/>ExpresionNiv1.modo<text:s/></text:span><text:span text:style-name="T1409"><text:tab/>= val</text:span></text:p>
      <text:p text:style-name="Standard"/>
      <text:p text:style-name="P1410">ExpresiónNiv1 → ExpresiónNiv2</text:p>
      <text:p text:style-name="Standard"><text:span text:style-name="T1411"><text:tab/></text:span><text:span text:style-name="T1412">ExpresionNiv1.tipo<text:s/></text:span><text:span text:style-name="T1413"><text:tab/>= ExpresionNiv2.tipo</text:span></text:p>
      <text:p text:style-name="P1414"><text:tab/>ExpresionNiv2.tsh<text:s/><text:tab/>= ExpresionNiv1.tsh</text:p>
      <text:p text:style-name="P1415"><text:tab/>ExpresionNiv1.modo<text:s/><text:tab/>= ExpresionNiv2.modo</text:p>
      <text:p text:style-name="P1416"/>
      <text:p text:style-name="P1417">ExpresiónNiv2 → ExpresiónNiv2 OpNiv2 ExpresiónNiv3</text:p>
      <text:p text:style-name="Standard"><text:span text:style-name="T1418"><text:tab/></text:span><text:span text:style-name="T1419">ExpresionNiv2</text:span><text:span text:style-name="T1420">o</text:span><text:span text:style-name="T1421">.tipo<text:s/></text:span><text:span text:style-name="T1422"><text:tab/>=</text:span></text:p>
      <text:p text:style-name="Standard"><text:span text:style-name="T1423"><text:tab/></text:span><text:span text:style-name="T1424"><text:tab/>si<text:s/></text:span><text:span text:style-name="T1425"><text:tab/>(ExpresionNiv2</text:span><text:span text:style-name="T1426">1</text:span><text:span text:style-name="T1427">.tipo = &lt;t:error&gt;</text:span><text:span text:style-name="T1428"><text:s/>v</text:span></text:p>
      <text:p text:style-name="Standard"><text:span text:style-name="T1429"><text:tab/></text:span><text:span text:style-name="T1430"><text:tab/></text:span><text:span text:style-name="T1431"><text:tab/>ExpresionNiv3.tipo = &lt;t:error&gt; v</text:span></text:p>
      <text:p text:style-name="Standard"><text:span text:style-name="T1432"><text:s text:c="16"/></text:span><text:span text:style-name="T1433"><text:tab/>ExpresionNiv2</text:span><text:span text:style-name="T1434">1</text:span><text:span text:style-name="T1435">.tipo = &lt;t:character&gt; v</text:span></text:p>
      <text:p text:style-name="Standard"><text:span text:style-name="T1436"><text:tab/></text:span><text:span text:style-name="T1437"><text:tab/></text:span><text:span text:style-name="T1438"><text:tab/>ExpresionNiv3.tipo = &lt;t:character&gt; v</text:span></text:p>
      <text:p text:style-name="Standard"><text:span text:style-name="T1439"><text:tab/></text:span><text:span text:style-name="T1440"><text:tab/><text:s text:c="3"/></text:span><text:span text:style-name="T1441"><text:tab/>(ExpresionNiv2</text:span><text:span text:style-name="T1442">1</text:span><text:span text:style-name="T1443">.tipo = &lt;t:boolean&gt;<text:s/></text:span><text:span text:style-name="T1444">٨</text:span></text:p>
      <text:p text:style-name="Standard"><text:span text:style-name="T1445"><text:tab/></text:span><text:span text:style-name="T1446"><text:tab/></text:span><text:span text:style-name="T1447"><text:tab/></text:span><text:span text:style-name="T1448"><text:tab/></text:span><text:span text:style-name="T1449">ExpresionNiv3.tipo =/= &lt;t:boolean&gt; v</text:span></text:p>
      <text:p text:style-name="Standard"><text:span text:style-name="T1450"><text:tab/></text:span><text:span text:style-name="T1451"><text:tab/><text:s text:c="4"/></text:span><text:span text:style-name="T1452"><text:tab/>(ExpresionNiv2</text:span><text:span text:style-name="T1453">1</text:span><text:span text:style-name="T1454">.tipo =/= &lt;t:boo</text:span><text:span text:style-name="T1455">lean&gt;<text:s/></text:span><text:span text:style-name="T1456">٨</text:span></text:p>
      <text:p text:style-name="Standard"><text:span text:style-name="T1457"><text:tab/></text:span><text:span text:style-name="T1458"><text:tab/></text:span><text:span text:style-name="T1459"><text:tab/></text:span><text:span text:style-name="T1460"><text:tab/></text:span><text:span text:style-name="T1461">ExpresionNiv3.tipo = &lt;t:boolean&gt;))</text:span></text:p>
      <text:p text:style-name="Standard"><text:span text:style-name="T1462"><text:tab/></text:span><text:span text:style-name="T1463"><text:tab/><text:s text:c="5"/></text:span><text:span text:style-name="T1464"><text:tab/>&lt;t:error&gt;</text:span></text:p>
      <text:p text:style-name="P1465"><text:tab/><text:tab/>sino</text:p>
      <text:p text:style-name="P1466"><text:tab/><text:tab/><text:tab/>case (OpNiv2.op)</text:p>
      <text:p text:style-name="P1467"><text:tab/><text:tab/><text:tab/><text:tab/>multiplica,divide:</text:p>
      <text:p text:style-name="Standard"><text:span text:style-name="T1468"><text:tab/></text:span><text:span text:style-name="T1469"><text:tab/></text:span><text:span text:style-name="T1470"><text:tab/><text:s text:c="9"/></text:span><text:span text:style-name="T1471"><text:tab/>si<text:s/></text:span><text:span text:style-name="T1472"><text:tab/>(ExpresionNiv2</text:span><text:span text:style-name="T1473">1</text:span><text:span text:style-name="T1474">.tipo=&lt;t:float&gt;</text:span><text:span text:style-name="T1475"><text:s/>v<text:s/></text:span><text:span text:style-name="T1476"><text:tab/></text:span><text:span text:style-name="T1477"><text:tab/></text:span><text:span text:style-name="T1478"><text:tab/></text:span><text:span text:style-name="T1479"><text:tab/></text:span><text:span text:style-name="T1480"><text:tab/></text:span><text:span text:style-name="T1481"><text:tab/></text:span><text:span text:style-name="T1482"><text:tab/></text:span><text:span text:style-name="T1483"><text:tab/>ExpresionNiv3.tipo = &lt;t:float&gt;)</text:span></text:p>
      <text:p text:style-name="Standard"><text:span text:style-name="T1484"><text:tab/></text:span><text:span text:style-name="T1485"><text:tab/></text:span><text:span text:style-name="T1486"><text:tab/></text:span><text:span text:style-name="T1487"><text:tab/><text:s text:c="3"/></text:span><text:span text:style-name="T1488"><text:tab/><text:s/></text:span><text:span text:style-name="T1489"><text:tab/>&lt;t:float&gt;</text:span></text:p>
      <text:p text:style-name="Standard"><text:span text:style-name="T1490"><text:tab/></text:span><text:span text:style-name="T1491"><text:tab/></text:span><text:span text:style-name="T1492"><text:tab/><text:s text:c="9"/></text:span><text:span text:style-name="T1493"><text:tab/>sino</text:span><text:span text:style-name="T1494"><text:tab/>si<text:s/></text:span><text:span text:style-name="T1495"><text:tab/>(ExpresionNiv2</text:span><text:span text:style-name="T1496">1</text:span><text:span text:style-name="T1497">.tipo =&lt;t:integer&gt;</text:span><text:span text:style-name="T1498"><text:s/>v<text:s/></text:span><text:span text:style-name="T1499"><text:tab/></text:span><text:span text:style-name="T1500"><text:tab/></text:span><text:span text:style-name="T1501"><text:tab/></text:span><text:span text:style-name="T1502"><text:tab/></text:span><text:span text:style-name="T1503"><text:tab/></text:span><text:span text:style-name="T1504"><text:tab/></text:span><text:span text:style-name="T1505"><text:tab/>ExpresionNiv3.tipo = &lt;t:integer&gt;)</text:span></text:p>
      <text:p text:style-name="Standard"><text:span text:style-name="T1506"><text:tab/></text:span><text:span text:style-name="T1507"><text:tab/></text:span><text:span text:style-name="T1508"><text:tab/></text:span><text:span text:style-name="T1509"><text:tab/></text:span><text:span text:style-name="T1510"><text:tab/></text:span><text:span text:style-name="T1511"><text:tab/></text:span><text:span text:style-name="T1512"><text:tab/>&lt;t:integer&gt;</text:span></text:p>
      <text:p text:style-name="Standard"><text:span text:style-name="T1513"><text:tab/></text:span><text:span text:style-name="T1514"><text:tab/></text:span><text:span text:style-name="T1515"><text:tab/><text:s text:c="8"/></text:span><text:span text:style-name="T1516"><text:tab/>sino<text:s/></text:span><text:span text:style-name="T1517"><text:tab/>si<text:s/></text:span><text:span text:style-name="T1518"><text:tab/>(ExpresionNiv2</text:span><text:span text:style-name="T1519">1</text:span><text:span text:style-name="T1520">.tipo =&lt;t:natural&gt;<text:s/></text:span><text:span text:style-name="T1521">٨</text:span><text:span text:style-name="T1522"><text:s/></text:span><text:span text:style-name="T1523"><text:tab/></text:span><text:span text:style-name="T1524"><text:tab/></text:span><text:span text:style-name="T1525"><text:tab/></text:span><text:span text:style-name="T1526"><text:tab/></text:span><text:span text:style-name="T1527"><text:tab/></text:span><text:span text:style-name="T1528"><text:tab/></text:span><text:span text:style-name="T1529"><text:tab/></text:span><text:span text:style-name="T1530">ExpresionNiv3.tipo=&lt;t:natural&gt;)</text:span></text:p>
      <text:p text:style-name="Standard"><text:span text:style-name="T1531"><text:tab/></text:span><text:span text:style-name="T1532"><text:tab/></text:span><text:span text:style-name="T1533"><text:tab/></text:span><text:span text:style-name="T1534"><text:tab/><text:s text:c="2"/></text:span><text:span text:style-name="T1535"><text:tab/></text:span><text:span text:style-name="T1536"><text:tab/></text:span><text:span text:style-name="T1537"><text:tab/>&lt;t:natural&gt;</text:span></text:p>
      <text:p text:style-name="Standard"><text:span text:style-name="T1538"><text:tab/></text:span><text:span text:style-name="T1539"><text:tab/></text:span><text:span text:style-name="T1540"><text:tab/><text:s text:c="9"/></text:span><text:span text:style-name="T1541"><text:tab/>sino</text:span></text:p>
      <text:p text:style-name="Standard"><text:span text:style-name="T1542"><text:tab/></text:span><text:span text:style-name="T1543"><text:tab/></text:span><text:span text:style-name="T1544"><text:tab/></text:span><text:span text:style-name="T1545"><text:tab/></text:span><text:span text:style-name="T1546"><text:tab/></text:span><text:span text:style-name="T1547"><text:tab/>&lt;t:error&gt;</text:span></text:p>
      <text:p text:style-name="P1548"><text:tab/><text:tab/><text:tab/><text:tab/>modulo:</text:p>
      <text:p text:style-name="Standard"><text:span text:style-name="T1549"><text:tab/></text:span><text:span text:style-name="T1550"><text:tab/></text:span><text:span text:style-name="T1551"><text:tab/><text:s text:c="9"/></text:span><text:span text:style-name="T1552"><text:tab/>si<text:s/></text:span><text:span text:style-name="T1553"><text:tab/>(ExpresionNi</text:span><text:span text:style-name="T1554">v3.tipo = &lt;t:natural&gt;<text:s/></text:span><text:span text:style-name="T1555">٨</text:span></text:p>
      <text:p text:style-name="Standard"><text:span text:style-name="T1556"><text:tab/></text:span><text:span text:style-name="T1557"><text:tab/></text:span><text:span text:style-name="T1558"><text:tab/></text:span><text:span text:style-name="T1559"><text:tab/></text:span><text:span text:style-name="T1560"><text:tab/></text:span><text:span text:style-name="T1561"><text:tab/>(ExpresionNiv2</text:span><text:span text:style-name="T1562">1</text:span><text:span text:style-name="T1563">.tipo=&lt;t:natural&gt; v<text:s/></text:span><text:span text:style-name="T1564"><text:tab/></text:span><text:span text:style-name="T1565"><text:tab/></text:span><text:span text:style-name="T1566"><text:tab/></text:span><text:span text:style-name="T1567"><text:tab/></text:span><text:span text:style-name="T1568"><text:tab/></text:span><text:span text:style-name="T1569"><text:tab/></text:span><text:span text:style-name="T1570"><text:tab/></text:span><text:span text:style-name="T1571"><text:tab/>ExpresionNiv2</text:span><text:span text:style-name="T1572">1</text:span><text:span text:style-name="T1573">.tipo=&lt;t:integer&gt;))</text:span><text:span text:style-name="T1574"><text:tab/></text:span></text:p>
      <text:p text:style-name="Standard"><text:span text:style-name="T1575"><text:tab/></text:span><text:span text:style-name="T1576"><text:tab/></text:span><text:span text:style-name="T1577"><text:tab/></text:span><text:span text:style-name="T1578"><text:tab/><text:s text:c="6"/></text:span><text:span text:style-name="T1579"><text:tab/>ExpresionNiv2</text:span><text:span text:style-name="T1580">1</text:span><text:span text:style-name="T1581">.tipo</text:span></text:p>
      <text:p text:style-name="Standard"><text:span text:style-name="T1582"><text:tab/></text:span><text:span text:style-name="T1583"><text:tab/></text:span><text:span text:style-name="T1584"><text:tab/><text:s text:c="9"/></text:span><text:span text:style-name="T1585"><text:tab/>sino <text:s/></text:span></text:p>
      <text:p text:style-name="Standard"><text:span text:style-name="T1586"><text:tab/></text:span><text:span text:style-name="T1587"><text:tab/></text:span><text:span text:style-name="T1588"><text:tab/></text:span><text:span text:style-name="T1589"><text:tab/></text:span><text:span text:style-name="T1590"><text:tab/><text:s text:c="3"/></text:span><text:span text:style-name="T1591"><text:tab/>&lt;t:error&gt;</text:span></text:p>
      <text:p text:style-name="P1592"><text:tab/><text:tab/><text:tab/><text:tab/>y: <text:s/></text:p>
      <text:soft-page-break/>
      <text:p text:style-name="Standard"><text:span text:style-name="T1593"><text:tab/></text:span><text:span text:style-name="T1594"><text:tab/></text:span><text:span text:style-name="T1595"><text:tab/><text:s text:c="9"/></text:span><text:span text:style-name="T1596"><text:tab/>si<text:s/></text:span><text:span text:style-name="T1597"><text:tab/>(ExpresionNiv2</text:span><text:span text:style-name="T1598">1</text:span><text:span text:style-name="T1599">.tipo = &lt;t:boolean&gt;<text:s/></text:span><text:span text:style-name="T1600">٨</text:span><text:span text:style-name="T1601"><text:s/></text:span><text:span text:style-name="T1602"><text:tab/></text:span><text:span text:style-name="T1603"><text:tab/></text:span><text:span text:style-name="T1604"><text:tab/></text:span><text:span text:style-name="T1605"><text:tab/></text:span><text:span text:style-name="T1606"><text:tab/></text:span><text:span text:style-name="T1607"><text:tab/></text:span><text:span text:style-name="T1608"><text:tab/></text:span><text:span text:style-name="T1609">Expresio</text:span><text:span text:style-name="T1610">nNiv3.tipo = &lt;t:boolean&gt;)</text:span></text:p>
      <text:p text:style-name="Standard"><text:span text:style-name="T1611"><text:tab/></text:span><text:span text:style-name="T1612"><text:tab/></text:span><text:span text:style-name="T1613"><text:tab/></text:span><text:span text:style-name="T1614"><text:tab/></text:span><text:span text:style-name="T1615"><text:tab/></text:span><text:span text:style-name="T1616"><text:tab/>&lt;t:boolean&gt;</text:span></text:p>
      <text:p text:style-name="Standard"><text:span text:style-name="T1617"><text:tab/></text:span><text:span text:style-name="T1618"><text:tab/></text:span><text:span text:style-name="T1619"><text:tab/><text:s text:c="9"/></text:span><text:span text:style-name="T1620"><text:tab/>sino</text:span></text:p>
      <text:p text:style-name="Standard"><text:span text:style-name="T1621"><text:tab/></text:span><text:span text:style-name="T1622"><text:tab/></text:span><text:span text:style-name="T1623"><text:tab/></text:span><text:span text:style-name="T1624"><text:tab/></text:span><text:span text:style-name="T1625"><text:tab/></text:span><text:span text:style-name="T1626"><text:tab/>&lt;t:error&gt;</text:span></text:p>
      <text:p text:style-name="Standard"><text:span text:style-name="T1627"><text:tab/></text:span><text:span text:style-name="T1628"><text:tab/></text:span><text:span text:style-name="T1629"><text:tab/></text:span><text:span text:style-name="T1630"><text:tab/>and:</text:span></text:p>
      <text:p text:style-name="Standard"><text:span text:style-name="T1631"><text:tab/></text:span><text:span text:style-name="T1632"><text:tab/></text:span><text:span text:style-name="T1633"><text:tab/></text:span><text:span text:style-name="T1634"><text:tab/></text:span><text:span text:style-name="T1635"><text:tab/></text:span><text:span text:style-name="T1636">si<text:s/></text:span><text:span text:style-name="T1637"><text:tab/>(ExpresionNiv2</text:span><text:span text:style-name="T1638">1</text:span><text:span text:style-name="T1639">.tipo = &lt;t:boolean&gt;<text:s/></text:span><text:span text:style-name="T1640">٨</text:span><text:span text:style-name="T1641"><text:s/></text:span><text:span text:style-name="T1642"><text:tab/></text:span><text:span text:style-name="T1643"><text:tab/></text:span><text:span text:style-name="T1644"><text:tab/></text:span><text:span text:style-name="T1645"><text:tab/></text:span><text:span text:style-name="T1646"><text:tab/></text:span><text:span text:style-name="T1647"><text:tab/></text:span><text:span text:style-name="T1648"><text:tab/></text:span><text:span text:style-name="T1649">ExpresionNiv3.tipo = &lt;t:boolean&gt;)</text:span></text:p>
      <text:p text:style-name="Standard"><text:span text:style-name="T1650"><text:tab/></text:span><text:span text:style-name="T1651"><text:tab/></text:span><text:span text:style-name="T1652"><text:tab/></text:span><text:span text:style-name="T1653"><text:tab/></text:span><text:span text:style-name="T1654"><text:tab/></text:span><text:span text:style-name="T1655"><text:tab/>&lt;t:boolean&gt;</text:span></text:p>
      <text:p text:style-name="Standard"><text:span text:style-name="T1656"><text:tab/></text:span><text:span text:style-name="T1657"><text:tab/></text:span><text:span text:style-name="T1658"><text:tab/></text:span><text:span text:style-name="T1659"><text:tab/></text:span><text:span text:style-name="T1660"><text:tab/>sino<text:s/></text:span><text:span text:style-name="T1661"><text:tab/></text:span></text:p>
      <text:p text:style-name="Standard"><text:span text:style-name="T1662"><text:tab/></text:span><text:span text:style-name="T1663"><text:tab/></text:span><text:span text:style-name="T1664"><text:tab/></text:span><text:span text:style-name="T1665"><text:tab/></text:span><text:span text:style-name="T1666"><text:tab/></text:span><text:span text:style-name="T1667"><text:tab/>&lt;t:error&gt;</text:span></text:p>
      <text:p text:style-name="Standard"><text:span text:style-name="T1668"><text:tab/></text:span><text:span text:style-name="T1669"><text:tab/></text:span><text:span text:style-name="T1670"><text:tab/></text:span><text:span text:style-name="T1671"><text:tab/></text:span><text:span text:style-name="T1672"><text:tab/></text:span></text:p>
      <text:p text:style-name="Standard"><text:span text:style-name="T1673"><text:tab/>ExpresionNiv3.tsh<text:s/></text:span><text:span text:style-name="T1674"><text:tab/>=<text:s/></text:span><text:span text:style-name="T1675">ExpresionNiv2</text:span><text:span text:style-name="T1676">1</text:span><text:span text:style-name="T1677">.tsh = ExpresionNiv2</text:span><text:span text:style-name="T1678">o</text:span><text:span text:style-name="T1679">.tsh</text:span></text:p>
      <text:p text:style-name="Standard"><text:span text:style-name="T1680"><text:tab/>ExpresionNiv2.modo<text:s/></text:span><text:span text:style-name="T1681"><text:tab/>= val</text:span></text:p>
      <text:p text:style-name="P1682"/>
      <text:p text:style-name="P1683">ExpresiónNiv2 → ExpresiónNiv3</text:p>
      <text:p text:style-name="Standard"><text:span text:style-name="T1684"><text:tab/></text:span><text:span text:style-name="T1685">ExpresionNiv2.tipo<text:s/></text:span><text:span text:style-name="T1686"><text:tab/>= ExpresionNiv3.tipo</text:span></text:p>
      <text:p text:style-name="P1687"><text:tab/>ExpresionNiv3.tsh<text:s/><text:tab/>= ExpresionNiv2.tsh</text:p>
      <text:p text:style-name="P1688"><text:tab/>ExpresionNiv2.modo<text:s/><text:tab/>= ExpresionNiv3.modo</text:p>
      <text:p text:style-name="P1689"/>
      <text:p text:style-name="P1690">ExpresiónNiv3 → ExpresionNiv4<text:s/>OpNiv3 ExpresiónNiv3</text:p>
      <text:p text:style-name="Standard"><text:span text:style-name="T1691"><text:tab/></text:span><text:span text:style-name="T1692">ExpresionNiv3</text:span><text:span text:style-name="T1693">o</text:span><text:span text:style-name="T1694">.tipo<text:s/></text:span><text:span text:style-name="T1695"><text:tab/>=</text:span></text:p>
      <text:p text:style-name="Standard"><text:span text:style-name="T1696"><text:tab/></text:span><text:span text:style-name="T1697"><text:tab/>si<text:s/></text:span><text:span text:style-name="T1698"><text:tab/>(ExpresionNiv4.tipo = &lt;t:error&gt; v</text:span></text:p>
      <text:p text:style-name="Standard"><text:span text:style-name="T1699"><text:tab/></text:span><text:span text:style-name="T1700"><text:tab/></text:span><text:span text:style-name="T1701"><text:tab/>ExpresionNiv3</text:span><text:span text:style-name="T1702">1</text:span><text:span text:style-name="T1703">.tipo = &lt;t:error&gt; v</text:span></text:p>
      <text:p text:style-name="Standard"><text:span text:style-name="T1704"><text:s text:c="16"/></text:span><text:span text:style-name="T1705"><text:tab/>ExpresionNiv4.tipo =/= &lt;t:natural&gt; v</text:span></text:p>
      <text:p text:style-name="Standard"><text:span text:style-name="T1706"><text:tab/></text:span><text:span text:style-name="T1707"><text:tab/></text:span><text:span text:style-name="T1708"><text:tab/>ExpresionNiv3</text:span><text:span text:style-name="T1709">1</text:span><text:span text:style-name="T1710">.tipo =/= &lt;t:natural&gt;)</text:span></text:p>
      <text:p text:style-name="Standard"><text:span text:style-name="T1711"><text:tab/></text:span><text:span text:style-name="T1712"><text:tab/><text:s text:c="7"/></text:span><text:span text:style-name="T1713"><text:tab/>&lt;t:error&gt;</text:span></text:p>
      <text:p text:style-name="Standard"><text:span text:style-name="T1714"><text:tab/></text:span><text:span text:style-name="T1715"><text:tab/>sino<text:s/></text:span><text:span text:style-name="T1716"><text:tab/></text:span></text:p>
      <text:p text:style-name="Standard"><text:span text:style-name="T1717"><text:tab/></text:span><text:span text:style-name="T1718"><text:tab/></text:span><text:span text:style-name="T1719"><text:tab/>&lt;t:natur</text:span><text:span text:style-name="T1720">al&gt;</text:span></text:p>
      <text:p text:style-name="Standard"><text:span text:style-name="T1721"><text:tab/>ExpresionNiv4.tsh<text:s/></text:span><text:span text:style-name="T1722"><text:tab/>= ExpresionNiv3</text:span><text:span text:style-name="T1723">1</text:span><text:span text:style-name="T1724">.tsh = ExpresionNiv3</text:span><text:span text:style-name="T1725">o</text:span><text:span text:style-name="T1726">.tsh</text:span></text:p>
      <text:p text:style-name="Standard"><text:span text:style-name="T1727"><text:tab/>ExpresionNiv3.modo<text:s/></text:span><text:span text:style-name="T1728"><text:tab/>= val</text:span></text:p>
      <text:p text:style-name="Standard"/>
      <text:p text:style-name="P1729">ExpresiónNiv3 → ExpresiónNiv4</text:p>
      <text:p text:style-name="Standard"><text:span text:style-name="T1730"><text:tab/></text:span><text:span text:style-name="T1731">ExpresionNiv3.tipo<text:s/></text:span><text:span text:style-name="T1732"><text:tab/>= ExpresionNiv4.tipo</text:span></text:p>
      <text:p text:style-name="P1733"><text:tab/>ExpresionNiv4.tsh <text:s/><text:tab/>= ExpresionNiv3.tsh</text:p>
      <text:p text:style-name="P1734"><text:tab/>ExpresionNiv3.modo<text:s/><text:tab/>= ExpresionNiv4.modo</text:p>
      <text:p text:style-name="P1735"><text:bookmark-end text:name="__DdeLink__12482_1948327631"/><text:bookmark-end text:name="__DdeLink__12483_1948327631"/></text:p>
      <text:p text:style-name="P1736">ExpresiónNiv4 → OpNiv4 ExpresiónNiv4</text:p>
      <text:p text:style-name="Standard"><text:span text:style-name="T1737"><text:tab/></text:span><text:span text:style-name="T1738">ExpresionNiv4</text:span><text:span text:style-name="T1739">o</text:span><text:span text:style-name="T1740">.tipo<text:s/></text:span><text:span text:style-name="T1741"><text:tab/>=</text:span></text:p>
      <text:p text:style-name="Standard"><text:span text:style-name="T1742"><text:tab/></text:span><text:span text:style-name="T1743"><text:tab/>si (ExpresionNiv4</text:span><text:span text:style-name="T1744">1</text:span><text:span text:style-name="T1745">.tipo = &lt;t:error&gt;)</text:span></text:p>
      <text:p text:style-name="Standard"><text:span text:style-name="T1746"><text:tab/><text:s text:c="10"/>&lt;t:error&gt;</text:span></text:p>
      <text:p text:style-name="P1747"><text:tab/><text:tab/>sino</text:p>
      <text:p text:style-name="P1748"><text:tab/><text:tab/><text:tab/>case (OpNiv4.op)</text:p>
      <text:p text:style-name="P1749"><text:tab/><text:tab/><text:tab/><text:tab/>no:</text:p>
      <text:p text:style-name="Standard"><text:span text:style-name="T1750"><text:tab/></text:span><text:span text:style-name="T1751"><text:tab/></text:span><text:span text:style-name="T1752"><text:tab/><text:s text:c="9"/></text:span><text:span text:style-name="T1753"><text:tab/>si (ExpresionNiv4</text:span><text:span text:style-name="T1754">1</text:span><text:span text:style-name="T1755">.tipo=&lt;t:boolean&gt;)</text:span></text:p>
      <text:p text:style-name="Standard"><text:span text:style-name="T1756"><text:tab/></text:span><text:span text:style-name="T1757"><text:tab/></text:span><text:span text:style-name="T1758"><text:tab/></text:span><text:span text:style-name="T1759"><text:tab/><text:s text:c="3"/></text:span><text:span text:style-name="T1760"><text:tab/></text:span><text:span text:style-name="T1761"><text:tab/>&lt;t:boolean&gt;</text:span></text:p>
      <text:p text:style-name="Standard"><text:span text:style-name="T1762"><text:tab/></text:span><text:span text:style-name="T1763"><text:tab/></text:span><text:span text:style-name="T1764"><text:tab/><text:s text:c="9"/></text:span><text:span text:style-name="T1765"><text:tab/>sino <text:s text:c="2"/></text:span></text:p>
      <text:p text:style-name="Standard"><text:span text:style-name="T1766"><text:tab/></text:span><text:span text:style-name="T1767"><text:tab/></text:span><text:span text:style-name="T1768"><text:tab/></text:span><text:span text:style-name="T1769"><text:tab/></text:span><text:span text:style-name="T1770"><text:tab/></text:span><text:span text:style-name="T1771"><text:tab/>&lt;t:error</text:span><text:span text:style-name="T1772">&gt;</text:span></text:p>
      <text:p text:style-name="P1773"><text:tab/><text:tab/><text:tab/><text:tab/>menos:</text:p>
      <text:p text:style-name="Standard"><text:span text:style-name="T1774"><text:tab/></text:span><text:span text:style-name="T1775"><text:tab/></text:span><text:span text:style-name="T1776"><text:tab/><text:s text:c="9"/></text:span><text:span text:style-name="T1777"><text:tab/>si (ExpresionNiv4</text:span><text:span text:style-name="T1778">1</text:span><text:span text:style-name="T1779">.tipo=&lt;t:float&gt;)</text:span></text:p>
      <text:soft-page-break/>
      <text:p text:style-name="Standard"><text:span text:style-name="T1780"><text:tab/></text:span><text:span text:style-name="T1781"><text:tab/></text:span><text:span text:style-name="T1782"><text:tab/></text:span><text:span text:style-name="T1783"><text:tab/><text:s text:c="4"/></text:span><text:span text:style-name="T1784"><text:tab/></text:span><text:span text:style-name="T1785"><text:tab/>&lt;t:float&gt;</text:span></text:p>
      <text:p text:style-name="Standard"><text:span text:style-name="T1786"><text:tab/></text:span><text:span text:style-name="T1787"><text:tab/></text:span><text:span text:style-name="T1788"><text:tab/><text:s text:c="9"/></text:span><text:span text:style-name="T1789"><text:tab/>sino<text:s/></text:span><text:span text:style-name="T1790"><text:tab/>si<text:s/></text:span><text:span text:style-name="T1791"><text:tab/>(ExpresionNiv4</text:span><text:span text:style-name="T1792">1</text:span><text:span text:style-name="T1793">.tipo=&lt;t:integer&gt; v<text:s/></text:span><text:span text:style-name="T1794"><text:tab/></text:span><text:span text:style-name="T1795"><text:tab/></text:span><text:span text:style-name="T1796"><text:tab/></text:span><text:span text:style-name="T1797"><text:tab/></text:span><text:span text:style-name="T1798"><text:tab/></text:span><text:span text:style-name="T1799"><text:tab/></text:span><text:span text:style-name="T1800"><text:tab/>ExpresionNiv4</text:span><text:span text:style-name="T1801">1</text:span><text:span text:style-name="T1802">.tipo = &lt;t:natural&gt;)</text:span></text:p>
      <text:p text:style-name="Standard"><text:span text:style-name="T1803"><text:tab/></text:span><text:span text:style-name="T1804"><text:tab/></text:span><text:span text:style-name="T1805"><text:tab/></text:span><text:span text:style-name="T1806"><text:tab/></text:span><text:span text:style-name="T1807"><text:tab/></text:span><text:span text:style-name="T1808"><text:tab/></text:span><text:span text:style-name="T1809"><text:tab/>&lt;t:integer&gt;</text:span></text:p>
      <text:p text:style-name="Standard"><text:span text:style-name="T1810"><text:tab/></text:span><text:span text:style-name="T1811"><text:tab/></text:span><text:span text:style-name="T1812"><text:tab/><text:s text:c="9"/></text:span><text:span text:style-name="T1813"><text:tab/>sino</text:span></text:p>
      <text:p text:style-name="Standard"><text:span text:style-name="T1814"><text:tab/></text:span><text:span text:style-name="T1815"><text:tab/></text:span><text:span text:style-name="T1816"><text:tab/></text:span><text:span text:style-name="T1817"><text:tab/></text:span><text:span text:style-name="T1818"><text:tab/></text:span><text:span text:style-name="T1819"><text:tab/>&lt;t:error&gt;</text:span></text:p>
      <text:p text:style-name="Standard"><text:span text:style-name="T1820"><text:tab/></text:span><text:span text:style-name="T1821"><text:tab/></text:span><text:span text:style-name="T1822"><text:tab/></text:span><text:span text:style-name="T1823">cast-float:</text:span></text:p>
      <text:p text:style-name="Standard"><text:span text:style-name="T1824"><text:tab/></text:span><text:span text:style-name="T1825"><text:tab/></text:span><text:span text:style-name="T1826"><text:tab/></text:span><text:span text:style-name="T1827"><text:s text:c="9"/></text:span><text:span text:style-name="T1828"><text:tab/>si (ExpresionNiv4</text:span><text:span text:style-name="T1829">1</text:span><text:span text:style-name="T1830">.tipo=/= &lt;t:boolean&gt;)</text:span></text:p>
      <text:p text:style-name="Standard"><text:span text:style-name="T1831"><text:tab/></text:span><text:span text:style-name="T1832"><text:tab/></text:span><text:span text:style-name="T1833"><text:tab/></text:span><text:span text:style-name="T1834"><text:tab/><text:s text:c="4"/></text:span><text:span text:style-name="T1835"><text:tab/></text:span><text:span text:style-name="T1836"><text:tab/>&lt;t:float&gt;</text:span></text:p>
      <text:p text:style-name="Standard"><text:span text:style-name="T1837"><text:tab/></text:span><text:span text:style-name="T1838"><text:tab/></text:span><text:span text:style-name="T1839"><text:tab/><text:s text:c="9"/></text:span><text:span text:style-name="T1840"><text:tab/></text:span><text:span text:style-name="T1841">sino</text:span></text:p>
      <text:p text:style-name="Standard"><text:span text:style-name="T1842"><text:tab/></text:span><text:span text:style-name="T1843"><text:tab/></text:span><text:span text:style-name="T1844"><text:tab/></text:span><text:span text:style-name="T1845"><text:tab/></text:span><text:span text:style-name="T1846"><text:tab/></text:span><text:span text:style-name="T1847"><text:tab/>&lt;t:error&gt;</text:span></text:p>
      <text:p text:style-name="P1848"><text:tab/><text:tab/><text:tab/>cast-int:</text:p>
      <text:p text:style-name="Standard"><text:span text:style-name="T1849"><text:tab/></text:span><text:span text:style-name="T1850"><text:tab/></text:span><text:span text:style-name="T1851"><text:tab/><text:s text:c="9"/></text:span><text:span text:style-name="T1852"><text:tab/>si (ExpresionNiv4</text:span><text:span text:style-name="T1853">1</text:span><text:span text:style-name="T1854">.tipo=/= &lt;t:boolean&gt;)</text:span></text:p>
      <text:p text:style-name="Standard"><text:span text:style-name="T1855"><text:tab/></text:span><text:span text:style-name="T1856"><text:tab/></text:span><text:span text:style-name="T1857"><text:tab/></text:span><text:span text:style-name="T1858"><text:tab/><text:s text:c="4"/></text:span><text:span text:style-name="T1859"><text:tab/></text:span><text:span text:style-name="T1860"><text:tab/>&lt;t:integer&gt;</text:span></text:p>
      <text:p text:style-name="Standard"><text:span text:style-name="T1861"><text:tab/></text:span><text:span text:style-name="T1862"><text:tab/></text:span><text:span text:style-name="T1863"><text:tab/><text:s text:c="9"/></text:span><text:span text:style-name="T1864"><text:tab/>sino</text:span></text:p>
      <text:p text:style-name="Standard"><text:span text:style-name="T1865"><text:tab/></text:span><text:span text:style-name="T1866"><text:tab/></text:span><text:span text:style-name="T1867"><text:tab/></text:span><text:span text:style-name="T1868"><text:tab/></text:span><text:span text:style-name="T1869"><text:tab/></text:span><text:span text:style-name="T1870"><text:tab/>&lt;t:error&gt;</text:span></text:p>
      <text:p text:style-name="P1871"><text:tab/><text:tab/><text:tab/>cast-nat:</text:p>
      <text:p text:style-name="Standard"><text:span text:style-name="T1872"><text:tab/></text:span><text:span text:style-name="T1873"><text:tab/><text:s text:c="3"/></text:span><text:span text:style-name="T1874"><text:tab/><text:s text:c="9"/></text:span><text:span text:style-name="T1875"><text:tab/>s</text:span><text:span text:style-name="T1876">i<text:s/></text:span><text:span text:style-name="T1877"><text:tab/>(ExpresionNiv4</text:span><text:span text:style-name="T1878">1</text:span><text:span text:style-name="T1879">.tipo=&lt;t:natural&gt; v<text:s/></text:span><text:span text:style-name="T1880"><text:tab/></text:span><text:span text:style-name="T1881"><text:tab/></text:span><text:span text:style-name="T1882"><text:tab/></text:span><text:span text:style-name="T1883"><text:tab/></text:span><text:span text:style-name="T1884"><text:tab/></text:span><text:span text:style-name="T1885"><text:tab/></text:span><text:span text:style-name="T1886"><text:tab/>ExpresionNiv4</text:span><text:span text:style-name="T1887">1</text:span><text:span text:style-name="T1888">.tipo=&lt;t:character&gt;)</text:span></text:p>
      <text:p text:style-name="Standard"><text:span text:style-name="T1889"><text:tab/></text:span><text:span text:style-name="T1890"><text:tab/></text:span><text:span text:style-name="T1891"><text:tab/></text:span><text:span text:style-name="T1892"><text:tab/><text:s text:c="3"/></text:span><text:span text:style-name="T1893"><text:tab/></text:span><text:span text:style-name="T1894"><text:tab/>&lt;t:natural&gt;</text:span></text:p>
      <text:p text:style-name="Standard"><text:span text:style-name="T1895"><text:tab/></text:span><text:span text:style-name="T1896"><text:tab/></text:span><text:span text:style-name="T1897"><text:tab/><text:s text:c="9"/></text:span><text:span text:style-name="T1898"><text:tab/>sino</text:span></text:p>
      <text:p text:style-name="Standard"><text:span text:style-name="T1899"><text:tab/></text:span><text:span text:style-name="T1900"><text:tab/></text:span><text:span text:style-name="T1901"><text:tab/></text:span><text:span text:style-name="T1902"><text:tab/></text:span><text:span text:style-name="T1903"><text:tab/></text:span><text:span text:style-name="T1904"><text:tab/>&lt;t:error&gt;</text:span></text:p>
      <text:p text:style-name="P1905"><text:tab/><text:tab/><text:tab/>cast-char:</text:p>
      <text:p text:style-name="Standard"><text:span text:style-name="T1906"><text:tab/></text:span><text:span text:style-name="T1907"><text:tab/></text:span><text:span text:style-name="T1908"><text:tab/><text:s text:c="9"/></text:span><text:span text:style-name="T1909"><text:tab/>si<text:s/></text:span><text:span text:style-name="T1910"><text:tab/>(ExpresionNiv4</text:span><text:span text:style-name="T1911">1</text:span><text:span text:style-name="T1912">.tipo=&lt;t:natural&gt; v<text:s/></text:span><text:span text:style-name="T1913"><text:tab/></text:span><text:span text:style-name="T1914"><text:tab/></text:span><text:span text:style-name="T1915"><text:tab/></text:span><text:span text:style-name="T1916"><text:tab/></text:span><text:span text:style-name="T1917"><text:tab/></text:span><text:span text:style-name="T1918"><text:tab/></text:span><text:span text:style-name="T1919"><text:tab/>ExpresionNiv4</text:span><text:span text:style-name="T1920">1</text:span><text:span text:style-name="T1921">.tipo=&lt;t:character&gt;)</text:span></text:p>
      <text:p text:style-name="Standard"><text:span text:style-name="T1922"><text:tab/></text:span><text:span text:style-name="T1923"><text:tab/></text:span><text:span text:style-name="T1924"><text:tab/></text:span><text:span text:style-name="T1925"><text:tab/><text:s text:c="2"/></text:span><text:span text:style-name="T1926"><text:tab/></text:span><text:span text:style-name="T1927"><text:tab/>&lt;t:ch</text:span><text:span text:style-name="T1928">aracter&gt;</text:span></text:p>
      <text:p text:style-name="Standard"><text:span text:style-name="T1929"><text:tab/></text:span><text:span text:style-name="T1930"><text:tab/></text:span><text:span text:style-name="T1931"><text:tab/><text:s text:c="9"/></text:span><text:span text:style-name="T1932"><text:tab/>sino</text:span></text:p>
      <text:p text:style-name="Standard"><text:span text:style-name="T1933"><text:tab/></text:span><text:span text:style-name="T1934"><text:tab/></text:span><text:span text:style-name="T1935"><text:tab/></text:span><text:span text:style-name="T1936"><text:tab/></text:span><text:span text:style-name="T1937"><text:tab/></text:span><text:span text:style-name="T1938"><text:tab/>&lt;t:error&gt;</text:span></text:p>
      <text:p text:style-name="Standard"><text:span text:style-name="T1939"><text:tab/>ExpresionNiv4</text:span><text:span text:style-name="T1940">1</text:span><text:span text:style-name="T1941">.tsh<text:s/></text:span><text:span text:style-name="T1942"><text:tab/>= ExpresionNiv4</text:span><text:span text:style-name="T1943">o</text:span><text:span text:style-name="T1944">.tsh</text:span></text:p>
      <text:p text:style-name="Standard"><text:span text:style-name="T1945"><text:tab/>ExpresionNiv4.modo<text:s/></text:span><text:span text:style-name="T1946"><text:tab/>= val</text:span></text:p>
      <text:p text:style-name="Standard"/>
      <text:p text:style-name="P1947">ExpresiónNiv4 → | Expresión |</text:p>
      <text:p text:style-name="Standard"><text:span text:style-name="T1948"><text:tab/></text:span><text:span text:style-name="T1949">ExpresionNiv4.tipo<text:s/></text:span><text:span text:style-name="T1950"><text:tab/>=</text:span></text:p>
      <text:p text:style-name="Standard"><text:span text:style-name="T1951"><text:tab/></text:span><text:span text:style-name="T1952"><text:tab/>si<text:s/></text:span><text:span text:style-name="T1953"><text:tab/>(Expresion.tipo = &lt;t:error&gt; v</text:span></text:p>
      <text:p text:style-name="Standard"><text:span text:style-name="T1954"><text:tab/></text:span><text:span text:style-name="T1955"><text:tab/></text:span><text:span text:style-name="T1956"><text:tab/>Expresion.tipo=&lt;t:boolean&gt;</text:span><text:span text:style-name="T1957"><text:s/>v</text:span></text:p>
      <text:p text:style-name="Standard"><text:span text:style-name="T1958"><text:tab/></text:span><text:span text:style-name="T1959"><text:tab/></text:span><text:span text:style-name="T1960"><text:tab/>Expresion.tipo=&lt;t:character&gt;)</text:span></text:p>
      <text:p text:style-name="Standard"><text:span text:style-name="T1961"><text:tab/></text:span><text:span text:style-name="T1962"><text:tab/><text:s text:c="10"/></text:span><text:span text:style-name="T1963"><text:tab/>&lt;t:error&gt;</text:span></text:p>
      <text:p text:style-name="Standard"><text:span text:style-name="T1964"><text:tab/></text:span><text:span text:style-name="T1965"><text:tab/>sino<text:s/></text:span><text:span text:style-name="T1966"><text:tab/>si (Expresion.tipo = &lt;t:float&gt;)</text:span></text:p>
      <text:p text:style-name="Standard"><text:span text:style-name="T1967"><text:tab/></text:span><text:span text:style-name="T1968"><text:tab/></text:span><text:span text:style-name="T1969"><text:tab/></text:span><text:span text:style-name="T1970"><text:tab/>&lt;t:float&gt;</text:span></text:p>
      <text:p text:style-name="Standard"><text:span text:style-name="T1971"><text:tab/></text:span><text:span text:style-name="T1972"><text:tab/>sino<text:s/></text:span><text:span text:style-name="T1973"><text:tab/>si<text:s/></text:span><text:span text:style-name="T1974"><text:tab/>(Expresion.tipo = &lt;t:natural&gt; v</text:span></text:p>
      <text:p text:style-name="Standard"><text:span text:style-name="T1975"><text:tab/></text:span><text:span text:style-name="T1976"><text:tab/></text:span><text:span text:style-name="T1977"><text:tab/><text:s/></text:span><text:span text:style-name="T1978"><text:tab/>Expresion.tipo = &lt;t:integer&gt;)</text:span></text:p>
      <text:p text:style-name="Standard"><text:span text:style-name="T1979"><text:tab/></text:span><text:span text:style-name="T1980"><text:tab/></text:span><text:span text:style-name="T1981"><text:tab/></text:span><text:span text:style-name="T1982"><text:tab/>&lt;t:natural&gt;</text:span></text:p>
      <text:p text:style-name="Standard"><text:span text:style-name="T1983"><text:tab/></text:span><text:span text:style-name="T1984"><text:tab/>sino<text:s/></text:span><text:span text:style-name="T1985"><text:tab/></text:span></text:p>
      <text:p text:style-name="Standard"><text:span text:style-name="T1986"><text:tab/></text:span><text:span text:style-name="T1987"><text:tab/></text:span><text:span text:style-name="T1988"><text:tab/>&lt;t:error&gt;</text:span></text:p>
      <text:p text:style-name="P1989"><text:tab/>Expresion.tsh<text:s/><text:tab/><text:tab/>= ExpresionNiv4.tsh</text:p>
      <text:p text:style-name="P1990"><text:tab/>ExpresionNiv4.modo<text:s/><text:tab/>= Expresion.modo</text:p>
      <text:p text:style-name="P1991"/>
      <text:p text:style-name="P1992">ExpresiónNiv4 → ( Expresión )</text:p>
      <text:p text:style-name="Standard"><text:span text:style-name="T1993"><text:tab/></text:span><text:span text:style-name="T1994">ExpresionNiv4.tipo<text:s/></text:span><text:span text:style-name="T1995"><text:tab/>= Expresion.tipo</text:span></text:p>
      <text:p text:style-name="P1996"><text:tab/>Expresion.tsh<text:s/><text:tab/><text:tab/>= ExpresionNiv4.tsh</text:p>
      <text:p text:style-name="P1997"><text:tab/>ExpresionNiv4.modo<text:s/><text:tab/>= Expresion.modo</text:p>
      <text:p text:style-name="P1998"/>
      <text:p text:style-name="P1999">ExpresiónNiv4 → Literal</text:p>
      <text:p text:style-name="Standard"><text:span text:style-name="T2000"><text:tab/></text:span><text:span text:style-name="T2001">ExpresionNiv4.tipo<text:s/></text:span><text:span text:style-name="T2002"><text:tab/>= Literal.tipo</text:span></text:p>
      <text:p text:style-name="Standard"><text:span text:style-name="T2003"><text:tab/></text:span><text:span text:style-name="T2004">L</text:span><text:span text:style-name="T2005">iteral.tsh<text:s/></text:span><text:span text:style-name="T2006"><text:tab/></text:span><text:span text:style-name="T2007"><text:tab/>= ExpresiónNiv4.tsh</text:span></text:p>
      <text:p text:style-name="Standard"><text:span text:style-name="T2008"><text:tab/>ExpresionNiv4.modo<text:s/></text:span><text:span text:style-name="T2009"><text:tab/>= var</text:span></text:p>
      <text:p text:style-name="Standard"/>
      <text:p text:style-name="Standard"><text:span text:style-name="T2010">ExpresionNiv4 → Mem</text:span></text:p>
      <text:p text:style-name="Standard"><text:span text:style-name="T2011"><text:tab/></text:span><text:span text:style-name="T2012">ExpresionNiv4.tipo<text:s/></text:span><text:span text:style-name="T2013"><text:tab/>= Mem.tipo</text:span></text:p>
      <text:p text:style-name="P2014"><text:tab/>Mem.tsh<text:s/><text:tab/><text:tab/><text:tab/>= ExpresionNiv4.tsh</text:p>
      <text:p text:style-name="Standard"><text:span text:style-name="T2015"><text:tab/></text:span><text:span text:style-name="T2016">ExpresionNiv4</text:span><text:span text:style-name="T2017">.modo<text:s/></text:span><text:span text:style-name="T2018"><text:tab/>= var</text:span></text:p>
      <text:p text:style-name="P2019"><text:tab/></text:p>
      <text:p text:style-name="P2020">Literal → litNat</text:p>
      <text:p text:style-name="Standard"><text:span text:style-name="T2021"><text:tab/></text:span><text:span text:style-name="T2022">Literal.tipo<text:s/></text:span><text:span text:style-name="T2023"><text:tab/>= &lt;t:natural&gt;</text:span></text:p>
      <text:p text:style-name="P2024">Literal → litFlo</text:p>
      <text:p text:style-name="Standard"><text:span text:style-name="T2025"><text:tab/></text:span><text:span text:style-name="T2026">Literal.tipo<text:s/></text:span><text:span text:style-name="T2027"><text:tab/>= &lt;</text:span><text:span text:style-name="T2028">t:float&gt;</text:span></text:p>
      <text:p text:style-name="Standard"/>
      <text:p text:style-name="P2029">Literal → litTrue</text:p>
      <text:p text:style-name="Standard"><text:span text:style-name="T2030"><text:tab/></text:span><text:span text:style-name="T2031">Literal.tipo<text:s/></text:span><text:span text:style-name="T2032"><text:tab/>= &lt;t:boolean&gt;</text:span></text:p>
      <text:p text:style-name="Standard"/>
      <text:p text:style-name="P2033">Literal → litFalse</text:p>
      <text:p text:style-name="Standard"><text:span text:style-name="T2034"><text:tab/>Literal.tipo<text:s/></text:span><text:span text:style-name="T2035"><text:tab/>= &lt;t:boolean&gt;</text:span></text:p>
      <text:p text:style-name="Standard"/>
      <text:p text:style-name="P2036"><text:bookmark-start text:name="__DdeLink__10472_250290990"/>Literal → litCha</text:p>
      <text:p text:style-name="Standard"><text:span text:style-name="T2037"><text:tab/></text:span><text:span text:style-name="T2038">Literal.tipo<text:s/></text:span><text:span text:style-name="T2039"><text:tab/>= &lt;t:character&gt;</text:span><text:bookmark-end text:name="__DdeLink__10472_250290990"/></text:p>
      <text:p text:style-name="P2040"><text:bookmark-start text:name="__DdeLink__10476_250290990"/>Literal → litNull</text:p>
      <text:p text:style-name="Standard"><text:span text:style-name="T2041"><text:tab/></text:span><text:span text:style-name="T2042">Literal.tipo<text:s/></text:span><text:span text:style-name="T2043"><text:tab/>= &lt;t:integer&gt;</text:span><text:bookmark-end text:name="__DdeLink__10476_250290990"/></text:p>
      <text:p text:style-name="Standard"/>
      <text:p text:style-name="P2044">OpNiv0 → &lt;</text:p>
      <text:p text:style-name="Standard"><text:span text:style-name="T2045"><text:tab/></text:span><text:span text:style-name="T2046">OpNiv0.op<text:s/></text:span><text:span text:style-name="T2047"><text:tab/>= menor</text:span></text:p>
      <text:p text:style-name="P2048">OpNiv0 → &gt;<text:tab/></text:p>
      <text:p text:style-name="Standard"><text:span text:style-name="T2049"><text:tab/></text:span><text:span text:style-name="T2050">OpNiv0.op</text:span><text:span text:style-name="T2051"><text:s/></text:span><text:span text:style-name="T2052"><text:tab/>= mayor</text:span></text:p>
      <text:p text:style-name="P2053">OpNiv0 → &lt;=</text:p>
      <text:p text:style-name="Standard"><text:span text:style-name="T2054"><text:tab/></text:span><text:span text:style-name="T2055">OpNiv0.op<text:s/></text:span><text:span text:style-name="T2056"><text:tab/>= menor-ig</text:span><text:span text:style-name="T2057"><text:tab/></text:span></text:p>
      <text:p text:style-name="P2058">OpNiv0 → &gt;=</text:p>
      <text:p text:style-name="Standard"><text:span text:style-name="T2059"><text:tab/></text:span><text:span text:style-name="T2060">OpNiv0.op<text:s/></text:span><text:span text:style-name="T2061"><text:tab/>= mayor-ig</text:span></text:p>
      <text:p text:style-name="P2062">OpNiv0 → =</text:p>
      <text:p text:style-name="Standard"><text:span text:style-name="T2063"><text:tab/></text:span><text:span text:style-name="T2064">OpNiv0.op<text:s/></text:span><text:span text:style-name="T2065"><text:tab/>= igual</text:span></text:p>
      <text:p text:style-name="P2066">OpNiv0 → =/=</text:p>
      <text:p text:style-name="Standard"><text:span text:style-name="T2067"><text:tab/></text:span><text:span text:style-name="T2068">OpNiv0.op<text:s/></text:span><text:span text:style-name="T2069"><text:tab/>= no-igual</text:span></text:p>
      <text:p text:style-name="P2070">OpNiv1 → +</text:p>
      <text:p text:style-name="Standard"><text:span text:style-name="T2071"><text:tab/></text:span><text:span text:style-name="T2072">OpNiv1.op<text:s/></text:span><text:span text:style-name="T2073"><text:tab/>= suma</text:span></text:p>
      <text:p text:style-name="P2074">OpNiv1 → -</text:p>
      <text:p text:style-name="Standard"><text:span text:style-name="T2075"><text:tab/></text:span><text:span text:style-name="T2076">OpNiv1.op<text:s/></text:span><text:span text:style-name="T2077"><text:tab/>= resta</text:span></text:p>
      <text:p text:style-name="P2078">OpNiv1 → or</text:p>
      <text:p text:style-name="Standard"><text:span text:style-name="T2079"><text:tab/></text:span><text:span text:style-name="T2080">OpNiv1.op<text:s/></text:span><text:span text:style-name="T2081"><text:tab/>= o</text:span></text:p>
      <text:p text:style-name="P2082">OpNiv2 → *</text:p>
      <text:p text:style-name="Standard"><text:span text:style-name="T2083"><text:tab/></text:span><text:span text:style-name="T2084">OpNiv2.op<text:s/></text:span><text:span text:style-name="T2085"><text:tab/>= multiplica</text:span></text:p>
      <text:p text:style-name="P2086">OpNiv2 → /</text:p>
      <text:p text:style-name="Standard"><text:span text:style-name="T2087"><text:tab/></text:span><text:span text:style-name="T2088">OpNiv2.op<text:s/></text:span><text:span text:style-name="T2089"><text:tab/>= divide</text:span></text:p>
      <text:p text:style-name="P2090">OpNiv2 → %</text:p>
      <text:p text:style-name="Standard"><text:span text:style-name="T2091"><text:tab/></text:span><text:span text:style-name="T2092">OpNiv2.op<text:s/></text:span><text:span text:style-name="T2093"><text:tab/>= modulo</text:span></text:p>
      <text:p text:style-name="P2094">OpNiv2 → and</text:p>
      <text:p text:style-name="Standard"><text:span text:style-name="T2095"><text:tab/></text:span><text:span text:style-name="T2096">OpNiv2.op<text:s/></text:span><text:span text:style-name="T2097"><text:tab/>= y</text:span></text:p>
      <text:soft-page-break/>
      <text:p text:style-name="P2098">OpNiv3 → &gt;&gt;</text:p>
      <text:p text:style-name="Standard"><text:span text:style-name="T2099"><text:tab/></text:span><text:span text:style-name="T2100">OpNiv3.op<text:s/></text:span><text:span text:style-name="T2101"><text:tab/>= shl</text:span></text:p>
      <text:p text:style-name="P2102">OpNiv3 → &lt;&lt;</text:p>
      <text:p text:style-name="Standard"><text:span text:style-name="T2103"><text:tab/></text:span><text:span text:style-name="T2104">OpNiv3.op<text:s/></text:span><text:span text:style-name="T2105"><text:tab/>= shr</text:span></text:p>
      <text:p text:style-name="P2106">OpNiv4 → not</text:p>
      <text:p text:style-name="Standard"><text:span text:style-name="T2107"><text:tab/></text:span><text:span text:style-name="T2108">OpNiv4.op<text:s/></text:span><text:span text:style-name="T2109"><text:tab/>= no</text:span></text:p>
      <text:p text:style-name="P2110">OpNiv4 → -</text:p>
      <text:p text:style-name="Standard"><text:span text:style-name="T2111"><text:tab/></text:span><text:span text:style-name="T2112">OpNiv4.op<text:s/></text:span><text:span text:style-name="T2113"><text:tab/>= menos</text:span></text:p>
      <text:p text:style-name="P2114">OpNiv4 → (float)</text:p>
      <text:p text:style-name="Standard"><text:span text:style-name="T2115"><text:tab/></text:span><text:span text:style-name="T2116">OpNiv4.op<text:s/></text:span><text:span text:style-name="T2117"><text:tab/>= cast-float</text:span></text:p>
      <text:p text:style-name="P2118">OpNiv4 → (int)</text:p>
      <text:p text:style-name="Standard"><text:span text:style-name="T2119"><text:tab/></text:span><text:span text:style-name="T2120">OpNiv4.op<text:s/></text:span><text:span text:style-name="T2121"><text:tab/>= cast-int</text:span></text:p>
      <text:p text:style-name="P2122">OpNiv4 → (nat)</text:p>
      <text:p text:style-name="Standard"><text:span text:style-name="T2123"><text:tab/></text:span><text:span text:style-name="T2124">OpNiv4.op<text:s/></text:span><text:span text:style-name="T2125"><text:tab/>= cast-nat</text:span></text:p>
      <text:p text:style-name="P2126">OpNiv4 → (char)</text:p>
      <text:p text:style-name="Standard"><text:span text:style-name="T2127"><text:tab/></text:span><text:span text:style-name="T2128">OpNiv4.op<text:s/></text:span><text:span text:style-name="T2129"><text:tab/>= 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Mono" svg:font-family="FreeMono" style:font-family-generic="modern" style:font-pitch="fixed"/>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Paula</dc:creator>
    <meta:creation-date>2010-01-25T12:25:00Z</meta:creation-date>
    <dc:date>2010-05-27T22:50:00Z</dc:date>
    <meta:template xlink:href="Normal" xlink:type="simple"/>
    <meta:editing-cycles>84</meta:editing-cycles>
    <meta:editing-duration>PT138300S</meta:editing-duration>
    <meta:document-statistic meta:page-count="17" meta:paragraph-count="56" meta:word-count="4358" meta:character-count="28273" meta:row-count="199" meta:non-whitespace-character-count="23971"/>
  </office:meta>
</office:document-meta>
</file>